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.502cm" svg:height="22.875cm" svg:x="10.917cm" svg:y="1.778cm">
            <draw:object draw:notify-on-update-of-ranges="Sheet1.C1:Sheet1.C1 Sheet1.C2:Sheet1.C1301 Sheet1.D1:Sheet1.D1 Sheet1.D2:Sheet1.D1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ketID</text:p>
          </table:table-cell>
          <table:table-cell office:value-type="string" calcext:value-type="string">
            <text:p>Transmitions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RT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0122771263122559" calcext:value-type="float">
            <text:p>0.0122771263</text:p>
          </table:table-cell>
          <table:table-cell office:value-type="float" office:value="0.0306928157806397" calcext:value-type="float">
            <text:p>0.03069281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3159885406494" calcext:value-type="float">
            <text:p>0.0123159885</text:p>
          </table:table-cell>
          <table:table-cell office:value-type="float" office:value="0.0261326134204864" calcext:value-type="float">
            <text:p>0.02613261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3229026794434" calcext:value-type="float">
            <text:p>0.0123229027</text:p>
          </table:table-cell>
          <table:table-cell office:value-type="float" office:value="0.0227159895002842" calcext:value-type="float">
            <text:p>0.02271598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3271942138672" calcext:value-type="float">
            <text:p>0.0123271942</text:p>
          </table:table-cell>
          <table:table-cell office:value-type="float" office:value="0.020153874065727" calcext:value-type="float">
            <text:p>0.02015387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23400688171387" calcext:value-type="float">
            <text:p>0.0123400688</text:p>
          </table:table-cell>
          <table:table-cell office:value-type="float" office:value="0.0182423859951086" calcext:value-type="float">
            <text:p>0.01824238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21059417724609" calcext:value-type="float">
            <text:p>0.0121059418</text:p>
          </table:table-cell>
          <table:table-cell office:value-type="float" office:value="0.0169244592179894" calcext:value-type="float">
            <text:p>0.01692445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22718811035156" calcext:value-type="float">
            <text:p>0.0122718811</text:p>
          </table:table-cell>
          <table:table-cell office:value-type="float" office:value="0.0135467557863706" calcext:value-type="float">
            <text:p>0.01354675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30290985107422" calcext:value-type="float">
            <text:p>0.0130290985</text:p>
          </table:table-cell>
          <table:table-cell office:value-type="float" office:value="0.0166112557753877" calcext:value-type="float">
            <text:p>0.01661125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3023853302002" calcext:value-type="float">
            <text:p>0.0130238533</text:p>
          </table:table-cell>
          <table:table-cell office:value-type="float" office:value="0.0162878727418274" calcext:value-type="float">
            <text:p>0.01628787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30221843719482" calcext:value-type="float">
            <text:p>0.0130221844</text:p>
          </table:table-cell>
          <table:table-cell office:value-type="float" office:value="0.0159717744722485" calcext:value-type="float">
            <text:p>0.01597177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21438503265381" calcext:value-type="float">
            <text:p>0.0121438503</text:p>
          </table:table-cell>
          <table:table-cell office:value-type="float" office:value="0.0154400549361551" calcext:value-type="float">
            <text:p>0.01544005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22339725494385" calcext:value-type="float">
            <text:p>0.0122339725</text:p>
          </table:table-cell>
          <table:table-cell office:value-type="float" office:value="0.0149092506515054" calcext:value-type="float">
            <text:p>0.01490925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22401714324951" calcext:value-type="float">
            <text:p>0.0122401714</text:p>
          </table:table-cell>
          <table:table-cell office:value-type="float" office:value="0.0144718838763399" calcext:value-type="float">
            <text:p>0.01447188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22451782226563" calcext:value-type="float">
            <text:p>0.0122451782</text:p>
          </table:table-cell>
          <table:table-cell office:value-type="float" office:value="0.0141107399748764" calcext:value-type="float">
            <text:p>0.0141107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122499465942383" calcext:value-type="float">
            <text:p>0.0122499466</text:p>
          </table:table-cell>
          <table:table-cell office:value-type="float" office:value="0.0138112681596498" calcext:value-type="float">
            <text:p>0.013811268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22699737548828" calcext:value-type="float">
            <text:p>0.0122699738</text:p>
          </table:table-cell>
          <table:table-cell office:value-type="float" office:value="0.0140586878646097" calcext:value-type="float">
            <text:p>0.014058687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122189521789551" calcext:value-type="float">
            <text:p>0.0122189522</text:p>
          </table:table-cell>
          <table:table-cell office:value-type="float" office:value="0.0133796425165573" calcext:value-type="float">
            <text:p>0.01337964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22139453887939" calcext:value-type="float">
            <text:p>0.0122139454</text:p>
          </table:table-cell>
          <table:table-cell office:value-type="float" office:value="0.0132380838015833" calcext:value-type="float">
            <text:p>0.01323808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113129615783691" calcext:value-type="float">
            <text:p>0.0113129616</text:p>
          </table:table-cell>
          <table:table-cell office:value-type="float" office:value="0.0139015424036037" calcext:value-type="float">
            <text:p>0.01390154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2235164642334" calcext:value-type="float">
            <text:p>0.0122351646</text:p>
          </table:table-cell>
          <table:table-cell office:value-type="float" office:value="0.0135128170507364" calcext:value-type="float">
            <text:p>0.013512817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112099647521973" calcext:value-type="float">
            <text:p>0.0112099648</text:p>
          </table:table-cell>
          <table:table-cell office:value-type="float" office:value="0.014059101129124" calcext:value-type="float">
            <text:p>0.01405910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112290382385254" calcext:value-type="float">
            <text:p>0.0112290382</text:p>
          </table:table-cell>
          <table:table-cell office:value-type="float" office:value="0.0143118752432497" calcext:value-type="float">
            <text:p>0.01431187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012260913848877" calcext:value-type="float">
            <text:p>0.0122609138</text:p>
          </table:table-cell>
          <table:table-cell office:value-type="float" office:value="0.0138264439371916" calcext:value-type="float">
            <text:p>0.01382644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3606067360558" calcext:value-type="float">
            <text:p>0.013606067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132820606231689" calcext:value-type="float">
            <text:p>0.0132820606</text:p>
          </table:table-cell>
          <table:table-cell office:value-type="float" office:value="0.0138769384682355" calcext:value-type="float">
            <text:p>0.013876938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121300220489502" calcext:value-type="float">
            <text:p>0.012130022</text:p>
          </table:table-cell>
          <table:table-cell office:value-type="float" office:value="0.0132906706027678" calcext:value-type="float">
            <text:p>0.013290670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0121278762817383" calcext:value-type="float">
            <text:p>0.0121278763</text:p>
          </table:table-cell>
          <table:table-cell office:value-type="float" office:value="0.0130450072250479" calcext:value-type="float">
            <text:p>0.01304500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0122098922729492" calcext:value-type="float">
            <text:p>0.0122098923</text:p>
          </table:table-cell>
          <table:table-cell office:value-type="float" office:value="0.012947398281553" calcext:value-type="float">
            <text:p>0.012947398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1220703125" calcext:value-type="float">
            <text:p>0.0122070313</text:p>
          </table:table-cell>
          <table:table-cell office:value-type="float" office:value="0.0128570766987978" calcext:value-type="float">
            <text:p>0.012857076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1850967407227" calcext:value-type="float">
            <text:p>0.0121850967</text:p>
          </table:table-cell>
          <table:table-cell office:value-type="float" office:value="0.0127528129169027" calcext:value-type="float">
            <text:p>0.01275281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0122501850128174" calcext:value-type="float">
            <text:p>0.012250185</text:p>
          </table:table-cell>
          <table:table-cell office:value-type="float" office:value="0.012739872985635" calcext:value-type="float">
            <text:p>0.01273987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122199058532715" calcext:value-type="float">
            <text:p>0.0122199059</text:p>
          </table:table-cell>
          <table:table-cell office:value-type="float" office:value="0.01353089603576" calcext:value-type="float">
            <text:p>0.01353089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011199951171875" calcext:value-type="float">
            <text:p>0.0111999512</text:p>
          </table:table-cell>
          <table:table-cell office:value-type="float" office:value="0.0141552975924671" calcext:value-type="float">
            <text:p>0.014155297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0130851268768311" calcext:value-type="float">
            <text:p>0.0130851269</text:p>
          </table:table-cell>
          <table:table-cell office:value-type="float" office:value="0.01374546814344" calcext:value-type="float">
            <text:p>0.013745468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121309757232666" calcext:value-type="float">
            <text:p>0.0121309757</text:p>
          </table:table-cell>
          <table:table-cell office:value-type="float" office:value="0.0136580600559449" calcext:value-type="float">
            <text:p>0.013658060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121958255767822" calcext:value-type="float">
            <text:p>0.0121958256</text:p>
          </table:table-cell>
          <table:table-cell office:value-type="float" office:value="0.0133432269523121" calcext:value-type="float">
            <text:p>0.01334322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120530128479004" calcext:value-type="float">
            <text:p>0.0120530128</text:p>
          </table:table-cell>
          <table:table-cell office:value-type="float" office:value="0.0131242715405237" calcext:value-type="float">
            <text:p>0.013124271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120339393615723" calcext:value-type="float">
            <text:p>0.0120339394</text:p>
          </table:table-cell>
          <table:table-cell office:value-type="float" office:value="0.0129637945179302" calcext:value-type="float">
            <text:p>0.01296379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120351314544678" calcext:value-type="float">
            <text:p>0.0120351315</text:p>
          </table:table-cell>
          <table:table-cell office:value-type="float" office:value="0.0128283804169334" calcext:value-type="float">
            <text:p>0.01282838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130879878997803" calcext:value-type="float">
            <text:p>0.0130879879</text:p>
          </table:table-cell>
          <table:table-cell office:value-type="float" office:value="0.0143298899501962" calcext:value-type="float">
            <text:p>0.014329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220703125" calcext:value-type="float">
            <text:p>0.0122070313</text:p>
          </table:table-cell>
          <table:table-cell office:value-type="float" office:value="0.0139478606550199" calcext:value-type="float">
            <text:p>0.013947860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122101306915283" calcext:value-type="float">
            <text:p>0.0122101307</text:p>
          </table:table-cell>
          <table:table-cell office:value-type="float" office:value="0.0136400409998163" calcext:value-type="float">
            <text:p>0.01364004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0121531486511231" calcext:value-type="float">
            <text:p>0.0121531487</text:p>
          </table:table-cell>
          <table:table-cell office:value-type="float" office:value="0.014056798766658" calcext:value-type="float">
            <text:p>0.014056798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132269859313965" calcext:value-type="float">
            <text:p>0.0132269859</text:p>
          </table:table-cell>
          <table:table-cell office:value-type="float" office:value="0.0143403584988766" calcext:value-type="float">
            <text:p>0.01434035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132119655609131" calcext:value-type="float">
            <text:p>0.0132119656</text:p>
          </table:table-cell>
          <table:table-cell office:value-type="float" office:value="0.0147482510481074" calcext:value-type="float">
            <text:p>0.01474825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12178897857666" calcext:value-type="float">
            <text:p>0.0121788979</text:p>
          </table:table-cell>
          <table:table-cell office:value-type="float" office:value="0.0144918742849631" calcext:value-type="float">
            <text:p>0.014491874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21681690216064" calcext:value-type="float">
            <text:p>0.012168169</text:p>
          </table:table-cell>
          <table:table-cell office:value-type="float" office:value="0.0142607342523488" calcext:value-type="float">
            <text:p>0.014260734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121610164642334" calcext:value-type="float">
            <text:p>0.0121610165</text:p>
          </table:table-cell>
          <table:table-cell office:value-type="float" office:value="0.0138565927015913" calcext:value-type="float">
            <text:p>0.013856592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121591091156006" calcext:value-type="float">
            <text:p>0.0121591091</text:p>
          </table:table-cell>
          <table:table-cell office:value-type="float" office:value="0.0136738896440276" calcext:value-type="float">
            <text:p>0.013673889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21610164642334" calcext:value-type="float">
            <text:p>0.0121610165</text:p>
          </table:table-cell>
          <table:table-cell office:value-type="float" office:value="0.0135049849409343" calcext:value-type="float">
            <text:p>0.013504984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121710300445557" calcext:value-type="float">
            <text:p>0.01217103</text:p>
          </table:table-cell>
          <table:table-cell office:value-type="float" office:value="0.0133433803318505" calcext:value-type="float">
            <text:p>0.013343380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.0131919384002686" calcext:value-type="float">
            <text:p>0.0131919384</text:p>
          </table:table-cell>
          <table:table-cell office:value-type="float" office:value="0.0142069613536445" calcext:value-type="float">
            <text:p>0.014206961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120270252227783" calcext:value-type="float">
            <text:p>0.0120270252</text:p>
          </table:table-cell>
          <table:table-cell office:value-type="float" office:value="0.0133266955797165" calcext:value-type="float">
            <text:p>0.013326695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120329856872559" calcext:value-type="float">
            <text:p>0.0120329857</text:p>
          </table:table-cell>
          <table:table-cell office:value-type="float" office:value="0.0132699161060563" calcext:value-type="float">
            <text:p>0.013269916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121169090270996" calcext:value-type="float">
            <text:p>0.012116909</text:p>
          </table:table-cell>
          <table:table-cell office:value-type="float" office:value="0.0131205675785161" calcext:value-type="float">
            <text:p>0.013120567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31268501281738" calcext:value-type="float">
            <text:p>0.0131268501</text:p>
          </table:table-cell>
          <table:table-cell office:value-type="float" office:value="0.0139113053062073" calcext:value-type="float">
            <text:p>0.013911305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2099027633667" calcext:value-type="float">
            <text:p>0.0120990276</text:p>
          </table:table-cell>
          <table:table-cell office:value-type="float" office:value="0.013726723217831" calcext:value-type="float">
            <text:p>0.013726723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121688842773438" calcext:value-type="float">
            <text:p>0.0121688843</text:p>
          </table:table-cell>
          <table:table-cell office:value-type="float" office:value="0.0134936011721118" calcext:value-type="float">
            <text:p>0.013493601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21510028839111" calcext:value-type="float">
            <text:p>0.0121510029</text:p>
          </table:table-cell>
          <table:table-cell office:value-type="float" office:value="0.0139766513333081" calcext:value-type="float">
            <text:p>0.01397665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121479034423828" calcext:value-type="float">
            <text:p>0.0121479034</text:p>
          </table:table-cell>
          <table:table-cell office:value-type="float" office:value="0.0137711708797559" calcext:value-type="float">
            <text:p>0.013771170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.0131728649139404" calcext:value-type="float">
            <text:p>0.0131728649</text:p>
          </table:table-cell>
          <table:table-cell office:value-type="float" office:value="0.0138793276479723" calcext:value-type="float">
            <text:p>0.01387932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120630264282227" calcext:value-type="float">
            <text:p>0.0120630264</text:p>
          </table:table-cell>
          <table:table-cell office:value-type="float" office:value="0.0136598646120845" calcext:value-type="float">
            <text:p>0.013659864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121431350708008" calcext:value-type="float">
            <text:p>0.0121431351</text:p>
          </table:table-cell>
          <table:table-cell office:value-type="float" office:value="0.0134668236184236" calcext:value-type="float">
            <text:p>0.01346682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21529102325439" calcext:value-type="float">
            <text:p>0.0121529102</text:p>
          </table:table-cell>
          <table:table-cell office:value-type="float" office:value="0.0132902219326951" calcext:value-type="float">
            <text:p>0.013290221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121409893035889" calcext:value-type="float">
            <text:p>0.0121409893</text:p>
          </table:table-cell>
          <table:table-cell office:value-type="float" office:value="0.0131492168986418" calcext:value-type="float">
            <text:p>0.013149216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121390819549561" calcext:value-type="float">
            <text:p>0.012139082</text:p>
          </table:table-cell>
          <table:table-cell office:value-type="float" office:value="0.0130268441627526" calcext:value-type="float">
            <text:p>0.013026844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131700038909912" calcext:value-type="float">
            <text:p>0.0131700039</text:p>
          </table:table-cell>
          <table:table-cell office:value-type="float" office:value="0.0144134743238913" calcext:value-type="float">
            <text:p>0.014413474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121529102325439" calcext:value-type="float">
            <text:p>0.0121529102</text:p>
          </table:table-cell>
          <table:table-cell office:value-type="float" office:value="0.0141921513497478" calcext:value-type="float">
            <text:p>0.014192151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121581554412842" calcext:value-type="float">
            <text:p>0.0121581554</text:p>
          </table:table-cell>
          <table:table-cell office:value-type="float" office:value="0.0139785923054058" calcext:value-type="float">
            <text:p>0.013978592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0131790637969971" calcext:value-type="float">
            <text:p>0.0131790638</text:p>
          </table:table-cell>
          <table:table-cell office:value-type="float" office:value="0.0140034180742291" calcext:value-type="float">
            <text:p>0.014003418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120470523834229" calcext:value-type="float">
            <text:p>0.0120470524</text:p>
          </table:table-cell>
          <table:table-cell office:value-type="float" office:value="0.0138787707061812" calcext:value-type="float">
            <text:p>0.013878770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121278762817383" calcext:value-type="float">
            <text:p>0.0121278763</text:p>
          </table:table-cell>
          <table:table-cell office:value-type="float" office:value="0.0136853006730779" calcext:value-type="float">
            <text:p>0.013685300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121250152587891" calcext:value-type="float">
            <text:p>0.0121250153</text:p>
          </table:table-cell>
          <table:table-cell office:value-type="float" office:value="0.013512169846705" calcext:value-type="float">
            <text:p>0.013512169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121219158172607" calcext:value-type="float">
            <text:p>0.0121219158</text:p>
          </table:table-cell>
          <table:table-cell office:value-type="float" office:value="0.0133579161723627" calcext:value-type="float">
            <text:p>0.01335791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12141227722168" calcext:value-type="float">
            <text:p>0.0121412277</text:p>
          </table:table-cell>
          <table:table-cell office:value-type="float" office:value="0.0132011642706849" calcext:value-type="float">
            <text:p>0.013201164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0131688117980957" calcext:value-type="float">
            <text:p>0.0131688118</text:p>
          </table:table-cell>
          <table:table-cell office:value-type="float" office:value="0.0144926025628774" calcext:value-type="float">
            <text:p>0.01449260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131759643554688" calcext:value-type="float">
            <text:p>0.0131759644</text:p>
          </table:table-cell>
          <table:table-cell office:value-type="float" office:value="0.0147803080491982" calcext:value-type="float">
            <text:p>0.01478030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0121450424194336" calcext:value-type="float">
            <text:p>0.0121450424</text:p>
          </table:table-cell>
          <table:table-cell office:value-type="float" office:value="0.0145873056518521" calcext:value-type="float">
            <text:p>0.014587305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141358375549316" calcext:value-type="float">
            <text:p>0.0141358376</text:p>
          </table:table-cell>
          <table:table-cell office:value-type="float" office:value="0.0157612177777744" calcext:value-type="float">
            <text:p>0.015761217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20458602905273" calcext:value-type="float">
            <text:p>0.0120458603</text:p>
          </table:table-cell>
          <table:table-cell office:value-type="float" office:value="0.0144711114653736" calcext:value-type="float">
            <text:p>0.014471111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121221542358398" calcext:value-type="float">
            <text:p>0.0121221542</text:p>
          </table:table-cell>
          <table:table-cell office:value-type="float" office:value="0.0142523127291347" calcext:value-type="float">
            <text:p>0.014252312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121200084686279" calcext:value-type="float">
            <text:p>0.0121200085</text:p>
          </table:table-cell>
          <table:table-cell office:value-type="float" office:value="0.0140440361518729" calcext:value-type="float">
            <text:p>0.014044036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121231079101563" calcext:value-type="float">
            <text:p>0.0121231079</text:p>
          </table:table-cell>
          <table:table-cell office:value-type="float" office:value="0.0138445167716061" calcext:value-type="float">
            <text:p>0.013844516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0130980014801025" calcext:value-type="float">
            <text:p>0.0130980015</text:p>
          </table:table-cell>
          <table:table-cell office:value-type="float" office:value="0.0143198792484338" calcext:value-type="float">
            <text:p>0.014319879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1413893699646" calcext:value-type="float">
            <text:p>0.014138937</text:p>
          </table:table-cell>
          <table:table-cell office:value-type="float" office:value="0.0166597899274096" calcext:value-type="float">
            <text:p>0.016659789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141470432281494" calcext:value-type="float">
            <text:p>0.0141470432</text:p>
          </table:table-cell>
          <table:table-cell office:value-type="float" office:value="0.0171798207571662" calcext:value-type="float">
            <text:p>0.01717982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131080150604248" calcext:value-type="float">
            <text:p>0.0131080151</text:p>
          </table:table-cell>
          <table:table-cell office:value-type="float" office:value="0.016257410002722" calcext:value-type="float">
            <text:p>0.0162574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0141489505767822" calcext:value-type="float">
            <text:p>0.0141489506</text:p>
          </table:table-cell>
          <table:table-cell office:value-type="float" office:value="0.0162140384327817" calcext:value-type="float">
            <text:p>0.016214038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012019157409668" calcext:value-type="float">
            <text:p>0.0120191574</text:p>
          </table:table-cell>
          <table:table-cell office:value-type="float" office:value="0.0163153284581012" calcext:value-type="float">
            <text:p>0.016315328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62174131691265" calcext:value-type="float">
            <text:p>0.016217413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121169090270996" calcext:value-type="float">
            <text:p>0.012116909</text:p>
          </table:table-cell>
          <table:table-cell office:value-type="float" office:value="0.0159381566376995" calcext:value-type="float">
            <text:p>0.015938156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121171474456787" calcext:value-type="float">
            <text:p>0.0121171474</text:p>
          </table:table-cell>
          <table:table-cell office:value-type="float" office:value="0.0156352719348626" calcext:value-type="float">
            <text:p>0.015635271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0131208896636963" calcext:value-type="float">
            <text:p>0.0131208897</text:p>
          </table:table-cell>
          <table:table-cell office:value-type="float" office:value="0.0154409784166802" calcext:value-type="float">
            <text:p>0.015440978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131399631500244" calcext:value-type="float">
            <text:p>0.0131399632</text:p>
          </table:table-cell>
          <table:table-cell office:value-type="float" office:value="0.0152624281939614" calcext:value-type="float">
            <text:p>0.015262428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141501426696777" calcext:value-type="float">
            <text:p>0.0141501427</text:p>
          </table:table-cell>
          <table:table-cell office:value-type="float" office:value="0.0167753397610149" calcext:value-type="float">
            <text:p>0.016775339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141568183898926" calcext:value-type="float">
            <text:p>0.0141568184</text:p>
          </table:table-cell>
          <table:table-cell office:value-type="float" office:value="0.0170691665338054" calcext:value-type="float">
            <text:p>0.017069166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140600204467773" calcext:value-type="float">
            <text:p>0.0140600204</text:p>
          </table:table-cell>
          <table:table-cell office:value-type="float" office:value="0.0158714307767299" calcext:value-type="float">
            <text:p>0.015871430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0120208263397217" calcext:value-type="float">
            <text:p>0.0120208263</text:p>
          </table:table-cell>
          <table:table-cell office:value-type="float" office:value="0.0171430582867093" calcext:value-type="float">
            <text:p>0.017143058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120189189910889" calcext:value-type="float">
            <text:p>0.012018919</text:p>
          </table:table-cell>
          <table:table-cell office:value-type="float" office:value="0.0170331489312628" calcext:value-type="float">
            <text:p>0.017033148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20220184326172" calcext:value-type="float">
            <text:p>0.0120220184</text:p>
          </table:table-cell>
          <table:table-cell office:value-type="float" office:value="0.0168016142197833" calcext:value-type="float">
            <text:p>0.016801614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121009349822998" calcext:value-type="float">
            <text:p>0.012100935</text:p>
          </table:table-cell>
          <table:table-cell office:value-type="float" office:value="0.0164312552160537" calcext:value-type="float">
            <text:p>0.016431255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130679607391357" calcext:value-type="float">
            <text:p>0.0130679607</text:p>
          </table:table-cell>
          <table:table-cell office:value-type="float" office:value="0.0158888606691053" calcext:value-type="float">
            <text:p>0.015888860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130510330200195" calcext:value-type="float">
            <text:p>0.013051033</text:p>
          </table:table-cell>
          <table:table-cell office:value-type="float" office:value="0.0154257174408532" calcext:value-type="float">
            <text:p>0.015425717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0130500793457031" calcext:value-type="float">
            <text:p>0.0130500793</text:p>
          </table:table-cell>
          <table:table-cell office:value-type="float" office:value="0.0150464979255558" calcext:value-type="float">
            <text:p>0.015046497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0140519142150879" calcext:value-type="float">
            <text:p>0.0140519142</text:p>
          </table:table-cell>
          <table:table-cell office:value-type="float" office:value="0.0163470668768513" calcext:value-type="float">
            <text:p>0.016347066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.0131330490112305" calcext:value-type="float">
            <text:p>0.013133049</text:p>
          </table:table-cell>
          <table:table-cell office:value-type="float" office:value="0.015105840874535" calcext:value-type="float">
            <text:p>0.015105840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0119929313659668" calcext:value-type="float">
            <text:p>0.0119929314</text:p>
          </table:table-cell>
          <table:table-cell office:value-type="float" office:value="0.016528059058793" calcext:value-type="float">
            <text:p>0.016528059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119979381561279" calcext:value-type="float">
            <text:p>0.0119979382</text:p>
          </table:table-cell>
          <table:table-cell office:value-type="float" office:value="0.0165007314964005" calcext:value-type="float">
            <text:p>0.016500731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12009859085083" calcext:value-type="float">
            <text:p>0.0120098591</text:p>
          </table:table-cell>
          <table:table-cell office:value-type="float" office:value="0.0163316546788612" calcext:value-type="float">
            <text:p>0.016331654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60032384836434" calcext:value-type="float">
            <text:p>0.016003238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120799541473389" calcext:value-type="float">
            <text:p>0.0120799541</text:p>
          </table:table-cell>
          <table:table-cell office:value-type="float" office:value="0.0156869354705907" calcext:value-type="float">
            <text:p>0.015686935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53622625105322" calcext:value-type="float">
            <text:p>0.015362262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121328830718994" calcext:value-type="float">
            <text:p>0.0121328831</text:p>
          </table:table-cell>
          <table:table-cell office:value-type="float" office:value="0.0150048483387371" calcext:value-type="float">
            <text:p>0.015004848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131239891052246" calcext:value-type="float">
            <text:p>0.0131239891</text:p>
          </table:table-cell>
          <table:table-cell office:value-type="float" office:value="0.0151002750861675" calcext:value-type="float">
            <text:p>0.015100275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0131239891052246" calcext:value-type="float">
            <text:p>0.0131239891</text:p>
          </table:table-cell>
          <table:table-cell office:value-type="float" office:value="0.0143087555285802" calcext:value-type="float">
            <text:p>0.014308755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120089054107666" calcext:value-type="float">
            <text:p>0.0120089054</text:p>
          </table:table-cell>
          <table:table-cell office:value-type="float" office:value="0.0150307675253774" calcext:value-type="float">
            <text:p>0.015030767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49019852753899" calcext:value-type="float">
            <text:p>0.014901985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120091438293457" calcext:value-type="float">
            <text:p>0.0120091438</text:p>
          </table:table-cell>
          <table:table-cell office:value-type="float" office:value="0.0147151869525946" calcext:value-type="float">
            <text:p>0.01471518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44250074354866" calcext:value-type="float">
            <text:p>0.014425007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120780467987061" calcext:value-type="float">
            <text:p>0.0120780468</text:p>
          </table:table-cell>
          <table:table-cell office:value-type="float" office:value="0.0141847858927519" calcext:value-type="float">
            <text:p>0.014184785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120670795440674" calcext:value-type="float">
            <text:p>0.0120670795</text:p>
          </table:table-cell>
          <table:table-cell office:value-type="float" office:value="0.0139709012564522" calcext:value-type="float">
            <text:p>0.013970901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137282787027421" calcext:value-type="float">
            <text:p>0.013728278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131268501281738" calcext:value-type="float">
            <text:p>0.0131268501</text:p>
          </table:table-cell>
          <table:table-cell office:value-type="float" office:value="0.0146558881456244" calcext:value-type="float">
            <text:p>0.014655888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.0141088962554932" calcext:value-type="float">
            <text:p>0.0141088963</text:p>
          </table:table-cell>
          <table:table-cell office:value-type="float" office:value="0.015947033441082" calcext:value-type="float">
            <text:p>0.015947033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120058059692383" calcext:value-type="float">
            <text:p>0.012005806</text:p>
          </table:table-cell>
          <table:table-cell office:value-type="float" office:value="0.0145316071922913" calcext:value-type="float">
            <text:p>0.014531607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43796697949713" calcext:value-type="float">
            <text:p>0.014379669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12099027633667" calcext:value-type="float">
            <text:p>0.0120990276</text:p>
          </table:table-cell>
          <table:table-cell office:value-type="float" office:value="0.0141153499367211" calcext:value-type="float">
            <text:p>0.014115349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389118831692" calcext:value-type="float">
            <text:p>0.013891188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130839347839356" calcext:value-type="float">
            <text:p>0.0130839348</text:p>
          </table:table-cell>
          <table:table-cell office:value-type="float" office:value="0.0143705833566632" calcext:value-type="float">
            <text:p>0.014370583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131080150604248" calcext:value-type="float">
            <text:p>0.0131080151</text:p>
          </table:table-cell>
          <table:table-cell office:value-type="float" office:value="0.0146720688946474" calcext:value-type="float">
            <text:p>0.014672068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141081809997559" calcext:value-type="float">
            <text:p>0.014108181</text:p>
          </table:table-cell>
          <table:table-cell office:value-type="float" office:value="0.0167254824749255" calcext:value-type="float">
            <text:p>0.016725482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141069889068604" calcext:value-type="float">
            <text:p>0.0141069889</text:p>
          </table:table-cell>
          <table:table-cell office:value-type="float" office:value="0.0171532078777789" calcext:value-type="float">
            <text:p>0.017153207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.0130510330200195" calcext:value-type="float">
            <text:p>0.013051033</text:p>
          </table:table-cell>
          <table:table-cell office:value-type="float" office:value="0.0153019044857582" calcext:value-type="float">
            <text:p>0.015301904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119538307189941" calcext:value-type="float">
            <text:p>0.0119538307</text:p>
          </table:table-cell>
          <table:table-cell office:value-type="float" office:value="0.0170580241552038" calcext:value-type="float">
            <text:p>0.017058024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119540691375732" calcext:value-type="float">
            <text:p>0.0119540691</text:p>
          </table:table-cell>
          <table:table-cell office:value-type="float" office:value="0.0168358451761257" calcext:value-type="float">
            <text:p>0.016835845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20308399200439" calcext:value-type="float">
            <text:p>0.0120308399</text:p>
          </table:table-cell>
          <table:table-cell office:value-type="float" office:value="0.016470310285239" calcext:value-type="float">
            <text:p>0.016470310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120401382446289" calcext:value-type="float">
            <text:p>0.0120401382</text:p>
          </table:table-cell>
          <table:table-cell office:value-type="float" office:value="0.0160835585301705" calcext:value-type="float">
            <text:p>0.01608355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0119810104370117" calcext:value-type="float">
            <text:p>0.0119810104</text:p>
          </table:table-cell>
          <table:table-cell office:value-type="float" office:value="0.0157551326386486" calcext:value-type="float">
            <text:p>0.015755132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120439529418945" calcext:value-type="float">
            <text:p>0.0120439529</text:p>
          </table:table-cell>
          <table:table-cell office:value-type="float" office:value="0.0153665871367638" calcext:value-type="float">
            <text:p>0.015366587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130531787872314" calcext:value-type="float">
            <text:p>0.0130531788</text:p>
          </table:table-cell>
          <table:table-cell office:value-type="float" office:value="0.0151915307508449" calcext:value-type="float">
            <text:p>0.015191530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13045072555542" calcext:value-type="float">
            <text:p>0.0130450726</text:p>
          </table:table-cell>
          <table:table-cell office:value-type="float" office:value="0.0150431549777944" calcext:value-type="float">
            <text:p>0.01504315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.012962818145752" calcext:value-type="float">
            <text:p>0.0129628181</text:p>
          </table:table-cell>
          <table:table-cell office:value-type="float" office:value="0.0143427570623983" calcext:value-type="float">
            <text:p>0.014342757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119218826293945" calcext:value-type="float">
            <text:p>0.0119218826</text:p>
          </table:table-cell>
          <table:table-cell office:value-type="float" office:value="0.0150896569348631" calcext:value-type="float">
            <text:p>0.015089656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119290351867676" calcext:value-type="float">
            <text:p>0.0119290352</text:p>
          </table:table-cell>
          <table:table-cell office:value-type="float" office:value="0.0150149224094422" calcext:value-type="float">
            <text:p>0.015014922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119278430938721" calcext:value-type="float">
            <text:p>0.0119278431</text:p>
          </table:table-cell>
          <table:table-cell office:value-type="float" office:value="0.0148704869827097" calcext:value-type="float">
            <text:p>0.01487048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120060443878174" calcext:value-type="float">
            <text:p>0.0120060444</text:p>
          </table:table-cell>
          <table:table-cell office:value-type="float" office:value="0.0146153174801881" calcext:value-type="float">
            <text:p>0.014615317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4356726362213" calcext:value-type="float">
            <text:p>0.014356726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119831562042236" calcext:value-type="float">
            <text:p>0.0119831562</text:p>
          </table:table-cell>
          <table:table-cell office:value-type="float" office:value="0.0141435333645027" calcext:value-type="float">
            <text:p>0.014143533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1958122253418" calcext:value-type="float">
            <text:p>0.0119581223</text:p>
          </table:table-cell>
          <table:table-cell office:value-type="float" office:value="0.0139580183804516" calcext:value-type="float">
            <text:p>0.013958018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129671096801758" calcext:value-type="float">
            <text:p>0.0129671097</text:p>
          </table:table-cell>
          <table:table-cell office:value-type="float" office:value="0.0145569467075075" calcext:value-type="float">
            <text:p>0.0145569467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.0130319595336914" calcext:value-type="float">
            <text:p>0.0130319595</text:p>
          </table:table-cell>
          <table:table-cell office:value-type="float" office:value="0.0146923072730819" calcext:value-type="float">
            <text:p>0.014692307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129430294036865" calcext:value-type="float">
            <text:p>0.0129430294</text:p>
          </table:table-cell>
          <table:table-cell office:value-type="float" office:value="0.0146207359439558" calcext:value-type="float">
            <text:p>0.014620735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130159854888916" calcext:value-type="float">
            <text:p>0.0130159855</text:p>
          </table:table-cell>
          <table:table-cell office:value-type="float" office:value="0.0146922448968473" calcext:value-type="float">
            <text:p>0.0146922449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130248069763184" calcext:value-type="float">
            <text:p>0.013024807</text:p>
          </table:table-cell>
          <table:table-cell office:value-type="float" office:value="0.0146967137140389" calcext:value-type="float">
            <text:p>0.014696713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130178928375244" calcext:value-type="float">
            <text:p>0.0130178928</text:p>
          </table:table-cell>
          <table:table-cell office:value-type="float" office:value="0.0146396208836239" calcext:value-type="float">
            <text:p>0.014639620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120060443878174" calcext:value-type="float">
            <text:p>0.0120060444</text:p>
          </table:table-cell>
          <table:table-cell office:value-type="float" office:value="0.0147116173282898" calcext:value-type="float">
            <text:p>0.014711617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13031005859375" calcext:value-type="float">
            <text:p>0.0130310059</text:p>
          </table:table-cell>
          <table:table-cell office:value-type="float" office:value="0.0146266762988898" calcext:value-type="float">
            <text:p>0.014626676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130290985107422" calcext:value-type="float">
            <text:p>0.0130290985</text:p>
          </table:table-cell>
          <table:table-cell office:value-type="float" office:value="0.0145315955036295" calcext:value-type="float">
            <text:p>0.014531595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130259990692139" calcext:value-type="float">
            <text:p>0.0130259991</text:p>
          </table:table-cell>
          <table:table-cell office:value-type="float" office:value="0.0144187588289928" calcext:value-type="float">
            <text:p>0.014418758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.0129570960998535" calcext:value-type="float">
            <text:p>0.0129570961</text:p>
          </table:table-cell>
          <table:table-cell office:value-type="float" office:value="0.0144524572064467" calcext:value-type="float">
            <text:p>0.0144524572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117871761322021" calcext:value-type="float">
            <text:p>0.0117871761</text:p>
          </table:table-cell>
          <table:table-cell office:value-type="float" office:value="0.0148580312207202" calcext:value-type="float">
            <text:p>0.014858031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117950439453125" calcext:value-type="float">
            <text:p>0.0117950439</text:p>
          </table:table-cell>
          <table:table-cell office:value-type="float" office:value="0.0150434551698035" calcext:value-type="float">
            <text:p>0.0150434552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117897987365723" calcext:value-type="float">
            <text:p>0.0117897987</text:p>
          </table:table-cell>
          <table:table-cell office:value-type="float" office:value="0.0150682163432719" calcext:value-type="float">
            <text:p>0.015068216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118708610534668" calcext:value-type="float">
            <text:p>0.0118708611</text:p>
          </table:table-cell>
          <table:table-cell office:value-type="float" office:value="0.0149110857858684" calcext:value-type="float">
            <text:p>0.014911085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119919776916504" calcext:value-type="float">
            <text:p>0.0119919777</text:p>
          </table:table-cell>
          <table:table-cell office:value-type="float" office:value="0.0146069847762741" calcext:value-type="float">
            <text:p>0.014606984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119659900665283" calcext:value-type="float">
            <text:p>0.0119659901</text:p>
          </table:table-cell>
          <table:table-cell office:value-type="float" office:value="0.0143484386893152" calcext:value-type="float">
            <text:p>0.014348438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119569301605225" calcext:value-type="float">
            <text:p>0.0119569302</text:p>
          </table:table-cell>
          <table:table-cell office:value-type="float" office:value="0.0141122437180415" calcext:value-type="float">
            <text:p>0.014112243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129740238189697" calcext:value-type="float">
            <text:p>0.0129740238</text:p>
          </table:table-cell>
          <table:table-cell office:value-type="float" office:value="0.0146480359576373" calcext:value-type="float">
            <text:p>0.01464803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.0139980316162109" calcext:value-type="float">
            <text:p>0.0139980316</text:p>
          </table:table-cell>
          <table:table-cell office:value-type="float" office:value="0.0158379243038481" calcext:value-type="float">
            <text:p>0.015837924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119118690490723" calcext:value-type="float">
            <text:p>0.011911869</text:p>
          </table:table-cell>
          <table:table-cell office:value-type="float" office:value="0.0145230828613133" calcext:value-type="float">
            <text:p>0.014523082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118958950042725" calcext:value-type="float">
            <text:p>0.011895895</text:p>
          </table:table-cell>
          <table:table-cell office:value-type="float" office:value="0.014373459249418" calcext:value-type="float">
            <text:p>0.0143734592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119791030883789" calcext:value-type="float">
            <text:p>0.0119791031</text:p>
          </table:table-cell>
          <table:table-cell office:value-type="float" office:value="0.0141250377978578" calcext:value-type="float">
            <text:p>0.014125037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119750499725342" calcext:value-type="float">
            <text:p>0.01197505</text:p>
          </table:table-cell>
          <table:table-cell office:value-type="float" office:value="0.0138984972369643" calcext:value-type="float">
            <text:p>0.013898497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129611492156982" calcext:value-type="float">
            <text:p>0.0129611492</text:p>
          </table:table-cell>
          <table:table-cell office:value-type="float" office:value="0.0143153739669659" calcext:value-type="float">
            <text:p>0.01431537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129919052124023" calcext:value-type="float">
            <text:p>0.0129919052</text:p>
          </table:table-cell>
          <table:table-cell office:value-type="float" office:value="0.0145812302938444" calcext:value-type="float">
            <text:p>0.014581230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140149593353271" calcext:value-type="float">
            <text:p>0.0140149593</text:p>
          </table:table-cell>
          <table:table-cell office:value-type="float" office:value="0.01662417678543" calcext:value-type="float">
            <text:p>0.016624176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140120983123779" calcext:value-type="float">
            <text:p>0.0140120983</text:p>
          </table:table-cell>
          <table:table-cell office:value-type="float" office:value="0.0170553982803346" calcext:value-type="float">
            <text:p>0.017055398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.0129790306091309" calcext:value-type="float">
            <text:p>0.0129790306</text:p>
          </table:table-cell>
          <table:table-cell office:value-type="float" office:value="0.0151725030052592" calcext:value-type="float">
            <text:p>0.01517250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119009017944336" calcext:value-type="float">
            <text:p>0.0119009018</text:p>
          </table:table-cell>
          <table:table-cell office:value-type="float" office:value="0.0169220989892332" calcext:value-type="float">
            <text:p>0.016922099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11911153793335" calcext:value-type="float">
            <text:p>0.0119111538</text:p>
          </table:table-cell>
          <table:table-cell office:value-type="float" office:value="0.0166687384180717" calcext:value-type="float">
            <text:p>0.016668738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119800567626953" calcext:value-type="float">
            <text:p>0.0119800568</text:p>
          </table:table-cell>
          <table:table-cell office:value-type="float" office:value="0.0162935059255336" calcext:value-type="float">
            <text:p>0.016293505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119819641113281" calcext:value-type="float">
            <text:p>0.0119819641</text:p>
          </table:table-cell>
          <table:table-cell office:value-type="float" office:value="0.0159107953859131" calcext:value-type="float">
            <text:p>0.015910795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119340419769287" calcext:value-type="float">
            <text:p>0.011934042</text:p>
          </table:table-cell>
          <table:table-cell office:value-type="float" office:value="0.0155787974845559" calcext:value-type="float">
            <text:p>0.015578797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119700431823731" calcext:value-type="float">
            <text:p>0.0119700432</text:p>
          </table:table-cell>
          <table:table-cell office:value-type="float" office:value="0.015215524197413" calcext:value-type="float">
            <text:p>0.015215524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129938125610352" calcext:value-type="float">
            <text:p>0.0129938126</text:p>
          </table:table-cell>
          <table:table-cell office:value-type="float" office:value="0.0150923540314215" calcext:value-type="float">
            <text:p>0.01509235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129868984222412" calcext:value-type="float">
            <text:p>0.0129868984</text:p>
          </table:table-cell>
          <table:table-cell office:value-type="float" office:value="0.0149663984402478" calcext:value-type="float">
            <text:p>0.014966398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.0130429267883301" calcext:value-type="float">
            <text:p>0.0130429268</text:p>
          </table:table-cell>
          <table:table-cell office:value-type="float" office:value="0.0145060063800489" calcext:value-type="float">
            <text:p>0.014506006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12861967086792" calcext:value-type="float">
            <text:p>0.0128619671</text:p>
          </table:table-cell>
          <table:table-cell office:value-type="float" office:value="0.014681332955597" calcext:value-type="float">
            <text:p>0.01468133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127990245819092" calcext:value-type="float">
            <text:p>0.0127990246</text:p>
          </table:table-cell>
          <table:table-cell office:value-type="float" office:value="0.0143665932299016" calcext:value-type="float">
            <text:p>0.014366593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127048492431641" calcext:value-type="float">
            <text:p>0.0127048492</text:p>
          </table:table-cell>
          <table:table-cell office:value-type="float" office:value="0.0140051115085759" calcext:value-type="float">
            <text:p>0.014005111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127840042114258" calcext:value-type="float">
            <text:p>0.0127840042</text:p>
          </table:table-cell>
          <table:table-cell office:value-type="float" office:value="0.0138163052724563" calcext:value-type="float">
            <text:p>0.013816305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118241310119629" calcext:value-type="float">
            <text:p>0.011824131</text:p>
          </table:table-cell>
          <table:table-cell office:value-type="float" office:value="0.0142670896450398" calcext:value-type="float">
            <text:p>0.014267089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119748115539551" calcext:value-type="float">
            <text:p>0.0119748116</text:p>
          </table:table-cell>
          <table:table-cell office:value-type="float" office:value="0.0143547289580209" calcext:value-type="float">
            <text:p>0.01435472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120391845703125" calcext:value-type="float">
            <text:p>0.0120391846</text:p>
          </table:table-cell>
          <table:table-cell office:value-type="float" office:value="0.014281543448975" calcext:value-type="float">
            <text:p>0.014281543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130529403686523" calcext:value-type="float">
            <text:p>0.0130529404</text:p>
          </table:table-cell>
          <table:table-cell office:value-type="float" office:value="0.0146188542191875" calcext:value-type="float">
            <text:p>0.014618854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0139210224151611" calcext:value-type="float">
            <text:p>0.0139210224</text:p>
          </table:table-cell>
          <table:table-cell office:value-type="float" office:value="0.0156825615694061" calcext:value-type="float">
            <text:p>0.015682561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119049549102783" calcext:value-type="float">
            <text:p>0.0119049549</text:p>
          </table:table-cell>
          <table:table-cell office:value-type="float" office:value="0.0146962343978948" calcext:value-type="float">
            <text:p>0.014696234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118751525878906" calcext:value-type="float">
            <text:p>0.0118751526</text:p>
          </table:table-cell>
          <table:table-cell office:value-type="float" office:value="0.0146858646882727" calcext:value-type="float">
            <text:p>0.0146858647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119709968566895" calcext:value-type="float">
            <text:p>0.0119709969</text:p>
          </table:table-cell>
          <table:table-cell office:value-type="float" office:value="0.0145073610779972" calcext:value-type="float">
            <text:p>0.014507361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19740962982178" calcext:value-type="float">
            <text:p>0.0119740963</text:p>
          </table:table-cell>
          <table:table-cell office:value-type="float" office:value="0.0143082446905008" calcext:value-type="float">
            <text:p>0.014308244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0129020214080811" calcext:value-type="float">
            <text:p>0.0129020214</text:p>
          </table:table-cell>
          <table:table-cell office:value-type="float" office:value="0.014473126249846" calcext:value-type="float">
            <text:p>0.014473126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.0129239559173584" calcext:value-type="float">
            <text:p>0.0129239559</text:p>
          </table:table-cell>
          <table:table-cell office:value-type="float" office:value="0.0145569090697982" calcext:value-type="float">
            <text:p>0.014556909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.0139310359954834" calcext:value-type="float">
            <text:p>0.013931036</text:p>
          </table:table-cell>
          <table:table-cell office:value-type="float" office:value="0.0163774882015663" calcext:value-type="float">
            <text:p>0.0163774882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0139310359954834" calcext:value-type="float">
            <text:p>0.013931036</text:p>
          </table:table-cell>
          <table:table-cell office:value-type="float" office:value="0.0167570821724812" calcext:value-type="float">
            <text:p>0.0167570822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0.0129039287567139" calcext:value-type="float">
            <text:p>0.0129039288</text:p>
          </table:table-cell>
          <table:table-cell office:value-type="float" office:value="0.015142766291238" calcext:value-type="float">
            <text:p>0.0151427663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0118329524993896" calcext:value-type="float">
            <text:p>0.0118329525</text:p>
          </table:table-cell>
          <table:table-cell office:value-type="float" office:value="0.0167712857870736" calcext:value-type="float">
            <text:p>0.0167712858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.0118241310119629" calcext:value-type="float">
            <text:p>0.011824131</text:p>
          </table:table-cell>
          <table:table-cell office:value-type="float" office:value="0.0166340027954082" calcext:value-type="float">
            <text:p>0.0166340028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.0119049549102783" calcext:value-type="float">
            <text:p>0.0119049549</text:p>
          </table:table-cell>
          <table:table-cell office:value-type="float" office:value="0.0163228814278691" calcext:value-type="float">
            <text:p>0.016322881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0119020938873291" calcext:value-type="float">
            <text:p>0.0119020939</text:p>
          </table:table-cell>
          <table:table-cell office:value-type="float" office:value="0.0159831512218274" calcext:value-type="float">
            <text:p>0.0159831512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0119330883026123" calcext:value-type="float">
            <text:p>0.0119330883</text:p>
          </table:table-cell>
          <table:table-cell office:value-type="float" office:value="0.0156055501190367" calcext:value-type="float">
            <text:p>0.015605550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.011915922164917" calcext:value-type="float">
            <text:p>0.0119159222</text:p>
          </table:table-cell>
          <table:table-cell office:value-type="float" office:value="0.0152580053340504" calcext:value-type="float">
            <text:p>0.015258005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.0129408836364746" calcext:value-type="float">
            <text:p>0.0129408836</text:p>
          </table:table-cell>
          <table:table-cell office:value-type="float" office:value="0.0150387512361693" calcext:value-type="float">
            <text:p>0.015038751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.0129320621490479" calcext:value-type="float">
            <text:p>0.0129320621</text:p>
          </table:table-cell>
          <table:table-cell office:value-type="float" office:value="0.0148950088204349" calcext:value-type="float">
            <text:p>0.014895008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0.0137388706207275" calcext:value-type="float">
            <text:p>0.0137388706</text:p>
          </table:table-cell>
          <table:table-cell office:value-type="float" office:value="0.0145439324362646" calcext:value-type="float">
            <text:p>0.014543932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128178596496582" calcext:value-type="float">
            <text:p>0.0128178596</text:p>
          </table:table-cell>
          <table:table-cell office:value-type="float" office:value="0.014610857964815" calcext:value-type="float">
            <text:p>0.014610858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0128209590911865" calcext:value-type="float">
            <text:p>0.0128209591</text:p>
          </table:table-cell>
          <table:table-cell office:value-type="float" office:value="0.0143718396401852" calcext:value-type="float">
            <text:p>0.0143718396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.0128810405731201" calcext:value-type="float">
            <text:p>0.0128810406</text:p>
          </table:table-cell>
          <table:table-cell office:value-type="float" office:value="0.0142341105146659" calcext:value-type="float">
            <text:p>0.014234110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0128858089447021" calcext:value-type="float">
            <text:p>0.0128858089</text:p>
          </table:table-cell>
          <table:table-cell office:value-type="float" office:value="0.0141068067584004" calcext:value-type="float">
            <text:p>0.014106806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0127348899841309" calcext:value-type="float">
            <text:p>0.01273489</text:p>
          </table:table-cell>
          <table:table-cell office:value-type="float" office:value="0.0138153236560304" calcext:value-type="float">
            <text:p>0.0138153237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.0127329826354981" calcext:value-type="float">
            <text:p>0.0127329826</text:p>
          </table:table-cell>
          <table:table-cell office:value-type="float" office:value="0.0135881285506413" calcext:value-type="float">
            <text:p>0.0135881286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.0137748718261719" calcext:value-type="float">
            <text:p>0.0137748718</text:p>
          </table:table-cell>
          <table:table-cell office:value-type="float" office:value="0.0151865219105943" calcext:value-type="float">
            <text:p>0.015186521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.0137639045715332" calcext:value-type="float">
            <text:p>0.0137639046</text:p>
          </table:table-cell>
          <table:table-cell office:value-type="float" office:value="0.0155517690265164" calcext:value-type="float">
            <text:p>0.01555176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0.0128729343414307" calcext:value-type="float">
            <text:p>0.0128729343</text:p>
          </table:table-cell>
          <table:table-cell office:value-type="float" office:value="0.0151492778222549" calcext:value-type="float">
            <text:p>0.0151492778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011746883392334" calcext:value-type="float">
            <text:p>0.0117468834</text:p>
          </table:table-cell>
          <table:table-cell office:value-type="float" office:value="0.0160586823125466" calcext:value-type="float">
            <text:p>0.0160586823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0117549896240234" calcext:value-type="float">
            <text:p>0.0117549896</text:p>
          </table:table-cell>
          <table:table-cell office:value-type="float" office:value="0.016249507487519" calcext:value-type="float">
            <text:p>0.0162495075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.0118179321289063" calcext:value-type="float">
            <text:p>0.0118179321</text:p>
          </table:table-cell>
          <table:table-cell office:value-type="float" office:value="0.0161792081335879" calcext:value-type="float">
            <text:p>0.016179208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.0119168758392334" calcext:value-type="float">
            <text:p>0.0119168758</text:p>
          </table:table-cell>
          <table:table-cell office:value-type="float" office:value="0.0159102085608881" calcext:value-type="float">
            <text:p>0.0159102086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0118908882141113" calcext:value-type="float">
            <text:p>0.0118908882</text:p>
          </table:table-cell>
          <table:table-cell office:value-type="float" office:value="0.0156316251157339" calcext:value-type="float">
            <text:p>0.015631625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0118839740753174" calcext:value-type="float">
            <text:p>0.0118839741</text:p>
          </table:table-cell>
          <table:table-cell office:value-type="float" office:value="0.0153379565731205" calcext:value-type="float">
            <text:p>0.0153379566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.0129079818725586" calcext:value-type="float">
            <text:p>0.0129079819</text:p>
          </table:table-cell>
          <table:table-cell office:value-type="float" office:value="0.0149937501307425" calcext:value-type="float">
            <text:p>0.014993750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.0129029750823975" calcext:value-type="float">
            <text:p>0.0129029751</text:p>
          </table:table-cell>
          <table:table-cell office:value-type="float" office:value="0.0148208721861879" calcext:value-type="float">
            <text:p>0.0148208722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0.013873815536499" calcext:value-type="float">
            <text:p>0.0138738155</text:p>
          </table:table-cell>
          <table:table-cell office:value-type="float" office:value="0.014774628026191" calcext:value-type="float">
            <text:p>0.014774628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.0128118991851807" calcext:value-type="float">
            <text:p>0.0128118992</text:p>
          </table:table-cell>
          <table:table-cell office:value-type="float" office:value="0.0145450263662117" calcext:value-type="float">
            <text:p>0.014545026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0128140449523926" calcext:value-type="float">
            <text:p>0.012814045</text:p>
          </table:table-cell>
          <table:table-cell office:value-type="float" office:value="0.0143122563105584" calcext:value-type="float">
            <text:p>0.0143122563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.0128109455108643" calcext:value-type="float">
            <text:p>0.0128109455</text:p>
          </table:table-cell>
          <table:table-cell office:value-type="float" office:value="0.0141091949848739" calcext:value-type="float">
            <text:p>0.01410919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0128889083862305" calcext:value-type="float">
            <text:p>0.0128889084</text:p>
          </table:table-cell>
          <table:table-cell office:value-type="float" office:value="0.0140230739286177" calcext:value-type="float">
            <text:p>0.0140230739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.0128998756408691" calcext:value-type="float">
            <text:p>0.0128998756</text:p>
          </table:table-cell>
          <table:table-cell office:value-type="float" office:value="0.0139434524737184" calcext:value-type="float">
            <text:p>0.013943452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.0128929615020752" calcext:value-type="float">
            <text:p>0.0128929615</text:p>
          </table:table-cell>
          <table:table-cell office:value-type="float" office:value="0.0138508107117711" calcext:value-type="float">
            <text:p>0.0138508107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.0128898620605469" calcext:value-type="float">
            <text:p>0.0128898621</text:p>
          </table:table-cell>
          <table:table-cell office:value-type="float" office:value="0.0137565948959707" calcext:value-type="float">
            <text:p>0.0137565949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0139060020446777" calcext:value-type="float">
            <text:p>0.013906002</text:p>
          </table:table-cell>
          <table:table-cell office:value-type="float" office:value="0.0154507716992961" calcext:value-type="float">
            <text:p>0.0154507717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0.0128428936004639" calcext:value-type="float">
            <text:p>0.0128428936</text:p>
          </table:table-cell>
          <table:table-cell office:value-type="float" office:value="0.0151089521060977" calcext:value-type="float">
            <text:p>0.015108952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.0117988586425781" calcext:value-type="float">
            <text:p>0.0117988586</text:p>
          </table:table-cell>
          <table:table-cell office:value-type="float" office:value="0.0159033670729348" calcext:value-type="float">
            <text:p>0.0159033671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.0118069648742676" calcext:value-type="float">
            <text:p>0.0118069649</text:p>
          </table:table-cell>
          <table:table-cell office:value-type="float" office:value="0.0160650239457082" calcext:value-type="float">
            <text:p>0.016065023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.0118701457977295" calcext:value-type="float">
            <text:p>0.0118701458</text:p>
          </table:table-cell>
          <table:table-cell office:value-type="float" office:value="0.0159827636144541" calcext:value-type="float">
            <text:p>0.0159827636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0118770599365234" calcext:value-type="float">
            <text:p>0.0118770599</text:p>
          </table:table-cell>
          <table:table-cell office:value-type="float" office:value="0.0157942110938512" calcext:value-type="float">
            <text:p>0.0157942111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0118489265441895" calcext:value-type="float">
            <text:p>0.0118489265</text:p>
          </table:table-cell>
          <table:table-cell office:value-type="float" office:value="0.0155726792468313" calcext:value-type="float">
            <text:p>0.015572679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.0118479728698731" calcext:value-type="float">
            <text:p>0.0118479729</text:p>
          </table:table-cell>
          <table:table-cell office:value-type="float" office:value="0.0153117661652938" calcext:value-type="float">
            <text:p>0.015311766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.0128819942474365" calcext:value-type="float">
            <text:p>0.0128819942</text:p>
          </table:table-cell>
          <table:table-cell office:value-type="float" office:value="0.0149490292792935" calcext:value-type="float">
            <text:p>0.0149490293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0128679275512695" calcext:value-type="float">
            <text:p>0.0128679276</text:p>
          </table:table-cell>
          <table:table-cell office:value-type="float" office:value="0.0147636600462698" calcext:value-type="float">
            <text:p>0.0147636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0137979984283447" calcext:value-type="float">
            <text:p>0.0137979984</text:p>
          </table:table-cell>
          <table:table-cell office:value-type="float" office:value="0.0145968526766556" calcext:value-type="float">
            <text:p>0.0145968527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.0127580165863037" calcext:value-type="float">
            <text:p>0.0127580166</text:p>
          </table:table-cell>
          <table:table-cell office:value-type="float" office:value="0.0144591200110427" calcext:value-type="float">
            <text:p>0.0144591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012747049331665" calcext:value-type="float">
            <text:p>0.0127470493</text:p>
          </table:table-cell>
          <table:table-cell office:value-type="float" office:value="0.0141937679694333" calcext:value-type="float">
            <text:p>0.01419376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.0127549171447754" calcext:value-type="float">
            <text:p>0.0127549171</text:p>
          </table:table-cell>
          <table:table-cell office:value-type="float" office:value="0.013983272024446" calcext:value-type="float">
            <text:p>0.013983272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28250122070313" calcext:value-type="float">
            <text:p>0.0128250122</text:p>
          </table:table-cell>
          <table:table-cell office:value-type="float" office:value="0.0138856049155963" calcext:value-type="float">
            <text:p>0.0138856049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0128087997436523" calcext:value-type="float">
            <text:p>0.0128087997</text:p>
          </table:table-cell>
          <table:table-cell office:value-type="float" office:value="0.0137701283319697" calcext:value-type="float">
            <text:p>0.013770128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128109455108643" calcext:value-type="float">
            <text:p>0.0128109455</text:p>
          </table:table-cell>
          <table:table-cell office:value-type="float" office:value="0.0136667192936932" calcext:value-type="float">
            <text:p>0.013666719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.0128111839294434" calcext:value-type="float">
            <text:p>0.0128111839</text:p>
          </table:table-cell>
          <table:table-cell office:value-type="float" office:value="0.0135723824025124" calcext:value-type="float">
            <text:p>0.0135723824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0138461589813232" calcext:value-type="float">
            <text:p>0.013846159</text:p>
          </table:table-cell>
          <table:table-cell office:value-type="float" office:value="0.0152983777209032" calcext:value-type="float">
            <text:p>0.0152983777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128059387207031" calcext:value-type="float">
            <text:p>0.0128059387</text:p>
          </table:table-cell>
          <table:table-cell office:value-type="float" office:value="0.0149751373813715" calcext:value-type="float">
            <text:p>0.0149751374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.0118739604949951" calcext:value-type="float">
            <text:p>0.0118739605</text:p>
          </table:table-cell>
          <table:table-cell office:value-type="float" office:value="0.0156606484349545" calcext:value-type="float">
            <text:p>0.0156606484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.0118811130523682" calcext:value-type="float">
            <text:p>0.0118811131</text:p>
          </table:table-cell>
          <table:table-cell office:value-type="float" office:value="0.0157737961052256" calcext:value-type="float">
            <text:p>0.015773796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.0119400024414063" calcext:value-type="float">
            <text:p>0.0119400024</text:p>
          </table:table-cell>
          <table:table-cell office:value-type="float" office:value="0.0156748747030309" calcext:value-type="float">
            <text:p>0.015674874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.0119469165802002" calcext:value-type="float">
            <text:p>0.0119469166</text:p>
          </table:table-cell>
          <table:table-cell office:value-type="float" office:value="0.0154871929032201" calcext:value-type="float">
            <text:p>0.015487192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0118279457092285" calcext:value-type="float">
            <text:p>0.0118279457</text:p>
          </table:table-cell>
          <table:table-cell office:value-type="float" office:value="0.0153574925991001" calcext:value-type="float">
            <text:p>0.015357492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.0118098258972168" calcext:value-type="float">
            <text:p>0.0118098259</text:p>
          </table:table-cell>
          <table:table-cell office:value-type="float" office:value="0.0151779332697232" calcext:value-type="float">
            <text:p>0.0151779333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.012847900390625" calcext:value-type="float">
            <text:p>0.0128479004</text:p>
          </table:table-cell>
          <table:table-cell office:value-type="float" office:value="0.0148214720001569" calcext:value-type="float">
            <text:p>0.014821472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.0128381252288818" calcext:value-type="float">
            <text:p>0.0128381252</text:p>
          </table:table-cell>
          <table:table-cell office:value-type="float" office:value="0.0146479579239759" calcext:value-type="float">
            <text:p>0.0146479579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0.0137739181518555" calcext:value-type="float">
            <text:p>0.0137739182</text:p>
          </table:table-cell>
          <table:table-cell office:value-type="float" office:value="0.014648266170321" calcext:value-type="float">
            <text:p>0.014648266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01273512840271" calcext:value-type="float">
            <text:p>0.0127351284</text:p>
          </table:table-cell>
          <table:table-cell office:value-type="float" office:value="0.0143616606103171" calcext:value-type="float">
            <text:p>0.0143616606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0127329826354981" calcext:value-type="float">
            <text:p>0.0127329826</text:p>
          </table:table-cell>
          <table:table-cell office:value-type="float" office:value="0.0141205348786274" calcext:value-type="float">
            <text:p>0.0141205349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.0128002166748047" calcext:value-type="float">
            <text:p>0.0128002167</text:p>
          </table:table-cell>
          <table:table-cell office:value-type="float" office:value="0.0139945734038282" calcext:value-type="float">
            <text:p>0.0139945734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0128021240234375" calcext:value-type="float">
            <text:p>0.012802124</text:p>
          </table:table-cell>
          <table:table-cell office:value-type="float" office:value="0.0138767333054211" calcext:value-type="float">
            <text:p>0.013876733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.0127871036529541" calcext:value-type="float">
            <text:p>0.0127871037</text:p>
          </table:table-cell>
          <table:table-cell office:value-type="float" office:value="0.0137489212839857" calcext:value-type="float">
            <text:p>0.0137489213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.0127930641174316" calcext:value-type="float">
            <text:p>0.0127930641</text:p>
          </table:table-cell>
          <table:table-cell office:value-type="float" office:value="0.0136416933664862" calcext:value-type="float">
            <text:p>0.0136416934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.0138368606567383" calcext:value-type="float">
            <text:p>0.0138368607</text:p>
          </table:table-cell>
          <table:table-cell office:value-type="float" office:value="0.0153523165152537" calcext:value-type="float">
            <text:p>0.0153523165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.0138189792633057" calcext:value-type="float">
            <text:p>0.0138189793</text:p>
          </table:table-cell>
          <table:table-cell office:value-type="float" office:value="0.0157468749909255" calcext:value-type="float">
            <text:p>0.01574687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0.012747049331665" calcext:value-type="float">
            <text:p>0.0127470493</text:p>
          </table:table-cell>
          <table:table-cell office:value-type="float" office:value="0.0144884746135388" calcext:value-type="float">
            <text:p>0.0144884746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.0127239227294922" calcext:value-type="float">
            <text:p>0.0127239227</text:p>
          </table:table-cell>
          <table:table-cell office:value-type="float" office:value="0.0153479461388662" calcext:value-type="float">
            <text:p>0.0153479461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.0127758979797363" calcext:value-type="float">
            <text:p>0.012775898</text:p>
          </table:table-cell>
          <table:table-cell office:value-type="float" office:value="0.0149586700041957" calcext:value-type="float">
            <text:p>0.01495867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.0127758979797363" calcext:value-type="float">
            <text:p>0.012775898</text:p>
          </table:table-cell>
          <table:table-cell office:value-type="float" office:value="0.0146349959150538" calcext:value-type="float">
            <text:p>0.0146349959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.0127801895141602" calcext:value-type="float">
            <text:p>0.0127801895</text:p>
          </table:table-cell>
          <table:table-cell office:value-type="float" office:value="0.014360732890955" calcext:value-type="float">
            <text:p>0.0143607329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.0117700099945068" calcext:value-type="float">
            <text:p>0.01177001</text:p>
          </table:table-cell>
          <table:table-cell office:value-type="float" office:value="0.0150152628805619" calcext:value-type="float">
            <text:p>0.0150152629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.0127921104431152" calcext:value-type="float">
            <text:p>0.0127921104</text:p>
          </table:table-cell>
          <table:table-cell office:value-type="float" office:value="0.0140764093922039" calcext:value-type="float">
            <text:p>0.014076409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.0127968788146973" calcext:value-type="float">
            <text:p>0.0127968788</text:p>
          </table:table-cell>
          <table:table-cell office:value-type="float" office:value="0.0137712216665736" calcext:value-type="float">
            <text:p>0.0137712217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0128030776977539" calcext:value-type="float">
            <text:p>0.0128030777</text:p>
          </table:table-cell>
          <table:table-cell office:value-type="float" office:value="0.0135474677509463" calcext:value-type="float">
            <text:p>0.0135474678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.0127599239349365" calcext:value-type="float">
            <text:p>0.0127599239</text:p>
          </table:table-cell>
          <table:table-cell office:value-type="float" office:value="0.01446597417546" calcext:value-type="float">
            <text:p>0.0144659742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.011728048324585" calcext:value-type="float">
            <text:p>0.0117280483</text:p>
          </table:table-cell>
          <table:table-cell office:value-type="float" office:value="0.0142814536030212" calcext:value-type="float">
            <text:p>0.0142814536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0117380619049072" calcext:value-type="float">
            <text:p>0.0117380619</text:p>
          </table:table-cell>
          <table:table-cell office:value-type="float" office:value="0.0146745760207122" calcext:value-type="float">
            <text:p>0.014674576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.0117471218109131" calcext:value-type="float">
            <text:p>0.0117471218</text:p>
          </table:table-cell>
          <table:table-cell office:value-type="float" office:value="0.014832869123448" calcext:value-type="float">
            <text:p>0.014832869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.01180100440979" calcext:value-type="float">
            <text:p>0.0118010044</text:p>
          </table:table-cell>
          <table:table-cell office:value-type="float" office:value="0.0147931720945842" calcext:value-type="float">
            <text:p>0.0147931721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.0117819309234619" calcext:value-type="float">
            <text:p>0.0117819309</text:p>
          </table:table-cell>
          <table:table-cell office:value-type="float" office:value="0.0146903049797797" calcext:value-type="float">
            <text:p>0.01469030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.0117800235748291" calcext:value-type="float">
            <text:p>0.0117800236</text:p>
          </table:table-cell>
          <table:table-cell office:value-type="float" office:value="0.014533580676483" calcext:value-type="float">
            <text:p>0.0145335807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.0117800235748291" calcext:value-type="float">
            <text:p>0.0117800236</text:p>
          </table:table-cell>
          <table:table-cell office:value-type="float" office:value="0.0143446816930179" calcext:value-type="float">
            <text:p>0.014344681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.0128061771392822" calcext:value-type="float">
            <text:p>0.0128061771</text:p>
          </table:table-cell>
          <table:table-cell office:value-type="float" office:value="0.0145442931519352" calcext:value-type="float">
            <text:p>0.014544293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.0137259960174561" calcext:value-type="float">
            <text:p>0.013725996</text:p>
          </table:table-cell>
          <table:table-cell office:value-type="float" office:value="0.0148890775716406" calcext:value-type="float">
            <text:p>0.0148890776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.0127201080322266" calcext:value-type="float">
            <text:p>0.012720108</text:p>
          </table:table-cell>
          <table:table-cell office:value-type="float" office:value="0.0144445461094141" calcext:value-type="float">
            <text:p>0.014444546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.0127160549163818" calcext:value-type="float">
            <text:p>0.0127160549</text:p>
          </table:table-cell>
          <table:table-cell office:value-type="float" office:value="0.0143206386675221" calcext:value-type="float">
            <text:p>0.014320638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.012782096862793" calcext:value-type="float">
            <text:p>0.0127820969</text:p>
          </table:table-cell>
          <table:table-cell office:value-type="float" office:value="0.0142634783562699" calcext:value-type="float">
            <text:p>0.0142634784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012786865234375" calcext:value-type="float">
            <text:p>0.0127868652</text:p>
          </table:table-cell>
          <table:table-cell office:value-type="float" office:value="0.0141850381483693" calcext:value-type="float">
            <text:p>0.014185038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127420425415039" calcext:value-type="float">
            <text:p>0.0127420425</text:p>
          </table:table-cell>
          <table:table-cell office:value-type="float" office:value="0.0140394433288922" calcext:value-type="float">
            <text:p>0.0140394433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0127480030059814" calcext:value-type="float">
            <text:p>0.012748003</text:p>
          </table:table-cell>
          <table:table-cell office:value-type="float" office:value="0.0139100584765417" calcext:value-type="float">
            <text:p>0.0139100585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.0137770175933838" calcext:value-type="float">
            <text:p>0.0137770176</text:p>
          </table:table-cell>
          <table:table-cell office:value-type="float" office:value="0.0155526118271497" calcext:value-type="float">
            <text:p>0.0155526118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.013775110244751" calcext:value-type="float">
            <text:p>0.0137751102</text:p>
          </table:table-cell>
          <table:table-cell office:value-type="float" office:value="0.0159304230953105" calcext:value-type="float">
            <text:p>0.0159304231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.0126848220825195" calcext:value-type="float">
            <text:p>0.0126848221</text:p>
          </table:table-cell>
          <table:table-cell office:value-type="float" office:value="0.0151450176246215" calcext:value-type="float">
            <text:p>0.0151450176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.0116889476776123" calcext:value-type="float">
            <text:p>0.0116889477</text:p>
          </table:table-cell>
          <table:table-cell office:value-type="float" office:value="0.0162920271321865" calcext:value-type="float">
            <text:p>0.0162920271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.0116798877716064" calcext:value-type="float">
            <text:p>0.0116798878</text:p>
          </table:table-cell>
          <table:table-cell office:value-type="float" office:value="0.016393410966186" calcext:value-type="float">
            <text:p>0.016393411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0117440223693848" calcext:value-type="float">
            <text:p>0.0117440224</text:p>
          </table:table-cell>
          <table:table-cell office:value-type="float" office:value="0.0162565287343616" calcext:value-type="float">
            <text:p>0.0162565287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0117440223693848" calcext:value-type="float">
            <text:p>0.0117440224</text:p>
          </table:table-cell>
          <table:table-cell office:value-type="float" office:value="0.0160256839458212" calcext:value-type="float">
            <text:p>0.016025683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0.0117099285125732" calcext:value-type="float">
            <text:p>0.0117099285</text:p>
          </table:table-cell>
          <table:table-cell office:value-type="float" office:value="0.0157702222537881" calcext:value-type="float">
            <text:p>0.0157702223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0117042064666748" calcext:value-type="float">
            <text:p>0.0117042065</text:p>
          </table:table-cell>
          <table:table-cell office:value-type="float" office:value="0.0154806981291395" calcext:value-type="float">
            <text:p>0.0154806981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0127429962158203" calcext:value-type="float">
            <text:p>0.0127429962</text:p>
          </table:table-cell>
          <table:table-cell office:value-type="float" office:value="0.0149132920828042" calcext:value-type="float">
            <text:p>0.014913292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0127530097961426" calcext:value-type="float">
            <text:p>0.0127530098</text:p>
          </table:table-cell>
          <table:table-cell office:value-type="float" office:value="0.0147046657280059" calcext:value-type="float">
            <text:p>0.0147046657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.013700008392334" calcext:value-type="float">
            <text:p>0.0137000084</text:p>
          </table:table-cell>
          <table:table-cell office:value-type="float" office:value="0.0153402628301781" calcext:value-type="float">
            <text:p>0.0153402628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117290019989014" calcext:value-type="float">
            <text:p>0.011729002</text:p>
          </table:table-cell>
          <table:table-cell office:value-type="float" office:value="0.0147398838236506" calcext:value-type="float">
            <text:p>0.014739883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0117330551147461" calcext:value-type="float">
            <text:p>0.0117330551</text:p>
          </table:table-cell>
          <table:table-cell office:value-type="float" office:value="0.0146653591655299" calcext:value-type="float">
            <text:p>0.0146653592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.0117299556732178" calcext:value-type="float">
            <text:p>0.0117299557</text:p>
          </table:table-cell>
          <table:table-cell office:value-type="float" office:value="0.0145275298683885" calcext:value-type="float">
            <text:p>0.0145275299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.0117321014404297" calcext:value-type="float">
            <text:p>0.0117321014</text:p>
          </table:table-cell>
          <table:table-cell office:value-type="float" office:value="0.0143477776522299" calcext:value-type="float">
            <text:p>0.0143477777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.0127320289611816" calcext:value-type="float">
            <text:p>0.012732029</text:p>
          </table:table-cell>
          <table:table-cell office:value-type="float" office:value="0.0144654973427546" calcext:value-type="float">
            <text:p>0.014465497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.0127341747283936" calcext:value-type="float">
            <text:p>0.0127341747</text:p>
          </table:table-cell>
          <table:table-cell office:value-type="float" office:value="0.0144909939908507" calcext:value-type="float">
            <text:p>0.014490994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0127220153808594" calcext:value-type="float">
            <text:p>0.0127220154</text:p>
          </table:table-cell>
          <table:table-cell office:value-type="float" office:value="0.014439146298236" calcext:value-type="float">
            <text:p>0.014439146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.0127179622650146" calcext:value-type="float">
            <text:p>0.0127179623</text:p>
          </table:table-cell>
          <table:table-cell office:value-type="float" office:value="0.0143469011534643" calcext:value-type="float">
            <text:p>0.014346901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135669708251953" calcext:value-type="float">
            <text:p>0.0135669708</text:p>
          </table:table-cell>
          <table:table-cell office:value-type="float" office:value="0.0142169991360001" calcext:value-type="float">
            <text:p>0.014216999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0126538276672363" calcext:value-type="float">
            <text:p>0.0126538277</text:p>
          </table:table-cell>
          <table:table-cell office:value-type="float" office:value="0.014763945163604" calcext:value-type="float">
            <text:p>0.0147639452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.0126521587371826" calcext:value-type="float">
            <text:p>0.0126521587</text:p>
          </table:table-cell>
          <table:table-cell office:value-type="float" office:value="0.0143179179768428" calcext:value-type="float">
            <text:p>0.014317918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.0127091407775879" calcext:value-type="float">
            <text:p>0.0127091408</text:p>
          </table:table-cell>
          <table:table-cell office:value-type="float" office:value="0.0140372624547474" calcext:value-type="float">
            <text:p>0.014037262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.0127038955688477" calcext:value-type="float">
            <text:p>0.0127038956</text:p>
          </table:table-cell>
          <table:table-cell office:value-type="float" office:value="0.0138056776061282" calcext:value-type="float">
            <text:p>0.0138056776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.0125811100006104" calcext:value-type="float">
            <text:p>0.01258111</text:p>
          </table:table-cell>
          <table:table-cell office:value-type="float" office:value="0.013523192987053" calcext:value-type="float">
            <text:p>0.013523193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.0125870704650879" calcext:value-type="float">
            <text:p>0.0125870705</text:p>
          </table:table-cell>
          <table:table-cell office:value-type="float" office:value="0.0133031569560406" calcext:value-type="float">
            <text:p>0.013303157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0136327743530273" calcext:value-type="float">
            <text:p>0.0136327744</text:p>
          </table:table-cell>
          <table:table-cell office:value-type="float" office:value="0.0148704236506969" calcext:value-type="float">
            <text:p>0.014870423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0136330127716064" calcext:value-type="float">
            <text:p>0.0136330128</text:p>
          </table:table-cell>
          <table:table-cell office:value-type="float" office:value="0.015260825168816" calcext:value-type="float">
            <text:p>0.0152608252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0.0136640071868896" calcext:value-type="float">
            <text:p>0.0136640072</text:p>
          </table:table-cell>
          <table:table-cell office:value-type="float" office:value="0.0145547754403539" calcext:value-type="float">
            <text:p>0.0145547754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.0126540660858154" calcext:value-type="float">
            <text:p>0.0126540661</text:p>
          </table:table-cell>
          <table:table-cell office:value-type="float" office:value="0.0149232269019526" calcext:value-type="float">
            <text:p>0.0149232269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0127229690551758" calcext:value-type="float">
            <text:p>0.0127229691</text:p>
          </table:table-cell>
          <table:table-cell office:value-type="float" office:value="0.0145704766656289" calcext:value-type="float">
            <text:p>0.0145704767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.0127220153808594" calcext:value-type="float">
            <text:p>0.0127220154</text:p>
          </table:table-cell>
          <table:table-cell office:value-type="float" office:value="0.0142820841752416" calcext:value-type="float">
            <text:p>0.0142820842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.0127279758453369" calcext:value-type="float">
            <text:p>0.0127279758</text:p>
          </table:table-cell>
          <table:table-cell office:value-type="float" office:value="0.0140388590471827" calcext:value-type="float">
            <text:p>0.014038859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0126919746398926" calcext:value-type="float">
            <text:p>0.0126919746</text:p>
          </table:table-cell>
          <table:table-cell office:value-type="float" office:value="0.0138697785116001" calcext:value-type="float">
            <text:p>0.0138697785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.0137190818786621" calcext:value-type="float">
            <text:p>0.0137190819</text:p>
          </table:table-cell>
          <table:table-cell office:value-type="float" office:value="0.0150384271951718" calcext:value-type="float">
            <text:p>0.0150384272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.0137240886688232" calcext:value-type="float">
            <text:p>0.0137240887</text:p>
          </table:table-cell>
          <table:table-cell office:value-type="float" office:value="0.0153202267570613" calcext:value-type="float">
            <text:p>0.0153202268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.0137259960174561" calcext:value-type="float">
            <text:p>0.013725996</text:p>
          </table:table-cell>
          <table:table-cell office:value-type="float" office:value="0.0154574241715059" calcext:value-type="float">
            <text:p>0.015457424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.012692928314209" calcext:value-type="float">
            <text:p>0.0126929283</text:p>
          </table:table-cell>
          <table:table-cell office:value-type="float" office:value="0.0148949907179931" calcext:value-type="float">
            <text:p>0.014894990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.0126399993896484" calcext:value-type="float">
            <text:p>0.0126399994</text:p>
          </table:table-cell>
          <table:table-cell office:value-type="float" office:value="0.015372089695561" calcext:value-type="float">
            <text:p>0.0153720897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.0126950740814209" calcext:value-type="float">
            <text:p>0.0126950741</text:p>
          </table:table-cell>
          <table:table-cell office:value-type="float" office:value="0.0151825207683615" calcext:value-type="float">
            <text:p>0.0151825208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0126919746398926" calcext:value-type="float">
            <text:p>0.0126919746</text:p>
          </table:table-cell>
          <table:table-cell office:value-type="float" office:value="0.0149830954622573" calcext:value-type="float">
            <text:p>0.0149830955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.0126891136169434" calcext:value-type="float">
            <text:p>0.0126891136</text:p>
          </table:table-cell>
          <table:table-cell office:value-type="float" office:value="0.014783128474508" calcext:value-type="float">
            <text:p>0.014783128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0117189884185791" calcext:value-type="float">
            <text:p>0.0117189884</text:p>
          </table:table-cell>
          <table:table-cell office:value-type="float" office:value="0.0154353217230674" calcext:value-type="float">
            <text:p>0.0154353217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.0127599239349365" calcext:value-type="float">
            <text:p>0.0127599239</text:p>
          </table:table-cell>
          <table:table-cell office:value-type="float" office:value="0.0144129628776582" calcext:value-type="float">
            <text:p>0.0144129629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.0127608776092529" calcext:value-type="float">
            <text:p>0.0127608776</text:p>
          </table:table-cell>
          <table:table-cell office:value-type="float" office:value="0.0140441401754515" calcext:value-type="float">
            <text:p>0.0140441402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.0127661228179932" calcext:value-type="float">
            <text:p>0.0127661228</text:p>
          </table:table-cell>
          <table:table-cell office:value-type="float" office:value="0.013757408764287" calcext:value-type="float">
            <text:p>0.0137574088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0.0125839710235596" calcext:value-type="float">
            <text:p>0.012583971</text:p>
          </table:table-cell>
          <table:table-cell office:value-type="float" office:value="0.0143709158941432" calcext:value-type="float">
            <text:p>0.014370915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.0115780830383301" calcext:value-type="float">
            <text:p>0.011578083</text:p>
          </table:table-cell>
          <table:table-cell office:value-type="float" office:value="0.0145777983970938" calcext:value-type="float">
            <text:p>0.0145777984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.011497974395752" calcext:value-type="float">
            <text:p>0.0114979744</text:p>
          </table:table-cell>
          <table:table-cell office:value-type="float" office:value="0.0150925330509177" calcext:value-type="float">
            <text:p>0.015092533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0114791393280029" calcext:value-type="float">
            <text:p>0.0114791393</text:p>
          </table:table-cell>
          <table:table-cell office:value-type="float" office:value="0.0153344783937962" calcext:value-type="float">
            <text:p>0.0153344784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.0114791393280029" calcext:value-type="float">
            <text:p>0.0114791393</text:p>
          </table:table-cell>
          <table:table-cell office:value-type="float" office:value="0.0153727756792541" calcext:value-type="float">
            <text:p>0.0153727757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.0116770267486572" calcext:value-type="float">
            <text:p>0.0116770267</text:p>
          </table:table-cell>
          <table:table-cell office:value-type="float" office:value="0.0151030806437868" calcext:value-type="float">
            <text:p>0.0151030806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.0116820335388184" calcext:value-type="float">
            <text:p>0.0116820335</text:p>
          </table:table-cell>
          <table:table-cell office:value-type="float" office:value="0.0148146481511475" calcext:value-type="float">
            <text:p>0.0148146482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.0116951465606689" calcext:value-type="float">
            <text:p>0.0116951466</text:p>
          </table:table-cell>
          <table:table-cell office:value-type="float" office:value="0.0145159962270985" calcext:value-type="float">
            <text:p>0.0145159962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.0116169452667236" calcext:value-type="float">
            <text:p>0.0116169453</text:p>
          </table:table-cell>
          <table:table-cell office:value-type="float" office:value="0.0143002804820675" calcext:value-type="float">
            <text:p>0.014300280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35879167894999" calcext:value-type="float">
            <text:p>0.0135879168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0115468502044678" calcext:value-type="float">
            <text:p>0.0115468502</text:p>
          </table:table-cell>
          <table:table-cell office:value-type="float" office:value="0.0142694835194121" calcext:value-type="float">
            <text:p>0.014269483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.01161789894104" calcext:value-type="float">
            <text:p>0.0116178989</text:p>
          </table:table-cell>
          <table:table-cell office:value-type="float" office:value="0.0140556685879022" calcext:value-type="float">
            <text:p>0.0140556686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.0116140842437744" calcext:value-type="float">
            <text:p>0.0116140842</text:p>
          </table:table-cell>
          <table:table-cell office:value-type="float" office:value="0.0138425100977417" calcext:value-type="float">
            <text:p>0.013842510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0116980075836182" calcext:value-type="float">
            <text:p>0.0116980076</text:p>
          </table:table-cell>
          <table:table-cell office:value-type="float" office:value="0.0135595536082742" calcext:value-type="float">
            <text:p>0.0135595536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0116889476776123" calcext:value-type="float">
            <text:p>0.0116889477</text:p>
          </table:table-cell>
          <table:table-cell office:value-type="float" office:value="0.0133236175165457" calcext:value-type="float">
            <text:p>0.0133236175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.0116050243377686" calcext:value-type="float">
            <text:p>0.0116050243</text:p>
          </table:table-cell>
          <table:table-cell office:value-type="float" office:value="0.0131911339462455" calcext:value-type="float">
            <text:p>0.0131911339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.0116028785705566" calcext:value-type="float">
            <text:p>0.0116028786</text:p>
          </table:table-cell>
          <table:table-cell office:value-type="float" office:value="0.0130565032242815" calcext:value-type="float">
            <text:p>0.0130565032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.0125970840454102" calcext:value-type="float">
            <text:p>0.012597084</text:p>
          </table:table-cell>
          <table:table-cell office:value-type="float" office:value="0.0139495028323315" calcext:value-type="float">
            <text:p>0.0139495028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0.0135681629180908" calcext:value-type="float">
            <text:p>0.0135681629</text:p>
          </table:table-cell>
          <table:table-cell office:value-type="float" office:value="0.0150964672833366" calcext:value-type="float">
            <text:p>0.0150964673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.0125429630279541" calcext:value-type="float">
            <text:p>0.012542963</text:p>
          </table:table-cell>
          <table:table-cell office:value-type="float" office:value="0.0140836444412104" calcext:value-type="float">
            <text:p>0.0140836444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.0126049518585205" calcext:value-type="float">
            <text:p>0.0126049519</text:p>
          </table:table-cell>
          <table:table-cell office:value-type="float" office:value="0.0141932660122601" calcext:value-type="float">
            <text:p>0.014193266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.0126068592071533" calcext:value-type="float">
            <text:p>0.0126068592</text:p>
          </table:table-cell>
          <table:table-cell office:value-type="float" office:value="0.0142177161181691" calcext:value-type="float">
            <text:p>0.0142177161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126140117645264" calcext:value-type="float">
            <text:p>0.0126140118</text:p>
          </table:table-cell>
          <table:table-cell office:value-type="float" office:value="0.0141914688487472" calcext:value-type="float">
            <text:p>0.014191468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41080506275134" calcext:value-type="float">
            <text:p>0.0141080506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.0136289596557617" calcext:value-type="float">
            <text:p>0.0136289597</text:p>
          </table:table-cell>
          <table:table-cell office:value-type="float" office:value="0.0157657525321864" calcext:value-type="float">
            <text:p>0.0157657525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.0136270523071289" calcext:value-type="float">
            <text:p>0.0136270523</text:p>
          </table:table-cell>
          <table:table-cell office:value-type="float" office:value="0.0161360504321439" calcext:value-type="float">
            <text:p>0.0161360504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.0136270523071289" calcext:value-type="float">
            <text:p>0.0136270523</text:p>
          </table:table-cell>
          <table:table-cell office:value-type="float" office:value="0.0163006522375843" calcext:value-type="float">
            <text:p>0.016300652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0.0124478340148926" calcext:value-type="float">
            <text:p>0.012447834</text:p>
          </table:table-cell>
          <table:table-cell office:value-type="float" office:value="0.0145411441357873" calcext:value-type="float">
            <text:p>0.0145411441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.0125191211700439" calcext:value-type="float">
            <text:p>0.0125191212</text:p>
          </table:table-cell>
          <table:table-cell office:value-type="float" office:value="0.0157108592461389" calcext:value-type="float">
            <text:p>0.015710859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.0125811100006104" calcext:value-type="float">
            <text:p>0.01258111</text:p>
          </table:table-cell>
          <table:table-cell office:value-type="float" office:value="0.0151698255538793" calcext:value-type="float">
            <text:p>0.0151698256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.0125820636749268" calcext:value-type="float">
            <text:p>0.0125820637</text:p>
          </table:table-cell>
          <table:table-cell office:value-type="float" office:value="0.0147330403672674" calcext:value-type="float">
            <text:p>0.0147330404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0125858783721924" calcext:value-type="float">
            <text:p>0.0125858784</text:p>
          </table:table-cell>
          <table:table-cell office:value-type="float" office:value="0.0143758442068102" calcext:value-type="float">
            <text:p>0.0143758442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.0114760398864746" calcext:value-type="float">
            <text:p>0.0114760399</text:p>
          </table:table-cell>
          <table:table-cell office:value-type="float" office:value="0.0150566064691815" calcext:value-type="float">
            <text:p>0.0150566065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.0125479698181152" calcext:value-type="float">
            <text:p>0.0125479698</text:p>
          </table:table-cell>
          <table:table-cell office:value-type="float" office:value="0.0140498372103996" calcext:value-type="float">
            <text:p>0.0140498372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.0125851631164551" calcext:value-type="float">
            <text:p>0.0125851631</text:p>
          </table:table-cell>
          <table:table-cell office:value-type="float" office:value="0.0137114580167458" calcext:value-type="float">
            <text:p>0.013711458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012584924697876" calcext:value-type="float">
            <text:p>0.0125849247</text:p>
          </table:table-cell>
          <table:table-cell office:value-type="float" office:value="0.0134539317343749" calcext:value-type="float">
            <text:p>0.0134539317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0.013512134552002" calcext:value-type="float">
            <text:p>0.0135121346</text:p>
          </table:table-cell>
          <table:table-cell office:value-type="float" office:value="0.0148684744948478" calcext:value-type="float">
            <text:p>0.014868474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.0116629600524902" calcext:value-type="float">
            <text:p>0.0116629601</text:p>
          </table:table-cell>
          <table:table-cell office:value-type="float" office:value="0.0140162786116978" calcext:value-type="float">
            <text:p>0.0140162786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.011667013168335" calcext:value-type="float">
            <text:p>0.0116670132</text:p>
          </table:table-cell>
          <table:table-cell office:value-type="float" office:value="0.0143082310686016" calcext:value-type="float">
            <text:p>0.014308231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.0116391181945801" calcext:value-type="float">
            <text:p>0.0116391182</text:p>
          </table:table-cell>
          <table:table-cell office:value-type="float" office:value="0.0144416949110969" calcext:value-type="float">
            <text:p>0.0144416949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.0116970539093018" calcext:value-type="float">
            <text:p>0.0116970539</text:p>
          </table:table-cell>
          <table:table-cell office:value-type="float" office:value="0.0143910062849619" calcext:value-type="float">
            <text:p>0.0143910063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.0126199722290039" calcext:value-type="float">
            <text:p>0.0126199722</text:p>
          </table:table-cell>
          <table:table-cell office:value-type="float" office:value="0.0143233275563871" calcext:value-type="float">
            <text:p>0.0143233276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.0125160217285156" calcext:value-type="float">
            <text:p>0.0125160217</text:p>
          </table:table-cell>
          <table:table-cell office:value-type="float" office:value="0.0141087392237299" calcext:value-type="float">
            <text:p>0.0141087392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0125141143798828" calcext:value-type="float">
            <text:p>0.0125141144</text:p>
          </table:table-cell>
          <table:table-cell office:value-type="float" office:value="0.0139159974414863" calcext:value-type="float">
            <text:p>0.0139159974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.0135807991027832" calcext:value-type="float">
            <text:p>0.0135807991</text:p>
          </table:table-cell>
          <table:table-cell office:value-type="float" office:value="0.0155283995575313" calcext:value-type="float">
            <text:p>0.0155283996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0.0135400295257568" calcext:value-type="float">
            <text:p>0.0135400295</text:p>
          </table:table-cell>
          <table:table-cell office:value-type="float" office:value="0.0140717072208908" calcext:value-type="float">
            <text:p>0.0140717072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48327232506365" calcext:value-type="float">
            <text:p>0.0148327233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.0125668048858643" calcext:value-type="float">
            <text:p>0.0125668049</text:p>
          </table:table-cell>
          <table:table-cell office:value-type="float" office:value="0.014296516985008" calcext:value-type="float">
            <text:p>0.014296517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125939846038818" calcext:value-type="float">
            <text:p>0.0125939846</text:p>
          </table:table-cell>
          <table:table-cell office:value-type="float" office:value="0.0138740634630937" calcext:value-type="float">
            <text:p>0.0138740635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0.0125970840454102" calcext:value-type="float">
            <text:p>0.012597084</text:p>
          </table:table-cell>
          <table:table-cell office:value-type="float" office:value="0.0135603127467065" calcext:value-type="float">
            <text:p>0.0135603127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0.0125899314880371" calcext:value-type="float">
            <text:p>0.0125899315</text:p>
          </table:table-cell>
          <table:table-cell office:value-type="float" office:value="0.013319583153796" calcext:value-type="float">
            <text:p>0.0133195832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125868320465088" calcext:value-type="float">
            <text:p>0.012586832</text:p>
          </table:table-cell>
          <table:table-cell office:value-type="float" office:value="0.0131415147552307" calcext:value-type="float">
            <text:p>0.013141514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.0136101245880127" calcext:value-type="float">
            <text:p>0.0136101246</text:p>
          </table:table-cell>
          <table:table-cell office:value-type="float" office:value="0.0147443880435451" calcext:value-type="float">
            <text:p>0.014744388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0136039257049561" calcext:value-type="float">
            <text:p>0.0136039257</text:p>
          </table:table-cell>
          <table:table-cell office:value-type="float" office:value="0.0151434153569879" calcext:value-type="float">
            <text:p>0.0151434154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.0125498771667481" calcext:value-type="float">
            <text:p>0.0125498772</text:p>
          </table:table-cell>
          <table:table-cell office:value-type="float" office:value="0.0143979952273575" calcext:value-type="float">
            <text:p>0.0143979952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.0125138759613037" calcext:value-type="float">
            <text:p>0.012513876</text:p>
          </table:table-cell>
          <table:table-cell office:value-type="float" office:value="0.0149426757093244" calcext:value-type="float">
            <text:p>0.0149426757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0.0125730037689209" calcext:value-type="float">
            <text:p>0.0125730038</text:p>
          </table:table-cell>
          <table:table-cell office:value-type="float" office:value="0.0146833034917546" calcext:value-type="float">
            <text:p>0.014683303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0.0125699043273926" calcext:value-type="float">
            <text:p>0.0125699043</text:p>
          </table:table-cell>
          <table:table-cell office:value-type="float" office:value="0.0144498556189731" calcext:value-type="float">
            <text:p>0.014449855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.0125749111175537" calcext:value-type="float">
            <text:p>0.0125749111</text:p>
          </table:table-cell>
          <table:table-cell office:value-type="float" office:value="0.0142335260332074" calcext:value-type="float">
            <text:p>0.014233526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115871429443359" calcext:value-type="float">
            <text:p>0.0115871429</text:p>
          </table:table-cell>
          <table:table-cell office:value-type="float" office:value="0.014904025178" calcext:value-type="float">
            <text:p>0.0149040252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.0126199722290039" calcext:value-type="float">
            <text:p>0.0126199722</text:p>
          </table:table-cell>
          <table:table-cell office:value-type="float" office:value="0.0139586720245158" calcext:value-type="float">
            <text:p>0.013958672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0.0126199722290039" calcext:value-type="float">
            <text:p>0.0126199722</text:p>
          </table:table-cell>
          <table:table-cell office:value-type="float" office:value="0.0136285318040412" calcext:value-type="float">
            <text:p>0.0136285318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.0126218795776367" calcext:value-type="float">
            <text:p>0.0126218796</text:p>
          </table:table-cell>
          <table:table-cell office:value-type="float" office:value="0.0133825055648467" calcext:value-type="float">
            <text:p>0.013382505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0.0125250816345215" calcext:value-type="float">
            <text:p>0.0125250816</text:p>
          </table:table-cell>
          <table:table-cell office:value-type="float" office:value="0.0140167629033835" calcext:value-type="float">
            <text:p>0.0140167629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.0123291015625" calcext:value-type="float">
            <text:p>0.0123291016</text:p>
          </table:table-cell>
          <table:table-cell office:value-type="float" office:value="0.0134421884117064" calcext:value-type="float">
            <text:p>0.0134421884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.0123310089111328" calcext:value-type="float">
            <text:p>0.0123310089</text:p>
          </table:table-cell>
          <table:table-cell office:value-type="float" office:value="0.0134449023858666" calcext:value-type="float">
            <text:p>0.0134449024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0.0123920440673828" calcext:value-type="float">
            <text:p>0.0123920441</text:p>
          </table:table-cell>
          <table:table-cell office:value-type="float" office:value="0.0133584684986051" calcext:value-type="float">
            <text:p>0.013358468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012394905090332" calcext:value-type="float">
            <text:p>0.0123949051</text:p>
          </table:table-cell>
          <table:table-cell office:value-type="float" office:value="0.0132690421015334" calcext:value-type="float">
            <text:p>0.013269042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.0115749835968018" calcext:value-type="float">
            <text:p>0.0115749836</text:p>
          </table:table-cell>
          <table:table-cell office:value-type="float" office:value="0.0139004705536941" calcext:value-type="float">
            <text:p>0.0139004706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.0115740299224854" calcext:value-type="float">
            <text:p>0.0115740299</text:p>
          </table:table-cell>
          <table:table-cell office:value-type="float" office:value="0.0142430084730485" calcext:value-type="float">
            <text:p>0.0142430085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.0125999450683594" calcext:value-type="float">
            <text:p>0.0125999451</text:p>
          </table:table-cell>
          <table:table-cell office:value-type="float" office:value="0.0139058955717065" calcext:value-type="float">
            <text:p>0.0139058956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0.0126020908355713" calcext:value-type="float">
            <text:p>0.0126020908</text:p>
          </table:table-cell>
          <table:table-cell office:value-type="float" office:value="0.0137947419201772" calcext:value-type="float">
            <text:p>0.0137947419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0.0124928951263428" calcext:value-type="float">
            <text:p>0.0124928951</text:p>
          </table:table-cell>
          <table:table-cell office:value-type="float" office:value="0.0141808863693667" calcext:value-type="float">
            <text:p>0.0141808864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0113661289215088" calcext:value-type="float">
            <text:p>0.0113661289</text:p>
          </table:table-cell>
          <table:table-cell office:value-type="float" office:value="0.0143363985997628" calcext:value-type="float">
            <text:p>0.0143363986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0.011368989944458" calcext:value-type="float">
            <text:p>0.0113689899</text:p>
          </table:table-cell>
          <table:table-cell office:value-type="float" office:value="0.0145965364732148" calcext:value-type="float">
            <text:p>0.0145965365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0.0114278793334961" calcext:value-type="float">
            <text:p>0.0114278793</text:p>
          </table:table-cell>
          <table:table-cell office:value-type="float" office:value="0.0146148629082357" calcext:value-type="float">
            <text:p>0.0146148629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.0114290714263916" calcext:value-type="float">
            <text:p>0.0114290714</text:p>
          </table:table-cell>
          <table:table-cell office:value-type="float" office:value="0.014526253313224" calcext:value-type="float">
            <text:p>0.0145262533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0.0115399360656738" calcext:value-type="float">
            <text:p>0.0115399361</text:p>
          </table:table-cell>
          <table:table-cell office:value-type="float" office:value="0.0142743097731621" calcext:value-type="float">
            <text:p>0.0142743098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.0115389823913574" calcext:value-type="float">
            <text:p>0.0115389824</text:p>
          </table:table-cell>
          <table:table-cell office:value-type="float" office:value="0.0140243571116644" calcext:value-type="float">
            <text:p>0.014024357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.0125710964202881" calcext:value-type="float">
            <text:p>0.0125710964</text:p>
          </table:table-cell>
          <table:table-cell office:value-type="float" office:value="0.0143188354240779" calcext:value-type="float">
            <text:p>0.0143188354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0.0125877857208252" calcext:value-type="float">
            <text:p>0.0125877857</text:p>
          </table:table-cell>
          <table:table-cell office:value-type="float" office:value="0.0143735231104679" calcext:value-type="float">
            <text:p>0.014373523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0.0115070343017578" calcext:value-type="float">
            <text:p>0.0115070343</text:p>
          </table:table-cell>
          <table:table-cell office:value-type="float" office:value="0.0137835328813193" calcext:value-type="float">
            <text:p>0.0137835329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0.0113580226898193" calcext:value-type="float">
            <text:p>0.0113580227</text:p>
          </table:table-cell>
          <table:table-cell office:value-type="float" office:value="0.0144547500389588" calcext:value-type="float">
            <text:p>0.0144547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.0113568305969238" calcext:value-type="float">
            <text:p>0.0113568306</text:p>
          </table:table-cell>
          <table:table-cell office:value-type="float" office:value="0.0144123255624039" calcext:value-type="float">
            <text:p>0.0144123256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.0123801231384277" calcext:value-type="float">
            <text:p>0.0123801231</text:p>
          </table:table-cell>
          <table:table-cell office:value-type="float" office:value="0.0143014515717016" calcext:value-type="float">
            <text:p>0.0143014516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.0123648643493652" calcext:value-type="float">
            <text:p>0.0123648643</text:p>
          </table:table-cell>
          <table:table-cell office:value-type="float" office:value="0.0141514828640682" calcext:value-type="float">
            <text:p>0.014151482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.0115220546722412" calcext:value-type="float">
            <text:p>0.0115220547</text:p>
          </table:table-cell>
          <table:table-cell office:value-type="float" office:value="0.0140663363426815" calcext:value-type="float">
            <text:p>0.014066336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0115151405334473" calcext:value-type="float">
            <text:p>0.0115151405</text:p>
          </table:table-cell>
          <table:table-cell office:value-type="float" office:value="0.0139370000072649" calcext:value-type="float">
            <text:p>0.013937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0.0125439167022705" calcext:value-type="float">
            <text:p>0.0125439167</text:p>
          </table:table-cell>
          <table:table-cell office:value-type="float" office:value="0.0140719121769901" calcext:value-type="float">
            <text:p>0.014071912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0125699043273926" calcext:value-type="float">
            <text:p>0.0125699043</text:p>
          </table:table-cell>
          <table:table-cell office:value-type="float" office:value="0.0142426473094514" calcext:value-type="float">
            <text:p>0.0142426473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0.0124950408935547" calcext:value-type="float">
            <text:p>0.0124950409</text:p>
          </table:table-cell>
          <table:table-cell office:value-type="float" office:value="0.0141201632163535" calcext:value-type="float">
            <text:p>0.0141201632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.0115108489990234" calcext:value-type="float">
            <text:p>0.011510849</text:p>
          </table:table-cell>
          <table:table-cell office:value-type="float" office:value="0.0141366182445414" calcext:value-type="float">
            <text:p>0.0141366182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.0115230083465576" calcext:value-type="float">
            <text:p>0.0115230083</text:p>
          </table:table-cell>
          <table:table-cell office:value-type="float" office:value="0.0139743419526794" calcext:value-type="float">
            <text:p>0.01397434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.0125539302825928" calcext:value-type="float">
            <text:p>0.0125539303</text:p>
          </table:table-cell>
          <table:table-cell office:value-type="float" office:value="0.0141870570771182" calcext:value-type="float">
            <text:p>0.0141870571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.0125348567962646" calcext:value-type="float">
            <text:p>0.0125348568</text:p>
          </table:table-cell>
          <table:table-cell office:value-type="float" office:value="0.0142541584930831" calcext:value-type="float">
            <text:p>0.0142541585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0115389823913574" calcext:value-type="float">
            <text:p>0.0115389824</text:p>
          </table:table-cell>
          <table:table-cell office:value-type="float" office:value="0.0141555527512217" calcext:value-type="float">
            <text:p>0.0141555528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.0115408897399902" calcext:value-type="float">
            <text:p>0.0115408897</text:p>
          </table:table-cell>
          <table:table-cell office:value-type="float" office:value="0.0140074059793258" calcext:value-type="float">
            <text:p>0.014007406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0125560760498047" calcext:value-type="float">
            <text:p>0.012556076</text:p>
          </table:table-cell>
          <table:table-cell office:value-type="float" office:value="0.0142120396313468" calcext:value-type="float">
            <text:p>0.0142120396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.0125679969787598" calcext:value-type="float">
            <text:p>0.012567997</text:p>
          </table:table-cell>
          <table:table-cell office:value-type="float" office:value="0.0142339957118374" calcext:value-type="float">
            <text:p>0.0142339957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0124859809875488" calcext:value-type="float">
            <text:p>0.012485981</text:p>
          </table:table-cell>
          <table:table-cell office:value-type="float" office:value="0.0141096524874391" calcext:value-type="float">
            <text:p>0.0141096525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0114929676055908" calcext:value-type="float">
            <text:p>0.0114929676</text:p>
          </table:table-cell>
          <table:table-cell office:value-type="float" office:value="0.0142710591434988" calcext:value-type="float">
            <text:p>0.0142710591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.0114891529083252" calcext:value-type="float">
            <text:p>0.0114891529</text:p>
          </table:table-cell>
          <table:table-cell office:value-type="float" office:value="0.0142119045200744" calcext:value-type="float">
            <text:p>0.0142119045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.012484073638916" calcext:value-type="float">
            <text:p>0.0124840736</text:p>
          </table:table-cell>
          <table:table-cell office:value-type="float" office:value="0.0142174500108145" calcext:value-type="float">
            <text:p>0.0142174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0.0124797821044922" calcext:value-type="float">
            <text:p>0.0124797821</text:p>
          </table:table-cell>
          <table:table-cell office:value-type="float" office:value="0.0141620932512641" calcext:value-type="float">
            <text:p>0.014162093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0.0115320682525635" calcext:value-type="float">
            <text:p>0.0115320683</text:p>
          </table:table-cell>
          <table:table-cell office:value-type="float" office:value="0.0141443223408498" calcext:value-type="float">
            <text:p>0.014144322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.0115370750427246" calcext:value-type="float">
            <text:p>0.011537075</text:p>
          </table:table-cell>
          <table:table-cell office:value-type="float" office:value="0.0140466462992405" calcext:value-type="float">
            <text:p>0.0140466463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0.0125558376312256" calcext:value-type="float">
            <text:p>0.0125558376</text:p>
          </table:table-cell>
          <table:table-cell office:value-type="float" office:value="0.0141788492882092" calcext:value-type="float">
            <text:p>0.014178849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0125579833984375" calcext:value-type="float">
            <text:p>0.0125579834</text:p>
          </table:table-cell>
          <table:table-cell office:value-type="float" office:value="0.0141759545625472" calcext:value-type="float">
            <text:p>0.0141759546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0.0125589370727539" calcext:value-type="float">
            <text:p>0.0125589371</text:p>
          </table:table-cell>
          <table:table-cell office:value-type="float" office:value="0.0141773307895082" calcext:value-type="float">
            <text:p>0.0141773308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.0114469528198242" calcext:value-type="float">
            <text:p>0.0114469528</text:p>
          </table:table-cell>
          <table:table-cell office:value-type="float" office:value="0.0142910015626778" calcext:value-type="float">
            <text:p>0.014291001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.0114510059356689" calcext:value-type="float">
            <text:p>0.0114510059</text:p>
          </table:table-cell>
          <table:table-cell office:value-type="float" office:value="0.0142740781569352" calcext:value-type="float">
            <text:p>0.0142740782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.0125339031219482" calcext:value-type="float">
            <text:p>0.0125339031</text:p>
          </table:table-cell>
          <table:table-cell office:value-type="float" office:value="0.0143148930535513" calcext:value-type="float">
            <text:p>0.014314893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0.0125370025634766" calcext:value-type="float">
            <text:p>0.0125370026</text:p>
          </table:table-cell>
          <table:table-cell office:value-type="float" office:value="0.0142895087658124" calcext:value-type="float">
            <text:p>0.0142895088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.0115969181060791" calcext:value-type="float">
            <text:p>0.0115969181</text:p>
          </table:table-cell>
          <table:table-cell office:value-type="float" office:value="0.014202481738824" calcext:value-type="float">
            <text:p>0.014202481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.0116009712219238" calcext:value-type="float">
            <text:p>0.0116009712</text:p>
          </table:table-cell>
          <table:table-cell office:value-type="float" office:value="0.0140603999124754" calcext:value-type="float">
            <text:p>0.0140603999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.0125720500946045" calcext:value-type="float">
            <text:p>0.0125720501</text:p>
          </table:table-cell>
          <table:table-cell office:value-type="float" office:value="0.0142182440234943" calcext:value-type="float">
            <text:p>0.014218244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.012570858001709" calcext:value-type="float">
            <text:p>0.012570858</text:p>
          </table:table-cell>
          <table:table-cell office:value-type="float" office:value="0.0141923086685124" calcext:value-type="float">
            <text:p>0.0141923087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41115858216808" calcext:value-type="float">
            <text:p>0.0141115858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0.0114719867706299" calcext:value-type="float">
            <text:p>0.0114719868</text:p>
          </table:table-cell>
          <table:table-cell office:value-type="float" office:value="0.0143143082847333" calcext:value-type="float">
            <text:p>0.014314308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0.0114569664001465" calcext:value-type="float">
            <text:p>0.0114569664</text:p>
          </table:table-cell>
          <table:table-cell office:value-type="float" office:value="0.0143186908097354" calcext:value-type="float">
            <text:p>0.0143186908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.0124750137329102" calcext:value-type="float">
            <text:p>0.0124750137</text:p>
          </table:table-cell>
          <table:table-cell office:value-type="float" office:value="0.0142594354315405" calcext:value-type="float">
            <text:p>0.014259435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.0124750137329102" calcext:value-type="float">
            <text:p>0.0124750137</text:p>
          </table:table-cell>
          <table:table-cell office:value-type="float" office:value="0.0141647859115178" calcext:value-type="float">
            <text:p>0.0141647859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0.0115280151367188" calcext:value-type="float">
            <text:p>0.0115280151</text:p>
          </table:table-cell>
          <table:table-cell office:value-type="float" office:value="0.0141755787458191" calcext:value-type="float">
            <text:p>0.014175578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.0115258693695068" calcext:value-type="float">
            <text:p>0.0115258694</text:p>
          </table:table-cell>
          <table:table-cell office:value-type="float" office:value="0.0141018027268553" calcext:value-type="float">
            <text:p>0.0141018027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0125479698181152" calcext:value-type="float">
            <text:p>0.0125479698</text:p>
          </table:table-cell>
          <table:table-cell office:value-type="float" office:value="0.0141619772117863" calcext:value-type="float">
            <text:p>0.014161977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.0125308036804199" calcext:value-type="float">
            <text:p>0.0125308037</text:p>
          </table:table-cell>
          <table:table-cell office:value-type="float" office:value="0.0141252969255835" calcext:value-type="float">
            <text:p>0.0141252969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0.0124468803405762" calcext:value-type="float">
            <text:p>0.0124468803</text:p>
          </table:table-cell>
          <table:table-cell office:value-type="float" office:value="0.0141055268126224" calcext:value-type="float">
            <text:p>0.014105526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.0114390850067139" calcext:value-type="float">
            <text:p>0.011439085</text:p>
          </table:table-cell>
          <table:table-cell office:value-type="float" office:value="0.0142644252200667" calcext:value-type="float">
            <text:p>0.0142644252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0.0114428997039795" calcext:value-type="float">
            <text:p>0.0114428997</text:p>
          </table:table-cell>
          <table:table-cell office:value-type="float" office:value="0.0142640984215466" calcext:value-type="float">
            <text:p>0.014264098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0.0124518871307373" calcext:value-type="float">
            <text:p>0.0124518871</text:p>
          </table:table-cell>
          <table:table-cell office:value-type="float" office:value="0.014214080785527" calcext:value-type="float">
            <text:p>0.0142140808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0.0124490261077881" calcext:value-type="float">
            <text:p>0.0124490261</text:p>
          </table:table-cell>
          <table:table-cell office:value-type="float" office:value="0.0141229695093592" calcext:value-type="float">
            <text:p>0.014122969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0114901065826416" calcext:value-type="float">
            <text:p>0.0114901066</text:p>
          </table:table-cell>
          <table:table-cell office:value-type="float" office:value="0.0141496168010444" calcext:value-type="float">
            <text:p>0.0141496168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0.0114881992340088" calcext:value-type="float">
            <text:p>0.0114881992</text:p>
          </table:table-cell>
          <table:table-cell office:value-type="float" office:value="0.0140856633219414" calcext:value-type="float">
            <text:p>0.0140856633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0.0115690231323242" calcext:value-type="float">
            <text:p>0.0115690231</text:p>
          </table:table-cell>
          <table:table-cell office:value-type="float" office:value="0.0139757361113062" calcext:value-type="float">
            <text:p>0.013975736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.0115549564361572" calcext:value-type="float">
            <text:p>0.0115549564</text:p>
          </table:table-cell>
          <table:table-cell office:value-type="float" office:value="0.0138276595421204" calcext:value-type="float">
            <text:p>0.013827659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0.0133509635925293" calcext:value-type="float">
            <text:p>0.0133509636</text:p>
          </table:table-cell>
          <table:table-cell office:value-type="float" office:value="0.014562885892952" calcext:value-type="float">
            <text:p>0.0145628859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0123701095581055" calcext:value-type="float">
            <text:p>0.0123701096</text:p>
          </table:table-cell>
          <table:table-cell office:value-type="float" office:value="0.0138654365954537" calcext:value-type="float">
            <text:p>0.0138654366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0.0123651027679443" calcext:value-type="float">
            <text:p>0.0123651028</text:p>
          </table:table-cell>
          <table:table-cell office:value-type="float" office:value="0.0138378661778553" calcext:value-type="float">
            <text:p>0.0138378662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0.0124161243438721" calcext:value-type="float">
            <text:p>0.0124161243</text:p>
          </table:table-cell>
          <table:table-cell office:value-type="float" office:value="0.0138311485076653" calcext:value-type="float">
            <text:p>0.0138311485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.0124261379241943" calcext:value-type="float">
            <text:p>0.0124261379</text:p>
          </table:table-cell>
          <table:table-cell office:value-type="float" office:value="0.0137937858093472" calcext:value-type="float">
            <text:p>0.0137937858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.0124039649963379" calcext:value-type="float">
            <text:p>0.012403965</text:p>
          </table:table-cell>
          <table:table-cell office:value-type="float" office:value="0.0137015829983264" calcext:value-type="float">
            <text:p>0.013701583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.0124049186706543" calcext:value-type="float">
            <text:p>0.0124049187</text:p>
          </table:table-cell>
          <table:table-cell office:value-type="float" office:value="0.0136015972246378" calcext:value-type="float">
            <text:p>0.0136015972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.0115630626678467" calcext:value-type="float">
            <text:p>0.0115630627</text:p>
          </table:table-cell>
          <table:table-cell office:value-type="float" office:value="0.0146723781660596" calcext:value-type="float">
            <text:p>0.0146723782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.0115461349487305" calcext:value-type="float">
            <text:p>0.0115461349</text:p>
          </table:table-cell>
          <table:table-cell office:value-type="float" office:value="0.014661878115194" calcext:value-type="float">
            <text:p>0.014661878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.0133481025695801" calcext:value-type="float">
            <text:p>0.0133481026</text:p>
          </table:table-cell>
          <table:table-cell office:value-type="float" office:value="0.0150382813570414" calcext:value-type="float">
            <text:p>0.015038281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.0123560428619385" calcext:value-type="float">
            <text:p>0.0123560429</text:p>
          </table:table-cell>
          <table:table-cell office:value-type="float" office:value="0.0142693390464945" calcext:value-type="float">
            <text:p>0.014269339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.0124208927154541" calcext:value-type="float">
            <text:p>0.0124208927</text:p>
          </table:table-cell>
          <table:table-cell office:value-type="float" office:value="0.0140249008620982" calcext:value-type="float">
            <text:p>0.014024900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114638805389404" calcext:value-type="float">
            <text:p>0.0114638805</text:p>
          </table:table-cell>
          <table:table-cell office:value-type="float" office:value="0.0142164019067274" calcext:value-type="float">
            <text:p>0.014216401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.011462926864624" calcext:value-type="float">
            <text:p>0.0114629269</text:p>
          </table:table-cell>
          <table:table-cell office:value-type="float" office:value="0.0142568926395488" calcext:value-type="float">
            <text:p>0.0142568926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.0124011039733887" calcext:value-type="float">
            <text:p>0.012401104</text:p>
          </table:table-cell>
          <table:table-cell office:value-type="float" office:value="0.014117821065761" calcext:value-type="float">
            <text:p>0.014117821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0.0134329795837402" calcext:value-type="float">
            <text:p>0.0134329796</text:p>
          </table:table-cell>
          <table:table-cell office:value-type="float" office:value="0.0156850019770162" calcext:value-type="float">
            <text:p>0.015685002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115480422973633" calcext:value-type="float">
            <text:p>0.0115480423</text:p>
          </table:table-cell>
          <table:table-cell office:value-type="float" office:value="0.0155922646830644" calcext:value-type="float">
            <text:p>0.0155922647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.0115458965301514" calcext:value-type="float">
            <text:p>0.0115458965</text:p>
          </table:table-cell>
          <table:table-cell office:value-type="float" office:value="0.0154069014306659" calcext:value-type="float">
            <text:p>0.0154069014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0.0123629570007324" calcext:value-type="float">
            <text:p>0.012362957</text:p>
          </table:table-cell>
          <table:table-cell office:value-type="float" office:value="0.0140205260139624" calcext:value-type="float">
            <text:p>0.014020526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.0123429298400879" calcext:value-type="float">
            <text:p>0.0123429298</text:p>
          </table:table-cell>
          <table:table-cell office:value-type="float" office:value="0.0147760180888595" calcext:value-type="float">
            <text:p>0.014776018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.0123350620269775" calcext:value-type="float">
            <text:p>0.012335062</text:p>
          </table:table-cell>
          <table:table-cell office:value-type="float" office:value="0.0142771155982758" calcext:value-type="float">
            <text:p>0.0142771156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123951435089111" calcext:value-type="float">
            <text:p>0.0123951435</text:p>
          </table:table-cell>
          <table:table-cell office:value-type="float" office:value="0.0139566133319025" calcext:value-type="float">
            <text:p>0.0139566133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.012394905090332" calcext:value-type="float">
            <text:p>0.0123949051</text:p>
          </table:table-cell>
          <table:table-cell office:value-type="float" office:value="0.013697219566725" calcext:value-type="float">
            <text:p>0.0136972196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.0114319324493408" calcext:value-type="float">
            <text:p>0.0114319324</text:p>
          </table:table-cell>
          <table:table-cell office:value-type="float" office:value="0.014066829551377" calcext:value-type="float">
            <text:p>0.0140668296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.0114290714263916" calcext:value-type="float">
            <text:p>0.0114290714</text:p>
          </table:table-cell>
          <table:table-cell office:value-type="float" office:value="0.0142295489644469" calcext:value-type="float">
            <text:p>0.014229549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.0124549865722656" calcext:value-type="float">
            <text:p>0.0124549866</text:p>
          </table:table-cell>
          <table:table-cell office:value-type="float" office:value="0.0139350889390184" calcext:value-type="float">
            <text:p>0.0139350889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.0124580860137939" calcext:value-type="float">
            <text:p>0.012458086</text:p>
          </table:table-cell>
          <table:table-cell office:value-type="float" office:value="0.0138362545313447" calcext:value-type="float">
            <text:p>0.0138362545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0.0132899284362793" calcext:value-type="float">
            <text:p>0.0132899284</text:p>
          </table:table-cell>
          <table:table-cell office:value-type="float" office:value="0.0140069069999175" calcext:value-type="float">
            <text:p>0.014006907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23410224914551" calcext:value-type="float">
            <text:p>0.0123410225</text:p>
          </table:table-cell>
          <table:table-cell office:value-type="float" office:value="0.0135966302225042" calcext:value-type="float">
            <text:p>0.0135966302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.0124011039733887" calcext:value-type="float">
            <text:p>0.012401104</text:p>
          </table:table-cell>
          <table:table-cell office:value-type="float" office:value="0.0134677306954076" calcext:value-type="float">
            <text:p>0.0134677307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123848915100098" calcext:value-type="float">
            <text:p>0.0123848915</text:p>
          </table:table-cell>
          <table:table-cell office:value-type="float" office:value="0.0133315692743861" calcext:value-type="float">
            <text:p>0.0133315693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32059241391668" calcext:value-type="float">
            <text:p>0.0132059241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.0123488903045654" calcext:value-type="float">
            <text:p>0.0123488903</text:p>
          </table:table-cell>
          <table:table-cell office:value-type="float" office:value="0.0130638301514153" calcext:value-type="float">
            <text:p>0.0130638302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.0133800506591797" calcext:value-type="float">
            <text:p>0.0133800507</text:p>
          </table:table-cell>
          <table:table-cell office:value-type="float" office:value="0.0147047831023963" calcext:value-type="float">
            <text:p>0.0147047831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.0133829116821289" calcext:value-type="float">
            <text:p>0.0133829117</text:p>
          </table:table-cell>
          <table:table-cell office:value-type="float" office:value="0.0151245850566154" calcext:value-type="float">
            <text:p>0.0151245851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0133841037750244" calcext:value-type="float">
            <text:p>0.0133841038</text:p>
          </table:table-cell>
          <table:table-cell office:value-type="float" office:value="0.0153469939006264" calcext:value-type="float">
            <text:p>0.0153469939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0.013308048248291" calcext:value-type="float">
            <text:p>0.0133080482</text:p>
          </table:table-cell>
          <table:table-cell office:value-type="float" office:value="0.0144503835221952" calcext:value-type="float">
            <text:p>0.0144503835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.0123119354248047" calcext:value-type="float">
            <text:p>0.0123119354</text:p>
          </table:table-cell>
          <table:table-cell office:value-type="float" office:value="0.0150546983657083" calcext:value-type="float">
            <text:p>0.0150546984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0.012382984161377" calcext:value-type="float">
            <text:p>0.0123829842</text:p>
          </table:table-cell>
          <table:table-cell office:value-type="float" office:value="0.0147150004345144" calcext:value-type="float">
            <text:p>0.0147150004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.0123889446258545" calcext:value-type="float">
            <text:p>0.0123889446</text:p>
          </table:table-cell>
          <table:table-cell office:value-type="float" office:value="0.0144139827522149" calcext:value-type="float">
            <text:p>0.0144139828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41619193395392" calcext:value-type="float">
            <text:p>0.0141619193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.01236891746521" calcext:value-type="float">
            <text:p>0.0123689175</text:p>
          </table:table-cell>
          <table:table-cell office:value-type="float" office:value="0.013949546223565" calcext:value-type="float">
            <text:p>0.0139495462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.0133941173553467" calcext:value-type="float">
            <text:p>0.0133941174</text:p>
          </table:table-cell>
          <table:table-cell office:value-type="float" office:value="0.0148401877675494" calcext:value-type="float">
            <text:p>0.0148401878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.0133957862854004" calcext:value-type="float">
            <text:p>0.0133957863</text:p>
          </table:table-cell>
          <table:table-cell office:value-type="float" office:value="0.0150526846494922" calcext:value-type="float">
            <text:p>0.0150526846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.0134010314941406" calcext:value-type="float">
            <text:p>0.0134010315</text:p>
          </table:table-cell>
          <table:table-cell office:value-type="float" office:value="0.0151462585142221" calcext:value-type="float">
            <text:p>0.0151462585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0.0132720470428467" calcext:value-type="float">
            <text:p>0.013272047</text:p>
          </table:table-cell>
          <table:table-cell office:value-type="float" office:value="0.0146314964632886" calcext:value-type="float">
            <text:p>0.0146314965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.0121488571166992" calcext:value-type="float">
            <text:p>0.0121488571</text:p>
          </table:table-cell>
          <table:table-cell office:value-type="float" office:value="0.0152358062916992" calcext:value-type="float">
            <text:p>0.0152358063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.0121541023254395" calcext:value-type="float">
            <text:p>0.0121541023</text:p>
          </table:table-cell>
          <table:table-cell office:value-type="float" office:value="0.0151935153013021" calcext:value-type="float">
            <text:p>0.0151935153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.0122091770172119" calcext:value-type="float">
            <text:p>0.012209177</text:p>
          </table:table-cell>
          <table:table-cell office:value-type="float" office:value="0.0150225898280574" calcext:value-type="float">
            <text:p>0.0150225898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.0122110843658447" calcext:value-type="float">
            <text:p>0.0122110844</text:p>
          </table:table-cell>
          <table:table-cell office:value-type="float" office:value="0.014820831905848" calcext:value-type="float">
            <text:p>0.0148208319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0.0123279094696045" calcext:value-type="float">
            <text:p>0.0123279095</text:p>
          </table:table-cell>
          <table:table-cell office:value-type="float" office:value="0.0145046516929831" calcext:value-type="float">
            <text:p>0.0145046517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42272576874995" calcext:value-type="float">
            <text:p>0.0142272577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.0133659839630127" calcext:value-type="float">
            <text:p>0.013365984</text:p>
          </table:table-cell>
          <table:table-cell office:value-type="float" office:value="0.014959974400698" calcext:value-type="float">
            <text:p>0.0149599744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0.0133659839630127" calcext:value-type="float">
            <text:p>0.013365984</text:p>
          </table:table-cell>
          <table:table-cell office:value-type="float" office:value="0.0151257258459454" calcext:value-type="float">
            <text:p>0.0151257258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0.0123190879821777" calcext:value-type="float">
            <text:p>0.012319088</text:p>
          </table:table-cell>
          <table:table-cell office:value-type="float" office:value="0.0145352886343628" calcext:value-type="float">
            <text:p>0.014535288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.0122630596160889" calcext:value-type="float">
            <text:p>0.0122630596</text:p>
          </table:table-cell>
          <table:table-cell office:value-type="float" office:value="0.0150160689922683" calcext:value-type="float">
            <text:p>0.015016069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.0122690200805664" calcext:value-type="float">
            <text:p>0.0122690201</text:p>
          </table:table-cell>
          <table:table-cell office:value-type="float" office:value="0.0148528597326193" calcext:value-type="float">
            <text:p>0.0148528597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46116029051292" calcext:value-type="float">
            <text:p>0.0146116029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.0123391151428223" calcext:value-type="float">
            <text:p>0.0123391151</text:p>
          </table:table-cell>
          <table:table-cell office:value-type="float" office:value="0.014374052329699" calcext:value-type="float">
            <text:p>0.0143740523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0.0113980770111084" calcext:value-type="float">
            <text:p>0.011398077</text:p>
          </table:table-cell>
          <table:table-cell office:value-type="float" office:value="0.0149779763427326" calcext:value-type="float">
            <text:p>0.0149779763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0113909244537354" calcext:value-type="float">
            <text:p>0.0113909245</text:p>
          </table:table-cell>
          <table:table-cell office:value-type="float" office:value="0.0152686881098741" calcext:value-type="float">
            <text:p>0.0152686881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012408971786499" calcext:value-type="float">
            <text:p>0.0124089718</text:p>
          </table:table-cell>
          <table:table-cell office:value-type="float" office:value="0.0140858582380392" calcext:value-type="float">
            <text:p>0.0140858582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.0123980045318604" calcext:value-type="float">
            <text:p>0.0123980045</text:p>
          </table:table-cell>
          <table:table-cell office:value-type="float" office:value="0.0137261786773727" calcext:value-type="float">
            <text:p>0.0137261787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float" office:value="0.0132420063018799" calcext:value-type="float">
            <text:p>0.0132420063</text:p>
          </table:table-cell>
          <table:table-cell office:value-type="float" office:value="0.0135869186975947" calcext:value-type="float">
            <text:p>0.0135869187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0.0122499465942383" calcext:value-type="float">
            <text:p>0.0122499466</text:p>
          </table:table-cell>
          <table:table-cell office:value-type="float" office:value="0.0134536164873009" calcext:value-type="float">
            <text:p>0.013453616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0.0122559070587158" calcext:value-type="float">
            <text:p>0.0122559071</text:p>
          </table:table-cell>
          <table:table-cell office:value-type="float" office:value="0.0132319174594903" calcext:value-type="float">
            <text:p>0.013231917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012321949005127" calcext:value-type="float">
            <text:p>0.012321949</text:p>
          </table:table-cell>
          <table:table-cell office:value-type="float" office:value="0.0130093136026558" calcext:value-type="float">
            <text:p>0.0130093136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.0123260021209717" calcext:value-type="float">
            <text:p>0.0123260021</text:p>
          </table:table-cell>
          <table:table-cell office:value-type="float" office:value="0.0128463094332607" calcext:value-type="float">
            <text:p>0.0128463094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.0123069286346436" calcext:value-type="float">
            <text:p>0.0123069286</text:p>
          </table:table-cell>
          <table:table-cell office:value-type="float" office:value="0.0127241202420714" calcext:value-type="float">
            <text:p>0.0127241202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.0123169422149658" calcext:value-type="float">
            <text:p>0.0123169422</text:p>
          </table:table-cell>
          <table:table-cell office:value-type="float" office:value="0.012622474501205" calcext:value-type="float">
            <text:p>0.012622474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0133330821990967" calcext:value-type="float">
            <text:p>0.0133330822</text:p>
          </table:table-cell>
          <table:table-cell office:value-type="float" office:value="0.0143115170734783" calcext:value-type="float">
            <text:p>0.0143115171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0.00047612190246582" calcext:value-type="float">
            <text:p>0.0004761219</text:p>
          </table:table-cell>
          <table:table-cell office:value-type="float" office:value="0.0244301839263633" calcext:value-type="float">
            <text:p>0.0244301839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0.0133111476898193" calcext:value-type="float">
            <text:p>0.0133111477</text:p>
          </table:table-cell>
          <table:table-cell office:value-type="float" office:value="0.0197692391120449" calcext:value-type="float">
            <text:p>0.019769239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0.0122919082641602" calcext:value-type="float">
            <text:p>0.0122919083</text:p>
          </table:table-cell>
          <table:table-cell office:value-type="float" office:value="0.0180423568701859" calcext:value-type="float">
            <text:p>0.0180423569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.0123682022094727" calcext:value-type="float">
            <text:p>0.0123682022</text:p>
          </table:table-cell>
          <table:table-cell office:value-type="float" office:value="0.0225800050624901" calcext:value-type="float">
            <text:p>0.0225800051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.0123701095581055" calcext:value-type="float">
            <text:p>0.0123701096</text:p>
          </table:table-cell>
          <table:table-cell office:value-type="float" office:value="0.0210488521111285" calcext:value-type="float">
            <text:p>0.0210488521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97827464553705" calcext:value-type="float">
            <text:p>0.0197827465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132620334625244" calcext:value-type="float">
            <text:p>0.0132620335</text:p>
          </table:table-cell>
          <table:table-cell office:value-type="float" office:value="0.0195033060553362" calcext:value-type="float">
            <text:p>0.0195033061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.0123910903930664" calcext:value-type="float">
            <text:p>0.0123910904</text:p>
          </table:table-cell>
          <table:table-cell office:value-type="float" office:value="0.0170154873435122" calcext:value-type="float">
            <text:p>0.0170154873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.012394905090332" calcext:value-type="float">
            <text:p>0.0123949051</text:p>
          </table:table-cell>
          <table:table-cell office:value-type="float" office:value="0.0162013833463551" calcext:value-type="float">
            <text:p>0.0162013833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0.0123910903930664" calcext:value-type="float">
            <text:p>0.0123910904</text:p>
          </table:table-cell>
          <table:table-cell office:value-type="float" office:value="0.0155438836182961" calcext:value-type="float">
            <text:p>0.0155438836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0.0132491588592529" calcext:value-type="float">
            <text:p>0.0132491589</text:p>
          </table:table-cell>
          <table:table-cell office:value-type="float" office:value="0.0142206405824565" calcext:value-type="float">
            <text:p>0.0142206406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.0119879245758057" calcext:value-type="float">
            <text:p>0.0119879246</text:p>
          </table:table-cell>
          <table:table-cell office:value-type="float" office:value="0.0147764977030457" calcext:value-type="float">
            <text:p>0.0147764977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.0120658874511719" calcext:value-type="float">
            <text:p>0.0120658875</text:p>
          </table:table-cell>
          <table:table-cell office:value-type="float" office:value="0.014117540269991" calcext:value-type="float">
            <text:p>0.0141175403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.0120780467987061" calcext:value-type="float">
            <text:p>0.0120780468</text:p>
          </table:table-cell>
          <table:table-cell office:value-type="float" office:value="0.0136103458748683" calcext:value-type="float">
            <text:p>0.0136103459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.0120880603790283" calcext:value-type="float">
            <text:p>0.0120880604</text:p>
          </table:table-cell>
          <table:table-cell office:value-type="float" office:value="0.0132367131939371" calcext:value-type="float">
            <text:p>0.0132367132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.0123200416564941" calcext:value-type="float">
            <text:p>0.0123200417</text:p>
          </table:table-cell>
          <table:table-cell office:value-type="float" office:value="0.0132166002837592" calcext:value-type="float">
            <text:p>0.0132166003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.0133371353149414" calcext:value-type="float">
            <text:p>0.0133371353</text:p>
          </table:table-cell>
          <table:table-cell office:value-type="float" office:value="0.014948156737276" calcext:value-type="float">
            <text:p>0.0149481567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.0133230686187744" calcext:value-type="float">
            <text:p>0.0133230686</text:p>
          </table:table-cell>
          <table:table-cell office:value-type="float" office:value="0.0153594197612406" calcext:value-type="float">
            <text:p>0.0153594198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.013314962387085" calcext:value-type="float">
            <text:p>0.0133149624</text:p>
          </table:table-cell>
          <table:table-cell office:value-type="float" office:value="0.0155565556368646" calcext:value-type="float">
            <text:p>0.0155565556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0.0132818222045898" calcext:value-type="float">
            <text:p>0.0132818222</text:p>
          </table:table-cell>
          <table:table-cell office:value-type="float" office:value="0.0143808403026044" calcext:value-type="float">
            <text:p>0.0143808403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.0122239589691162" calcext:value-type="float">
            <text:p>0.012223959</text:p>
          </table:table-cell>
          <table:table-cell office:value-type="float" office:value="0.015154003818584" calcext:value-type="float">
            <text:p>0.0151540038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0.0122940540313721" calcext:value-type="float">
            <text:p>0.012294054</text:p>
          </table:table-cell>
          <table:table-cell office:value-type="float" office:value="0.0147369321068177" calcext:value-type="float">
            <text:p>0.0147369321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.012300968170166" calcext:value-type="float">
            <text:p>0.0123009682</text:p>
          </table:table-cell>
          <table:table-cell office:value-type="float" office:value="0.0143808389846687" calcext:value-type="float">
            <text:p>0.014380839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.012296199798584" calcext:value-type="float">
            <text:p>0.0122961998</text:p>
          </table:table-cell>
          <table:table-cell office:value-type="float" office:value="0.0140863292354395" calcext:value-type="float">
            <text:p>0.0140863292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012354850769043" calcext:value-type="float">
            <text:p>0.0123548508</text:p>
          </table:table-cell>
          <table:table-cell office:value-type="float" office:value="0.0137857960684544" calcext:value-type="float">
            <text:p>0.0137857961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0.0133829116821289" calcext:value-type="float">
            <text:p>0.0133829117</text:p>
          </table:table-cell>
          <table:table-cell office:value-type="float" office:value="0.0148507194279339" calcext:value-type="float">
            <text:p>0.0148507194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0.0133819580078125" calcext:value-type="float">
            <text:p>0.013381958</text:p>
          </table:table-cell>
          <table:table-cell office:value-type="float" office:value="0.0151121357282689" calcext:value-type="float">
            <text:p>0.0151121357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0.0133810043334961" calcext:value-type="float">
            <text:p>0.0133810043</text:p>
          </table:table-cell>
          <table:table-cell office:value-type="float" office:value="0.0152285492379936" calcext:value-type="float">
            <text:p>0.0152285492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0.013185977935791" calcext:value-type="float">
            <text:p>0.0131859779</text:p>
          </table:table-cell>
          <table:table-cell office:value-type="float" office:value="0.0145993499557953" calcext:value-type="float">
            <text:p>0.01459935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0.0121910572052002" calcext:value-type="float">
            <text:p>0.0121910572</text:p>
          </table:table-cell>
          <table:table-cell office:value-type="float" office:value="0.015190020845908" calcext:value-type="float">
            <text:p>0.0151900208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.0122799873352051" calcext:value-type="float">
            <text:p>0.0122799873</text:p>
          </table:table-cell>
          <table:table-cell office:value-type="float" office:value="0.0149932051110755" calcext:value-type="float">
            <text:p>0.014993205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0.012293815612793" calcext:value-type="float">
            <text:p>0.0122938156</text:p>
          </table:table-cell>
          <table:table-cell office:value-type="float" office:value="0.0147671569867062" calcext:value-type="float">
            <text:p>0.014767157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.0122969150543213" calcext:value-type="float">
            <text:p>0.0122969151</text:p>
          </table:table-cell>
          <table:table-cell office:value-type="float" office:value="0.0145388089758169" calcext:value-type="float">
            <text:p>0.014538809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0.0122740268707275" calcext:value-type="float">
            <text:p>0.0122740269</text:p>
          </table:table-cell>
          <table:table-cell office:value-type="float" office:value="0.0143389235692685" calcext:value-type="float">
            <text:p>0.0143389236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0132699012756348" calcext:value-type="float">
            <text:p>0.0132699013</text:p>
          </table:table-cell>
          <table:table-cell office:value-type="float" office:value="0.0148205006536526" calcext:value-type="float">
            <text:p>0.0148205007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.0132720470428467" calcext:value-type="float">
            <text:p>0.013272047</text:p>
          </table:table-cell>
          <table:table-cell office:value-type="float" office:value="0.0149195885566718" calcext:value-type="float">
            <text:p>0.0149195886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0.0132730007171631" calcext:value-type="float">
            <text:p>0.0132730007</text:p>
          </table:table-cell>
          <table:table-cell office:value-type="float" office:value="0.0149342022043271" calcext:value-type="float">
            <text:p>0.0149342022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0.0134110450744629" calcext:value-type="float">
            <text:p>0.0134110451</text:p>
          </table:table-cell>
          <table:table-cell office:value-type="float" office:value="0.0148877421724974" calcext:value-type="float">
            <text:p>0.014887742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.0121760368347168" calcext:value-type="float">
            <text:p>0.0121760368</text:p>
          </table:table-cell>
          <table:table-cell office:value-type="float" office:value="0.0149992020462026" calcext:value-type="float">
            <text:p>0.014999202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.0132999420166016" calcext:value-type="float">
            <text:p>0.013299942</text:p>
          </table:table-cell>
          <table:table-cell office:value-type="float" office:value="0.0150442968780956" calcext:value-type="float">
            <text:p>0.0150442969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.0133061408996582" calcext:value-type="float">
            <text:p>0.0133061409</text:p>
          </table:table-cell>
          <table:table-cell office:value-type="float" office:value="0.0150263530155424" calcext:value-type="float">
            <text:p>0.015026353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.0133121013641357" calcext:value-type="float">
            <text:p>0.0133121014</text:p>
          </table:table-cell>
          <table:table-cell office:value-type="float" office:value="0.0149675262496577" calcext:value-type="float">
            <text:p>0.0149675262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.012578010559082" calcext:value-type="float">
            <text:p>0.0125780106</text:p>
          </table:table-cell>
          <table:table-cell office:value-type="float" office:value="0.0147800463173614" calcext:value-type="float">
            <text:p>0.0147800463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.0133421421051025" calcext:value-type="float">
            <text:p>0.0133421421</text:p>
          </table:table-cell>
          <table:table-cell office:value-type="float" office:value="0.0148347549525864" calcext:value-type="float">
            <text:p>0.014834755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.0133450031280518" calcext:value-type="float">
            <text:p>0.0133450031</text:p>
          </table:table-cell>
          <table:table-cell office:value-type="float" office:value="0.0147565565888538" calcext:value-type="float">
            <text:p>0.0147565566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.0133469104766846" calcext:value-type="float">
            <text:p>0.0133469105</text:p>
          </table:table-cell>
          <table:table-cell office:value-type="float" office:value="0.0146632736342161" calcext:value-type="float">
            <text:p>0.0146632736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0122549533843994" calcext:value-type="float">
            <text:p>0.0122549534</text:p>
          </table:table-cell>
          <table:table-cell office:value-type="float" office:value="0.0152293883310183" calcext:value-type="float">
            <text:p>0.0152293883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.0122201442718506" calcext:value-type="float">
            <text:p>0.0122201443</text:p>
          </table:table-cell>
          <table:table-cell office:value-type="float" office:value="0.0150285836289828" calcext:value-type="float">
            <text:p>0.0150285836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51692893052754" calcext:value-type="float">
            <text:p>0.0151692893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.0122900009155273" calcext:value-type="float">
            <text:p>0.0122900009</text:p>
          </table:table-cell>
          <table:table-cell office:value-type="float" office:value="0.0151200096690456" calcext:value-type="float">
            <text:p>0.0151200097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0122849941253662" calcext:value-type="float">
            <text:p>0.0122849941</text:p>
          </table:table-cell>
          <table:table-cell office:value-type="float" office:value="0.0150036130756133" calcext:value-type="float">
            <text:p>0.015003613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0.0113379955291748" calcext:value-type="float">
            <text:p>0.0113379955</text:p>
          </table:table-cell>
          <table:table-cell office:value-type="float" office:value="0.0156708947406456" calcext:value-type="float">
            <text:p>0.0156708947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.0113289356231689" calcext:value-type="float">
            <text:p>0.0113289356</text:p>
          </table:table-cell>
          <table:table-cell office:value-type="float" office:value="0.0159813226507197" calcext:value-type="float">
            <text:p>0.0159813227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.0123510360717773" calcext:value-type="float">
            <text:p>0.0123510361</text:p>
          </table:table-cell>
          <table:table-cell office:value-type="float" office:value="0.0145589079901766" calcext:value-type="float">
            <text:p>0.014558908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.0123372077941895" calcext:value-type="float">
            <text:p>0.0123372078</text:p>
          </table:table-cell>
          <table:table-cell office:value-type="float" office:value="0.0140620090119387" calcext:value-type="float">
            <text:p>0.014062009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0.0131399631500244" calcext:value-type="float">
            <text:p>0.0131399632</text:p>
          </table:table-cell>
          <table:table-cell office:value-type="float" office:value="0.0136791892103908" calcext:value-type="float">
            <text:p>0.0136791892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.0121181011199951" calcext:value-type="float">
            <text:p>0.0121181011</text:p>
          </table:table-cell>
          <table:table-cell office:value-type="float" office:value="0.0138737373593355" calcext:value-type="float">
            <text:p>0.0138737374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.0121250152587891" calcext:value-type="float">
            <text:p>0.0121250153</text:p>
          </table:table-cell>
          <table:table-cell office:value-type="float" office:value="0.0136892705833905" calcext:value-type="float">
            <text:p>0.0136892706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0121240615844727" calcext:value-type="float">
            <text:p>0.0121240616</text:p>
          </table:table-cell>
          <table:table-cell office:value-type="float" office:value="0.0135201657478097" calcext:value-type="float">
            <text:p>0.0135201657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0.0121910572052002" calcext:value-type="float">
            <text:p>0.0121910572</text:p>
          </table:table-cell>
          <table:table-cell office:value-type="float" office:value="0.0133069412762189" calcext:value-type="float">
            <text:p>0.0133069413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0.0122039318084717" calcext:value-type="float">
            <text:p>0.0122039318</text:p>
          </table:table-cell>
          <table:table-cell office:value-type="float" office:value="0.0131208760616556" calcext:value-type="float">
            <text:p>0.0131208761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0.0122141838073731" calcext:value-type="float">
            <text:p>0.0122141838</text:p>
          </table:table-cell>
          <table:table-cell office:value-type="float" office:value="0.0129611457576477" calcext:value-type="float">
            <text:p>0.0129611458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0.0122151374816895" calcext:value-type="float">
            <text:p>0.0122151375</text:p>
          </table:table-cell>
          <table:table-cell office:value-type="float" office:value="0.0128321457196696" calcext:value-type="float">
            <text:p>0.0128321457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.0132460594177246" calcext:value-type="float">
            <text:p>0.0132460594</text:p>
          </table:table-cell>
          <table:table-cell office:value-type="float" office:value="0.0143375689879529" calcext:value-type="float">
            <text:p>0.014337569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0.0130519866943359" calcext:value-type="float">
            <text:p>0.0130519867</text:p>
          </table:table-cell>
          <table:table-cell office:value-type="float" office:value="0.0147848835668474" calcext:value-type="float">
            <text:p>0.0147848836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.0112349987030029" calcext:value-type="float">
            <text:p>0.0112349987</text:p>
          </table:table-cell>
          <table:table-cell office:value-type="float" office:value="0.0149618747168326" calcext:value-type="float">
            <text:p>0.0149618747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.0112249851226807" calcext:value-type="float">
            <text:p>0.0112249851</text:p>
          </table:table-cell>
          <table:table-cell office:value-type="float" office:value="0.0152638723587597" calcext:value-type="float">
            <text:p>0.0152638724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0.0112988948822021" calcext:value-type="float">
            <text:p>0.0112988949</text:p>
          </table:table-cell>
          <table:table-cell office:value-type="float" office:value="0.0152711720455656" calcext:value-type="float">
            <text:p>0.015271172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.0112969875335693" calcext:value-type="float">
            <text:p>0.0112969875</text:p>
          </table:table-cell>
          <table:table-cell office:value-type="float" office:value="0.0151534977337306" calcext:value-type="float">
            <text:p>0.0151534977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.0121979713439941" calcext:value-type="float">
            <text:p>0.0121979713</text:p>
          </table:table-cell>
          <table:table-cell office:value-type="float" office:value="0.0146068975399732" calcext:value-type="float">
            <text:p>0.014606897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.0121948719024658" calcext:value-type="float">
            <text:p>0.0121948719</text:p>
          </table:table-cell>
          <table:table-cell office:value-type="float" office:value="0.0141694253474762" calcext:value-type="float">
            <text:p>0.0141694253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.0130631923675537" calcext:value-type="float">
            <text:p>0.0130631924</text:p>
          </table:table-cell>
          <table:table-cell office:value-type="float" office:value="0.0151472313784137" calcext:value-type="float">
            <text:p>0.0151472314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.0130538940429688" calcext:value-type="float">
            <text:p>0.013053894</text:p>
          </table:table-cell>
          <table:table-cell office:value-type="float" office:value="0.0153094352955067" calcext:value-type="float">
            <text:p>0.0153094353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.0131220817565918" calcext:value-type="float">
            <text:p>0.0131220818</text:p>
          </table:table-cell>
          <table:table-cell office:value-type="float" office:value="0.0138770269917728" calcext:value-type="float">
            <text:p>0.013877027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.0119550228118896" calcext:value-type="float">
            <text:p>0.0119550228</text:p>
          </table:table-cell>
          <table:table-cell office:value-type="float" office:value="0.0149358317772429" calcext:value-type="float">
            <text:p>0.0149358318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.0121140480041504" calcext:value-type="float">
            <text:p>0.012114048</text:p>
          </table:table-cell>
          <table:table-cell office:value-type="float" office:value="0.0144583571449869" calcext:value-type="float">
            <text:p>0.0144583571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.0122001171112061" calcext:value-type="float">
            <text:p>0.0122001171</text:p>
          </table:table-cell>
          <table:table-cell office:value-type="float" office:value="0.0139964442882441" calcext:value-type="float">
            <text:p>0.0139964443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0.0121989250183106" calcext:value-type="float">
            <text:p>0.012198925</text:p>
          </table:table-cell>
          <table:table-cell office:value-type="float" office:value="0.0136382218330077" calcext:value-type="float">
            <text:p>0.0136382218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0.0122110843658447" calcext:value-type="float">
            <text:p>0.0122110844</text:p>
          </table:table-cell>
          <table:table-cell office:value-type="float" office:value="0.0133475208922071" calcext:value-type="float">
            <text:p>0.0133475209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.0122139453887939" calcext:value-type="float">
            <text:p>0.0122139454</text:p>
          </table:table-cell>
          <table:table-cell office:value-type="float" office:value="0.0131187313632774" calcext:value-type="float">
            <text:p>0.0131187314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.0132300853729248" calcext:value-type="float">
            <text:p>0.0132300854</text:p>
          </table:table-cell>
          <table:table-cell office:value-type="float" office:value="0.0144725705277482" calcext:value-type="float">
            <text:p>0.0144725705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.0132379531860352" calcext:value-type="float">
            <text:p>0.0132379532</text:p>
          </table:table-cell>
          <table:table-cell office:value-type="float" office:value="0.0148334196018929" calcext:value-type="float">
            <text:p>0.0148334196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0.0139839649200439" calcext:value-type="float">
            <text:p>0.0139839649</text:p>
          </table:table-cell>
          <table:table-cell office:value-type="float" office:value="0.0155396887128182" calcext:value-type="float">
            <text:p>0.0155396887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.0121128559112549" calcext:value-type="float">
            <text:p>0.0121128559</text:p>
          </table:table-cell>
          <table:table-cell office:value-type="float" office:value="0.0146658217775916" calcext:value-type="float">
            <text:p>0.0146658218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0122048854827881" calcext:value-type="float">
            <text:p>0.0122048855</text:p>
          </table:table-cell>
          <table:table-cell office:value-type="float" office:value="0.0143955296469793" calcext:value-type="float">
            <text:p>0.014395529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.0121960639953613" calcext:value-type="float">
            <text:p>0.012196064</text:p>
          </table:table-cell>
          <table:table-cell office:value-type="float" office:value="0.0141574116076324" calcext:value-type="float">
            <text:p>0.0141574116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.0121870040893555" calcext:value-type="float">
            <text:p>0.0121870041</text:p>
          </table:table-cell>
          <table:table-cell office:value-type="float" office:value="0.0139477819491826" calcext:value-type="float">
            <text:p>0.0139477819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.0130770206451416" calcext:value-type="float">
            <text:p>0.0130770206</text:p>
          </table:table-cell>
          <table:table-cell office:value-type="float" office:value="0.0143162777923345" calcext:value-type="float">
            <text:p>0.0143162778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.0140910148620606" calcext:value-type="float">
            <text:p>0.0140910149</text:p>
          </table:table-cell>
          <table:table-cell office:value-type="float" office:value="0.0164143669456302" calcext:value-type="float">
            <text:p>0.0164143669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.014091968536377" calcext:value-type="float">
            <text:p>0.0140919685</text:p>
          </table:table-cell>
          <table:table-cell office:value-type="float" office:value="0.0169168426669074" calcext:value-type="float">
            <text:p>0.0169168427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0140929222106934" calcext:value-type="float">
            <text:p>0.0140929222</text:p>
          </table:table-cell>
          <table:table-cell office:value-type="float" office:value="0.0171593879260225" calcext:value-type="float">
            <text:p>0.0171593879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0.0139541625976563" calcext:value-type="float">
            <text:p>0.0139541626</text:p>
          </table:table-cell>
          <table:table-cell office:value-type="float" office:value="0.0161558389796425" calcext:value-type="float">
            <text:p>0.016155839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.0121078491210938" calcext:value-type="float">
            <text:p>0.0121078491</text:p>
          </table:table-cell>
          <table:table-cell office:value-type="float" office:value="0.0170626194057752" calcext:value-type="float">
            <text:p>0.0170626194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0.0121169090270996" calcext:value-type="float">
            <text:p>0.012116909</text:p>
          </table:table-cell>
          <table:table-cell office:value-type="float" office:value="0.0168363510752115" calcext:value-type="float">
            <text:p>0.016836351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0121841430664063" calcext:value-type="float">
            <text:p>0.0121841431</text:p>
          </table:table-cell>
          <table:table-cell office:value-type="float" office:value="0.0164815501348823" calcext:value-type="float">
            <text:p>0.0164815501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0.0121860504150391" calcext:value-type="float">
            <text:p>0.0121860504</text:p>
          </table:table-cell>
          <table:table-cell office:value-type="float" office:value="0.0161127491168476" calcext:value-type="float">
            <text:p>0.0161127491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.0121390819549561" calcext:value-type="float">
            <text:p>0.012139082</text:p>
          </table:table-cell>
          <table:table-cell office:value-type="float" office:value="0.0157891115169035" calcext:value-type="float">
            <text:p>0.0157891115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0.0130410194396973" calcext:value-type="float">
            <text:p>0.0130410194</text:p>
          </table:table-cell>
          <table:table-cell office:value-type="float" office:value="0.0154354618476406" calcext:value-type="float">
            <text:p>0.0154354618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0.0140650272369385" calcext:value-type="float">
            <text:p>0.0140650272</text:p>
          </table:table-cell>
          <table:table-cell office:value-type="float" office:value="0.0166845068047742" calcext:value-type="float">
            <text:p>0.0166845068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.0140628814697266" calcext:value-type="float">
            <text:p>0.0140628815</text:p>
          </table:table-cell>
          <table:table-cell office:value-type="float" office:value="0.0169471723404086" calcext:value-type="float">
            <text:p>0.0169471723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0.0139601230621338" calcext:value-type="float">
            <text:p>0.0139601231</text:p>
          </table:table-cell>
          <table:table-cell office:value-type="float" office:value="0.0159540307680713" calcext:value-type="float">
            <text:p>0.0159540308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69423074659563" calcext:value-type="float">
            <text:p>0.0169423075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0.012066125869751" calcext:value-type="float">
            <text:p>0.0120661259</text:p>
          </table:table-cell>
          <table:table-cell office:value-type="float" office:value="0.0167847896156798" calcext:value-type="float">
            <text:p>0.0167847896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0.0121347904205322" calcext:value-type="float">
            <text:p>0.0121347904</text:p>
          </table:table-cell>
          <table:table-cell office:value-type="float" office:value="0.016473878802442" calcext:value-type="float">
            <text:p>0.0164738788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.0121378898620606" calcext:value-type="float">
            <text:p>0.0121378899</text:p>
          </table:table-cell>
          <table:table-cell office:value-type="float" office:value="0.0161315350579827" calcext:value-type="float">
            <text:p>0.016131535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0130469799041748" calcext:value-type="float">
            <text:p>0.0130469799</text:p>
          </table:table-cell>
          <table:table-cell office:value-type="float" office:value="0.0156511136530311" calcext:value-type="float">
            <text:p>0.0156511137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.0130491256713867" calcext:value-type="float">
            <text:p>0.0130491257</text:p>
          </table:table-cell>
          <table:table-cell office:value-type="float" office:value="0.0152568719144933" calcext:value-type="float">
            <text:p>0.0152568719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.0140800476074219" calcext:value-type="float">
            <text:p>0.0140800476</text:p>
          </table:table-cell>
          <table:table-cell office:value-type="float" office:value="0.0164841467633703" calcext:value-type="float">
            <text:p>0.0164841468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0.0140800476074219" calcext:value-type="float">
            <text:p>0.0140800476</text:p>
          </table:table-cell>
          <table:table-cell office:value-type="float" office:value="0.016756907286662" calcext:value-type="float">
            <text:p>0.0167569073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0.0130100250244141" calcext:value-type="float">
            <text:p>0.013010025</text:p>
          </table:table-cell>
          <table:table-cell office:value-type="float" office:value="0.0158417702523356" calcext:value-type="float">
            <text:p>0.0158417703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.0120658874511719" calcext:value-type="float">
            <text:p>0.0120658875</text:p>
          </table:table-cell>
          <table:table-cell office:value-type="float" office:value="0.0168670740272571" calcext:value-type="float">
            <text:p>0.01686707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.0120668411254883" calcext:value-type="float">
            <text:p>0.0120668411</text:p>
          </table:table-cell>
          <table:table-cell office:value-type="float" office:value="0.0167884994052432" calcext:value-type="float">
            <text:p>0.0167884994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.0120561122894287" calcext:value-type="float">
            <text:p>0.0120561123</text:p>
          </table:table-cell>
          <table:table-cell office:value-type="float" office:value="0.0165987707198563" calcext:value-type="float">
            <text:p>0.0165987707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0.0121209621429443" calcext:value-type="float">
            <text:p>0.0121209621</text:p>
          </table:table-cell>
          <table:table-cell office:value-type="float" office:value="0.0162755595722941" calcext:value-type="float">
            <text:p>0.0162755596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.0111839771270752" calcext:value-type="float">
            <text:p>0.0111839771</text:p>
          </table:table-cell>
          <table:table-cell office:value-type="float" office:value="0.0167534829759248" calcext:value-type="float">
            <text:p>0.016753483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0.0111877918243408" calcext:value-type="float">
            <text:p>0.0111877918</text:p>
          </table:table-cell>
          <table:table-cell office:value-type="float" office:value="0.0168897352916734" calcext:value-type="float">
            <text:p>0.0168897353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0.0120971202850342" calcext:value-type="float">
            <text:p>0.0120971203</text:p>
          </table:table-cell>
          <table:table-cell office:value-type="float" office:value="0.0160053027374226" calcext:value-type="float">
            <text:p>0.0160053027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.0131328105926514" calcext:value-type="float">
            <text:p>0.0131328106</text:p>
          </table:table-cell>
          <table:table-cell office:value-type="float" office:value="0.0157840937848917" calcext:value-type="float">
            <text:p>0.0157840938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0.0139360427856445" calcext:value-type="float">
            <text:p>0.0139360428</text:p>
          </table:table-cell>
          <table:table-cell office:value-type="float" office:value="0.0157186794556422" calcext:value-type="float">
            <text:p>0.0157186795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.0120542049407959" calcext:value-type="float">
            <text:p>0.0120542049</text:p>
          </table:table-cell>
          <table:table-cell office:value-type="float" office:value="0.0153680440537934" calcext:value-type="float">
            <text:p>0.0153680441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49829006789536" calcext:value-type="float">
            <text:p>0.0149829007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0.0120620727539063" calcext:value-type="float">
            <text:p>0.0120620728</text:p>
          </table:table-cell>
          <table:table-cell office:value-type="float" office:value="0.0146406030012558" calcext:value-type="float">
            <text:p>0.014640603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.0121119022369385" calcext:value-type="float">
            <text:p>0.0121119022</text:p>
          </table:table-cell>
          <table:table-cell office:value-type="float" office:value="0.0142917902823838" calcext:value-type="float">
            <text:p>0.0142917903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0.0121028423309326" calcext:value-type="float">
            <text:p>0.0121028423</text:p>
          </table:table-cell>
          <table:table-cell office:value-type="float" office:value="0.0140026878519589" calcext:value-type="float">
            <text:p>0.0140026879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0130250453948975" calcext:value-type="float">
            <text:p>0.0130250454</text:p>
          </table:table-cell>
          <table:table-cell office:value-type="float" office:value="0.0143895300115175" calcext:value-type="float">
            <text:p>0.01438953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0.0130300521850586" calcext:value-type="float">
            <text:p>0.0130300522</text:p>
          </table:table-cell>
          <table:table-cell office:value-type="float" office:value="0.0146063876733898" calcext:value-type="float">
            <text:p>0.0146063877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.0140621662139893" calcext:value-type="float">
            <text:p>0.0140621662</text:p>
          </table:table-cell>
          <table:table-cell office:value-type="float" office:value="0.0165348023986958" calcext:value-type="float">
            <text:p>0.0165348024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0.0121510028839111" calcext:value-type="float">
            <text:p>0.0121510029</text:p>
          </table:table-cell>
          <table:table-cell office:value-type="float" office:value="0.0149334708919487" calcext:value-type="float">
            <text:p>0.0149334709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0.0120868682861328" calcext:value-type="float">
            <text:p>0.0120868683</text:p>
          </table:table-cell>
          <table:table-cell office:value-type="float" office:value="0.0162609963792434" calcext:value-type="float">
            <text:p>0.0162609964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.0120840072631836" calcext:value-type="float">
            <text:p>0.0120840073</text:p>
          </table:table-cell>
          <table:table-cell office:value-type="float" office:value="0.0159533730711486" calcext:value-type="float">
            <text:p>0.0159533731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56297431286856" calcext:value-type="float">
            <text:p>0.0156297431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.0120899677276611" calcext:value-type="float">
            <text:p>0.0120899677</text:p>
          </table:table-cell>
          <table:table-cell office:value-type="float" office:value="0.0153022055940788" calcext:value-type="float">
            <text:p>0.015302205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0.01226806640625" calcext:value-type="float">
            <text:p>0.0122680664</text:p>
          </table:table-cell>
          <table:table-cell office:value-type="float" office:value="0.0145021060363782" calcext:value-type="float">
            <text:p>0.014502106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.012272834777832" calcext:value-type="float">
            <text:p>0.0122728348</text:p>
          </table:table-cell>
          <table:table-cell office:value-type="float" office:value="0.0141450367863342" calcext:value-type="float">
            <text:p>0.0141450368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.0122718811035156" calcext:value-type="float">
            <text:p>0.0122718811</text:p>
          </table:table-cell>
          <table:table-cell office:value-type="float" office:value="0.0138530382432541" calcext:value-type="float">
            <text:p>0.0138530382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0.0131661891937256" calcext:value-type="float">
            <text:p>0.0131661892</text:p>
          </table:table-cell>
          <table:table-cell office:value-type="float" office:value="0.0143438701639223" calcext:value-type="float">
            <text:p>0.01434387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0.0129659175872803" calcext:value-type="float">
            <text:p>0.0129659176</text:p>
          </table:table-cell>
          <table:table-cell office:value-type="float" office:value="0.0139128417476158" calcext:value-type="float">
            <text:p>0.0139128417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.0120170116424561" calcext:value-type="float">
            <text:p>0.0120170116</text:p>
          </table:table-cell>
          <table:table-cell office:value-type="float" office:value="0.0143096180728023" calcext:value-type="float">
            <text:p>0.014309618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.0120120048522949" calcext:value-type="float">
            <text:p>0.0120120049</text:p>
          </table:table-cell>
          <table:table-cell office:value-type="float" office:value="0.0142198771284474" calcext:value-type="float">
            <text:p>0.014219877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0.0120048522949219" calcext:value-type="float">
            <text:p>0.0120048523</text:p>
          </table:table-cell>
          <table:table-cell office:value-type="float" office:value="0.0140982471127862" calcext:value-type="float">
            <text:p>0.0140982471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0.0120689868927002" calcext:value-type="float">
            <text:p>0.0120689869</text:p>
          </table:table-cell>
          <table:table-cell office:value-type="float" office:value="0.0138968910538942" calcext:value-type="float">
            <text:p>0.013896891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0.0120699405670166" calcext:value-type="float">
            <text:p>0.0120699406</text:p>
          </table:table-cell>
          <table:table-cell office:value-type="float" office:value="0.0137067946701822" calcext:value-type="float">
            <text:p>0.0137067947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0120720863342285" calcext:value-type="float">
            <text:p>0.0120720863</text:p>
          </table:table-cell>
          <table:table-cell office:value-type="float" office:value="0.0135290146813368" calcext:value-type="float">
            <text:p>0.0135290147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.0120699405670166" calcext:value-type="float">
            <text:p>0.0120699406</text:p>
          </table:table-cell>
          <table:table-cell office:value-type="float" office:value="0.0133686950991204" calcext:value-type="float">
            <text:p>0.0133686951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0.0121800899505615" calcext:value-type="float">
            <text:p>0.01218009</text:p>
          </table:table-cell>
          <table:table-cell office:value-type="float" office:value="0.0136382637348984" calcext:value-type="float">
            <text:p>0.0136382637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0.0129802227020264" calcext:value-type="float">
            <text:p>0.0129802227</text:p>
          </table:table-cell>
          <table:table-cell office:value-type="float" office:value="0.0136966100084466" calcext:value-type="float">
            <text:p>0.01369661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0119781494140625" calcext:value-type="float">
            <text:p>0.0119781494</text:p>
          </table:table-cell>
          <table:table-cell office:value-type="float" office:value="0.0135892019527287" calcext:value-type="float">
            <text:p>0.013589202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0.0120611190795898" calcext:value-type="float">
            <text:p>0.0120611191</text:p>
          </table:table-cell>
          <table:table-cell office:value-type="float" office:value="0.0134340613090101" calcext:value-type="float">
            <text:p>0.0134340613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32868424218198" calcext:value-type="float">
            <text:p>0.0132868424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0.0120668411254883" calcext:value-type="float">
            <text:p>0.0120668411</text:p>
          </table:table-cell>
          <table:table-cell office:value-type="float" office:value="0.0131495121845431" calcext:value-type="float">
            <text:p>0.0131495122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.0120890140533447" calcext:value-type="float">
            <text:p>0.0120890141</text:p>
          </table:table-cell>
          <table:table-cell office:value-type="float" office:value="0.0130061544338604" calcext:value-type="float">
            <text:p>0.0130061544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.0130989551544189" calcext:value-type="float">
            <text:p>0.0130989552</text:p>
          </table:table-cell>
          <table:table-cell office:value-type="float" office:value="0.0142609083848847" calcext:value-type="float">
            <text:p>0.0142609084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.0130989551544189" calcext:value-type="float">
            <text:p>0.0130989552</text:p>
          </table:table-cell>
          <table:table-cell office:value-type="float" office:value="0.0145949181559702" calcext:value-type="float">
            <text:p>0.0145949182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0.000432014465332031" calcext:value-type="float">
            <text:p>0.0004320145</text:p>
          </table:table-cell>
          <table:table-cell office:value-type="float" office:value="0.0246019401699938" calcext:value-type="float">
            <text:p>0.0246019402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0.0121080875396729" calcext:value-type="float">
            <text:p>0.0121080875</text:p>
          </table:table-cell>
          <table:table-cell office:value-type="float" office:value="0.0181991950937357" calcext:value-type="float">
            <text:p>0.0181991951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0.0129480361938477" calcext:value-type="float">
            <text:p>0.0129480362</text:p>
          </table:table-cell>
          <table:table-cell office:value-type="float" office:value="0.0167394106532587" calcext:value-type="float">
            <text:p>0.0167394107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0.0120301246643066" calcext:value-type="float">
            <text:p>0.0120301247</text:p>
          </table:table-cell>
          <table:table-cell office:value-type="float" office:value="0.0223873375940988" calcext:value-type="float">
            <text:p>0.0223873376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207069012741478" calcext:value-type="float">
            <text:p>0.0207069013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0.012113094329834" calcext:value-type="float">
            <text:p>0.0121130943</text:p>
          </table:table-cell>
          <table:table-cell office:value-type="float" office:value="0.0193324292283195" calcext:value-type="float">
            <text:p>0.0193324292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.0120658874511719" calcext:value-type="float">
            <text:p>0.0120658875</text:p>
          </table:table-cell>
          <table:table-cell office:value-type="float" office:value="0.017217687982287" calcext:value-type="float">
            <text:p>0.017217688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64104344065896" calcext:value-type="float">
            <text:p>0.0164104344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0.0139701366424561" calcext:value-type="float">
            <text:p>0.0139701366</text:p>
          </table:table-cell>
          <table:table-cell office:value-type="float" office:value="0.0179866838679632" calcext:value-type="float">
            <text:p>0.0179866839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.0139760971069336" calcext:value-type="float">
            <text:p>0.0139760971</text:p>
          </table:table-cell>
          <table:table-cell office:value-type="float" office:value="0.0186863953368531" calcext:value-type="float">
            <text:p>0.0186863953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float" office:value="0.012009859085083" calcext:value-type="float">
            <text:p>0.0120098591</text:p>
          </table:table-cell>
          <table:table-cell office:value-type="float" office:value="0.0142220948800588" calcext:value-type="float">
            <text:p>0.0142220949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.0120339393615723" calcext:value-type="float">
            <text:p>0.0120339394</text:p>
          </table:table-cell>
          <table:table-cell office:value-type="float" office:value="0.0172930558775236" calcext:value-type="float">
            <text:p>0.0172930559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.0120468139648438" calcext:value-type="float">
            <text:p>0.012046814</text:p>
          </table:table-cell>
          <table:table-cell office:value-type="float" office:value="0.0162030641883526" calcext:value-type="float">
            <text:p>0.016203064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0.0120439529418945" calcext:value-type="float">
            <text:p>0.0120439529</text:p>
          </table:table-cell>
          <table:table-cell office:value-type="float" office:value="0.0153603777179301" calcext:value-type="float">
            <text:p>0.0153603777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.0120389461517334" calcext:value-type="float">
            <text:p>0.0120389462</text:p>
          </table:table-cell>
          <table:table-cell office:value-type="float" office:value="0.0147081073888552" calcext:value-type="float">
            <text:p>0.014708107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.0121381282806396" calcext:value-type="float">
            <text:p>0.0121381283</text:p>
          </table:table-cell>
          <table:table-cell office:value-type="float" office:value="0.0137217812564561" calcext:value-type="float">
            <text:p>0.0137217813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0.0121321678161621" calcext:value-type="float">
            <text:p>0.0121321678</text:p>
          </table:table-cell>
          <table:table-cell office:value-type="float" office:value="0.0133491766918904" calcext:value-type="float">
            <text:p>0.0133491767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.0112168788909912" calcext:value-type="float">
            <text:p>0.0112168789</text:p>
          </table:table-cell>
          <table:table-cell office:value-type="float" office:value="0.0138675012285522" calcext:value-type="float">
            <text:p>0.013867501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0.0112221240997314" calcext:value-type="float">
            <text:p>0.0112221241</text:p>
          </table:table-cell>
          <table:table-cell office:value-type="float" office:value="0.0141202302000401" calcext:value-type="float">
            <text:p>0.0141202302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float" office:value="0.0119600296020508" calcext:value-type="float">
            <text:p>0.0119600296</text:p>
          </table:table-cell>
          <table:table-cell office:value-type="float" office:value="0.0126084272940606" calcext:value-type="float">
            <text:p>0.0126084273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0.0120019912719727" calcext:value-type="float">
            <text:p>0.0120019913</text:p>
          </table:table-cell>
          <table:table-cell office:value-type="float" office:value="0.0136509766127487" calcext:value-type="float">
            <text:p>0.0136509766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.0120091438293457" calcext:value-type="float">
            <text:p>0.0120091438</text:p>
          </table:table-cell>
          <table:table-cell office:value-type="float" office:value="0.0132995447812342" calcext:value-type="float">
            <text:p>0.0132995448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.0120120048522949" calcext:value-type="float">
            <text:p>0.0120120049</text:p>
          </table:table-cell>
          <table:table-cell office:value-type="float" office:value="0.0130318112628742" calcext:value-type="float">
            <text:p>0.0130318113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0.0120069980621338" calcext:value-type="float">
            <text:p>0.0120069981</text:p>
          </table:table-cell>
          <table:table-cell office:value-type="float" office:value="0.0128186095521886" calcext:value-type="float">
            <text:p>0.0128186096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0.0120971202850342" calcext:value-type="float">
            <text:p>0.0120971203</text:p>
          </table:table-cell>
          <table:table-cell office:value-type="float" office:value="0.0125975177541239" calcext:value-type="float">
            <text:p>0.0125975178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0.0120830535888672" calcext:value-type="float">
            <text:p>0.0120830536</text:p>
          </table:table-cell>
          <table:table-cell office:value-type="float" office:value="0.0125588959144436" calcext:value-type="float">
            <text:p>0.0125588959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0120811462402344" calcext:value-type="float">
            <text:p>0.0120811462</text:p>
          </table:table-cell>
          <table:table-cell office:value-type="float" office:value="0.0125165344922672" calcext:value-type="float">
            <text:p>0.0125165345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0.0129868984222412" calcext:value-type="float">
            <text:p>0.0129868984</text:p>
          </table:table-cell>
          <table:table-cell office:value-type="float" office:value="0.0134941001308456" calcext:value-type="float">
            <text:p>0.013494100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0.0120220184326172" calcext:value-type="float">
            <text:p>0.0120220184</text:p>
          </table:table-cell>
          <table:table-cell office:value-type="float" office:value="0.0125968931172807" calcext:value-type="float">
            <text:p>0.0125968931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0.012037992477417" calcext:value-type="float">
            <text:p>0.0120379925</text:p>
          </table:table-cell>
          <table:table-cell office:value-type="float" office:value="0.0132301209173202" calcext:value-type="float">
            <text:p>0.0132301209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.0120577812194824" calcext:value-type="float">
            <text:p>0.0120577812</text:p>
          </table:table-cell>
          <table:table-cell office:value-type="float" office:value="0.0130023153953899" calcext:value-type="float">
            <text:p>0.0130023154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.0120589733123779" calcext:value-type="float">
            <text:p>0.0120589733</text:p>
          </table:table-cell>
          <table:table-cell office:value-type="float" office:value="0.0128222582473425" calcext:value-type="float">
            <text:p>0.0128222582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0.0120649337768555" calcext:value-type="float">
            <text:p>0.0120649338</text:p>
          </table:table-cell>
          <table:table-cell office:value-type="float" office:value="0.0126750276833009" calcext:value-type="float">
            <text:p>0.0126750277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0.0121269226074219" calcext:value-type="float">
            <text:p>0.0121269226</text:p>
          </table:table-cell>
          <table:table-cell office:value-type="float" office:value="0.0125132642874106" calcext:value-type="float">
            <text:p>0.0125132643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0.0121228694915771" calcext:value-type="float">
            <text:p>0.0121228695</text:p>
          </table:table-cell>
          <table:table-cell office:value-type="float" office:value="0.0124417499349834" calcext:value-type="float">
            <text:p>0.0124417499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0.0121290683746338" calcext:value-type="float">
            <text:p>0.0121290684</text:p>
          </table:table-cell>
          <table:table-cell office:value-type="float" office:value="0.0123918273707853" calcext:value-type="float">
            <text:p>0.0123918274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0.0112171173095703" calcext:value-type="float">
            <text:p>0.0112171173</text:p>
          </table:table-cell>
          <table:table-cell office:value-type="float" office:value="0.0130923159995525" calcext:value-type="float">
            <text:p>0.013092316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0.011821985244751" calcext:value-type="float">
            <text:p>0.0118219852</text:p>
          </table:table-cell>
          <table:table-cell office:value-type="float" office:value="0.0124614640059031" calcext:value-type="float">
            <text:p>0.012461464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0120151042938232" calcext:value-type="float">
            <text:p>0.0120151043</text:p>
          </table:table-cell>
          <table:table-cell office:value-type="float" office:value="0.0128446663918488" calcext:value-type="float">
            <text:p>0.0128446664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0.0120182037353516" calcext:value-type="float">
            <text:p>0.0120182037</text:p>
          </table:table-cell>
          <table:table-cell office:value-type="float" office:value="0.0126597093929493" calcext:value-type="float">
            <text:p>0.0126597094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0.0120189189910889" calcext:value-type="float">
            <text:p>0.012018919</text:p>
          </table:table-cell>
          <table:table-cell office:value-type="float" office:value="0.012519088973326" calcext:value-type="float">
            <text:p>0.012519089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office:value-type="float" office:value="0.0120141506195068" calcext:value-type="float">
            <text:p>0.0120141506</text:p>
          </table:table-cell>
          <table:table-cell office:value-type="float" office:value="0.0124058120929735" calcext:value-type="float">
            <text:p>0.0124058121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.0119528770446777" calcext:value-type="float">
            <text:p>0.011952877</text:p>
          </table:table-cell>
          <table:table-cell office:value-type="float" office:value="0.0123634715375412" calcext:value-type="float">
            <text:p>0.0123634715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0.0119760036468506" calcext:value-type="float">
            <text:p>0.0119760036</text:p>
          </table:table-cell>
          <table:table-cell office:value-type="float" office:value="0.0122669992400298" calcext:value-type="float">
            <text:p>0.0122669992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128791332244873" calcext:value-type="float">
            <text:p>0.0128791332</text:p>
          </table:table-cell>
          <table:table-cell office:value-type="float" office:value="0.0132106164573424" calcext:value-type="float">
            <text:p>0.0132106165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0.000427007675170898" calcext:value-type="float">
            <text:p>0.0004270077</text:p>
          </table:table-cell>
          <table:table-cell office:value-type="float" office:value="0.0231339488184325" calcext:value-type="float">
            <text:p>0.023133948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0.0129060745239258" calcext:value-type="float">
            <text:p>0.0129060745</text:p>
          </table:table-cell>
          <table:table-cell office:value-type="float" office:value="0.0191714062371257" calcext:value-type="float">
            <text:p>0.019171406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0.0119431018829346" calcext:value-type="float">
            <text:p>0.0119431019</text:p>
          </table:table-cell>
          <table:table-cell office:value-type="float" office:value="0.0175637219186445" calcext:value-type="float">
            <text:p>0.0175637219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0.0120458602905273" calcext:value-type="float">
            <text:p>0.0120458603</text:p>
          </table:table-cell>
          <table:table-cell office:value-type="float" office:value="0.0216000547627401" calcext:value-type="float">
            <text:p>0.021600054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.0120329856872559" calcext:value-type="float">
            <text:p>0.0120329857</text:p>
          </table:table-cell>
          <table:table-cell office:value-type="float" office:value="0.0202803842827549" calcext:value-type="float">
            <text:p>0.0202803843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.0120229721069336" calcext:value-type="float">
            <text:p>0.0120229721</text:p>
          </table:table-cell>
          <table:table-cell office:value-type="float" office:value="0.0191453540462928" calcext:value-type="float">
            <text:p>0.019145354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.0128540992736816" calcext:value-type="float">
            <text:p>0.0128540993</text:p>
          </table:table-cell>
          <table:table-cell office:value-type="float" office:value="0.0189342392147977" calcext:value-type="float">
            <text:p>0.0189342392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0.0120799541473389" calcext:value-type="float">
            <text:p>0.0120799541</text:p>
          </table:table-cell>
          <table:table-cell office:value-type="float" office:value="0.016642634364383" calcext:value-type="float">
            <text:p>0.0166426344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0.0120859146118164" calcext:value-type="float">
            <text:p>0.0120859146</text:p>
          </table:table-cell>
          <table:table-cell office:value-type="float" office:value="0.0159022924226534" calcext:value-type="float">
            <text:p>0.0159022924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0.0120909214019775" calcext:value-type="float">
            <text:p>0.0120909214</text:p>
          </table:table-cell>
          <table:table-cell office:value-type="float" office:value="0.015302813855736" calcext:value-type="float">
            <text:p>0.0153028139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0.0137138366699219" calcext:value-type="float">
            <text:p>0.0137138367</text:p>
          </table:table-cell>
          <table:table-cell office:value-type="float" office:value="0.0155535824636646" calcext:value-type="float">
            <text:p>0.0155535825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0.0118961334228516" calcext:value-type="float">
            <text:p>0.0118961334</text:p>
          </table:table-cell>
          <table:table-cell office:value-type="float" office:value="0.0145898979304998" calcext:value-type="float">
            <text:p>0.0145898979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0.0119459629058838" calcext:value-type="float">
            <text:p>0.0119459629</text:p>
          </table:table-cell>
          <table:table-cell office:value-type="float" office:value="0.0140939248821108" calcext:value-type="float">
            <text:p>0.0140939249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0.011937141418457" calcext:value-type="float">
            <text:p>0.0119371414</text:p>
          </table:table-cell>
          <table:table-cell office:value-type="float" office:value="0.0136913945839933" calcext:value-type="float">
            <text:p>0.013691394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0.0119290351867676" calcext:value-type="float">
            <text:p>0.0119290352</text:p>
          </table:table-cell>
          <table:table-cell office:value-type="float" office:value="0.01336329415378" calcext:value-type="float">
            <text:p>0.0133632942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0.0128140449523926" calcext:value-type="float">
            <text:p>0.012814045</text:p>
          </table:table-cell>
          <table:table-cell office:value-type="float" office:value="0.0140987936400616" calcext:value-type="float">
            <text:p>0.0140987936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.0138499736785889" calcext:value-type="float">
            <text:p>0.0138499737</text:p>
          </table:table-cell>
          <table:table-cell office:value-type="float" office:value="0.01660394970785" calcext:value-type="float">
            <text:p>0.0166039497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0.0138640403747559" calcext:value-type="float">
            <text:p>0.0138640404</text:p>
          </table:table-cell>
          <table:table-cell office:value-type="float" office:value="0.0172230164941202" calcext:value-type="float">
            <text:p>0.0172230165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0129718780517578" calcext:value-type="float">
            <text:p>0.0129718781</text:p>
          </table:table-cell>
          <table:table-cell office:value-type="float" office:value="0.016520628455507" calcext:value-type="float">
            <text:p>0.0165206285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office:value-type="float" office:value="0.0128178596496582" calcext:value-type="float">
            <text:p>0.0128178596</text:p>
          </table:table-cell>
          <table:table-cell office:value-type="float" office:value="0.0143536045368497" calcext:value-type="float">
            <text:p>0.014353604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0.0127460956573486" calcext:value-type="float">
            <text:p>0.0127460957</text:p>
          </table:table-cell>
          <table:table-cell office:value-type="float" office:value="0.0156947826613396" calcext:value-type="float">
            <text:p>0.015694782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.0128169059753418" calcext:value-type="float">
            <text:p>0.012816906</text:p>
          </table:table-cell>
          <table:table-cell office:value-type="float" office:value="0.0151403364977849" calcext:value-type="float">
            <text:p>0.0151403365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0.012814998626709" calcext:value-type="float">
            <text:p>0.0128149986</text:p>
          </table:table-cell>
          <table:table-cell office:value-type="float" office:value="0.0147017282319138" calcext:value-type="float">
            <text:p>0.014701728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0.0128099918365479" calcext:value-type="float">
            <text:p>0.0128099918</text:p>
          </table:table-cell>
          <table:table-cell office:value-type="float" office:value="0.014349298618342" calcext:value-type="float">
            <text:p>0.0143492986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.0119240283966064" calcext:value-type="float">
            <text:p>0.0119240284</text:p>
          </table:table-cell>
          <table:table-cell office:value-type="float" office:value="0.0146041223869138" calcext:value-type="float">
            <text:p>0.0146041224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.0129520893096924" calcext:value-type="float">
            <text:p>0.0129520893</text:p>
          </table:table-cell>
          <table:table-cell office:value-type="float" office:value="0.0142922185375588" calcext:value-type="float">
            <text:p>0.0142922185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.0129470825195313" calcext:value-type="float">
            <text:p>0.0129470825</text:p>
          </table:table-cell>
          <table:table-cell office:value-type="float" office:value="0.014204422298222" calcext:value-type="float">
            <text:p>0.0142044223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0.0129470825195313" calcext:value-type="float">
            <text:p>0.0129470825</text:p>
          </table:table-cell>
          <table:table-cell office:value-type="float" office:value="0.0141075141480732" calcext:value-type="float">
            <text:p>0.014107514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0.0136799812316895" calcext:value-type="float">
            <text:p>0.0136799812</text:p>
          </table:table-cell>
          <table:table-cell office:value-type="float" office:value="0.0152680315262607" calcext:value-type="float">
            <text:p>0.0152680315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.0118560791015625" calcext:value-type="float">
            <text:p>0.0118560791</text:p>
          </table:table-cell>
          <table:table-cell office:value-type="float" office:value="0.014527429087821" calcext:value-type="float">
            <text:p>0.0145274291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0118579864501953" calcext:value-type="float">
            <text:p>0.0118579865</text:p>
          </table:table-cell>
          <table:table-cell office:value-type="float" office:value="0.0147178496499062" calcext:value-type="float">
            <text:p>0.0147178496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.0119249820709229" calcext:value-type="float">
            <text:p>0.0119249821</text:p>
          </table:table-cell>
          <table:table-cell office:value-type="float" office:value="0.0146948212506471" calcext:value-type="float">
            <text:p>0.0146948213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0.0119380950927734" calcext:value-type="float">
            <text:p>0.0119380951</text:p>
          </table:table-cell>
          <table:table-cell office:value-type="float" office:value="0.0145816774951476" calcext:value-type="float">
            <text:p>0.0145816775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.0128121376037598" calcext:value-type="float">
            <text:p>0.0128121376</text:p>
          </table:table-cell>
          <table:table-cell office:value-type="float" office:value="0.0145120540053237" calcext:value-type="float">
            <text:p>0.014512054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0.0128030776977539" calcext:value-type="float">
            <text:p>0.0128030777</text:p>
          </table:table-cell>
          <table:table-cell office:value-type="float" office:value="0.0144030488083213" calcext:value-type="float">
            <text:p>0.0144030488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0.0138130187988281" calcext:value-type="float">
            <text:p>0.0138130188</text:p>
          </table:table-cell>
          <table:table-cell office:value-type="float" office:value="0.0159357171262342" calcext:value-type="float">
            <text:p>0.0159357171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0.0138061046600342" calcext:value-type="float">
            <text:p>0.0138061047</text:p>
          </table:table-cell>
          <table:table-cell office:value-type="float" office:value="0.0162997730723421" calcext:value-type="float">
            <text:p>0.0162997731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0.0127561092376709" calcext:value-type="float">
            <text:p>0.0127561092</text:p>
          </table:table-cell>
          <table:table-cell office:value-type="float" office:value="0.0148991036676198" calcext:value-type="float">
            <text:p>0.0148991037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0.0118651390075684" calcext:value-type="float">
            <text:p>0.011865139</text:p>
          </table:table-cell>
          <table:table-cell office:value-type="float" office:value="0.0163661844696825" calcext:value-type="float">
            <text:p>0.0163661845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0.0118730068206787" calcext:value-type="float">
            <text:p>0.0118730068</text:p>
          </table:table-cell>
          <table:table-cell office:value-type="float" office:value="0.0162622249420246" calcext:value-type="float">
            <text:p>0.0162622249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.011951208114624" calcext:value-type="float">
            <text:p>0.0119512081</text:p>
          </table:table-cell>
          <table:table-cell office:value-type="float" office:value="0.0159884123035049" calcext:value-type="float">
            <text:p>0.0159884123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0.0119519233703613" calcext:value-type="float">
            <text:p>0.0119519234</text:p>
          </table:table-cell>
          <table:table-cell office:value-type="float" office:value="0.0156819342798036" calcext:value-type="float">
            <text:p>0.0156819343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0.0118870735168457" calcext:value-type="float">
            <text:p>0.0118870735</text:p>
          </table:table-cell>
          <table:table-cell office:value-type="float" office:value="0.0154209888576558" calcext:value-type="float">
            <text:p>0.0154209889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0.0118808746337891" calcext:value-type="float">
            <text:p>0.0118808746</text:p>
          </table:table-cell>
          <table:table-cell office:value-type="float" office:value="0.0151447325926455" calcext:value-type="float">
            <text:p>0.0151447326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0.0128860473632813" calcext:value-type="float">
            <text:p>0.0128860474</text:p>
          </table:table-cell>
          <table:table-cell office:value-type="float" office:value="0.0148171215009474" calcext:value-type="float">
            <text:p>0.0148171215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.0128939151763916" calcext:value-type="float">
            <text:p>0.0128939152</text:p>
          </table:table-cell>
          <table:table-cell office:value-type="float" office:value="0.0147118259270158" calcext:value-type="float">
            <text:p>0.0147118259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float" office:value="0.0136709213256836" calcext:value-type="float">
            <text:p>0.0136709213</text:p>
          </table:table-cell>
          <table:table-cell office:value-type="float" office:value="0.0145184351183024" calcext:value-type="float">
            <text:p>0.0145184351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.0126798152923584" calcext:value-type="float">
            <text:p>0.0126798153</text:p>
          </table:table-cell>
          <table:table-cell office:value-type="float" office:value="0.0143450536261287" calcext:value-type="float">
            <text:p>0.014345053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0.0126950740814209" calcext:value-type="float">
            <text:p>0.0126950741</text:p>
          </table:table-cell>
          <table:table-cell office:value-type="float" office:value="0.0140694867434366" calcext:value-type="float">
            <text:p>0.014069486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.0127661228179932" calcext:value-type="float">
            <text:p>0.0127661228</text:p>
          </table:table-cell>
          <table:table-cell office:value-type="float" office:value="0.0139256254096257" calcext:value-type="float">
            <text:p>0.013925625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127718448638916" calcext:value-type="float">
            <text:p>0.0127718449</text:p>
          </table:table-cell>
          <table:table-cell office:value-type="float" office:value="0.0138014192549595" calcext:value-type="float">
            <text:p>0.0138014193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3700341148609" calcext:value-type="float">
            <text:p>0.0137003411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.0127861499786377" calcext:value-type="float">
            <text:p>0.01278615</text:p>
          </table:table-cell>
          <table:table-cell office:value-type="float" office:value="0.0136088301814264" calcext:value-type="float">
            <text:p>0.0136088302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.0138130187988281" calcext:value-type="float">
            <text:p>0.0138130188</text:p>
          </table:table-cell>
          <table:table-cell office:value-type="float" office:value="0.0152487382093955" calcext:value-type="float">
            <text:p>0.0152487382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.013728141784668" calcext:value-type="float">
            <text:p>0.0137281418</text:p>
          </table:table-cell>
          <table:table-cell office:value-type="float" office:value="0.0155876467404149" calcext:value-type="float">
            <text:p>0.0155876467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0.0127749443054199" calcext:value-type="float">
            <text:p>0.0127749443</text:p>
          </table:table-cell>
          <table:table-cell office:value-type="float" office:value="0.0142817087960383" calcext:value-type="float">
            <text:p>0.0142817088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.0126221179962158" calcext:value-type="float">
            <text:p>0.012622118</text:p>
          </table:table-cell>
          <table:table-cell office:value-type="float" office:value="0.0152816014745223" calcext:value-type="float">
            <text:p>0.0152816015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.0127019882202148" calcext:value-type="float">
            <text:p>0.0127019882</text:p>
          </table:table-cell>
          <table:table-cell office:value-type="float" office:value="0.0149277639640841" calcext:value-type="float">
            <text:p>0.01492776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.0127978324890137" calcext:value-type="float">
            <text:p>0.0127978325</text:p>
          </table:table-cell>
          <table:table-cell office:value-type="float" office:value="0.0145421388706641" calcext:value-type="float">
            <text:p>0.0145421389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.0127959251403809" calcext:value-type="float">
            <text:p>0.0127959251</text:p>
          </table:table-cell>
          <table:table-cell office:value-type="float" office:value="0.0142362317587344" calcext:value-type="float">
            <text:p>0.0142362318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.0118930339813232" calcext:value-type="float">
            <text:p>0.011893034</text:p>
          </table:table-cell>
          <table:table-cell office:value-type="float" office:value="0.0147805003988824" calcext:value-type="float">
            <text:p>0.0147805004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.0128979682922363" calcext:value-type="float">
            <text:p>0.0128979683</text:p>
          </table:table-cell>
          <table:table-cell office:value-type="float" office:value="0.0140456924015086" calcext:value-type="float">
            <text:p>0.0140456924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0.0128960609436035" calcext:value-type="float">
            <text:p>0.0128960609</text:p>
          </table:table-cell>
          <table:table-cell office:value-type="float" office:value="0.0138527944969717" calcext:value-type="float">
            <text:p>0.0138527945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.0128779411315918" calcext:value-type="float">
            <text:p>0.0128779411</text:p>
          </table:table-cell>
          <table:table-cell office:value-type="float" office:value="0.0136759225350635" calcext:value-type="float">
            <text:p>0.013675922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0.0135838985443115" calcext:value-type="float">
            <text:p>0.0135838985</text:p>
          </table:table-cell>
          <table:table-cell office:value-type="float" office:value="0.0149227011121393" calcext:value-type="float">
            <text:p>0.0149227011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0.0118000507354736" calcext:value-type="float">
            <text:p>0.0118000507</text:p>
          </table:table-cell>
          <table:table-cell office:value-type="float" office:value="0.0143443847289326" calcext:value-type="float">
            <text:p>0.0143443847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.0118050575256348" calcext:value-type="float">
            <text:p>0.0118050575</text:p>
          </table:table-cell>
          <table:table-cell office:value-type="float" office:value="0.0146991716649727" calcext:value-type="float">
            <text:p>0.0146991717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.0118050575256348" calcext:value-type="float">
            <text:p>0.0118050575</text:p>
          </table:table-cell>
          <table:table-cell office:value-type="float" office:value="0.0148415595248946" calcext:value-type="float">
            <text:p>0.0148415595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0.011868953704834" calcext:value-type="float">
            <text:p>0.0118689537</text:p>
          </table:table-cell>
          <table:table-cell office:value-type="float" office:value="0.0147842017136922" calcext:value-type="float">
            <text:p>0.0147842017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.0127120018005371" calcext:value-type="float">
            <text:p>0.0127120018</text:p>
          </table:table-cell>
          <table:table-cell office:value-type="float" office:value="0.0145370981448822" calcext:value-type="float">
            <text:p>0.01453709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.0127079486846924" calcext:value-type="float">
            <text:p>0.0127079487</text:p>
          </table:table-cell>
          <table:table-cell office:value-type="float" office:value="0.0143133424117645" calcext:value-type="float">
            <text:p>0.0143133424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0.012700080871582" calcext:value-type="float">
            <text:p>0.0127000809</text:p>
          </table:table-cell>
          <table:table-cell office:value-type="float" office:value="0.0141074828681859" calcext:value-type="float">
            <text:p>0.0141074829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0.0137319564819336" calcext:value-type="float">
            <text:p>0.0137319565</text:p>
          </table:table-cell>
          <table:table-cell office:value-type="float" office:value="0.0155824156843139" calcext:value-type="float">
            <text:p>0.015582415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float" office:value="0.0135540962219238" calcext:value-type="float">
            <text:p>0.0135540962</text:p>
          </table:table-cell>
          <table:table-cell office:value-type="float" office:value="0.0142514636856118" calcext:value-type="float">
            <text:p>0.0142514637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0.012502908706665" calcext:value-type="float">
            <text:p>0.0125029087</text:p>
          </table:table-cell>
          <table:table-cell office:value-type="float" office:value="0.015118141866137" calcext:value-type="float">
            <text:p>0.015118141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0.0124959945678711" calcext:value-type="float">
            <text:p>0.0124959946</text:p>
          </table:table-cell>
          <table:table-cell office:value-type="float" office:value="0.0147377860081697" calcext:value-type="float">
            <text:p>0.014737786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0.0125560760498047" calcext:value-type="float">
            <text:p>0.012556076</text:p>
          </table:table-cell>
          <table:table-cell office:value-type="float" office:value="0.0143655501971774" calcext:value-type="float">
            <text:p>0.0143655502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0.0125589370727539" calcext:value-type="float">
            <text:p>0.0125589371</text:p>
          </table:table-cell>
          <table:table-cell office:value-type="float" office:value="0.0140622209840277" calcext:value-type="float">
            <text:p>0.014062221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0126769542694092" calcext:value-type="float">
            <text:p>0.0126769543</text:p>
          </table:table-cell>
          <table:table-cell office:value-type="float" office:value="0.0137182265839763" calcext:value-type="float">
            <text:p>0.0137182266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0.01267409324646" calcext:value-type="float">
            <text:p>0.0126740932</text:p>
          </table:table-cell>
          <table:table-cell office:value-type="float" office:value="0.0134577993369865" calcext:value-type="float">
            <text:p>0.0134577993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.0136969089508057" calcext:value-type="float">
            <text:p>0.013696909</text:p>
          </table:table-cell>
          <table:table-cell office:value-type="float" office:value="0.0149111775011489" calcext:value-type="float">
            <text:p>0.0149111775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.0136978626251221" calcext:value-type="float">
            <text:p>0.0136978626</text:p>
          </table:table-cell>
          <table:table-cell office:value-type="float" office:value="0.0153072416840029" calcext:value-type="float">
            <text:p>0.0153072417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0.0135540962219238" calcext:value-type="float">
            <text:p>0.0135540962</text:p>
          </table:table-cell>
          <table:table-cell office:value-type="float" office:value="0.0145683089295781" calcext:value-type="float">
            <text:p>0.0145683089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.0126221179962158" calcext:value-type="float">
            <text:p>0.012622118</text:p>
          </table:table-cell>
          <table:table-cell office:value-type="float" office:value="0.0150593564549824" calcext:value-type="float">
            <text:p>0.0150593565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.0126981735229492" calcext:value-type="float">
            <text:p>0.0126981735</text:p>
          </table:table-cell>
          <table:table-cell office:value-type="float" office:value="0.0147539694857095" calcext:value-type="float">
            <text:p>0.0147539695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.0127048492431641" calcext:value-type="float">
            <text:p>0.0127048492</text:p>
          </table:table-cell>
          <table:table-cell office:value-type="float" office:value="0.0144834744080999" calcext:value-type="float">
            <text:p>0.0144834744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.0127019882202148" calcext:value-type="float">
            <text:p>0.0127019882</text:p>
          </table:table-cell>
          <table:table-cell office:value-type="float" office:value="0.0142528833720949" calcext:value-type="float">
            <text:p>0.0142528834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0.0126729011535645" calcext:value-type="float">
            <text:p>0.0126729012</text:p>
          </table:table-cell>
          <table:table-cell office:value-type="float" office:value="0.0140785437145395" calcext:value-type="float">
            <text:p>0.0140785437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.0136969089508057" calcext:value-type="float">
            <text:p>0.013696909</text:p>
          </table:table-cell>
          <table:table-cell office:value-type="float" office:value="0.015018687524825" calcext:value-type="float">
            <text:p>0.0150186875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.0137090682983398" calcext:value-type="float">
            <text:p>0.0137090683</text:p>
          </table:table-cell>
          <table:table-cell office:value-type="float" office:value="0.0152866221634936" calcext:value-type="float">
            <text:p>0.0152866222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.0137259960174561" calcext:value-type="float">
            <text:p>0.013725996</text:p>
          </table:table-cell>
          <table:table-cell office:value-type="float" office:value="0.0154321993958396" calcext:value-type="float">
            <text:p>0.0154321994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0.0128040313720703" calcext:value-type="float">
            <text:p>0.0128040314</text:p>
          </table:table-cell>
          <table:table-cell office:value-type="float" office:value="0.0146860900387163" calcext:value-type="float">
            <text:p>0.01468609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0.0126330852508545" calcext:value-type="float">
            <text:p>0.0126330853</text:p>
          </table:table-cell>
          <table:table-cell office:value-type="float" office:value="0.0153592449820578" calcext:value-type="float">
            <text:p>0.015359245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0.0126931667327881" calcext:value-type="float">
            <text:p>0.0126931667</text:p>
          </table:table-cell>
          <table:table-cell office:value-type="float" office:value="0.0151736048597215" calcext:value-type="float">
            <text:p>0.0151736049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0.0126798152923584" calcext:value-type="float">
            <text:p>0.0126798153</text:p>
          </table:table-cell>
          <table:table-cell office:value-type="float" office:value="0.0149859473483476" calcext:value-type="float">
            <text:p>0.0149859473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.0126919746398926" calcext:value-type="float">
            <text:p>0.0126919746</text:p>
          </table:table-cell>
          <table:table-cell office:value-type="float" office:value="0.0147800910506664" calcext:value-type="float">
            <text:p>0.014780091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0.0119261741638184" calcext:value-type="float">
            <text:p>0.0119261742</text:p>
          </table:table-cell>
          <table:table-cell office:value-type="float" office:value="0.0152498196340414" calcext:value-type="float">
            <text:p>0.0152498196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0.0129520893096924" calcext:value-type="float">
            <text:p>0.0129520893</text:p>
          </table:table-cell>
          <table:table-cell office:value-type="float" office:value="0.01434966616246" calcext:value-type="float">
            <text:p>0.014349666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.0129489898681641" calcext:value-type="float">
            <text:p>0.0129489899</text:p>
          </table:table-cell>
          <table:table-cell office:value-type="float" office:value="0.0140817268452984" calcext:value-type="float">
            <text:p>0.0140817268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0.0129179954528809" calcext:value-type="float">
            <text:p>0.0129179955</text:p>
          </table:table-cell>
          <table:table-cell office:value-type="float" office:value="0.0138356249206821" calcext:value-type="float">
            <text:p>0.0138356249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0.0126519203186035" calcext:value-type="float">
            <text:p>0.0126519203</text:p>
          </table:table-cell>
          <table:table-cell office:value-type="float" office:value="0.0144884877628108" calcext:value-type="float">
            <text:p>0.0144884878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0.0117251873016357" calcext:value-type="float">
            <text:p>0.0117251873</text:p>
          </table:table-cell>
          <table:table-cell office:value-type="float" office:value="0.0145994898971472" calcext:value-type="float">
            <text:p>0.0145994899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0.0117208957672119" calcext:value-type="float">
            <text:p>0.0117208958</text:p>
          </table:table-cell>
          <table:table-cell office:value-type="float" office:value="0.0150147094244635" calcext:value-type="float">
            <text:p>0.0150147094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0.0117268562316895" calcext:value-type="float">
            <text:p>0.0117268562</text:p>
          </table:table-cell>
          <table:table-cell office:value-type="float" office:value="0.0151790501560579" calcext:value-type="float">
            <text:p>0.01517905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0.0117862224578857" calcext:value-type="float">
            <text:p>0.0117862225</text:p>
          </table:table-cell>
          <table:table-cell office:value-type="float" office:value="0.0151270722531085" calcext:value-type="float">
            <text:p>0.0151270723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0.0117919445037842" calcext:value-type="float">
            <text:p>0.0117919445</text:p>
          </table:table-cell>
          <table:table-cell office:value-type="float" office:value="0.0149835534080361" calcext:value-type="float">
            <text:p>0.0149835534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0.0117950439453125" calcext:value-type="float">
            <text:p>0.0117950439</text:p>
          </table:table-cell>
          <table:table-cell office:value-type="float" office:value="0.0147869193763621" calcext:value-type="float">
            <text:p>0.0147869194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0.0117819309234619" calcext:value-type="float">
            <text:p>0.0117819309</text:p>
          </table:table-cell>
          <table:table-cell office:value-type="float" office:value="0.0145758560799751" calcext:value-type="float">
            <text:p>0.0145758561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.0128059387207031" calcext:value-type="float">
            <text:p>0.0128059387</text:p>
          </table:table-cell>
          <table:table-cell office:value-type="float" office:value="0.0145470302744023" calcext:value-type="float">
            <text:p>0.0145470303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float" office:value="0.0135068893432617" calcext:value-type="float">
            <text:p>0.0135068893</text:p>
          </table:table-cell>
          <table:table-cell office:value-type="float" office:value="0.0144355233382821" calcext:value-type="float">
            <text:p>0.0144355233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0.0125579833984375" calcext:value-type="float">
            <text:p>0.0125579834</text:p>
          </table:table-cell>
          <table:table-cell office:value-type="float" office:value="0.0142520899490323" calcext:value-type="float">
            <text:p>0.014252089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0.0125620365142822" calcext:value-type="float">
            <text:p>0.0125620365</text:p>
          </table:table-cell>
          <table:table-cell office:value-type="float" office:value="0.0140101542861275" calcext:value-type="float">
            <text:p>0.0140101543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0.0126371383666992" calcext:value-type="float">
            <text:p>0.0126371384</text:p>
          </table:table-cell>
          <table:table-cell office:value-type="float" office:value="0.0138906199109451" calcext:value-type="float">
            <text:p>0.013890619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0.0126430988311768" calcext:value-type="float">
            <text:p>0.0126430988</text:p>
          </table:table-cell>
          <table:table-cell office:value-type="float" office:value="0.0137797097015113" calcext:value-type="float">
            <text:p>0.0137797097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.012639045715332" calcext:value-type="float">
            <text:p>0.0126390457</text:p>
          </table:table-cell>
          <table:table-cell office:value-type="float" office:value="0.013666846031547" calcext:value-type="float">
            <text:p>0.013666846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0.0126349925994873" calcext:value-type="float">
            <text:p>0.0126349926</text:p>
          </table:table-cell>
          <table:table-cell office:value-type="float" office:value="0.0135561007329259" calcext:value-type="float">
            <text:p>0.0135561007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.0136611461639404" calcext:value-type="float">
            <text:p>0.0136611462</text:p>
          </table:table-cell>
          <table:table-cell office:value-type="float" office:value="0.0151571635339663" calcext:value-type="float">
            <text:p>0.0151571635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0.0136599540710449" calcext:value-type="float">
            <text:p>0.0136599541</text:p>
          </table:table-cell>
          <table:table-cell office:value-type="float" office:value="0.0155826482650633" calcext:value-type="float">
            <text:p>0.0155826483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office:value-type="float" office:value="0.0134880542755127" calcext:value-type="float">
            <text:p>0.0134880543</text:p>
          </table:table-cell>
          <table:table-cell office:value-type="float" office:value="0.014476902771521" calcext:value-type="float">
            <text:p>0.0144769028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0.0125641822814941" calcext:value-type="float">
            <text:p>0.0125641823</text:p>
          </table:table-cell>
          <table:table-cell office:value-type="float" office:value="0.0151610145484849" calcext:value-type="float">
            <text:p>0.0151610145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.012627124786377" calcext:value-type="float">
            <text:p>0.0126271248</text:p>
          </table:table-cell>
          <table:table-cell office:value-type="float" office:value="0.0147480917218644" calcext:value-type="float">
            <text:p>0.014748091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0.0126230716705322" calcext:value-type="float">
            <text:p>0.0126230717</text:p>
          </table:table-cell>
          <table:table-cell office:value-type="float" office:value="0.0144143773765249" calcext:value-type="float">
            <text:p>0.0144143774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.0126190185546875" calcext:value-type="float">
            <text:p>0.0126190186</text:p>
          </table:table-cell>
          <table:table-cell office:value-type="float" office:value="0.0141429455104477" calcext:value-type="float">
            <text:p>0.0141429455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0126030445098877" calcext:value-type="float">
            <text:p>0.0126030445</text:p>
          </table:table-cell>
          <table:table-cell office:value-type="float" office:value="0.0139311729201668" calcext:value-type="float">
            <text:p>0.0139311729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.0136380195617676" calcext:value-type="float">
            <text:p>0.0136380196</text:p>
          </table:table-cell>
          <table:table-cell office:value-type="float" office:value="0.0149728474180087" calcext:value-type="float">
            <text:p>0.0149728474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.013638973236084" calcext:value-type="float">
            <text:p>0.0136389732</text:p>
          </table:table-cell>
          <table:table-cell office:value-type="float" office:value="0.0152576706053647" calcext:value-type="float">
            <text:p>0.0152576706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0136291980743408" calcext:value-type="float">
            <text:p>0.0136291981</text:p>
          </table:table-cell>
          <table:table-cell office:value-type="float" office:value="0.0153830044723159" calcext:value-type="float">
            <text:p>0.0153830045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office:value-type="float" office:value="0.01344895362854" calcext:value-type="float">
            <text:p>0.0134489536</text:p>
          </table:table-cell>
          <table:table-cell office:value-type="float" office:value="0.0147709336706275" calcext:value-type="float">
            <text:p>0.0147709337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0.0125370025634766" calcext:value-type="float">
            <text:p>0.0125370026</text:p>
          </table:table-cell>
          <table:table-cell office:value-type="float" office:value="0.0153012154451577" calcext:value-type="float">
            <text:p>0.0153012154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0.0125892162322998" calcext:value-type="float">
            <text:p>0.0125892162</text:p>
          </table:table-cell>
          <table:table-cell office:value-type="float" office:value="0.0151154727833123" calcext:value-type="float">
            <text:p>0.0151154728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.0125961303710938" calcext:value-type="float">
            <text:p>0.0125961304</text:p>
          </table:table-cell>
          <table:table-cell office:value-type="float" office:value="0.0149085837728124" calcext:value-type="float">
            <text:p>0.0149085838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.0125949382781982" calcext:value-type="float">
            <text:p>0.0125949383</text:p>
          </table:table-cell>
          <table:table-cell office:value-type="float" office:value="0.0147015917721517" calcext:value-type="float">
            <text:p>0.0147015918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.012584924697876" calcext:value-type="float">
            <text:p>0.0125849247</text:p>
          </table:table-cell>
          <table:table-cell office:value-type="float" office:value="0.0145086822328141" calcext:value-type="float">
            <text:p>0.014508682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0.0136039257049561" calcext:value-type="float">
            <text:p>0.0136039257</text:p>
          </table:table-cell>
          <table:table-cell office:value-type="float" office:value="0.0150760678863454" calcext:value-type="float">
            <text:p>0.0150760679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0.0136098861694336" calcext:value-type="float">
            <text:p>0.0136098862</text:p>
          </table:table-cell>
          <table:table-cell office:value-type="float" office:value="0.0152370132947791" calcext:value-type="float">
            <text:p>0.0152370133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.0136239528656006" calcext:value-type="float">
            <text:p>0.0136239529</text:p>
          </table:table-cell>
          <table:table-cell office:value-type="float" office:value="0.0153076110295845" calcext:value-type="float">
            <text:p>0.01530761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0.0134210586547852" calcext:value-type="float">
            <text:p>0.0134210587</text:p>
          </table:table-cell>
          <table:table-cell office:value-type="float" office:value="0.0147374661653145" calcext:value-type="float">
            <text:p>0.0147374662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0.012531042098999" calcext:value-type="float">
            <text:p>0.0125310421</text:p>
          </table:table-cell>
          <table:table-cell office:value-type="float" office:value="0.0153098977120024" calcext:value-type="float">
            <text:p>0.015309897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0125410556793213" calcext:value-type="float">
            <text:p>0.0125410557</text:p>
          </table:table-cell>
          <table:table-cell office:value-type="float" office:value="0.0152157972266507" calcext:value-type="float">
            <text:p>0.0152157972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.0125789642333984" calcext:value-type="float">
            <text:p>0.0125789642</text:p>
          </table:table-cell>
          <table:table-cell office:value-type="float" office:value="0.0150372881249672" calcext:value-type="float">
            <text:p>0.015037288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.0125761032104492" calcext:value-type="float">
            <text:p>0.0125761032</text:p>
          </table:table-cell>
          <table:table-cell office:value-type="float" office:value="0.0148458223004564" calcext:value-type="float">
            <text:p>0.0148458223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0.012563943862915" calcext:value-type="float">
            <text:p>0.0125639439</text:p>
          </table:table-cell>
          <table:table-cell office:value-type="float" office:value="0.0146598835606508" calcext:value-type="float">
            <text:p>0.0146598836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0.0125548839569092" calcext:value-type="float">
            <text:p>0.012554884</text:p>
          </table:table-cell>
          <table:table-cell office:value-type="float" office:value="0.0144802905648544" calcext:value-type="float">
            <text:p>0.0144802906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0.0135788917541504" calcext:value-type="float">
            <text:p>0.0135788918</text:p>
          </table:table-cell>
          <table:table-cell office:value-type="float" office:value="0.0150426621551984" calcext:value-type="float">
            <text:p>0.015042662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0.0135841369628906" calcext:value-type="float">
            <text:p>0.013584137</text:p>
          </table:table-cell>
          <table:table-cell office:value-type="float" office:value="0.0152031050583597" calcext:value-type="float">
            <text:p>0.0152031051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0.012423038482666" calcext:value-type="float">
            <text:p>0.0124230385</text:p>
          </table:table-cell>
          <table:table-cell office:value-type="float" office:value="0.0149681521407433" calcext:value-type="float">
            <text:p>0.0149681521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0.0124919414520264" calcext:value-type="float">
            <text:p>0.0124919415</text:p>
          </table:table-cell>
          <table:table-cell office:value-type="float" office:value="0.0151633256301056" calcext:value-type="float">
            <text:p>0.0151633256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0.012505054473877" calcext:value-type="float">
            <text:p>0.0125050545</text:p>
          </table:table-cell>
          <table:table-cell office:value-type="float" office:value="0.0150422657306297" calcext:value-type="float">
            <text:p>0.0150422657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0.0125770568847656" calcext:value-type="float">
            <text:p>0.0125770569</text:p>
          </table:table-cell>
          <table:table-cell office:value-type="float" office:value="0.0148205302102975" calcext:value-type="float">
            <text:p>0.0148205302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0.012584924697876" calcext:value-type="float">
            <text:p>0.0125849247</text:p>
          </table:table-cell>
          <table:table-cell office:value-type="float" office:value="0.014598023397185" calcext:value-type="float">
            <text:p>0.014598023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115399360656738" calcext:value-type="float">
            <text:p>0.0115399361</text:p>
          </table:table-cell>
          <table:table-cell office:value-type="float" office:value="0.0153034590199035" calcext:value-type="float">
            <text:p>0.01530345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.0115518569946289" calcext:value-type="float">
            <text:p>0.011551857</text:p>
          </table:table-cell>
          <table:table-cell office:value-type="float" office:value="0.0156383602421571" calcext:value-type="float">
            <text:p>0.0156383602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0.0125792026519775" calcext:value-type="float">
            <text:p>0.0125792027</text:p>
          </table:table-cell>
          <table:table-cell office:value-type="float" office:value="0.0144166209919149" calcext:value-type="float">
            <text:p>0.01441662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.0126051902770996" calcext:value-type="float">
            <text:p>0.0126051903</text:p>
          </table:table-cell>
          <table:table-cell office:value-type="float" office:value="0.0140264954306355" calcext:value-type="float">
            <text:p>0.0140264954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0.0133228302001953" calcext:value-type="float">
            <text:p>0.0133228302</text:p>
          </table:table-cell>
          <table:table-cell office:value-type="float" office:value="0.0146061914867372" calcext:value-type="float">
            <text:p>0.0146061915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011674165725708" calcext:value-type="float">
            <text:p>0.0116741657</text:p>
          </table:table-cell>
          <table:table-cell office:value-type="float" office:value="0.0144152419926167" calcext:value-type="float">
            <text:p>0.01441524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116689205169678" calcext:value-type="float">
            <text:p>0.0116689205</text:p>
          </table:table-cell>
          <table:table-cell office:value-type="float" office:value="0.0145892878482236" calcext:value-type="float">
            <text:p>0.0145892878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0.0116829872131348" calcext:value-type="float">
            <text:p>0.0116829872</text:p>
          </table:table-cell>
          <table:table-cell office:value-type="float" office:value="0.0145999356027178" calcext:value-type="float">
            <text:p>0.0145999356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0.0117270946502686" calcext:value-type="float">
            <text:p>0.0117270947</text:p>
          </table:table-cell>
          <table:table-cell office:value-type="float" office:value="0.0144771745469381" calcext:value-type="float">
            <text:p>0.0144771745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.0124890804290771" calcext:value-type="float">
            <text:p>0.0124890804</text:p>
          </table:table-cell>
          <table:table-cell office:value-type="float" office:value="0.0142416523248429" calcext:value-type="float">
            <text:p>0.014241652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.0124850273132324" calcext:value-type="float">
            <text:p>0.0124850273</text:p>
          </table:table-cell>
          <table:table-cell office:value-type="float" office:value="0.014027763239525" calcext:value-type="float">
            <text:p>0.0140277632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0124721527099609" calcext:value-type="float">
            <text:p>0.0124721527</text:p>
          </table:table-cell>
          <table:table-cell office:value-type="float" office:value="0.013824704100908" calcext:value-type="float">
            <text:p>0.013824704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0134768486022949" calcext:value-type="float">
            <text:p>0.0134768486</text:p>
          </table:table-cell>
          <table:table-cell office:value-type="float" office:value="0.0152522082458452" calcext:value-type="float">
            <text:p>0.015252208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0.0134007930755615" calcext:value-type="float">
            <text:p>0.0134007931</text:p>
          </table:table-cell>
          <table:table-cell office:value-type="float" office:value="0.0151570384625637" calcext:value-type="float">
            <text:p>0.0151570385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.0116081237792969" calcext:value-type="float">
            <text:p>0.0116081238</text:p>
          </table:table-cell>
          <table:table-cell office:value-type="float" office:value="0.015399106014835" calcext:value-type="float">
            <text:p>0.015399106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.0116169452667236" calcext:value-type="float">
            <text:p>0.0116169453</text:p>
          </table:table-cell>
          <table:table-cell office:value-type="float" office:value="0.0153693206793756" calcext:value-type="float">
            <text:p>0.0153693207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.0116660594940186" calcext:value-type="float">
            <text:p>0.0116660595</text:p>
          </table:table-cell>
          <table:table-cell office:value-type="float" office:value="0.0151895373724519" calcext:value-type="float">
            <text:p>0.0151895374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.0116679668426514" calcext:value-type="float">
            <text:p>0.0116679668</text:p>
          </table:table-cell>
          <table:table-cell office:value-type="float" office:value="0.0149597769635285" calcext:value-type="float">
            <text:p>0.014959777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.0125341415405273" calcext:value-type="float">
            <text:p>0.0125341415</text:p>
          </table:table-cell>
          <table:table-cell office:value-type="float" office:value="0.0146684795940751" calcext:value-type="float">
            <text:p>0.0146684796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.0125331878662109" calcext:value-type="float">
            <text:p>0.0125331879</text:p>
          </table:table-cell>
          <table:table-cell office:value-type="float" office:value="0.014409544747592" calcext:value-type="float">
            <text:p>0.0144095447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.0135560035705566" calcext:value-type="float">
            <text:p>0.0135560036</text:p>
          </table:table-cell>
          <table:table-cell office:value-type="float" office:value="0.0157673103515396" calcext:value-type="float">
            <text:p>0.0157673104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.0135579109191895" calcext:value-type="float">
            <text:p>0.0135579109</text:p>
          </table:table-cell>
          <table:table-cell office:value-type="float" office:value="0.0161008437089862" calcext:value-type="float">
            <text:p>0.0161008437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0.0125250816345215" calcext:value-type="float">
            <text:p>0.0125250816</text:p>
          </table:table-cell>
          <table:table-cell office:value-type="float" office:value="0.0143047524650143" calcext:value-type="float">
            <text:p>0.0143047525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.0124571323394775" calcext:value-type="float">
            <text:p>0.0124571323</text:p>
          </table:table-cell>
          <table:table-cell office:value-type="float" office:value="0.015431673151309" calcext:value-type="float">
            <text:p>0.0154316732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0124590396881104" calcext:value-type="float">
            <text:p>0.0124590397</text:p>
          </table:table-cell>
          <table:table-cell office:value-type="float" office:value="0.0148979066424099" calcext:value-type="float">
            <text:p>0.0148979066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.0125188827514648" calcext:value-type="float">
            <text:p>0.0125188828</text:p>
          </table:table-cell>
          <table:table-cell office:value-type="float" office:value="0.0144190450981879" calcext:value-type="float">
            <text:p>0.0144190451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0.0125229358673096" calcext:value-type="float">
            <text:p>0.0125229359</text:p>
          </table:table-cell>
          <table:table-cell office:value-type="float" office:value="0.0140418656600929" calcext:value-type="float">
            <text:p>0.0140418657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.011652946472168" calcext:value-type="float">
            <text:p>0.0116529465</text:p>
          </table:table-cell>
          <table:table-cell office:value-type="float" office:value="0.0145081158185675" calcext:value-type="float">
            <text:p>0.0145081158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.011652946472168" calcext:value-type="float">
            <text:p>0.0116529465</text:p>
          </table:table-cell>
          <table:table-cell office:value-type="float" office:value="0.0147248684429915" calcext:value-type="float">
            <text:p>0.0147248684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0.0126838684082031" calcext:value-type="float">
            <text:p>0.0126838684</text:p>
          </table:table-cell>
          <table:table-cell office:value-type="float" office:value="0.0141520717614057" calcext:value-type="float">
            <text:p>0.0141520718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.0126810073852539" calcext:value-type="float">
            <text:p>0.0126810074</text:p>
          </table:table-cell>
          <table:table-cell office:value-type="float" office:value="0.0140027750440571" calcext:value-type="float">
            <text:p>0.01400277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float" office:value="0.0124659538269043" calcext:value-type="float">
            <text:p>0.0124659538</text:p>
          </table:table-cell>
          <table:table-cell office:value-type="float" office:value="0.0137724131791291" calcext:value-type="float">
            <text:p>0.0137724132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.0124239921569824" calcext:value-type="float">
            <text:p>0.0124239922</text:p>
          </table:table-cell>
          <table:table-cell office:value-type="float" office:value="0.0136514434053183" calcext:value-type="float">
            <text:p>0.0136514434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.012423038482666" calcext:value-type="float">
            <text:p>0.0124230385</text:p>
          </table:table-cell>
          <table:table-cell office:value-type="float" office:value="0.0133833586309124" calcext:value-type="float">
            <text:p>0.0133833586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0.0124859809875488" calcext:value-type="float">
            <text:p>0.012485981</text:p>
          </table:table-cell>
          <table:table-cell office:value-type="float" office:value="0.0131875360457801" calcext:value-type="float">
            <text:p>0.013187536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.0124859809875488" calcext:value-type="float">
            <text:p>0.012485981</text:p>
          </table:table-cell>
          <table:table-cell office:value-type="float" office:value="0.0130371038787173" calcext:value-type="float">
            <text:p>0.0130371039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.0116100311279297" calcext:value-type="float">
            <text:p>0.0116100311</text:p>
          </table:table-cell>
          <table:table-cell office:value-type="float" office:value="0.01363770311091" calcext:value-type="float">
            <text:p>0.013637703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0.0116090774536133" calcext:value-type="float">
            <text:p>0.0116090775</text:p>
          </table:table-cell>
          <table:table-cell office:value-type="float" office:value="0.0139693160725952" calcext:value-type="float">
            <text:p>0.0139693161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0.0126299858093262" calcext:value-type="float">
            <text:p>0.0126299858</text:p>
          </table:table-cell>
          <table:table-cell office:value-type="float" office:value="0.0137869047807595" calcext:value-type="float">
            <text:p>0.0137869048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.0126290321350098" calcext:value-type="float">
            <text:p>0.0126290321</text:p>
          </table:table-cell>
          <table:table-cell office:value-type="float" office:value="0.0137591882928662" calcext:value-type="float">
            <text:p>0.013759188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.0124590396881104" calcext:value-type="float">
            <text:p>0.0124590397</text:p>
          </table:table-cell>
          <table:table-cell office:value-type="float" office:value="0.0139192221867926" calcext:value-type="float">
            <text:p>0.013919222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0.0115489959716797" calcext:value-type="float">
            <text:p>0.011548996</text:p>
          </table:table-cell>
          <table:table-cell office:value-type="float" office:value="0.0141272102635788" calcext:value-type="float">
            <text:p>0.01412721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.0115540027618408" calcext:value-type="float">
            <text:p>0.0115540028</text:p>
          </table:table-cell>
          <table:table-cell office:value-type="float" office:value="0.014283774543846" calcext:value-type="float">
            <text:p>0.0142837745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.0116260051727295" calcext:value-type="float">
            <text:p>0.0116260052</text:p>
          </table:table-cell>
          <table:table-cell office:value-type="float" office:value="0.0142382123750562" calcext:value-type="float">
            <text:p>0.0142382124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.0116310119628906" calcext:value-type="float">
            <text:p>0.011631012</text:p>
          </table:table-cell>
          <table:table-cell office:value-type="float" office:value="0.0141222997853241" calcext:value-type="float">
            <text:p>0.0141222998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0.0116190910339356" calcext:value-type="float">
            <text:p>0.011619091</text:p>
          </table:table-cell>
          <table:table-cell office:value-type="float" office:value="0.0139788102166971" calcext:value-type="float">
            <text:p>0.0139788102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.0116209983825684" calcext:value-type="float">
            <text:p>0.0116209984</text:p>
          </table:table-cell>
          <table:table-cell office:value-type="float" office:value="0.0138092350327706" calcext:value-type="float">
            <text:p>0.013809235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0.0126309394836426" calcext:value-type="float">
            <text:p>0.0126309395</text:p>
          </table:table-cell>
          <table:table-cell office:value-type="float" office:value="0.0141391578235094" calcext:value-type="float">
            <text:p>0.0141391578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.0126221179962158" calcext:value-type="float">
            <text:p>0.012622118</text:p>
          </table:table-cell>
          <table:table-cell office:value-type="float" office:value="0.0142264345886289" calcext:value-type="float">
            <text:p>0.0142264346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0.0124280452728271" calcext:value-type="float">
            <text:p>0.0124280453</text:p>
          </table:table-cell>
          <table:table-cell office:value-type="float" office:value="0.0137201655417776" calcext:value-type="float">
            <text:p>0.0137201655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124058723449707" calcext:value-type="float">
            <text:p>0.0124058723</text:p>
          </table:table-cell>
          <table:table-cell office:value-type="float" office:value="0.0139902987145749" calcext:value-type="float">
            <text:p>0.0139902987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.0124609470367432" calcext:value-type="float">
            <text:p>0.012460947</text:p>
          </table:table-cell>
          <table:table-cell office:value-type="float" office:value="0.0138477802514209" calcext:value-type="float">
            <text:p>0.013847780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0.0124678611755371" calcext:value-type="float">
            <text:p>0.0124678612</text:p>
          </table:table-cell>
          <table:table-cell office:value-type="float" office:value="0.0137186923781605" calcext:value-type="float">
            <text:p>0.013718692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.0124638080596924" calcext:value-type="float">
            <text:p>0.0124638081</text:p>
          </table:table-cell>
          <table:table-cell office:value-type="float" office:value="0.0135903302309261" calcext:value-type="float">
            <text:p>0.0135903302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.0115790367126465" calcext:value-type="float">
            <text:p>0.0115790367</text:p>
          </table:table-cell>
          <table:table-cell office:value-type="float" office:value="0.0138743458178524" calcext:value-type="float">
            <text:p>0.0138743458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0.0126039981842041" calcext:value-type="float">
            <text:p>0.0126039982</text:p>
          </table:table-cell>
          <table:table-cell office:value-type="float" office:value="0.0137765530024979" calcext:value-type="float">
            <text:p>0.013776553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0.0125908851623535" calcext:value-type="float">
            <text:p>0.0125908852</text:p>
          </table:table-cell>
          <table:table-cell office:value-type="float" office:value="0.013762162785942" calcext:value-type="float">
            <text:p>0.0137621628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0.0125970840454102" calcext:value-type="float">
            <text:p>0.012597084</text:p>
          </table:table-cell>
          <table:table-cell office:value-type="float" office:value="0.0137230905240288" calcext:value-type="float">
            <text:p>0.0137230905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</text:p>
          </table:table-cell>
          <table:table-cell office:value-type="float" office:value="0.0124189853668213" calcext:value-type="float">
            <text:p>0.0124189854</text:p>
          </table:table-cell>
          <table:table-cell office:value-type="float" office:value="0.013909729383539" calcext:value-type="float">
            <text:p>0.0139097294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0.011516809463501" calcext:value-type="float">
            <text:p>0.0115168095</text:p>
          </table:table-cell>
          <table:table-cell office:value-type="float" office:value="0.0141031070624225" calcext:value-type="float">
            <text:p>0.014103107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0115330219268799" calcext:value-type="float">
            <text:p>0.0115330219</text:p>
          </table:table-cell>
          <table:table-cell office:value-type="float" office:value="0.0142574852103205" calcext:value-type="float">
            <text:p>0.014257485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.0115959644317627" calcext:value-type="float">
            <text:p>0.0115959644</text:p>
          </table:table-cell>
          <table:table-cell office:value-type="float" office:value="0.0142185817004986" calcext:value-type="float">
            <text:p>0.0142185817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.0116000175476074" calcext:value-type="float">
            <text:p>0.0116000175</text:p>
          </table:table-cell>
          <table:table-cell office:value-type="float" office:value="0.0141075480061658" calcext:value-type="float">
            <text:p>0.014107548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.0115752220153809" calcext:value-type="float">
            <text:p>0.011575222</text:p>
          </table:table-cell>
          <table:table-cell office:value-type="float" office:value="0.0139780179081282" calcext:value-type="float">
            <text:p>0.0139780179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.0115711688995361" calcext:value-type="float">
            <text:p>0.0115711689</text:p>
          </table:table-cell>
          <table:table-cell office:value-type="float" office:value="0.0138214728860068" calcext:value-type="float">
            <text:p>0.0138214729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0.012584924697876" calcext:value-type="float">
            <text:p>0.0125849247</text:p>
          </table:table-cell>
          <table:table-cell office:value-type="float" office:value="0.0141077437069587" calcext:value-type="float">
            <text:p>0.014107743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.0125927925109863" calcext:value-type="float">
            <text:p>0.0125927925</text:p>
          </table:table-cell>
          <table:table-cell office:value-type="float" office:value="0.0141989538024181" calcext:value-type="float">
            <text:p>0.0141989538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office:value-type="float" office:value="0.0123729705810547" calcext:value-type="float">
            <text:p>0.0123729706</text:p>
          </table:table-cell>
          <table:table-cell office:value-type="float" office:value="0.0137575278957003" calcext:value-type="float">
            <text:p>0.0137575279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.0124101638793945" calcext:value-type="float">
            <text:p>0.0124101639</text:p>
          </table:table-cell>
          <table:table-cell office:value-type="float" office:value="0.0140031606766653" calcext:value-type="float">
            <text:p>0.014003160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0.0124938488006592" calcext:value-type="float">
            <text:p>0.0124938488</text:p>
          </table:table-cell>
          <table:table-cell office:value-type="float" office:value="0.0139190358243981" calcext:value-type="float">
            <text:p>0.0139190358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.0124919414520264" calcext:value-type="float">
            <text:p>0.0124919415</text:p>
          </table:table-cell>
          <table:table-cell office:value-type="float" office:value="0.013817146028394" calcext:value-type="float">
            <text:p>0.013817146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0.0124950408935547" calcext:value-type="float">
            <text:p>0.0124950409</text:p>
          </table:table-cell>
          <table:table-cell office:value-type="float" office:value="0.0137123550784741" calcext:value-type="float">
            <text:p>0.0137123551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.011538028717041" calcext:value-type="float">
            <text:p>0.0115380287</text:p>
          </table:table-cell>
          <table:table-cell office:value-type="float" office:value="0.01399145993618" calcext:value-type="float">
            <text:p>0.0139914599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0.0125408172607422" calcext:value-type="float">
            <text:p>0.0125408173</text:p>
          </table:table-cell>
          <table:table-cell office:value-type="float" office:value="0.0137495700927013" calcext:value-type="float">
            <text:p>0.0137495701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0.0125529766082764" calcext:value-type="float">
            <text:p>0.0125529766</text:p>
          </table:table-cell>
          <table:table-cell office:value-type="float" office:value="0.0137202535244604" calcext:value-type="float">
            <text:p>0.0137202535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.0125541687011719" calcext:value-type="float">
            <text:p>0.0125541687</text:p>
          </table:table-cell>
          <table:table-cell office:value-type="float" office:value="0.013665878227429" calcext:value-type="float">
            <text:p>0.013665878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0.0122251510620117" calcext:value-type="float">
            <text:p>0.0122251511</text:p>
          </table:table-cell>
          <table:table-cell office:value-type="float" office:value="0.0139626661779428" calcext:value-type="float">
            <text:p>0.0139626662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0114760398864746" calcext:value-type="float">
            <text:p>0.0114760399</text:p>
          </table:table-cell>
          <table:table-cell office:value-type="float" office:value="0.0140645244113352" calcext:value-type="float">
            <text:p>0.0140645244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.011476993560791" calcext:value-type="float">
            <text:p>0.0114769936</text:p>
          </table:table-cell>
          <table:table-cell office:value-type="float" office:value="0.014244411363095" calcext:value-type="float">
            <text:p>0.0142444114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.0114808082580566" calcext:value-type="float">
            <text:p>0.0114808083</text:p>
          </table:table-cell>
          <table:table-cell office:value-type="float" office:value="0.0142726425087579" calcext:value-type="float">
            <text:p>0.0142726425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.0114021301269531" calcext:value-type="float">
            <text:p>0.0114021301</text:p>
          </table:table-cell>
          <table:table-cell office:value-type="float" office:value="0.0142727677424803" calcext:value-type="float">
            <text:p>0.0142727677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0.0113770961761475" calcext:value-type="float">
            <text:p>0.0113770962</text:p>
          </table:table-cell>
          <table:table-cell office:value-type="float" office:value="0.0142050472085804" calcext:value-type="float">
            <text:p>0.014205047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0.011375904083252" calcext:value-type="float">
            <text:p>0.0113759041</text:p>
          </table:table-cell>
          <table:table-cell office:value-type="float" office:value="0.0140732752197286" calcext:value-type="float">
            <text:p>0.0140732752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.0125629901885986" calcext:value-type="float">
            <text:p>0.0125629902</text:p>
          </table:table-cell>
          <table:table-cell office:value-type="float" office:value="0.0142158506643084" calcext:value-type="float">
            <text:p>0.0142158507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.0125541687011719" calcext:value-type="float">
            <text:p>0.0125541687</text:p>
          </table:table-cell>
          <table:table-cell office:value-type="float" office:value="0.0143204269202647" calcext:value-type="float">
            <text:p>0.0143204269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0.0123610496520996" calcext:value-type="float">
            <text:p>0.0123610497</text:p>
          </table:table-cell>
          <table:table-cell office:value-type="float" office:value="0.0135892756046148" calcext:value-type="float">
            <text:p>0.013589275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0.0114600658416748" calcext:value-type="float">
            <text:p>0.0114600658</text:p>
          </table:table-cell>
          <table:table-cell office:value-type="float" office:value="0.0142512060274684" calcext:value-type="float">
            <text:p>0.014251206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0114600658416748" calcext:value-type="float">
            <text:p>0.0114600658</text:p>
          </table:table-cell>
          <table:table-cell office:value-type="float" office:value="0.0141185566857648" calcext:value-type="float">
            <text:p>0.0141185567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.0115208625793457" calcext:value-type="float">
            <text:p>0.0115208626</text:p>
          </table:table-cell>
          <table:table-cell office:value-type="float" office:value="0.0138952305709319" calcext:value-type="float">
            <text:p>0.0138952306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.011523962020874" calcext:value-type="float">
            <text:p>0.011523962</text:p>
          </table:table-cell>
          <table:table-cell office:value-type="float" office:value="0.0136717617969985" calcext:value-type="float">
            <text:p>0.0136717618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.0115129947662354" calcext:value-type="float">
            <text:p>0.0115129948</text:p>
          </table:table-cell>
          <table:table-cell office:value-type="float" office:value="0.0134675880189097" calcext:value-type="float">
            <text:p>0.013467588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.011509895324707" calcext:value-type="float">
            <text:p>0.0115098953</text:p>
          </table:table-cell>
          <table:table-cell office:value-type="float" office:value="0.0132752299492301" calcext:value-type="float">
            <text:p>0.0132752299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0.0125460624694824" calcext:value-type="float">
            <text:p>0.0125460625</text:p>
          </table:table-cell>
          <table:table-cell office:value-type="float" office:value="0.0139651254245006" calcext:value-type="float">
            <text:p>0.0139651254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.0125331878662109" calcext:value-type="float">
            <text:p>0.0125331879</text:p>
          </table:table-cell>
          <table:table-cell office:value-type="float" office:value="0.014152947222776" calcext:value-type="float">
            <text:p>0.0141529472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0.0130200386047363" calcext:value-type="float">
            <text:p>0.0130200386</text:p>
          </table:table-cell>
          <table:table-cell office:value-type="float" office:value="0.0144037870751209" calcext:value-type="float">
            <text:p>0.014403787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.0114288330078125" calcext:value-type="float">
            <text:p>0.011428833</text:p>
          </table:table-cell>
          <table:table-cell office:value-type="float" office:value="0.0141002859234046" calcext:value-type="float">
            <text:p>0.0141002859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.0114378929138184" calcext:value-type="float">
            <text:p>0.0114378929</text:p>
          </table:table-cell>
          <table:table-cell office:value-type="float" office:value="0.0139743166243248" calcext:value-type="float">
            <text:p>0.0139743166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.0115020275115967" calcext:value-type="float">
            <text:p>0.0115020275</text:p>
          </table:table-cell>
          <table:table-cell office:value-type="float" office:value="0.0137562682577943" calcext:value-type="float">
            <text:p>0.0137562683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0.0114998817443848" calcext:value-type="float">
            <text:p>0.0114998817</text:p>
          </table:table-cell>
          <table:table-cell office:value-type="float" office:value="0.0135446065402504" calcext:value-type="float">
            <text:p>0.0135446065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21791362762451" calcext:value-type="float">
            <text:p>0.0121791363</text:p>
          </table:table-cell>
          <table:table-cell office:value-type="float" office:value="0.0135577351531045" calcext:value-type="float">
            <text:p>0.013557735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21779441833496" calcext:value-type="float">
            <text:p>0.0121779442</text:p>
          </table:table-cell>
          <table:table-cell office:value-type="float" office:value="0.0135219284858806" calcext:value-type="float">
            <text:p>0.013521928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.0131921768188477" calcext:value-type="float">
            <text:p>0.0131921768</text:p>
          </table:table-cell>
          <table:table-cell office:value-type="float" office:value="0.0151329201254856" calcext:value-type="float">
            <text:p>0.015132920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.013185977935791" calcext:value-type="float">
            <text:p>0.0131859779</text:p>
          </table:table-cell>
          <table:table-cell office:value-type="float" office:value="0.0155437917180163" calcext:value-type="float">
            <text:p>0.015543791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0.0131640434265137" calcext:value-type="float">
            <text:p>0.0131640434</text:p>
          </table:table-cell>
          <table:table-cell office:value-type="float" office:value="0.0139249073327012" calcext:value-type="float">
            <text:p>0.0139249073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.0122449398040771" calcext:value-type="float">
            <text:p>0.0122449398</text:p>
          </table:table-cell>
          <table:table-cell office:value-type="float" office:value="0.014767938605261" calcext:value-type="float">
            <text:p>0.0147679386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.0123109817504883" calcext:value-type="float">
            <text:p>0.0123109818</text:p>
          </table:table-cell>
          <table:table-cell office:value-type="float" office:value="0.0141782342416117" calcext:value-type="float">
            <text:p>0.014178234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.0123140811920166" calcext:value-type="float">
            <text:p>0.0123140812</text:p>
          </table:table-cell>
          <table:table-cell office:value-type="float" office:value="0.0137363759843385" calcext:value-type="float">
            <text:p>0.01373637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.0123260021209717" calcext:value-type="float">
            <text:p>0.0123260021</text:p>
          </table:table-cell>
          <table:table-cell office:value-type="float" office:value="0.0134153708358174" calcext:value-type="float">
            <text:p>0.0134153708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.0123238563537598" calcext:value-type="float">
            <text:p>0.0123238564</text:p>
          </table:table-cell>
          <table:table-cell office:value-type="float" office:value="0.0131682544466481" calcext:value-type="float">
            <text:p>0.0131682544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.0133490562438965" calcext:value-type="float">
            <text:p>0.0133490562</text:p>
          </table:table-cell>
          <table:table-cell office:value-type="float" office:value="0.0146058232116608" calcext:value-type="float">
            <text:p>0.0146058232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.0133450031280518" calcext:value-type="float">
            <text:p>0.0133450031</text:p>
          </table:table-cell>
          <table:table-cell office:value-type="float" office:value="0.0150088405341601" calcext:value-type="float">
            <text:p>0.0150088405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.0133380889892578" calcext:value-type="float">
            <text:p>0.013338089</text:p>
          </table:table-cell>
          <table:table-cell office:value-type="float" office:value="0.0152135473269662" calcext:value-type="float">
            <text:p>0.0152135473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float" office:value="0.0131559371948242" calcext:value-type="float">
            <text:p>0.0131559372</text:p>
          </table:table-cell>
          <table:table-cell office:value-type="float" office:value="0.0158029308895305" calcext:value-type="float">
            <text:p>0.0158029309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.0113980770111084" calcext:value-type="float">
            <text:p>0.011398077</text:p>
          </table:table-cell>
          <table:table-cell office:value-type="float" office:value="0.0157419992095092" calcext:value-type="float">
            <text:p>0.015741999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.0114419460296631" calcext:value-type="float">
            <text:p>0.011441946</text:p>
          </table:table-cell>
          <table:table-cell office:value-type="float" office:value="0.0159146627974927" calcext:value-type="float">
            <text:p>0.0159146628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.0114519596099854" calcext:value-type="float">
            <text:p>0.0114519596</text:p>
          </table:table-cell>
          <table:table-cell office:value-type="float" office:value="0.0158794389953302" calcext:value-type="float">
            <text:p>0.015879439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0.0114600658416748" calcext:value-type="float">
            <text:p>0.0114600658</text:p>
          </table:table-cell>
          <table:table-cell office:value-type="float" office:value="0.0157108716916408" calcext:value-type="float">
            <text:p>0.0157108717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.011476993560791" calcext:value-type="float">
            <text:p>0.0114769936</text:p>
          </table:table-cell>
          <table:table-cell office:value-type="float" office:value="0.0154525999615565" calcext:value-type="float">
            <text:p>0.0154526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.0133380889892578" calcext:value-type="float">
            <text:p>0.013338089</text:p>
          </table:table-cell>
          <table:table-cell office:value-type="float" office:value="0.0161550377767917" calcext:value-type="float">
            <text:p>0.0161550378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.0133318901062012" calcext:value-type="float">
            <text:p>0.0133318901</text:p>
          </table:table-cell>
          <table:table-cell office:value-type="float" office:value="0.0162911045285078" calcext:value-type="float">
            <text:p>0.0162911045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.01332688331604" calcext:value-type="float">
            <text:p>0.0133268833</text:p>
          </table:table-cell>
          <table:table-cell office:value-type="float" office:value="0.016282290244693" calcext:value-type="float">
            <text:p>0.0162822902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office:value-type="float" office:value="0.0137970447540283" calcext:value-type="float">
            <text:p>0.0137970448</text:p>
          </table:table-cell>
          <table:table-cell office:value-type="float" office:value="0.0151652823224801" calcext:value-type="float">
            <text:p>0.0151652823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.0122289657592773" calcext:value-type="float">
            <text:p>0.0122289658</text:p>
          </table:table-cell>
          <table:table-cell office:value-type="float" office:value="0.0156803452279822" calcext:value-type="float">
            <text:p>0.0156803452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.0122458934783936" calcext:value-type="float">
            <text:p>0.0122458935</text:p>
          </table:table-cell>
          <table:table-cell office:value-type="float" office:value="0.0151626514481419" calcext:value-type="float">
            <text:p>0.015162651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23050212860107" calcext:value-type="float">
            <text:p>0.0123050213</text:p>
          </table:table-cell>
          <table:table-cell office:value-type="float" office:value="0.0146800293869021" calcext:value-type="float">
            <text:p>0.0146800294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.0122919082641602" calcext:value-type="float">
            <text:p>0.0122919083</text:p>
          </table:table-cell>
          <table:table-cell office:value-type="float" office:value="0.0143005635501799" calcext:value-type="float">
            <text:p>0.014300563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.0121240615844727" calcext:value-type="float">
            <text:p>0.0121240616</text:p>
          </table:table-cell>
          <table:table-cell office:value-type="float" office:value="0.0141356344618694" calcext:value-type="float">
            <text:p>0.0141356345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.0121181011199951" calcext:value-type="float">
            <text:p>0.0121181011</text:p>
          </table:table-cell>
          <table:table-cell office:value-type="float" office:value="0.0139697535016648" calcext:value-type="float">
            <text:p>0.0139697535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.0139780044555664" calcext:value-type="float">
            <text:p>0.0139780045</text:p>
          </table:table-cell>
          <table:table-cell office:value-type="float" office:value="0.0161106703513563" calcext:value-type="float">
            <text:p>0.0161106704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.0139801502227783" calcext:value-type="float">
            <text:p>0.0139801502</text:p>
          </table:table-cell>
          <table:table-cell office:value-type="float" office:value="0.0166668494241763" calcext:value-type="float">
            <text:p>0.0166668494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float" office:value="0.0122928619384766" calcext:value-type="float">
            <text:p>0.0122928619</text:p>
          </table:table-cell>
          <table:table-cell office:value-type="float" office:value="0.0145226647116865" calcext:value-type="float">
            <text:p>0.0145226647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.0122139453887939" calcext:value-type="float">
            <text:p>0.0122139454</text:p>
          </table:table-cell>
          <table:table-cell office:value-type="float" office:value="0.0163156936104781" calcext:value-type="float">
            <text:p>0.0163156936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.0122730731964111" calcext:value-type="float">
            <text:p>0.0122730732</text:p>
          </table:table-cell>
          <table:table-cell office:value-type="float" office:value="0.0159053311441459" calcext:value-type="float">
            <text:p>0.0159053311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0.0122749805450439" calcext:value-type="float">
            <text:p>0.0122749805</text:p>
          </table:table-cell>
          <table:table-cell office:value-type="float" office:value="0.0155208537846951" calcext:value-type="float">
            <text:p>0.0155208538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51591795610612" calcext:value-type="float">
            <text:p>0.0151591796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0.0122981071472168" calcext:value-type="float">
            <text:p>0.0122981071</text:p>
          </table:table-cell>
          <table:table-cell office:value-type="float" office:value="0.0148196743954675" calcext:value-type="float">
            <text:p>0.0148196744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.0124800205230713" calcext:value-type="float">
            <text:p>0.0124800205</text:p>
          </table:table-cell>
          <table:table-cell office:value-type="float" office:value="0.014094307008522" calcext:value-type="float">
            <text:p>0.014094307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.0124680995941162" calcext:value-type="float">
            <text:p>0.0124680996</text:p>
          </table:table-cell>
          <table:table-cell office:value-type="float" office:value="0.0137731816259857" calcext:value-type="float">
            <text:p>0.0137731816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.0124671459197998" calcext:value-type="float">
            <text:p>0.0124671459</text:p>
          </table:table-cell>
          <table:table-cell office:value-type="float" office:value="0.0135224937452271" calcext:value-type="float">
            <text:p>0.0135224937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38068307518779" calcext:value-type="float">
            <text:p>0.0138068308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.0122640132904053" calcext:value-type="float">
            <text:p>0.0122640133</text:p>
          </table:table-cell>
          <table:table-cell office:value-type="float" office:value="0.013502741254655" calcext:value-type="float">
            <text:p>0.0135027413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.0122721195220947" calcext:value-type="float">
            <text:p>0.0122721195</text:p>
          </table:table-cell>
          <table:table-cell office:value-type="float" office:value="0.0134439754811059" calcext:value-type="float">
            <text:p>0.0134439755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.0123329162597656" calcext:value-type="float">
            <text:p>0.0123329163</text:p>
          </table:table-cell>
          <table:table-cell office:value-type="float" office:value="0.0133155927980332" calcext:value-type="float">
            <text:p>0.0133155928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.0123331546783447" calcext:value-type="float">
            <text:p>0.0123331547</text:p>
          </table:table-cell>
          <table:table-cell office:value-type="float" office:value="0.0132004244041892" calcext:value-type="float">
            <text:p>0.013200424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.0114219188690186" calcext:value-type="float">
            <text:p>0.0114219189</text:p>
          </table:table-cell>
          <table:table-cell office:value-type="float" office:value="0.0138950742999568" calcext:value-type="float">
            <text:p>0.0138950743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.0114061832427979" calcext:value-type="float">
            <text:p>0.0114061832</text:p>
          </table:table-cell>
          <table:table-cell office:value-type="float" office:value="0.0142874208597806" calcext:value-type="float">
            <text:p>0.0142874209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.0132589340209961" calcext:value-type="float">
            <text:p>0.013258934</text:p>
          </table:table-cell>
          <table:table-cell office:value-type="float" office:value="0.0145964164115265" calcext:value-type="float">
            <text:p>0.0145964164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.0132579803466797" calcext:value-type="float">
            <text:p>0.0132579803</text:p>
          </table:table-cell>
          <table:table-cell office:value-type="float" office:value="0.0150717127923608" calcext:value-type="float">
            <text:p>0.0150717128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float" office:value="0.0131189823150635" calcext:value-type="float">
            <text:p>0.0131189823</text:p>
          </table:table-cell>
          <table:table-cell office:value-type="float" office:value="0.013991677377041" calcext:value-type="float">
            <text:p>0.0139916774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.0121688842773438" calcext:value-type="float">
            <text:p>0.0121688843</text:p>
          </table:table-cell>
          <table:table-cell office:value-type="float" office:value="0.0146600951699327" calcext:value-type="float">
            <text:p>0.0146600952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.0122301578521729" calcext:value-type="float">
            <text:p>0.0122301579</text:p>
          </table:table-cell>
          <table:table-cell office:value-type="float" office:value="0.0142585063868454" calcext:value-type="float">
            <text:p>0.0142585064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0.0122530460357666" calcext:value-type="float">
            <text:p>0.012253046</text:p>
          </table:table-cell>
          <table:table-cell office:value-type="float" office:value="0.0139115506955913" calcext:value-type="float">
            <text:p>0.0139115507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.0122520923614502" calcext:value-type="float">
            <text:p>0.0122520924</text:p>
          </table:table-cell>
          <table:table-cell office:value-type="float" office:value="0.0136328672176131" calcext:value-type="float">
            <text:p>0.0136328672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0.0122790336608887" calcext:value-type="float">
            <text:p>0.0122790337</text:p>
          </table:table-cell>
          <table:table-cell office:value-type="float" office:value="0.0133832583339262" calcext:value-type="float">
            <text:p>0.0133832583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0.0133111476898193" calcext:value-type="float">
            <text:p>0.0133111477</text:p>
          </table:table-cell>
          <table:table-cell office:value-type="float" office:value="0.0145798666999987" calcext:value-type="float">
            <text:p>0.0145798667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0.012437105178833" calcext:value-type="float">
            <text:p>0.0124371052</text:p>
          </table:table-cell>
          <table:table-cell office:value-type="float" office:value="0.0141743621817084" calcext:value-type="float">
            <text:p>0.0141743622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.0124471187591553" calcext:value-type="float">
            <text:p>0.0124471188</text:p>
          </table:table-cell>
          <table:table-cell office:value-type="float" office:value="0.0138451986774586" calcext:value-type="float">
            <text:p>0.0138451987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0.0130360126495361" calcext:value-type="float">
            <text:p>0.0130360126</text:p>
          </table:table-cell>
          <table:table-cell office:value-type="float" office:value="0.0141846416169967" calcext:value-type="float">
            <text:p>0.0141846416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0.0121572017669678" calcext:value-type="float">
            <text:p>0.0121572018</text:p>
          </table:table-cell>
          <table:table-cell office:value-type="float" office:value="0.0138391724985117" calcext:value-type="float">
            <text:p>0.0138391725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0.0122230052947998" calcext:value-type="float">
            <text:p>0.0122230053</text:p>
          </table:table-cell>
          <table:table-cell office:value-type="float" office:value="0.0137250781463641" calcext:value-type="float">
            <text:p>0.0137250781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.0122289657592773" calcext:value-type="float">
            <text:p>0.0122289658</text:p>
          </table:table-cell>
          <table:table-cell office:value-type="float" office:value="0.0135980485447379" calcext:value-type="float">
            <text:p>0.0135980485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0.0130600929260254" calcext:value-type="float">
            <text:p>0.0130600929</text:p>
          </table:table-cell>
          <table:table-cell office:value-type="float" office:value="0.0140226997128792" calcext:value-type="float">
            <text:p>0.0140226997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0.0122060775756836" calcext:value-type="float">
            <text:p>0.0122060776</text:p>
          </table:table-cell>
          <table:table-cell office:value-type="float" office:value="0.013900278865793" calcext:value-type="float">
            <text:p>0.0139002789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0.0132308006286621" calcext:value-type="float">
            <text:p>0.0132308006</text:p>
          </table:table-cell>
          <table:table-cell office:value-type="float" office:value="0.0145544964937576" calcext:value-type="float">
            <text:p>0.0145544965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0.013232946395874" calcext:value-type="float">
            <text:p>0.0132329464</text:p>
          </table:table-cell>
          <table:table-cell office:value-type="float" office:value="0.0147582622489612" calcext:value-type="float">
            <text:p>0.014758262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0.0123920440673828" calcext:value-type="float">
            <text:p>0.0123920441</text:p>
          </table:table-cell>
          <table:table-cell office:value-type="float" office:value="0.0145118003834854" calcext:value-type="float">
            <text:p>0.0145118004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0.0121879577636719" calcext:value-type="float">
            <text:p>0.0121879578</text:p>
          </table:table-cell>
          <table:table-cell office:value-type="float" office:value="0.0141780282378648" calcext:value-type="float">
            <text:p>0.014178028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44963973649802" calcext:value-type="float">
            <text:p>0.0144963974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0.0122020244598389" calcext:value-type="float">
            <text:p>0.0122020245</text:p>
          </table:table-cell>
          <table:table-cell office:value-type="float" office:value="0.0143666231429175" calcext:value-type="float">
            <text:p>0.0143666231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0.0122039318084717" calcext:value-type="float">
            <text:p>0.0122039318</text:p>
          </table:table-cell>
          <table:table-cell office:value-type="float" office:value="0.0142121461707889" calcext:value-type="float">
            <text:p>0.0142121462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0.0122001171112061" calcext:value-type="float">
            <text:p>0.0122001171</text:p>
          </table:table-cell>
          <table:table-cell office:value-type="float" office:value="0.0140513518191145" calcext:value-type="float">
            <text:p>0.0140513518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0.0113480091094971" calcext:value-type="float">
            <text:p>0.0113480091</text:p>
          </table:table-cell>
          <table:table-cell office:value-type="float" office:value="0.0146335739427014" calcext:value-type="float">
            <text:p>0.0146335739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0.0123970508575439" calcext:value-type="float">
            <text:p>0.0123970509</text:p>
          </table:table-cell>
          <table:table-cell office:value-type="float" office:value="0.0138096700908099" calcext:value-type="float">
            <text:p>0.0138096701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0.0124149322509766" calcext:value-type="float">
            <text:p>0.0124149323</text:p>
          </table:table-cell>
          <table:table-cell office:value-type="float" office:value="0.0135439072733773" calcext:value-type="float">
            <text:p>0.0135439073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0.0124130249023438" calcext:value-type="float">
            <text:p>0.0124130249</text:p>
          </table:table-cell>
          <table:table-cell office:value-type="float" office:value="0.0133320741877752" calcext:value-type="float">
            <text:p>0.0133320742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0.0131471157073975" calcext:value-type="float">
            <text:p>0.0131471157</text:p>
          </table:table-cell>
          <table:table-cell office:value-type="float" office:value="0.0134716318349747" calcext:value-type="float">
            <text:p>0.0134716318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0.0121791362762451" calcext:value-type="float">
            <text:p>0.0121791363</text:p>
          </table:table-cell>
          <table:table-cell office:value-type="float" office:value="0.0132272159687028" calcext:value-type="float">
            <text:p>0.013227216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0.0121831893920898" calcext:value-type="float">
            <text:p>0.0121831894</text:p>
          </table:table-cell>
          <table:table-cell office:value-type="float" office:value="0.0131221037956831" calcext:value-type="float">
            <text:p>0.0131221038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0.0122909545898438" calcext:value-type="float">
            <text:p>0.0122909546</text:p>
          </table:table-cell>
          <table:table-cell office:value-type="float" office:value="0.012929488308992" calcext:value-type="float">
            <text:p>0.0129294883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123109817504883" calcext:value-type="float">
            <text:p>0.0123109818</text:p>
          </table:table-cell>
          <table:table-cell office:value-type="float" office:value="0.0127820601721013" calcext:value-type="float">
            <text:p>0.0127820602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.0123140811920166" calcext:value-type="float">
            <text:p>0.0123140812</text:p>
          </table:table-cell>
          <table:table-cell office:value-type="float" office:value="0.0126740761283108" calcext:value-type="float">
            <text:p>0.0126740761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0.0123209953308106" calcext:value-type="float">
            <text:p>0.0123209953</text:p>
          </table:table-cell>
          <table:table-cell office:value-type="float" office:value="0.0125997401639572" calcext:value-type="float">
            <text:p>0.0125997402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0.000365972518920898" calcext:value-type="float">
            <text:p>0.0003659725</text:p>
          </table:table-cell>
          <table:table-cell office:value-type="float" office:value="0.0237470743346953" calcext:value-type="float">
            <text:p>0.023747074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0.0131549835205078" calcext:value-type="float">
            <text:p>0.0131549835</text:p>
          </table:table-cell>
          <table:table-cell office:value-type="float" office:value="0.0253770129653276" calcext:value-type="float">
            <text:p>0.025377013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float" office:value="0.000360965728759766" calcext:value-type="float">
            <text:p>0.0003609657</text:p>
          </table:table-cell>
          <table:table-cell office:value-type="float" office:value="0.029764054984785" calcext:value-type="float">
            <text:p>0.029764055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float" office:value="0.0147609710693359" calcext:value-type="float">
            <text:p>0.0147609711</text:p>
          </table:table-cell>
          <table:table-cell office:value-type="float" office:value="0.0260439140398117" calcext:value-type="float">
            <text:p>0.026043914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.0122079849243164" calcext:value-type="float">
            <text:p>0.0122079849</text:p>
          </table:table-cell>
          <table:table-cell office:value-type="float" office:value="0.0228697637260707" calcext:value-type="float">
            <text:p>0.0228697637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0.0123322010040283" calcext:value-type="float">
            <text:p>0.012332201</text:p>
          </table:table-cell>
          <table:table-cell office:value-type="float" office:value="0.0278071462127182" calcext:value-type="float">
            <text:p>0.0278071462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0.0123329162597656" calcext:value-type="float">
            <text:p>0.0123329163</text:p>
          </table:table-cell>
          <table:table-cell office:value-type="float" office:value="0.0260401374559823" calcext:value-type="float">
            <text:p>0.0260401375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.0139310359954834" calcext:value-type="float">
            <text:p>0.013931036</text:p>
          </table:table-cell>
          <table:table-cell office:value-type="float" office:value="0.0254329581325323" calcext:value-type="float">
            <text:p>0.0254329581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0.0147228240966797" calcext:value-type="float">
            <text:p>0.0147228241</text:p>
          </table:table-cell>
          <table:table-cell office:value-type="float" office:value="0.0260493465418982" calcext:value-type="float">
            <text:p>0.0260493465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0.0124051570892334" calcext:value-type="float">
            <text:p>0.0124051571</text:p>
          </table:table-cell>
          <table:table-cell office:value-type="float" office:value="0.0206718006011607" calcext:value-type="float">
            <text:p>0.0206718006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0.0124051570892334" calcext:value-type="float">
            <text:p>0.0124051571</text:p>
          </table:table-cell>
          <table:table-cell office:value-type="float" office:value="0.0189710546906908" calcext:value-type="float">
            <text:p>0.0189710547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  <table:table-cell office:value-type="float" office:value="0.0121638774871826" calcext:value-type="float">
            <text:p>0.0121638775</text:p>
          </table:table-cell>
          <table:table-cell office:value-type="float" office:value="0.0129020559244822" calcext:value-type="float">
            <text:p>0.0129020559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173244039333929" calcext:value-type="float">
            <text:p>0.0173244039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60676143106976" calcext:value-type="float">
            <text:p>0.0160676143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0.0121011734008789" calcext:value-type="float">
            <text:p>0.0121011734</text:p>
          </table:table-cell>
          <table:table-cell office:value-type="float" office:value="0.0151157655985213" calcext:value-type="float">
            <text:p>0.0151157656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0.0121068954467773" calcext:value-type="float">
            <text:p>0.0121068954</text:p>
          </table:table-cell>
          <table:table-cell office:value-type="float" office:value="0.014403346176615" calcext:value-type="float">
            <text:p>0.0144033462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0.0121631622314453" calcext:value-type="float">
            <text:p>0.0121631622</text:p>
          </table:table-cell>
          <table:table-cell office:value-type="float" office:value="0.013927356978433" calcext:value-type="float">
            <text:p>0.01392735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0.0121769905090332" calcext:value-type="float">
            <text:p>0.0121769905</text:p>
          </table:table-cell>
          <table:table-cell office:value-type="float" office:value="0.0135754147935691" calcext:value-type="float">
            <text:p>0.0135754148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0.0121760368347168" calcext:value-type="float">
            <text:p>0.0121760368</text:p>
          </table:table-cell>
          <table:table-cell office:value-type="float" office:value="0.0132996790922545" calcext:value-type="float">
            <text:p>0.013299679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0.0121791362762451" calcext:value-type="float">
            <text:p>0.0121791363</text:p>
          </table:table-cell>
          <table:table-cell office:value-type="float" office:value="0.0130871005894381" calcext:value-type="float">
            <text:p>0.0130871006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0121481418609619" calcext:value-type="float">
            <text:p>0.0121481419</text:p>
          </table:table-cell>
          <table:table-cell office:value-type="float" office:value="0.0134669763974465" calcext:value-type="float">
            <text:p>0.0134669764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0.0113258361816406" calcext:value-type="float">
            <text:p>0.0113258362</text:p>
          </table:table-cell>
          <table:table-cell office:value-type="float" office:value="0.0133993162080726" calcext:value-type="float">
            <text:p>0.013399316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0.0113320350646973" calcext:value-type="float">
            <text:p>0.0113320351</text:p>
          </table:table-cell>
          <table:table-cell office:value-type="float" office:value="0.0136554229956782" calcext:value-type="float">
            <text:p>0.013655423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0.0113389492034912" calcext:value-type="float">
            <text:p>0.0113389492</text:p>
          </table:table-cell>
          <table:table-cell office:value-type="float" office:value="0.0137448373307565" calcext:value-type="float">
            <text:p>0.0137448373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.0121610164642334" calcext:value-type="float">
            <text:p>0.0121610165</text:p>
          </table:table-cell>
          <table:table-cell office:value-type="float" office:value="0.0136132172676484" calcext:value-type="float">
            <text:p>0.013613217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0.011505126953125" calcext:value-type="float">
            <text:p>0.011505127</text:p>
          </table:table-cell>
          <table:table-cell office:value-type="float" office:value="0.0134523743285292" calcext:value-type="float">
            <text:p>0.0134523743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0.0115010738372803" calcext:value-type="float">
            <text:p>0.0115010738</text:p>
          </table:table-cell>
          <table:table-cell office:value-type="float" office:value="0.0133854867166849" calcext:value-type="float">
            <text:p>0.0133854867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0.0115010738372803" calcext:value-type="float">
            <text:p>0.0115010738</text:p>
          </table:table-cell>
          <table:table-cell office:value-type="float" office:value="0.0132827038189308" calcext:value-type="float">
            <text:p>0.0132827038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.0123460292816162" calcext:value-type="float">
            <text:p>0.0123460293</text:p>
          </table:table-cell>
          <table:table-cell office:value-type="float" office:value="0.013537208756969" calcext:value-type="float">
            <text:p>0.0135372088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float" office:value="0.0113019943237305" calcext:value-type="float">
            <text:p>0.0113019943</text:p>
          </table:table-cell>
          <table:table-cell office:value-type="float" office:value="0.013443786944912" calcext:value-type="float">
            <text:p>0.0134437869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.0121431350708008" calcext:value-type="float">
            <text:p>0.0121431351</text:p>
          </table:table-cell>
          <table:table-cell office:value-type="float" office:value="0.0134387472767844" calcext:value-type="float">
            <text:p>0.0134387473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.0121550559997559" calcext:value-type="float">
            <text:p>0.012155056</text:p>
          </table:table-cell>
          <table:table-cell office:value-type="float" office:value="0.0133470550940507" calcext:value-type="float">
            <text:p>0.0133470551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.0121598243713379" calcext:value-type="float">
            <text:p>0.0121598244</text:p>
          </table:table-cell>
          <table:table-cell office:value-type="float" office:value="0.0132549965454648" calcext:value-type="float">
            <text:p>0.0132549965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0.0121440887451172" calcext:value-type="float">
            <text:p>0.0121440887</text:p>
          </table:table-cell>
          <table:table-cell office:value-type="float" office:value="0.0131426564130156" calcext:value-type="float">
            <text:p>0.0131426564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0.0123450756072998" calcext:value-type="float">
            <text:p>0.0123450756</text:p>
          </table:table-cell>
          <table:table-cell office:value-type="float" office:value="0.0135637009745118" calcext:value-type="float">
            <text:p>0.013563701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0.0123391151428223" calcext:value-type="float">
            <text:p>0.0123391151</text:p>
          </table:table-cell>
          <table:table-cell office:value-type="float" office:value="0.013597606991174" calcext:value-type="float">
            <text:p>0.013597607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.0123319625854492" calcext:value-type="float">
            <text:p>0.0123319626</text:p>
          </table:table-cell>
          <table:table-cell office:value-type="float" office:value="0.0135724833173029" calcext:value-type="float">
            <text:p>0.0135724833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35150838662427" calcext:value-type="float">
            <text:p>0.0135150839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  <table:table-cell office:value-type="float" office:value="0.0121629238128662" calcext:value-type="float">
            <text:p>0.0121629238</text:p>
          </table:table-cell>
          <table:table-cell office:value-type="float" office:value="0.0126764175057326" calcext:value-type="float">
            <text:p>0.0126764175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.0121669769287109" calcext:value-type="float">
            <text:p>0.0121669769</text:p>
          </table:table-cell>
          <table:table-cell office:value-type="float" office:value="0.0132569202351962" calcext:value-type="float">
            <text:p>0.0132569202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0.0121750831604004" calcext:value-type="float">
            <text:p>0.0121750832</text:p>
          </table:table-cell>
          <table:table-cell office:value-type="float" office:value="0.0130625591346449" calcext:value-type="float">
            <text:p>0.0130625591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0.0121729373931885" calcext:value-type="float">
            <text:p>0.0121729374</text:p>
          </table:table-cell>
          <table:table-cell office:value-type="float" office:value="0.0129048620500995" calcext:value-type="float">
            <text:p>0.0129048621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0.0121879577636719" calcext:value-type="float">
            <text:p>0.0121879578</text:p>
          </table:table-cell>
          <table:table-cell office:value-type="float" office:value="0.012795398609632" calcext:value-type="float">
            <text:p>0.0127953986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0.0115211009979248" calcext:value-type="float">
            <text:p>0.011521101</text:p>
          </table:table-cell>
          <table:table-cell office:value-type="float" office:value="0.0130656092508862" calcext:value-type="float">
            <text:p>0.0130656093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0.0115158557891846" calcext:value-type="float">
            <text:p>0.0115158558</text:p>
          </table:table-cell>
          <table:table-cell office:value-type="float" office:value="0.0132773400083859" calcext:value-type="float">
            <text:p>0.01327734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0.0115008354187012" calcext:value-type="float">
            <text:p>0.0115008354</text:p>
          </table:table-cell>
          <table:table-cell office:value-type="float" office:value="0.0133743847603181" calcext:value-type="float">
            <text:p>0.0133743848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0.0115070343017578" calcext:value-type="float">
            <text:p>0.0115070343</text:p>
          </table:table-cell>
          <table:table-cell office:value-type="float" office:value="0.0133740979391734" calcext:value-type="float">
            <text:p>0.0133740979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0.0119400024414063" calcext:value-type="float">
            <text:p>0.0119400024</text:p>
          </table:table-cell>
          <table:table-cell office:value-type="float" office:value="0.012746235627444" calcext:value-type="float">
            <text:p>0.0127462356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132748544777609" calcext:value-type="float">
            <text:p>0.0132748545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0.0121128559112549" calcext:value-type="float">
            <text:p>0.0121128559</text:p>
          </table:table-cell>
          <table:table-cell office:value-type="float" office:value="0.013170023486834" calcext:value-type="float">
            <text:p>0.0131700235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0.0121228694915771" calcext:value-type="float">
            <text:p>0.0121228695</text:p>
          </table:table-cell>
          <table:table-cell office:value-type="float" office:value="0.013079456940164" calcext:value-type="float">
            <text:p>0.0130794569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29689398349258" calcext:value-type="float">
            <text:p>0.0129689398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0.0121579170227051" calcext:value-type="float">
            <text:p>0.012157917</text:p>
          </table:table-cell>
          <table:table-cell office:value-type="float" office:value="0.0127663315556734" calcext:value-type="float">
            <text:p>0.0127663316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0.0121479034423828" calcext:value-type="float">
            <text:p>0.0121479034</text:p>
          </table:table-cell>
          <table:table-cell office:value-type="float" office:value="0.0127492412765562" calcext:value-type="float">
            <text:p>0.0127492413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0.0121428966522217" calcext:value-type="float">
            <text:p>0.0121428967</text:p>
          </table:table-cell>
          <table:table-cell office:value-type="float" office:value="0.0127136013346362" calcext:value-type="float">
            <text:p>0.0127136013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0.0121350288391113" calcext:value-type="float">
            <text:p>0.0121350288</text:p>
          </table:table-cell>
          <table:table-cell office:value-type="float" office:value="0.0126635268116767" calcext:value-type="float">
            <text:p>0.0126635268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float" office:value="0.0120358467102051" calcext:value-type="float">
            <text:p>0.0120358467</text:p>
          </table:table-cell>
          <table:table-cell office:value-type="float" office:value="0.0142266980440192" calcext:value-type="float">
            <text:p>0.014226698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0.0128951072692871" calcext:value-type="float">
            <text:p>0.0128951073</text:p>
          </table:table-cell>
          <table:table-cell office:value-type="float" office:value="0.0134692380782896" calcext:value-type="float">
            <text:p>0.0134692381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0.0128910541534424" calcext:value-type="float">
            <text:p>0.0128910542</text:p>
          </table:table-cell>
          <table:table-cell office:value-type="float" office:value="0.0139754847538977" calcext:value-type="float">
            <text:p>0.0139754848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0.0128920078277588" calcext:value-type="float">
            <text:p>0.0128920078</text:p>
          </table:table-cell>
          <table:table-cell office:value-type="float" office:value="0.0142748935621072" calcext:value-type="float">
            <text:p>0.014274893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.0112431049346924" calcext:value-type="float">
            <text:p>0.0112431049</text:p>
          </table:table-cell>
          <table:table-cell office:value-type="float" office:value="0.0147303993652409" calcext:value-type="float">
            <text:p>0.0147303994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0.0122449398040771" calcext:value-type="float">
            <text:p>0.0122449398</text:p>
          </table:table-cell>
          <table:table-cell office:value-type="float" office:value="0.0137985634788895" calcext:value-type="float">
            <text:p>0.0137985635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0.0122489929199219" calcext:value-type="float">
            <text:p>0.0122489929</text:p>
          </table:table-cell>
          <table:table-cell office:value-type="float" office:value="0.0134736091860105" calcext:value-type="float">
            <text:p>0.0134736092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0.0122518539428711" calcext:value-type="float">
            <text:p>0.0122518539</text:p>
          </table:table-cell>
          <table:table-cell office:value-type="float" office:value="0.0132253073238113" calcext:value-type="float">
            <text:p>0.0132253073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0.0115630626678467" calcext:value-type="float">
            <text:p>0.0115630627</text:p>
          </table:table-cell>
          <table:table-cell office:value-type="float" office:value="0.0135203572770638" calcext:value-type="float">
            <text:p>0.0135203573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2" calcext:value-type="float">
            <text:p>2</text:p>
          </table:table-cell>
          <table:table-cell office:value-type="float" office:value="0.0127131938934326" calcext:value-type="float">
            <text:p>0.0127131939</text:p>
          </table:table-cell>
          <table:table-cell office:value-type="float" office:value="0.0137797261148511" calcext:value-type="float">
            <text:p>0.0137797261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.0112950801849365" calcext:value-type="float">
            <text:p>0.0112950802</text:p>
          </table:table-cell>
          <table:table-cell office:value-type="float" office:value="0.013887303024894" calcext:value-type="float">
            <text:p>0.0138873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0112988948822021" calcext:value-type="float">
            <text:p>0.0112988949</text:p>
          </table:table-cell>
          <table:table-cell office:value-type="float" office:value="0.0140437663480516" calcext:value-type="float">
            <text:p>0.0140437663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.0128798484802246" calcext:value-type="float">
            <text:p>0.0128798485</text:p>
          </table:table-cell>
          <table:table-cell office:value-type="float" office:value="0.0145892504101604" calcext:value-type="float">
            <text:p>0.0145892504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.0120480060577393" calcext:value-type="float">
            <text:p>0.0120480061</text:p>
          </table:table-cell>
          <table:table-cell office:value-type="float" office:value="0.0139579827903128" calcext:value-type="float">
            <text:p>0.0139579828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.0119059085845947" calcext:value-type="float">
            <text:p>0.0119059086</text:p>
          </table:table-cell>
          <table:table-cell office:value-type="float" office:value="0.013600274994381" calcext:value-type="float">
            <text:p>0.013600275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.01190185546875" calcext:value-type="float">
            <text:p>0.0119018555</text:p>
          </table:table-cell>
          <table:table-cell office:value-type="float" office:value="0.013316126779359" calcext:value-type="float">
            <text:p>0.0133161268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0.0120980739593506" calcext:value-type="float">
            <text:p>0.012098074</text:p>
          </table:table-cell>
          <table:table-cell office:value-type="float" office:value="0.0133601988752229" calcext:value-type="float">
            <text:p>0.0133601989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0.0120978355407715" calcext:value-type="float">
            <text:p>0.0120978355</text:p>
          </table:table-cell>
          <table:table-cell office:value-type="float" office:value="0.0130456513368526" calcext:value-type="float">
            <text:p>0.0130456513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float" office:value="0.0128130912780762" calcext:value-type="float">
            <text:p>0.0128130913</text:p>
          </table:table-cell>
          <table:table-cell office:value-type="float" office:value="0.0138094409506808" calcext:value-type="float">
            <text:p>0.013809441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3578854238339" calcext:value-type="float">
            <text:p>0.0135788542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0.0128540992736816" calcext:value-type="float">
            <text:p>0.0128540993</text:p>
          </table:table-cell>
          <table:table-cell office:value-type="float" office:value="0.0139838296054199" calcext:value-type="float">
            <text:p>0.0139838296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0.0120329856872559" calcext:value-type="float">
            <text:p>0.0120329857</text:p>
          </table:table-cell>
          <table:table-cell office:value-type="float" office:value="0.013760436788832" calcext:value-type="float">
            <text:p>0.0137604368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0.0120329856872559" calcext:value-type="float">
            <text:p>0.0120329857</text:p>
          </table:table-cell>
          <table:table-cell office:value-type="float" office:value="0.013559852406022" calcext:value-type="float">
            <text:p>0.0135598524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0.0119991302490234" calcext:value-type="float">
            <text:p>0.0119991302</text:p>
          </table:table-cell>
          <table:table-cell office:value-type="float" office:value="0.0134101278282949" calcext:value-type="float">
            <text:p>0.0134101278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0.0130240917205811" calcext:value-type="float">
            <text:p>0.0130240917</text:p>
          </table:table-cell>
          <table:table-cell office:value-type="float" office:value="0.0142777297577956" calcext:value-type="float">
            <text:p>0.0142777298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0.0130250453948975" calcext:value-type="float">
            <text:p>0.0130250454</text:p>
          </table:table-cell>
          <table:table-cell office:value-type="float" office:value="0.0145469409824077" calcext:value-type="float">
            <text:p>0.01454694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0.0130228996276856" calcext:value-type="float">
            <text:p>0.0130228996</text:p>
          </table:table-cell>
          <table:table-cell office:value-type="float" office:value="0.0146736376233363" calcext:value-type="float">
            <text:p>0.0146736376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0.0128159523010254" calcext:value-type="float">
            <text:p>0.0128159523</text:p>
          </table:table-cell>
          <table:table-cell office:value-type="float" office:value="0.0141192842125532" calcext:value-type="float">
            <text:p>0.014119284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0.011937141418457" calcext:value-type="float">
            <text:p>0.0119371414</text:p>
          </table:table-cell>
          <table:table-cell office:value-type="float" office:value="0.0146398212054383" calcext:value-type="float">
            <text:p>0.0146398212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0.0119969844818115" calcext:value-type="float">
            <text:p>0.0119969845</text:p>
          </table:table-cell>
          <table:table-cell office:value-type="float" office:value="0.0144808077574144" calcext:value-type="float">
            <text:p>0.0144808078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0.0120010375976563" calcext:value-type="float">
            <text:p>0.0120010376</text:p>
          </table:table-cell>
          <table:table-cell office:value-type="float" office:value="0.0142952892284219" calcext:value-type="float">
            <text:p>0.0142952892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0.0120079517364502" calcext:value-type="float">
            <text:p>0.0120079517</text:p>
          </table:table-cell>
          <table:table-cell office:value-type="float" office:value="0.0140957974588645" calcext:value-type="float">
            <text:p>0.0140957975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.0120010375976563" calcext:value-type="float">
            <text:p>0.0120010376</text:p>
          </table:table-cell>
          <table:table-cell office:value-type="float" office:value="0.0139056856777117" calcext:value-type="float">
            <text:p>0.0139056857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0.0130228996276856" calcext:value-type="float">
            <text:p>0.0130228996</text:p>
          </table:table-cell>
          <table:table-cell office:value-type="float" office:value="0.0144515448713004" calcext:value-type="float">
            <text:p>0.0144515449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0.0138380527496338" calcext:value-type="float">
            <text:p>0.0138380527</text:p>
          </table:table-cell>
          <table:table-cell office:value-type="float" office:value="0.015541993026932" calcext:value-type="float">
            <text:p>0.015541993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0.0138311386108398" calcext:value-type="float">
            <text:p>0.0138311386</text:p>
          </table:table-cell>
          <table:table-cell office:value-type="float" office:value="0.0161965730892565" calcext:value-type="float">
            <text:p>0.0161965731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0.0136079788208008" calcext:value-type="float">
            <text:p>0.0136079788</text:p>
          </table:table-cell>
          <table:table-cell office:value-type="float" office:value="0.0153633697209184" calcext:value-type="float">
            <text:p>0.015363369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0.0119249820709229" calcext:value-type="float">
            <text:p>0.0119249821</text:p>
          </table:table-cell>
          <table:table-cell office:value-type="float" office:value="0.0160555210674387" calcext:value-type="float">
            <text:p>0.016055521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0.0119259357452393" calcext:value-type="float">
            <text:p>0.0119259357</text:p>
          </table:table-cell>
          <table:table-cell office:value-type="float" office:value="0.0158330418694528" calcext:value-type="float">
            <text:p>0.0158330419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5503609649919" calcext:value-type="float">
            <text:p>0.0155036096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51778079170242" calcext:value-type="float">
            <text:p>0.0151778079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.0127990245819092" calcext:value-type="float">
            <text:p>0.0127990246</text:p>
          </table:table-cell>
          <table:table-cell office:value-type="float" office:value="0.0149106822482488" calcext:value-type="float">
            <text:p>0.0149106822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0.0127999782562256" calcext:value-type="float">
            <text:p>0.0127999783</text:p>
          </table:table-cell>
          <table:table-cell office:value-type="float" office:value="0.0146704646096477" calcext:value-type="float">
            <text:p>0.0146704646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0.0129950046539307" calcext:value-type="float">
            <text:p>0.0129950047</text:p>
          </table:table-cell>
          <table:table-cell office:value-type="float" office:value="0.0150736367968323" calcext:value-type="float">
            <text:p>0.0150736368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0129909515380859" calcext:value-type="float">
            <text:p>0.0129909515</text:p>
          </table:table-cell>
          <table:table-cell office:value-type="float" office:value="0.0148139825556098" calcext:value-type="float">
            <text:p>0.0148139826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0.012822151184082" calcext:value-type="float">
            <text:p>0.0128221512</text:p>
          </table:table-cell>
          <table:table-cell office:value-type="float" office:value="0.0142066528821371" calcext:value-type="float">
            <text:p>0.0142066529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.0119040012359619" calcext:value-type="float">
            <text:p>0.0119040012</text:p>
          </table:table-cell>
          <table:table-cell office:value-type="float" office:value="0.0150156621079403" calcext:value-type="float">
            <text:p>0.015015662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.0119278430938721" calcext:value-type="float">
            <text:p>0.0119278431</text:p>
          </table:table-cell>
          <table:table-cell office:value-type="float" office:value="0.0150299132862364" calcext:value-type="float">
            <text:p>0.0150299133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0.0119330883026123" calcext:value-type="float">
            <text:p>0.0119330883</text:p>
          </table:table-cell>
          <table:table-cell office:value-type="float" office:value="0.0149377363708342" calcext:value-type="float">
            <text:p>0.0149377364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0.0120048522949219" calcext:value-type="float">
            <text:p>0.0120048523</text:p>
          </table:table-cell>
          <table:table-cell office:value-type="float" office:value="0.0147205565246987" calcext:value-type="float">
            <text:p>0.0147205565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0.0120251178741455" calcext:value-type="float">
            <text:p>0.0120251179</text:p>
          </table:table-cell>
          <table:table-cell office:value-type="float" office:value="0.0144754341116711" calcext:value-type="float">
            <text:p>0.0144754341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0.0120160579681396" calcext:value-type="float">
            <text:p>0.012016058</text:p>
          </table:table-cell>
          <table:table-cell office:value-type="float" office:value="0.0142459275634541" calcext:value-type="float">
            <text:p>0.0142459276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.0120081901550293" calcext:value-type="float">
            <text:p>0.0120081902</text:p>
          </table:table-cell>
          <table:table-cell office:value-type="float" office:value="0.0140325148028047" calcext:value-type="float">
            <text:p>0.0140325148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0.0130269527435303" calcext:value-type="float">
            <text:p>0.0130269527</text:p>
          </table:table-cell>
          <table:table-cell office:value-type="float" office:value="0.014508067073014" calcext:value-type="float">
            <text:p>0.014508067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0.0127499103546143" calcext:value-type="float">
            <text:p>0.0127499104</text:p>
          </table:table-cell>
          <table:table-cell office:value-type="float" office:value="0.0140156649960588" calcext:value-type="float">
            <text:p>0.014015665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0.0127038955688477" calcext:value-type="float">
            <text:p>0.0127038956</text:p>
          </table:table-cell>
          <table:table-cell office:value-type="float" office:value="0.0142961459914627" calcext:value-type="float">
            <text:p>0.014296146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0.0127618312835693" calcext:value-type="float">
            <text:p>0.0127618313</text:p>
          </table:table-cell>
          <table:table-cell office:value-type="float" office:value="0.0141724926350498" calcext:value-type="float">
            <text:p>0.0141724926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40507488243894" calcext:value-type="float">
            <text:p>0.0140507488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office:value-type="float" office:value="0.0127658843994141" calcext:value-type="float">
            <text:p>0.0127658844</text:p>
          </table:table-cell>
          <table:table-cell office:value-type="float" office:value="0.0139317455166466" calcext:value-type="float">
            <text:p>0.0139317455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0.0119459629058838" calcext:value-type="float">
            <text:p>0.0119459629</text:p>
          </table:table-cell>
          <table:table-cell office:value-type="float" office:value="0.0141302221458638" calcext:value-type="float">
            <text:p>0.0141302221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0.0137729644775391" calcext:value-type="float">
            <text:p>0.0137729645</text:p>
          </table:table-cell>
          <table:table-cell office:value-type="float" office:value="0.0150518679222446" calcext:value-type="float">
            <text:p>0.0150518679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0.0137770175933838" calcext:value-type="float">
            <text:p>0.0137770176</text:p>
          </table:table-cell>
          <table:table-cell office:value-type="float" office:value="0.0156964701152322" calcext:value-type="float">
            <text:p>0.0156964701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0.013779878616333" calcext:value-type="float">
            <text:p>0.0137798786</text:p>
          </table:table-cell>
          <table:table-cell office:value-type="float" office:value="0.0160627260638905" calcext:value-type="float">
            <text:p>0.016062726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0.0127139091491699" calcext:value-type="float">
            <text:p>0.0127139091</text:p>
          </table:table-cell>
          <table:table-cell office:value-type="float" office:value="0.0146241285638298" calcext:value-type="float">
            <text:p>0.0146241286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0118930339813232" calcext:value-type="float">
            <text:p>0.011893034</text:p>
          </table:table-cell>
          <table:table-cell office:value-type="float" office:value="0.0161919239563287" calcext:value-type="float">
            <text:p>0.016191924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0.0119600296020508" calcext:value-type="float">
            <text:p>0.0119600296</text:p>
          </table:table-cell>
          <table:table-cell office:value-type="float" office:value="0.0160837485933858" calcext:value-type="float">
            <text:p>0.016083748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0.0119678974151611" calcext:value-type="float">
            <text:p>0.0119678974</text:p>
          </table:table-cell>
          <table:table-cell office:value-type="float" office:value="0.0158770079565037" calcext:value-type="float">
            <text:p>0.015877008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0.0119659900665283" calcext:value-type="float">
            <text:p>0.0119659901</text:p>
          </table:table-cell>
          <table:table-cell office:value-type="float" office:value="0.0156208436391866" calcext:value-type="float">
            <text:p>0.0156208436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.0127270221710205" calcext:value-type="float">
            <text:p>0.0127270222</text:p>
          </table:table-cell>
          <table:table-cell office:value-type="float" office:value="0.015072209174636" calcext:value-type="float">
            <text:p>0.0150722092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0.0129168033599854" calcext:value-type="float">
            <text:p>0.0129168034</text:p>
          </table:table-cell>
          <table:table-cell office:value-type="float" office:value="0.0144986372934475" calcext:value-type="float">
            <text:p>0.0144986373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0.0129151344299316" calcext:value-type="float">
            <text:p>0.0129151344</text:p>
          </table:table-cell>
          <table:table-cell office:value-type="float" office:value="0.0143649737905279" calcext:value-type="float">
            <text:p>0.0143649738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.0129201412200928" calcext:value-type="float">
            <text:p>0.0129201412</text:p>
          </table:table-cell>
          <table:table-cell office:value-type="float" office:value="0.0142375822756496" calcext:value-type="float">
            <text:p>0.0142375823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0.0135209560394287" calcext:value-type="float">
            <text:p>0.013520956</text:p>
          </table:table-cell>
          <table:table-cell office:value-type="float" office:value="0.0139041521014371" calcext:value-type="float">
            <text:p>0.0139041521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0.0126597881317139" calcext:value-type="float">
            <text:p>0.0126597881</text:p>
          </table:table-cell>
          <table:table-cell office:value-type="float" office:value="0.0138729872578952" calcext:value-type="float">
            <text:p>0.013872987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.0126659870147705" calcext:value-type="float">
            <text:p>0.012665987</text:p>
          </table:table-cell>
          <table:table-cell office:value-type="float" office:value="0.0135903852821261" calcext:value-type="float">
            <text:p>0.0135903853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0.0127260684967041" calcext:value-type="float">
            <text:p>0.0127260685</text:p>
          </table:table-cell>
          <table:table-cell office:value-type="float" office:value="0.0134138460468293" calcext:value-type="float">
            <text:p>0.013413846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0.0127279758453369" calcext:value-type="float">
            <text:p>0.0127279758</text:p>
          </table:table-cell>
          <table:table-cell office:value-type="float" office:value="0.0132786448924362" calcext:value-type="float">
            <text:p>0.0132786449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0.0127179622650146" calcext:value-type="float">
            <text:p>0.0127179623</text:p>
          </table:table-cell>
          <table:table-cell office:value-type="float" office:value="0.0131614454492814" calcext:value-type="float">
            <text:p>0.0131614454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0.0127189159393311" calcext:value-type="float">
            <text:p>0.0127189159</text:p>
          </table:table-cell>
          <table:table-cell office:value-type="float" office:value="0.0130717473488087" calcext:value-type="float">
            <text:p>0.0130717473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0.00033116340637207" calcext:value-type="float">
            <text:p>0.0003311634</text:p>
          </table:table-cell>
          <table:table-cell office:value-type="float" office:value="0.0245393062373895" calcext:value-type="float">
            <text:p>0.024539306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0.0128550529479981" calcext:value-type="float">
            <text:p>0.0128550529</text:p>
          </table:table-cell>
          <table:table-cell office:value-type="float" office:value="0.0245895057287946" calcext:value-type="float">
            <text:p>0.0245895057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0.000341892242431641" calcext:value-type="float">
            <text:p>0.0003418922</text:p>
          </table:table-cell>
          <table:table-cell office:value-type="float" office:value="0.0307527339440868" calcext:value-type="float">
            <text:p>0.0307527339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0.0144059658050537" calcext:value-type="float">
            <text:p>0.0144059658</text:p>
          </table:table-cell>
          <table:table-cell office:value-type="float" office:value="0.0248257054458202" calcext:value-type="float">
            <text:p>0.024825705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2" calcext:value-type="float">
            <text:p>2</text:p>
          </table:table-cell>
          <table:table-cell office:value-type="float" office:value="0.0127289295196533" calcext:value-type="float">
            <text:p>0.0127289295</text:p>
          </table:table-cell>
          <table:table-cell office:value-type="float" office:value="0.0201595024119422" calcext:value-type="float">
            <text:p>0.0201595024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0.0119888782501221" calcext:value-type="float">
            <text:p>0.0119888783</text:p>
          </table:table-cell>
          <table:table-cell office:value-type="float" office:value="0.0279073789014025" calcext:value-type="float">
            <text:p>0.0279073789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float" office:value="0.0120539665222168" calcext:value-type="float">
            <text:p>0.0120539665</text:p>
          </table:table-cell>
          <table:table-cell office:value-type="float" office:value="0.025615885815395" calcext:value-type="float">
            <text:p>0.0256158858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0.0136020183563232" calcext:value-type="float">
            <text:p>0.0136020184</text:p>
          </table:table-cell>
          <table:table-cell office:value-type="float" office:value="0.0243895782319291" calcext:value-type="float">
            <text:p>0.0243895782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0.014354944229126" calcext:value-type="float">
            <text:p>0.0143549442</text:p>
          </table:table-cell>
          <table:table-cell office:value-type="float" office:value="0.0247288977932436" calcext:value-type="float">
            <text:p>0.0247288978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0.01192307472229" calcext:value-type="float">
            <text:p>0.0119230747</text:p>
          </table:table-cell>
          <table:table-cell office:value-type="float" office:value="0.0216053285271711" calcext:value-type="float">
            <text:p>0.0216053285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0.0129489898681641" calcext:value-type="float">
            <text:p>0.0129489899</text:p>
          </table:table-cell>
          <table:table-cell office:value-type="float" office:value="0.0192260415130137" calcext:value-type="float">
            <text:p>0.0192260415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office:value-type="float" office:value="0.0126879215240479" calcext:value-type="float">
            <text:p>0.0126879215</text:p>
          </table:table-cell>
          <table:table-cell office:value-type="float" office:value="0.014278091611479" calcext:value-type="float">
            <text:p>0.0142780916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0.0118510723114014" calcext:value-type="float">
            <text:p>0.0118510723</text:p>
          </table:table-cell>
          <table:table-cell office:value-type="float" office:value="0.0176396433223256" calcext:value-type="float">
            <text:p>0.0176396433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0.0126719474792481" calcext:value-type="float">
            <text:p>0.0126719475</text:p>
          </table:table-cell>
          <table:table-cell office:value-type="float" office:value="0.016940848169866" calcext:value-type="float">
            <text:p>0.0169408482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0.0126628875732422" calcext:value-type="float">
            <text:p>0.0126628876</text:p>
          </table:table-cell>
          <table:table-cell office:value-type="float" office:value="0.0163386683102261" calcext:value-type="float">
            <text:p>0.0163386683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.0126528739929199" calcext:value-type="float">
            <text:p>0.012652874</text:p>
          </table:table-cell>
          <table:table-cell office:value-type="float" office:value="0.015817354351444" calcext:value-type="float">
            <text:p>0.0158173544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0.0127120018005371" calcext:value-type="float">
            <text:p>0.0127120018</text:p>
          </table:table-cell>
          <table:table-cell office:value-type="float" office:value="0.0154428708383588" calcext:value-type="float">
            <text:p>0.0154428708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0.0126879215240479" calcext:value-type="float">
            <text:p>0.0126879215</text:p>
          </table:table-cell>
          <table:table-cell office:value-type="float" office:value="0.0150846860644143" calcext:value-type="float">
            <text:p>0.0150846861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0.0126910209655762" calcext:value-type="float">
            <text:p>0.012691021</text:p>
          </table:table-cell>
          <table:table-cell office:value-type="float" office:value="0.0147782152863461" calcext:value-type="float">
            <text:p>0.0147782153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0.012692928314209" calcext:value-type="float">
            <text:p>0.0126929283</text:p>
          </table:table-cell>
          <table:table-cell office:value-type="float" office:value="0.0145140147829267" calcext:value-type="float">
            <text:p>0.0145140148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0.0117859840393066" calcext:value-type="float">
            <text:p>0.011785984</text:p>
          </table:table-cell>
          <table:table-cell office:value-type="float" office:value="0.0140175289269815" calcext:value-type="float">
            <text:p>0.0140175289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0.0126910209655762" calcext:value-type="float">
            <text:p>0.012691021</text:p>
          </table:table-cell>
          <table:table-cell office:value-type="float" office:value="0.0140770610867036" calcext:value-type="float">
            <text:p>0.014077061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0.0126960277557373" calcext:value-type="float">
            <text:p>0.0126960278</text:p>
          </table:table-cell>
          <table:table-cell office:value-type="float" office:value="0.0139074536899658" calcext:value-type="float">
            <text:p>0.0139074537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0.0126841068267822" calcext:value-type="float">
            <text:p>0.0126841068</text:p>
          </table:table-cell>
          <table:table-cell office:value-type="float" office:value="0.0137448807303375" calcext:value-type="float">
            <text:p>0.0137448807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0.0126819610595703" calcext:value-type="float">
            <text:p>0.0126819611</text:p>
          </table:table-cell>
          <table:table-cell office:value-type="float" office:value="0.0136026290529819" calcext:value-type="float">
            <text:p>0.0136026291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0.0120179653167725" calcext:value-type="float">
            <text:p>0.0120179653</text:p>
          </table:table-cell>
          <table:table-cell office:value-type="float" office:value="0.0140170875737713" calcext:value-type="float">
            <text:p>0.0140170876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.0120270252227783" calcext:value-type="float">
            <text:p>0.0120270252</text:p>
          </table:table-cell>
          <table:table-cell office:value-type="float" office:value="0.0139463979474407" calcext:value-type="float">
            <text:p>0.0139463979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.0120320320129395" calcext:value-type="float">
            <text:p>0.012032032</text:p>
          </table:table-cell>
          <table:table-cell office:value-type="float" office:value="0.0138356465411246" calcext:value-type="float">
            <text:p>0.0138356465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0.0120511054992676" calcext:value-type="float">
            <text:p>0.0120511055</text:p>
          </table:table-cell>
          <table:table-cell office:value-type="float" office:value="0.0136899136761868" calcext:value-type="float">
            <text:p>0.0136899137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0.0125398635864258" calcext:value-type="float">
            <text:p>0.0125398636</text:p>
          </table:table-cell>
          <table:table-cell office:value-type="float" office:value="0.0134627837079383" calcext:value-type="float">
            <text:p>0.0134627837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.0119478702545166" calcext:value-type="float">
            <text:p>0.0119478703</text:p>
          </table:table-cell>
          <table:table-cell office:value-type="float" office:value="0.0136333945671997" calcext:value-type="float">
            <text:p>0.0136333946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.0119631290435791" calcext:value-type="float">
            <text:p>0.011963129</text:p>
          </table:table-cell>
          <table:table-cell office:value-type="float" office:value="0.0135302798267259" calcext:value-type="float">
            <text:p>0.013530279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.0119481086730957" calcext:value-type="float">
            <text:p>0.0119481087</text:p>
          </table:table-cell>
          <table:table-cell office:value-type="float" office:value="0.0134267801404896" calcext:value-type="float">
            <text:p>0.01342678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0.011948823928833" calcext:value-type="float">
            <text:p>0.0119488239</text:p>
          </table:table-cell>
          <table:table-cell office:value-type="float" office:value="0.0133120241392708" calcext:value-type="float">
            <text:p>0.0133120241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.0127410888671875" calcext:value-type="float">
            <text:p>0.0127410889</text:p>
          </table:table-cell>
          <table:table-cell office:value-type="float" office:value="0.013759256861936" calcext:value-type="float">
            <text:p>0.0137592569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0.0127308368682861" calcext:value-type="float">
            <text:p>0.0127308369</text:p>
          </table:table-cell>
          <table:table-cell office:value-type="float" office:value="0.0139104661206471" calcext:value-type="float">
            <text:p>0.0139104661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0.0127310752868652" calcext:value-type="float">
            <text:p>0.0127310753</text:p>
          </table:table-cell>
          <table:table-cell office:value-type="float" office:value="0.0139731020034415" calcext:value-type="float">
            <text:p>0.01397310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127229690551758" calcext:value-type="float">
            <text:p>0.0127229691</text:p>
          </table:table-cell>
          <table:table-cell office:value-type="float" office:value="0.0139662739559816" calcext:value-type="float">
            <text:p>0.013966274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float" office:value="0.0126101970672607" calcext:value-type="float">
            <text:p>0.0126101971</text:p>
          </table:table-cell>
          <table:table-cell office:value-type="float" office:value="0.0138335017222077" calcext:value-type="float">
            <text:p>0.0138335017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0.0118288993835449" calcext:value-type="float">
            <text:p>0.0118288994</text:p>
          </table:table-cell>
          <table:table-cell office:value-type="float" office:value="0.0140938403551498" calcext:value-type="float">
            <text:p>0.0140938404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0.0118341445922852" calcext:value-type="float">
            <text:p>0.0118341446</text:p>
          </table:table-cell>
          <table:table-cell office:value-type="float" office:value="0.0141021868415935" calcext:value-type="float">
            <text:p>0.0141021868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0.0126311779022217" calcext:value-type="float">
            <text:p>0.0126311779</text:p>
          </table:table-cell>
          <table:table-cell office:value-type="float" office:value="0.0140416963789056" calcext:value-type="float">
            <text:p>0.0140416964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0.0126252174377441" calcext:value-type="float">
            <text:p>0.0126252174</text:p>
          </table:table-cell>
          <table:table-cell office:value-type="float" office:value="0.0139512152878331" calcext:value-type="float">
            <text:p>0.013951215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0.0120408535003662" calcext:value-type="float">
            <text:p>0.0120408535</text:p>
          </table:table-cell>
          <table:table-cell office:value-type="float" office:value="0.0137811175662963" calcext:value-type="float">
            <text:p>0.0137811176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0.0120401382446289" calcext:value-type="float">
            <text:p>0.0120401382</text:p>
          </table:table-cell>
          <table:table-cell office:value-type="float" office:value="0.0136929830606893" calcext:value-type="float">
            <text:p>0.0136929831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0.0120530128479004" calcext:value-type="float">
            <text:p>0.0120530128</text:p>
          </table:table-cell>
          <table:table-cell office:value-type="float" office:value="0.0135722281130203" calcext:value-type="float">
            <text:p>0.0135722281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0.0120551586151123" calcext:value-type="float">
            <text:p>0.0120551586</text:p>
          </table:table-cell>
          <table:table-cell office:value-type="float" office:value="0.013443629655267" calcext:value-type="float">
            <text:p>0.0134436297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0.0134460926055908" calcext:value-type="float">
            <text:p>0.0134460926</text:p>
          </table:table-cell>
          <table:table-cell office:value-type="float" office:value="0.0147403148129079" calcext:value-type="float">
            <text:p>0.0147403148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0.0125689506530762" calcext:value-type="float">
            <text:p>0.0125689507</text:p>
          </table:table-cell>
          <table:table-cell office:value-type="float" office:value="0.0135039338140562" calcext:value-type="float">
            <text:p>0.0135039338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0.0126440525054932" calcext:value-type="float">
            <text:p>0.0126440525</text:p>
          </table:table-cell>
          <table:table-cell office:value-type="float" office:value="0.0135987797784502" calcext:value-type="float">
            <text:p>0.0135987798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0.0118608474731445" calcext:value-type="float">
            <text:p>0.0118608475</text:p>
          </table:table-cell>
          <table:table-cell office:value-type="float" office:value="0.0136968590355394" calcext:value-type="float">
            <text:p>0.013696859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0.0118539333343506" calcext:value-type="float">
            <text:p>0.0118539333</text:p>
          </table:table-cell>
          <table:table-cell office:value-type="float" office:value="0.0137098980581242" calcext:value-type="float">
            <text:p>0.013709898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0.0126371383666992" calcext:value-type="float">
            <text:p>0.0126371384</text:p>
          </table:table-cell>
          <table:table-cell office:value-type="float" office:value="0.0138045854282089" calcext:value-type="float">
            <text:p>0.0138045854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0.0136570930480957" calcext:value-type="float">
            <text:p>0.013657093</text:p>
          </table:table-cell>
          <table:table-cell office:value-type="float" office:value="0.0155513182754559" calcext:value-type="float">
            <text:p>0.015551318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0.0136780738830566" calcext:value-type="float">
            <text:p>0.0136780739</text:p>
          </table:table-cell>
          <table:table-cell office:value-type="float" office:value="0.0160479481987291" calcext:value-type="float">
            <text:p>0.0160479482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0.0136690139770508" calcext:value-type="float">
            <text:p>0.013669014</text:p>
          </table:table-cell>
          <table:table-cell office:value-type="float" office:value="0.0162896106192558" calcext:value-type="float">
            <text:p>0.0162896106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float" office:value="0.0132458209991455" calcext:value-type="float">
            <text:p>0.013245821</text:p>
          </table:table-cell>
          <table:table-cell office:value-type="float" office:value="0.0144184864857255" calcext:value-type="float">
            <text:p>0.0144184865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0.0125501155853271" calcext:value-type="float">
            <text:p>0.0125501156</text:p>
          </table:table-cell>
          <table:table-cell office:value-type="float" office:value="0.0156725520785232" calcext:value-type="float">
            <text:p>0.0156725521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0.0126011371612549" calcext:value-type="float">
            <text:p>0.0126011372</text:p>
          </table:table-cell>
          <table:table-cell office:value-type="float" office:value="0.0151253873918182" calcext:value-type="float">
            <text:p>0.0151253874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.0126090049743652" calcext:value-type="float">
            <text:p>0.012609005</text:p>
          </table:table-cell>
          <table:table-cell office:value-type="float" office:value="0.0146805434099915" calcext:value-type="float">
            <text:p>0.0146805434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0.0126090049743652" calcext:value-type="float">
            <text:p>0.012609005</text:p>
          </table:table-cell>
          <table:table-cell office:value-type="float" office:value="0.0143238789708043" calcext:value-type="float">
            <text:p>0.014323879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0.0124540328979492" calcext:value-type="float">
            <text:p>0.0124540329</text:p>
          </table:table-cell>
          <table:table-cell office:value-type="float" office:value="0.0141718286870631" calcext:value-type="float">
            <text:p>0.0141718287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0.0134758949279785" calcext:value-type="float">
            <text:p>0.0134758949</text:p>
          </table:table-cell>
          <table:table-cell office:value-type="float" office:value="0.0148025430395793" calcext:value-type="float">
            <text:p>0.014802543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.0134689807891846" calcext:value-type="float">
            <text:p>0.0134689808</text:p>
          </table:table-cell>
          <table:table-cell office:value-type="float" office:value="0.0150053439934151" calcext:value-type="float">
            <text:p>0.015005344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0.013477087020874" calcext:value-type="float">
            <text:p>0.013477087</text:p>
          </table:table-cell>
          <table:table-cell office:value-type="float" office:value="0.0150995402798883" calcext:value-type="float">
            <text:p>0.0150995403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44566208367912" calcext:value-type="float">
            <text:p>0.0144566208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51190203477493" calcext:value-type="float">
            <text:p>0.0151190203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0.0124478340148926" calcext:value-type="float">
            <text:p>0.012447834</text:p>
          </table:table-cell>
          <table:table-cell office:value-type="float" office:value="0.0149858862533985" calcext:value-type="float">
            <text:p>0.0149858863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0.0124590396881104" calcext:value-type="float">
            <text:p>0.0124590397</text:p>
          </table:table-cell>
          <table:table-cell office:value-type="float" office:value="0.0148093979074619" calcext:value-type="float">
            <text:p>0.0148093979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0.0124599933624268" calcext:value-type="float">
            <text:p>0.0124599934</text:p>
          </table:table-cell>
          <table:table-cell office:value-type="float" office:value="0.0146192942710594" calcext:value-type="float">
            <text:p>0.0146192943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0.0118029117584229" calcext:value-type="float">
            <text:p>0.0118029118</text:p>
          </table:table-cell>
          <table:table-cell office:value-type="float" office:value="0.015002007009779" calcext:value-type="float">
            <text:p>0.015002007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0.0128319263458252" calcext:value-type="float">
            <text:p>0.0128319263</text:p>
          </table:table-cell>
          <table:table-cell office:value-type="float" office:value="0.0142165844799652" calcext:value-type="float">
            <text:p>0.0142165845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0.0128400325775146" calcext:value-type="float">
            <text:p>0.0128400326</text:p>
          </table:table-cell>
          <table:table-cell office:value-type="float" office:value="0.0140249095647569" calcext:value-type="float">
            <text:p>0.0140249096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0.0128381252288818" calcext:value-type="float">
            <text:p>0.0128381252</text:p>
          </table:table-cell>
          <table:table-cell office:value-type="float" office:value="0.0138599497285882" calcext:value-type="float">
            <text:p>0.0138599497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0.013646125793457" calcext:value-type="float">
            <text:p>0.0136461258</text:p>
          </table:table-cell>
          <table:table-cell office:value-type="float" office:value="0.0144280194092546" calcext:value-type="float">
            <text:p>0.0144280194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0.0125401020050049" calcext:value-type="float">
            <text:p>0.012540102</text:p>
          </table:table-cell>
          <table:table-cell office:value-type="float" office:value="0.0137170606457789" calcext:value-type="float">
            <text:p>0.0137170606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0.0125360488891602" calcext:value-type="float">
            <text:p>0.0125360489</text:p>
          </table:table-cell>
          <table:table-cell office:value-type="float" office:value="0.0135900562040252" calcext:value-type="float">
            <text:p>0.0135900562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0.0125689506530762" calcext:value-type="float">
            <text:p>0.0125689507</text:p>
          </table:table-cell>
          <table:table-cell office:value-type="float" office:value="0.0134449827671083" calcext:value-type="float">
            <text:p>0.0134449828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0.0125160217285156" calcext:value-type="float">
            <text:p>0.0125160217</text:p>
          </table:table-cell>
          <table:table-cell office:value-type="float" office:value="0.0133687151295585" calcext:value-type="float">
            <text:p>0.013368715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0.0129590034484863" calcext:value-type="float">
            <text:p>0.0129590034</text:p>
          </table:table-cell>
          <table:table-cell office:value-type="float" office:value="0.0135477481797812" calcext:value-type="float">
            <text:p>0.013547748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.0129108428955078" calcext:value-type="float">
            <text:p>0.0129108429</text:p>
          </table:table-cell>
          <table:table-cell office:value-type="float" office:value="0.013592659724036" calcext:value-type="float">
            <text:p>0.0135926597</text:p>
          </table:table-cell>
        </table:table-row>
      </table:table>
      <table:named-expressions/>
      <table:database-ranges>
        <table:database-range table:name="__Anonymous_Sheet_DB__0" table:target-range-address="Sheet1.A2:Sheet1.D13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09:37:23.945913606</dc:date>
    <meta:document-statistic meta:table-count="1" meta:cell-count="5204" meta:object-count="1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503cm" svg:height="22.876cm" xlink:href=".." xlink:type="simple" chart:class="chart:line" chart:style-name="ch1">
        <chart:legend chart:legend-position="end" svg:x="40.524cm" svg:y="10.89cm" style:legend-expansion="high" chart:style-name="ch2"/>
        <chart:plot-area chart:style-name="ch3" table:cell-range-address="Sheet1.C1:Sheet1.D1301" chart:data-source-has-labels="row" svg:x="1.3cm" svg:y="1.963cm" svg:width="37.524cm" svg:height="20.036cm">
          <chartooo:coordinate-region svg:x="2.398cm" svg:y="2.163cm" svg:width="36.313cm" svg:height="18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01" chart:label-cell-address="Sheet1.C1:Sheet1.C1" chart:class="chart:line">
            <chart:data-point chart:repeated="1300"/>
          </chart:series>
          <chart:series chart:style-name="ch7" chart:values-cell-range-address="Sheet1.D2:Sheet1.D1301" chart:label-cell-address="Sheet1.D1:Sheet1.D1" chart:class="chart:line">
            <chart:data-point chart:repeated="1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C1:Sheet1.C1</svg:desc>
                </draw:g>
              </table:table-cell>
              <table:table-cell office:value-type="string">
                <text:p>RT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2771263122559">
                <text:p>0.0122771263122559</text:p>
                <draw:g>
                  <svg:desc>Sheet1.C2:Sheet1.C1301</svg:desc>
                </draw:g>
              </table:table-cell>
              <table:table-cell office:value-type="float" office:value="0.0306928157806397">
                <text:p>0.0306928157806397</text:p>
                <draw:g>
                  <svg:desc>Sheet1.D2:Sheet1.D1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3159885406494">
                <text:p>0.0123159885406494</text:p>
              </table:table-cell>
              <table:table-cell office:value-type="float" office:value="0.0261326134204864">
                <text:p>0.0261326134204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3229026794434">
                <text:p>0.0123229026794434</text:p>
              </table:table-cell>
              <table:table-cell office:value-type="float" office:value="0.0227159895002842">
                <text:p>0.022715989500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271942138672">
                <text:p>0.0123271942138672</text:p>
              </table:table-cell>
              <table:table-cell office:value-type="float" office:value="0.020153874065727">
                <text:p>0.020153874065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3400688171387">
                <text:p>0.0123400688171387</text:p>
              </table:table-cell>
              <table:table-cell office:value-type="float" office:value="0.0182423859951086">
                <text:p>0.0182423859951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059417724609">
                <text:p>0.0121059417724609</text:p>
              </table:table-cell>
              <table:table-cell office:value-type="float" office:value="0.0169244592179894">
                <text:p>0.0169244592179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2718811035156">
                <text:p>0.0122718811035156</text:p>
              </table:table-cell>
              <table:table-cell office:value-type="float" office:value="0.0135467557863706">
                <text:p>0.0135467557863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0290985107422">
                <text:p>0.0130290985107422</text:p>
              </table:table-cell>
              <table:table-cell office:value-type="float" office:value="0.0166112557753877">
                <text:p>0.0166112557753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023853302002">
                <text:p>0.013023853302002</text:p>
              </table:table-cell>
              <table:table-cell office:value-type="float" office:value="0.0162878727418274">
                <text:p>0.0162878727418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0221843719482">
                <text:p>0.0130221843719482</text:p>
              </table:table-cell>
              <table:table-cell office:value-type="float" office:value="0.0159717744722485">
                <text:p>0.0159717744722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1438503265381">
                <text:p>0.0121438503265381</text:p>
              </table:table-cell>
              <table:table-cell office:value-type="float" office:value="0.0154400549361551">
                <text:p>0.0154400549361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2339725494385">
                <text:p>0.0122339725494385</text:p>
              </table:table-cell>
              <table:table-cell office:value-type="float" office:value="0.0149092506515054">
                <text:p>0.014909250651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2401714324951">
                <text:p>0.0122401714324951</text:p>
              </table:table-cell>
              <table:table-cell office:value-type="float" office:value="0.0144718838763399">
                <text:p>0.014471883876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2451782226563">
                <text:p>0.0122451782226563</text:p>
              </table:table-cell>
              <table:table-cell office:value-type="float" office:value="0.0141107399748764">
                <text:p>0.0141107399748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2499465942383">
                <text:p>0.0122499465942383</text:p>
              </table:table-cell>
              <table:table-cell office:value-type="float" office:value="0.0138112681596498">
                <text:p>0.0138112681596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2699737548828">
                <text:p>0.0122699737548828</text:p>
              </table:table-cell>
              <table:table-cell office:value-type="float" office:value="0.0140586878646097">
                <text:p>0.0140586878646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2189521789551">
                <text:p>0.0122189521789551</text:p>
              </table:table-cell>
              <table:table-cell office:value-type="float" office:value="0.0133796425165573">
                <text:p>0.0133796425165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2139453887939">
                <text:p>0.0122139453887939</text:p>
              </table:table-cell>
              <table:table-cell office:value-type="float" office:value="0.0132380838015833">
                <text:p>0.0132380838015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3129615783691">
                <text:p>0.0113129615783691</text:p>
              </table:table-cell>
              <table:table-cell office:value-type="float" office:value="0.0139015424036037">
                <text:p>0.0139015424036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235164642334">
                <text:p>0.012235164642334</text:p>
              </table:table-cell>
              <table:table-cell office:value-type="float" office:value="0.0135128170507364">
                <text:p>0.0135128170507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2099647521973">
                <text:p>0.0112099647521973</text:p>
              </table:table-cell>
              <table:table-cell office:value-type="float" office:value="0.014059101129124">
                <text:p>0.01405910112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290382385254">
                <text:p>0.0112290382385254</text:p>
              </table:table-cell>
              <table:table-cell office:value-type="float" office:value="0.0143118752432497">
                <text:p>0.0143118752432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260913848877">
                <text:p>0.012260913848877</text:p>
              </table:table-cell>
              <table:table-cell office:value-type="float" office:value="0.0138264439371916">
                <text:p>0.0138264439371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3606067360558">
                <text:p>0.013606067360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2820606231689">
                <text:p>0.0132820606231689</text:p>
              </table:table-cell>
              <table:table-cell office:value-type="float" office:value="0.0138769384682355">
                <text:p>0.0138769384682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1300220489502">
                <text:p>0.0121300220489502</text:p>
              </table:table-cell>
              <table:table-cell office:value-type="float" office:value="0.0132906706027678">
                <text:p>0.0132906706027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1278762817383">
                <text:p>0.0121278762817383</text:p>
              </table:table-cell>
              <table:table-cell office:value-type="float" office:value="0.0130450072250479">
                <text:p>0.0130450072250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2098922729492">
                <text:p>0.0122098922729492</text:p>
              </table:table-cell>
              <table:table-cell office:value-type="float" office:value="0.012947398281553">
                <text:p>0.012947398281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0.0128570766987978">
                <text:p>0.0128570766987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1850967407227">
                <text:p>0.0121850967407227</text:p>
              </table:table-cell>
              <table:table-cell office:value-type="float" office:value="0.0127528129169027">
                <text:p>0.0127528129169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2501850128174">
                <text:p>0.0122501850128174</text:p>
              </table:table-cell>
              <table:table-cell office:value-type="float" office:value="0.012739872985635">
                <text:p>0.012739872985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2199058532715">
                <text:p>0.0122199058532715</text:p>
              </table:table-cell>
              <table:table-cell office:value-type="float" office:value="0.01353089603576">
                <text:p>0.01353089603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199951171875">
                <text:p>0.011199951171875</text:p>
              </table:table-cell>
              <table:table-cell office:value-type="float" office:value="0.0141552975924671">
                <text:p>0.0141552975924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0851268768311">
                <text:p>0.0130851268768311</text:p>
              </table:table-cell>
              <table:table-cell office:value-type="float" office:value="0.01374546814344">
                <text:p>0.01374546814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1309757232666">
                <text:p>0.0121309757232666</text:p>
              </table:table-cell>
              <table:table-cell office:value-type="float" office:value="0.0136580600559449">
                <text:p>0.0136580600559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1958255767822">
                <text:p>0.0121958255767822</text:p>
              </table:table-cell>
              <table:table-cell office:value-type="float" office:value="0.0133432269523121">
                <text:p>0.0133432269523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0530128479004">
                <text:p>0.0120530128479004</text:p>
              </table:table-cell>
              <table:table-cell office:value-type="float" office:value="0.0131242715405237">
                <text:p>0.0131242715405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0339393615723">
                <text:p>0.0120339393615723</text:p>
              </table:table-cell>
              <table:table-cell office:value-type="float" office:value="0.0129637945179302">
                <text:p>0.0129637945179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0351314544678">
                <text:p>0.0120351314544678</text:p>
              </table:table-cell>
              <table:table-cell office:value-type="float" office:value="0.0128283804169334">
                <text:p>0.0128283804169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0879878997803">
                <text:p>0.0130879878997803</text:p>
              </table:table-cell>
              <table:table-cell office:value-type="float" office:value="0.0143298899501962">
                <text:p>0.0143298899501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0.0139478606550199">
                <text:p>0.0139478606550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2101306915283">
                <text:p>0.0122101306915283</text:p>
              </table:table-cell>
              <table:table-cell office:value-type="float" office:value="0.0136400409998163">
                <text:p>0.0136400409998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1531486511231">
                <text:p>0.0121531486511231</text:p>
              </table:table-cell>
              <table:table-cell office:value-type="float" office:value="0.014056798766658">
                <text:p>0.014056798766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32269859313965">
                <text:p>0.0132269859313965</text:p>
              </table:table-cell>
              <table:table-cell office:value-type="float" office:value="0.0143403584988766">
                <text:p>0.0143403584988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32119655609131">
                <text:p>0.0132119655609131</text:p>
              </table:table-cell>
              <table:table-cell office:value-type="float" office:value="0.0147482510481074">
                <text:p>0.0147482510481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178897857666">
                <text:p>0.012178897857666</text:p>
              </table:table-cell>
              <table:table-cell office:value-type="float" office:value="0.0144918742849631">
                <text:p>0.0144918742849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1681690216064">
                <text:p>0.0121681690216064</text:p>
              </table:table-cell>
              <table:table-cell office:value-type="float" office:value="0.0142607342523488">
                <text:p>0.0142607342523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1610164642334">
                <text:p>0.0121610164642334</text:p>
              </table:table-cell>
              <table:table-cell office:value-type="float" office:value="0.0138565927015913">
                <text:p>0.0138565927015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1591091156006">
                <text:p>0.0121591091156006</text:p>
              </table:table-cell>
              <table:table-cell office:value-type="float" office:value="0.0136738896440276">
                <text:p>0.0136738896440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1610164642334">
                <text:p>0.0121610164642334</text:p>
              </table:table-cell>
              <table:table-cell office:value-type="float" office:value="0.0135049849409343">
                <text:p>0.0135049849409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1710300445557">
                <text:p>0.0121710300445557</text:p>
              </table:table-cell>
              <table:table-cell office:value-type="float" office:value="0.0133433803318505">
                <text:p>0.0133433803318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1919384002686">
                <text:p>0.0131919384002686</text:p>
              </table:table-cell>
              <table:table-cell office:value-type="float" office:value="0.0142069613536445">
                <text:p>0.0142069613536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0270252227783">
                <text:p>0.0120270252227783</text:p>
              </table:table-cell>
              <table:table-cell office:value-type="float" office:value="0.0133266955797165">
                <text:p>0.0133266955797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0329856872559">
                <text:p>0.0120329856872559</text:p>
              </table:table-cell>
              <table:table-cell office:value-type="float" office:value="0.0132699161060563">
                <text:p>0.0132699161060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1169090270996">
                <text:p>0.0121169090270996</text:p>
              </table:table-cell>
              <table:table-cell office:value-type="float" office:value="0.0131205675785161">
                <text:p>0.0131205675785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1268501281738">
                <text:p>0.0131268501281738</text:p>
              </table:table-cell>
              <table:table-cell office:value-type="float" office:value="0.0139113053062073">
                <text:p>0.0139113053062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099027633667">
                <text:p>0.012099027633667</text:p>
              </table:table-cell>
              <table:table-cell office:value-type="float" office:value="0.013726723217831">
                <text:p>0.013726723217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1688842773438">
                <text:p>0.0121688842773438</text:p>
              </table:table-cell>
              <table:table-cell office:value-type="float" office:value="0.0134936011721118">
                <text:p>0.0134936011721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1510028839111">
                <text:p>0.0121510028839111</text:p>
              </table:table-cell>
              <table:table-cell office:value-type="float" office:value="0.0139766513333081">
                <text:p>0.0139766513333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1479034423828">
                <text:p>0.0121479034423828</text:p>
              </table:table-cell>
              <table:table-cell office:value-type="float" office:value="0.0137711708797559">
                <text:p>0.0137711708797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1728649139404">
                <text:p>0.0131728649139404</text:p>
              </table:table-cell>
              <table:table-cell office:value-type="float" office:value="0.0138793276479723">
                <text:p>0.0138793276479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0630264282227">
                <text:p>0.0120630264282227</text:p>
              </table:table-cell>
              <table:table-cell office:value-type="float" office:value="0.0136598646120845">
                <text:p>0.0136598646120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1431350708008">
                <text:p>0.0121431350708008</text:p>
              </table:table-cell>
              <table:table-cell office:value-type="float" office:value="0.0134668236184236">
                <text:p>0.0134668236184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1529102325439">
                <text:p>0.0121529102325439</text:p>
              </table:table-cell>
              <table:table-cell office:value-type="float" office:value="0.0132902219326951">
                <text:p>0.0132902219326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1409893035889">
                <text:p>0.0121409893035889</text:p>
              </table:table-cell>
              <table:table-cell office:value-type="float" office:value="0.0131492168986418">
                <text:p>0.013149216898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1390819549561">
                <text:p>0.0121390819549561</text:p>
              </table:table-cell>
              <table:table-cell office:value-type="float" office:value="0.0130268441627526">
                <text:p>0.0130268441627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1700038909912">
                <text:p>0.0131700038909912</text:p>
              </table:table-cell>
              <table:table-cell office:value-type="float" office:value="0.0144134743238913">
                <text:p>0.0144134743238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1529102325439">
                <text:p>0.0121529102325439</text:p>
              </table:table-cell>
              <table:table-cell office:value-type="float" office:value="0.0141921513497478">
                <text:p>0.0141921513497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1581554412842">
                <text:p>0.0121581554412842</text:p>
              </table:table-cell>
              <table:table-cell office:value-type="float" office:value="0.0139785923054058">
                <text:p>0.013978592305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1790637969971">
                <text:p>0.0131790637969971</text:p>
              </table:table-cell>
              <table:table-cell office:value-type="float" office:value="0.0140034180742291">
                <text:p>0.0140034180742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0470523834229">
                <text:p>0.0120470523834229</text:p>
              </table:table-cell>
              <table:table-cell office:value-type="float" office:value="0.0138787707061812">
                <text:p>0.01387877070618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1278762817383">
                <text:p>0.0121278762817383</text:p>
              </table:table-cell>
              <table:table-cell office:value-type="float" office:value="0.0136853006730779">
                <text:p>0.0136853006730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1250152587891">
                <text:p>0.0121250152587891</text:p>
              </table:table-cell>
              <table:table-cell office:value-type="float" office:value="0.013512169846705">
                <text:p>0.013512169846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1219158172607">
                <text:p>0.0121219158172607</text:p>
              </table:table-cell>
              <table:table-cell office:value-type="float" office:value="0.0133579161723627">
                <text:p>0.0133579161723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141227722168">
                <text:p>0.012141227722168</text:p>
              </table:table-cell>
              <table:table-cell office:value-type="float" office:value="0.0132011642706849">
                <text:p>0.0132011642706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1688117980957">
                <text:p>0.0131688117980957</text:p>
              </table:table-cell>
              <table:table-cell office:value-type="float" office:value="0.0144926025628774">
                <text:p>0.0144926025628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31759643554688">
                <text:p>0.0131759643554688</text:p>
              </table:table-cell>
              <table:table-cell office:value-type="float" office:value="0.0147803080491982">
                <text:p>0.0147803080491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1450424194336">
                <text:p>0.0121450424194336</text:p>
              </table:table-cell>
              <table:table-cell office:value-type="float" office:value="0.0145873056518521">
                <text:p>0.01458730565185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358375549316">
                <text:p>0.0141358375549316</text:p>
              </table:table-cell>
              <table:table-cell office:value-type="float" office:value="0.0157612177777744">
                <text:p>0.0157612177777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0458602905273">
                <text:p>0.0120458602905273</text:p>
              </table:table-cell>
              <table:table-cell office:value-type="float" office:value="0.0144711114653736">
                <text:p>0.0144711114653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1221542358398">
                <text:p>0.0121221542358398</text:p>
              </table:table-cell>
              <table:table-cell office:value-type="float" office:value="0.0142523127291347">
                <text:p>0.0142523127291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200084686279">
                <text:p>0.0121200084686279</text:p>
              </table:table-cell>
              <table:table-cell office:value-type="float" office:value="0.0140440361518729">
                <text:p>0.0140440361518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1231079101563">
                <text:p>0.0121231079101563</text:p>
              </table:table-cell>
              <table:table-cell office:value-type="float" office:value="0.0138445167716061">
                <text:p>0.0138445167716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0980014801025">
                <text:p>0.0130980014801025</text:p>
              </table:table-cell>
              <table:table-cell office:value-type="float" office:value="0.0143198792484338">
                <text:p>0.01431987924843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13893699646">
                <text:p>0.01413893699646</text:p>
              </table:table-cell>
              <table:table-cell office:value-type="float" office:value="0.0166597899274096">
                <text:p>0.0166597899274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1470432281494">
                <text:p>0.0141470432281494</text:p>
              </table:table-cell>
              <table:table-cell office:value-type="float" office:value="0.0171798207571662">
                <text:p>0.01717982075716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1080150604248">
                <text:p>0.0131080150604248</text:p>
              </table:table-cell>
              <table:table-cell office:value-type="float" office:value="0.016257410002722">
                <text:p>0.0162574100027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1489505767822">
                <text:p>0.0141489505767822</text:p>
              </table:table-cell>
              <table:table-cell office:value-type="float" office:value="0.0162140384327817">
                <text:p>0.0162140384327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019157409668">
                <text:p>0.012019157409668</text:p>
              </table:table-cell>
              <table:table-cell office:value-type="float" office:value="0.0163153284581012">
                <text:p>0.0163153284581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62174131691265">
                <text:p>0.0162174131691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169090270996">
                <text:p>0.0121169090270996</text:p>
              </table:table-cell>
              <table:table-cell office:value-type="float" office:value="0.0159381566376995">
                <text:p>0.0159381566376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1171474456787">
                <text:p>0.0121171474456787</text:p>
              </table:table-cell>
              <table:table-cell office:value-type="float" office:value="0.0156352719348626">
                <text:p>0.0156352719348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1208896636963">
                <text:p>0.0131208896636963</text:p>
              </table:table-cell>
              <table:table-cell office:value-type="float" office:value="0.0154409784166802">
                <text:p>0.01544097841668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31399631500244">
                <text:p>0.0131399631500244</text:p>
              </table:table-cell>
              <table:table-cell office:value-type="float" office:value="0.0152624281939614">
                <text:p>0.0152624281939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501426696777">
                <text:p>0.0141501426696777</text:p>
              </table:table-cell>
              <table:table-cell office:value-type="float" office:value="0.0167753397610149">
                <text:p>0.0167753397610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1568183898926">
                <text:p>0.0141568183898926</text:p>
              </table:table-cell>
              <table:table-cell office:value-type="float" office:value="0.0170691665338054">
                <text:p>0.0170691665338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0600204467773">
                <text:p>0.0140600204467773</text:p>
              </table:table-cell>
              <table:table-cell office:value-type="float" office:value="0.0158714307767299">
                <text:p>0.0158714307767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0208263397217">
                <text:p>0.0120208263397217</text:p>
              </table:table-cell>
              <table:table-cell office:value-type="float" office:value="0.0171430582867093">
                <text:p>0.0171430582867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0189189910889">
                <text:p>0.0120189189910889</text:p>
              </table:table-cell>
              <table:table-cell office:value-type="float" office:value="0.0170331489312628">
                <text:p>0.0170331489312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220184326172">
                <text:p>0.0120220184326172</text:p>
              </table:table-cell>
              <table:table-cell office:value-type="float" office:value="0.0168016142197833">
                <text:p>0.0168016142197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1009349822998">
                <text:p>0.0121009349822998</text:p>
              </table:table-cell>
              <table:table-cell office:value-type="float" office:value="0.0164312552160537">
                <text:p>0.0164312552160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0679607391357">
                <text:p>0.0130679607391357</text:p>
              </table:table-cell>
              <table:table-cell office:value-type="float" office:value="0.0158888606691053">
                <text:p>0.0158888606691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0510330200195">
                <text:p>0.0130510330200195</text:p>
              </table:table-cell>
              <table:table-cell office:value-type="float" office:value="0.0154257174408532">
                <text:p>0.01542571744085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30500793457031">
                <text:p>0.0130500793457031</text:p>
              </table:table-cell>
              <table:table-cell office:value-type="float" office:value="0.0150464979255558">
                <text:p>0.01504649792555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0519142150879">
                <text:p>0.0140519142150879</text:p>
              </table:table-cell>
              <table:table-cell office:value-type="float" office:value="0.0163470668768513">
                <text:p>0.0163470668768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1330490112305">
                <text:p>0.0131330490112305</text:p>
              </table:table-cell>
              <table:table-cell office:value-type="float" office:value="0.015105840874535">
                <text:p>0.015105840874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19929313659668">
                <text:p>0.0119929313659668</text:p>
              </table:table-cell>
              <table:table-cell office:value-type="float" office:value="0.016528059058793">
                <text:p>0.016528059058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19979381561279">
                <text:p>0.0119979381561279</text:p>
              </table:table-cell>
              <table:table-cell office:value-type="float" office:value="0.0165007314964005">
                <text:p>0.0165007314964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009859085083">
                <text:p>0.012009859085083</text:p>
              </table:table-cell>
              <table:table-cell office:value-type="float" office:value="0.0163316546788612">
                <text:p>0.0163316546788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60032384836434">
                <text:p>0.0160032384836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0799541473389">
                <text:p>0.0120799541473389</text:p>
              </table:table-cell>
              <table:table-cell office:value-type="float" office:value="0.0156869354705907">
                <text:p>0.0156869354705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53622625105322">
                <text:p>0.01536226251053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1328830718994">
                <text:p>0.0121328830718994</text:p>
              </table:table-cell>
              <table:table-cell office:value-type="float" office:value="0.0150048483387371">
                <text:p>0.0150048483387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1239891052246">
                <text:p>0.0131239891052246</text:p>
              </table:table-cell>
              <table:table-cell office:value-type="float" office:value="0.0151002750861675">
                <text:p>0.0151002750861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1239891052246">
                <text:p>0.0131239891052246</text:p>
              </table:table-cell>
              <table:table-cell office:value-type="float" office:value="0.0143087555285802">
                <text:p>0.0143087555285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20089054107666">
                <text:p>0.0120089054107666</text:p>
              </table:table-cell>
              <table:table-cell office:value-type="float" office:value="0.0150307675253774">
                <text:p>0.01503076752537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49019852753899">
                <text:p>0.01490198527538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0091438293457">
                <text:p>0.0120091438293457</text:p>
              </table:table-cell>
              <table:table-cell office:value-type="float" office:value="0.0147151869525946">
                <text:p>0.0147151869525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44250074354866">
                <text:p>0.0144250074354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0780467987061">
                <text:p>0.0120780467987061</text:p>
              </table:table-cell>
              <table:table-cell office:value-type="float" office:value="0.0141847858927519">
                <text:p>0.0141847858927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0670795440674">
                <text:p>0.0120670795440674</text:p>
              </table:table-cell>
              <table:table-cell office:value-type="float" office:value="0.0139709012564522">
                <text:p>0.0139709012564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137282787027421">
                <text:p>0.01372827870274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31268501281738">
                <text:p>0.0131268501281738</text:p>
              </table:table-cell>
              <table:table-cell office:value-type="float" office:value="0.0146558881456244">
                <text:p>0.0146558881456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41088962554932">
                <text:p>0.0141088962554932</text:p>
              </table:table-cell>
              <table:table-cell office:value-type="float" office:value="0.015947033441082">
                <text:p>0.015947033441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0058059692383">
                <text:p>0.0120058059692383</text:p>
              </table:table-cell>
              <table:table-cell office:value-type="float" office:value="0.0145316071922913">
                <text:p>0.01453160719229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43796697949713">
                <text:p>0.01437966979497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099027633667">
                <text:p>0.012099027633667</text:p>
              </table:table-cell>
              <table:table-cell office:value-type="float" office:value="0.0141153499367211">
                <text:p>0.01411534993672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389118831692">
                <text:p>0.01389118831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39347839356">
                <text:p>0.0130839347839356</text:p>
              </table:table-cell>
              <table:table-cell office:value-type="float" office:value="0.0143705833566632">
                <text:p>0.0143705833566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1080150604248">
                <text:p>0.0131080150604248</text:p>
              </table:table-cell>
              <table:table-cell office:value-type="float" office:value="0.0146720688946474">
                <text:p>0.0146720688946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41081809997559">
                <text:p>0.0141081809997559</text:p>
              </table:table-cell>
              <table:table-cell office:value-type="float" office:value="0.0167254824749255">
                <text:p>0.01672548247492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41069889068604">
                <text:p>0.0141069889068604</text:p>
              </table:table-cell>
              <table:table-cell office:value-type="float" office:value="0.0171532078777789">
                <text:p>0.01715320787777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0510330200195">
                <text:p>0.0130510330200195</text:p>
              </table:table-cell>
              <table:table-cell office:value-type="float" office:value="0.0153019044857582">
                <text:p>0.0153019044857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9538307189941">
                <text:p>0.0119538307189941</text:p>
              </table:table-cell>
              <table:table-cell office:value-type="float" office:value="0.0170580241552038">
                <text:p>0.01705802415520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9540691375732">
                <text:p>0.0119540691375732</text:p>
              </table:table-cell>
              <table:table-cell office:value-type="float" office:value="0.0168358451761257">
                <text:p>0.0168358451761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20308399200439">
                <text:p>0.0120308399200439</text:p>
              </table:table-cell>
              <table:table-cell office:value-type="float" office:value="0.016470310285239">
                <text:p>0.0164703102852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0401382446289">
                <text:p>0.0120401382446289</text:p>
              </table:table-cell>
              <table:table-cell office:value-type="float" office:value="0.0160835585301705">
                <text:p>0.01608355853017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9810104370117">
                <text:p>0.0119810104370117</text:p>
              </table:table-cell>
              <table:table-cell office:value-type="float" office:value="0.0157551326386486">
                <text:p>0.0157551326386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20439529418945">
                <text:p>0.0120439529418945</text:p>
              </table:table-cell>
              <table:table-cell office:value-type="float" office:value="0.0153665871367638">
                <text:p>0.0153665871367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30531787872314">
                <text:p>0.0130531787872314</text:p>
              </table:table-cell>
              <table:table-cell office:value-type="float" office:value="0.0151915307508449">
                <text:p>0.01519153075084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045072555542">
                <text:p>0.013045072555542</text:p>
              </table:table-cell>
              <table:table-cell office:value-type="float" office:value="0.0150431549777944">
                <text:p>0.0150431549777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2962818145752">
                <text:p>0.012962818145752</text:p>
              </table:table-cell>
              <table:table-cell office:value-type="float" office:value="0.0143427570623983">
                <text:p>0.0143427570623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9218826293945">
                <text:p>0.0119218826293945</text:p>
              </table:table-cell>
              <table:table-cell office:value-type="float" office:value="0.0150896569348631">
                <text:p>0.0150896569348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19290351867676">
                <text:p>0.0119290351867676</text:p>
              </table:table-cell>
              <table:table-cell office:value-type="float" office:value="0.0150149224094422">
                <text:p>0.0150149224094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9278430938721">
                <text:p>0.0119278430938721</text:p>
              </table:table-cell>
              <table:table-cell office:value-type="float" office:value="0.0148704869827097">
                <text:p>0.0148704869827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0060443878174">
                <text:p>0.0120060443878174</text:p>
              </table:table-cell>
              <table:table-cell office:value-type="float" office:value="0.0146153174801881">
                <text:p>0.0146153174801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4356726362213">
                <text:p>0.014356726362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9831562042236">
                <text:p>0.0119831562042236</text:p>
              </table:table-cell>
              <table:table-cell office:value-type="float" office:value="0.0141435333645027">
                <text:p>0.0141435333645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1958122253418">
                <text:p>0.011958122253418</text:p>
              </table:table-cell>
              <table:table-cell office:value-type="float" office:value="0.0139580183804516">
                <text:p>0.0139580183804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9671096801758">
                <text:p>0.0129671096801758</text:p>
              </table:table-cell>
              <table:table-cell office:value-type="float" office:value="0.0145569467075075">
                <text:p>0.01455694670750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30319595336914">
                <text:p>0.0130319595336914</text:p>
              </table:table-cell>
              <table:table-cell office:value-type="float" office:value="0.0146923072730819">
                <text:p>0.01469230727308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29430294036865">
                <text:p>0.0129430294036865</text:p>
              </table:table-cell>
              <table:table-cell office:value-type="float" office:value="0.0146207359439558">
                <text:p>0.0146207359439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0159854888916">
                <text:p>0.0130159854888916</text:p>
              </table:table-cell>
              <table:table-cell office:value-type="float" office:value="0.0146922448968473">
                <text:p>0.01469224489684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0248069763184">
                <text:p>0.0130248069763184</text:p>
              </table:table-cell>
              <table:table-cell office:value-type="float" office:value="0.0146967137140389">
                <text:p>0.01469671371403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0178928375244">
                <text:p>0.0130178928375244</text:p>
              </table:table-cell>
              <table:table-cell office:value-type="float" office:value="0.0146396208836239">
                <text:p>0.0146396208836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20060443878174">
                <text:p>0.0120060443878174</text:p>
              </table:table-cell>
              <table:table-cell office:value-type="float" office:value="0.0147116173282898">
                <text:p>0.0147116173282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031005859375">
                <text:p>0.013031005859375</text:p>
              </table:table-cell>
              <table:table-cell office:value-type="float" office:value="0.0146266762988898">
                <text:p>0.01462667629888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0290985107422">
                <text:p>0.0130290985107422</text:p>
              </table:table-cell>
              <table:table-cell office:value-type="float" office:value="0.0145315955036295">
                <text:p>0.01453159550362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0259990692139">
                <text:p>0.0130259990692139</text:p>
              </table:table-cell>
              <table:table-cell office:value-type="float" office:value="0.0144187588289928">
                <text:p>0.0144187588289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9570960998535">
                <text:p>0.0129570960998535</text:p>
              </table:table-cell>
              <table:table-cell office:value-type="float" office:value="0.0144524572064467">
                <text:p>0.01445245720644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7871761322021">
                <text:p>0.0117871761322021</text:p>
              </table:table-cell>
              <table:table-cell office:value-type="float" office:value="0.0148580312207202">
                <text:p>0.01485803122072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7950439453125">
                <text:p>0.0117950439453125</text:p>
              </table:table-cell>
              <table:table-cell office:value-type="float" office:value="0.0150434551698035">
                <text:p>0.01504345516980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17897987365723">
                <text:p>0.0117897987365723</text:p>
              </table:table-cell>
              <table:table-cell office:value-type="float" office:value="0.0150682163432719">
                <text:p>0.01506821634327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8708610534668">
                <text:p>0.0118708610534668</text:p>
              </table:table-cell>
              <table:table-cell office:value-type="float" office:value="0.0149110857858684">
                <text:p>0.0149110857858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9919776916504">
                <text:p>0.0119919776916504</text:p>
              </table:table-cell>
              <table:table-cell office:value-type="float" office:value="0.0146069847762741">
                <text:p>0.01460698477627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19659900665283">
                <text:p>0.0119659900665283</text:p>
              </table:table-cell>
              <table:table-cell office:value-type="float" office:value="0.0143484386893152">
                <text:p>0.0143484386893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9569301605225">
                <text:p>0.0119569301605225</text:p>
              </table:table-cell>
              <table:table-cell office:value-type="float" office:value="0.0141122437180415">
                <text:p>0.01411224371804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29740238189697">
                <text:p>0.0129740238189697</text:p>
              </table:table-cell>
              <table:table-cell office:value-type="float" office:value="0.0146480359576373">
                <text:p>0.0146480359576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9980316162109">
                <text:p>0.0139980316162109</text:p>
              </table:table-cell>
              <table:table-cell office:value-type="float" office:value="0.0158379243038481">
                <text:p>0.0158379243038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19118690490723">
                <text:p>0.0119118690490723</text:p>
              </table:table-cell>
              <table:table-cell office:value-type="float" office:value="0.0145230828613133">
                <text:p>0.01452308286131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8958950042725">
                <text:p>0.0118958950042725</text:p>
              </table:table-cell>
              <table:table-cell office:value-type="float" office:value="0.014373459249418">
                <text:p>0.0143734592494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9791030883789">
                <text:p>0.0119791030883789</text:p>
              </table:table-cell>
              <table:table-cell office:value-type="float" office:value="0.0141250377978578">
                <text:p>0.01412503779785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9750499725342">
                <text:p>0.0119750499725342</text:p>
              </table:table-cell>
              <table:table-cell office:value-type="float" office:value="0.0138984972369643">
                <text:p>0.01389849723696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29611492156982">
                <text:p>0.0129611492156982</text:p>
              </table:table-cell>
              <table:table-cell office:value-type="float" office:value="0.0143153739669659">
                <text:p>0.01431537396696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9919052124023">
                <text:p>0.0129919052124023</text:p>
              </table:table-cell>
              <table:table-cell office:value-type="float" office:value="0.0145812302938444">
                <text:p>0.0145812302938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40149593353271">
                <text:p>0.0140149593353271</text:p>
              </table:table-cell>
              <table:table-cell office:value-type="float" office:value="0.01662417678543">
                <text:p>0.016624176785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0120983123779">
                <text:p>0.0140120983123779</text:p>
              </table:table-cell>
              <table:table-cell office:value-type="float" office:value="0.0170553982803346">
                <text:p>0.0170553982803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9790306091309">
                <text:p>0.0129790306091309</text:p>
              </table:table-cell>
              <table:table-cell office:value-type="float" office:value="0.0151725030052592">
                <text:p>0.0151725030052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9009017944336">
                <text:p>0.0119009017944336</text:p>
              </table:table-cell>
              <table:table-cell office:value-type="float" office:value="0.0169220989892332">
                <text:p>0.01692209898923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911153793335">
                <text:p>0.011911153793335</text:p>
              </table:table-cell>
              <table:table-cell office:value-type="float" office:value="0.0166687384180717">
                <text:p>0.01666873841807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19800567626953">
                <text:p>0.0119800567626953</text:p>
              </table:table-cell>
              <table:table-cell office:value-type="float" office:value="0.0162935059255336">
                <text:p>0.0162935059255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9819641113281">
                <text:p>0.0119819641113281</text:p>
              </table:table-cell>
              <table:table-cell office:value-type="float" office:value="0.0159107953859131">
                <text:p>0.0159107953859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9340419769287">
                <text:p>0.0119340419769287</text:p>
              </table:table-cell>
              <table:table-cell office:value-type="float" office:value="0.0155787974845559">
                <text:p>0.0155787974845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19700431823731">
                <text:p>0.0119700431823731</text:p>
              </table:table-cell>
              <table:table-cell office:value-type="float" office:value="0.015215524197413">
                <text:p>0.015215524197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938125610352">
                <text:p>0.0129938125610352</text:p>
              </table:table-cell>
              <table:table-cell office:value-type="float" office:value="0.0150923540314215">
                <text:p>0.0150923540314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29868984222412">
                <text:p>0.0129868984222412</text:p>
              </table:table-cell>
              <table:table-cell office:value-type="float" office:value="0.0149663984402478">
                <text:p>0.0149663984402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30429267883301">
                <text:p>0.0130429267883301</text:p>
              </table:table-cell>
              <table:table-cell office:value-type="float" office:value="0.0145060063800489">
                <text:p>0.01450600638004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2861967086792">
                <text:p>0.012861967086792</text:p>
              </table:table-cell>
              <table:table-cell office:value-type="float" office:value="0.014681332955597">
                <text:p>0.0146813329555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7990245819092">
                <text:p>0.0127990245819092</text:p>
              </table:table-cell>
              <table:table-cell office:value-type="float" office:value="0.0143665932299016">
                <text:p>0.0143665932299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27048492431641">
                <text:p>0.0127048492431641</text:p>
              </table:table-cell>
              <table:table-cell office:value-type="float" office:value="0.0140051115085759">
                <text:p>0.01400511150857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27840042114258">
                <text:p>0.0127840042114258</text:p>
              </table:table-cell>
              <table:table-cell office:value-type="float" office:value="0.0138163052724563">
                <text:p>0.01381630527245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8241310119629">
                <text:p>0.0118241310119629</text:p>
              </table:table-cell>
              <table:table-cell office:value-type="float" office:value="0.0142670896450398">
                <text:p>0.0142670896450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9748115539551">
                <text:p>0.0119748115539551</text:p>
              </table:table-cell>
              <table:table-cell office:value-type="float" office:value="0.0143547289580209">
                <text:p>0.01435472895802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20391845703125">
                <text:p>0.0120391845703125</text:p>
              </table:table-cell>
              <table:table-cell office:value-type="float" office:value="0.014281543448975">
                <text:p>0.0142815434489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30529403686523">
                <text:p>0.0130529403686523</text:p>
              </table:table-cell>
              <table:table-cell office:value-type="float" office:value="0.0146188542191875">
                <text:p>0.0146188542191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39210224151611">
                <text:p>0.0139210224151611</text:p>
              </table:table-cell>
              <table:table-cell office:value-type="float" office:value="0.0156825615694061">
                <text:p>0.01568256156940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9049549102783">
                <text:p>0.0119049549102783</text:p>
              </table:table-cell>
              <table:table-cell office:value-type="float" office:value="0.0146962343978948">
                <text:p>0.01469623439789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8751525878906">
                <text:p>0.0118751525878906</text:p>
              </table:table-cell>
              <table:table-cell office:value-type="float" office:value="0.0146858646882727">
                <text:p>0.0146858646882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9709968566895">
                <text:p>0.0119709968566895</text:p>
              </table:table-cell>
              <table:table-cell office:value-type="float" office:value="0.0145073610779972">
                <text:p>0.01450736107799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9740962982178">
                <text:p>0.0119740962982178</text:p>
              </table:table-cell>
              <table:table-cell office:value-type="float" office:value="0.0143082446905008">
                <text:p>0.0143082446905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9020214080811">
                <text:p>0.0129020214080811</text:p>
              </table:table-cell>
              <table:table-cell office:value-type="float" office:value="0.014473126249846">
                <text:p>0.014473126249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9239559173584">
                <text:p>0.0129239559173584</text:p>
              </table:table-cell>
              <table:table-cell office:value-type="float" office:value="0.0145569090697982">
                <text:p>0.0145569090697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39310359954834">
                <text:p>0.0139310359954834</text:p>
              </table:table-cell>
              <table:table-cell office:value-type="float" office:value="0.0163774882015663">
                <text:p>0.0163774882015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39310359954834">
                <text:p>0.0139310359954834</text:p>
              </table:table-cell>
              <table:table-cell office:value-type="float" office:value="0.0167570821724812">
                <text:p>0.01675708217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29039287567139">
                <text:p>0.0129039287567139</text:p>
              </table:table-cell>
              <table:table-cell office:value-type="float" office:value="0.015142766291238">
                <text:p>0.015142766291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18329524993896">
                <text:p>0.0118329524993896</text:p>
              </table:table-cell>
              <table:table-cell office:value-type="float" office:value="0.0167712857870736">
                <text:p>0.01677128578707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18241310119629">
                <text:p>0.0118241310119629</text:p>
              </table:table-cell>
              <table:table-cell office:value-type="float" office:value="0.0166340027954082">
                <text:p>0.01663400279540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9049549102783">
                <text:p>0.0119049549102783</text:p>
              </table:table-cell>
              <table:table-cell office:value-type="float" office:value="0.0163228814278691">
                <text:p>0.01632288142786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19020938873291">
                <text:p>0.0119020938873291</text:p>
              </table:table-cell>
              <table:table-cell office:value-type="float" office:value="0.0159831512218274">
                <text:p>0.01598315122182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19330883026123">
                <text:p>0.0119330883026123</text:p>
              </table:table-cell>
              <table:table-cell office:value-type="float" office:value="0.0156055501190367">
                <text:p>0.01560555011903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915922164917">
                <text:p>0.011915922164917</text:p>
              </table:table-cell>
              <table:table-cell office:value-type="float" office:value="0.0152580053340504">
                <text:p>0.01525800533405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29408836364746">
                <text:p>0.0129408836364746</text:p>
              </table:table-cell>
              <table:table-cell office:value-type="float" office:value="0.0150387512361693">
                <text:p>0.01503875123616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29320621490479">
                <text:p>0.0129320621490479</text:p>
              </table:table-cell>
              <table:table-cell office:value-type="float" office:value="0.0148950088204349">
                <text:p>0.01489500882043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37388706207275">
                <text:p>0.0137388706207275</text:p>
              </table:table-cell>
              <table:table-cell office:value-type="float" office:value="0.0145439324362646">
                <text:p>0.0145439324362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28178596496582">
                <text:p>0.0128178596496582</text:p>
              </table:table-cell>
              <table:table-cell office:value-type="float" office:value="0.014610857964815">
                <text:p>0.014610857964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8209590911865">
                <text:p>0.0128209590911865</text:p>
              </table:table-cell>
              <table:table-cell office:value-type="float" office:value="0.0143718396401852">
                <text:p>0.0143718396401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8810405731201">
                <text:p>0.0128810405731201</text:p>
              </table:table-cell>
              <table:table-cell office:value-type="float" office:value="0.0142341105146659">
                <text:p>0.01423411051466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28858089447021">
                <text:p>0.0128858089447021</text:p>
              </table:table-cell>
              <table:table-cell office:value-type="float" office:value="0.0141068067584004">
                <text:p>0.0141068067584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7348899841309">
                <text:p>0.0127348899841309</text:p>
              </table:table-cell>
              <table:table-cell office:value-type="float" office:value="0.0138153236560304">
                <text:p>0.01381532365603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7329826354981">
                <text:p>0.0127329826354981</text:p>
              </table:table-cell>
              <table:table-cell office:value-type="float" office:value="0.0135881285506413">
                <text:p>0.0135881285506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37748718261719">
                <text:p>0.0137748718261719</text:p>
              </table:table-cell>
              <table:table-cell office:value-type="float" office:value="0.0151865219105943">
                <text:p>0.0151865219105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37639045715332">
                <text:p>0.0137639045715332</text:p>
              </table:table-cell>
              <table:table-cell office:value-type="float" office:value="0.0155517690265164">
                <text:p>0.01555176902651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8729343414307">
                <text:p>0.0128729343414307</text:p>
              </table:table-cell>
              <table:table-cell office:value-type="float" office:value="0.0151492778222549">
                <text:p>0.01514927782225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746883392334">
                <text:p>0.011746883392334</text:p>
              </table:table-cell>
              <table:table-cell office:value-type="float" office:value="0.0160586823125466">
                <text:p>0.0160586823125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17549896240234">
                <text:p>0.0117549896240234</text:p>
              </table:table-cell>
              <table:table-cell office:value-type="float" office:value="0.016249507487519">
                <text:p>0.016249507487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18179321289063">
                <text:p>0.0118179321289063</text:p>
              </table:table-cell>
              <table:table-cell office:value-type="float" office:value="0.0161792081335879">
                <text:p>0.0161792081335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19168758392334">
                <text:p>0.0119168758392334</text:p>
              </table:table-cell>
              <table:table-cell office:value-type="float" office:value="0.0159102085608881">
                <text:p>0.01591020856088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8908882141113">
                <text:p>0.0118908882141113</text:p>
              </table:table-cell>
              <table:table-cell office:value-type="float" office:value="0.0156316251157339">
                <text:p>0.01563162511573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18839740753174">
                <text:p>0.0118839740753174</text:p>
              </table:table-cell>
              <table:table-cell office:value-type="float" office:value="0.0153379565731205">
                <text:p>0.0153379565731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9079818725586">
                <text:p>0.0129079818725586</text:p>
              </table:table-cell>
              <table:table-cell office:value-type="float" office:value="0.0149937501307425">
                <text:p>0.01499375013074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9029750823975">
                <text:p>0.0129029750823975</text:p>
              </table:table-cell>
              <table:table-cell office:value-type="float" office:value="0.0148208721861879">
                <text:p>0.0148208721861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3873815536499">
                <text:p>0.013873815536499</text:p>
              </table:table-cell>
              <table:table-cell office:value-type="float" office:value="0.014774628026191">
                <text:p>0.0147746280261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8118991851807">
                <text:p>0.0128118991851807</text:p>
              </table:table-cell>
              <table:table-cell office:value-type="float" office:value="0.0145450263662117">
                <text:p>0.01454502636621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8140449523926">
                <text:p>0.0128140449523926</text:p>
              </table:table-cell>
              <table:table-cell office:value-type="float" office:value="0.0143122563105584">
                <text:p>0.0143122563105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28109455108643">
                <text:p>0.0128109455108643</text:p>
              </table:table-cell>
              <table:table-cell office:value-type="float" office:value="0.0141091949848739">
                <text:p>0.0141091949848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8889083862305">
                <text:p>0.0128889083862305</text:p>
              </table:table-cell>
              <table:table-cell office:value-type="float" office:value="0.0140230739286177">
                <text:p>0.01402307392861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28998756408691">
                <text:p>0.0128998756408691</text:p>
              </table:table-cell>
              <table:table-cell office:value-type="float" office:value="0.0139434524737184">
                <text:p>0.0139434524737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28929615020752">
                <text:p>0.0128929615020752</text:p>
              </table:table-cell>
              <table:table-cell office:value-type="float" office:value="0.0138508107117711">
                <text:p>0.01385081071177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28898620605469">
                <text:p>0.0128898620605469</text:p>
              </table:table-cell>
              <table:table-cell office:value-type="float" office:value="0.0137565948959707">
                <text:p>0.01375659489597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9060020446777">
                <text:p>0.0139060020446777</text:p>
              </table:table-cell>
              <table:table-cell office:value-type="float" office:value="0.0154507716992961">
                <text:p>0.01545077169929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8428936004639">
                <text:p>0.0128428936004639</text:p>
              </table:table-cell>
              <table:table-cell office:value-type="float" office:value="0.0151089521060977">
                <text:p>0.01510895210609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7988586425781">
                <text:p>0.0117988586425781</text:p>
              </table:table-cell>
              <table:table-cell office:value-type="float" office:value="0.0159033670729348">
                <text:p>0.01590336707293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18069648742676">
                <text:p>0.0118069648742676</text:p>
              </table:table-cell>
              <table:table-cell office:value-type="float" office:value="0.0160650239457082">
                <text:p>0.01606502394570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8701457977295">
                <text:p>0.0118701457977295</text:p>
              </table:table-cell>
              <table:table-cell office:value-type="float" office:value="0.0159827636144541">
                <text:p>0.0159827636144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8770599365234">
                <text:p>0.0118770599365234</text:p>
              </table:table-cell>
              <table:table-cell office:value-type="float" office:value="0.0157942110938512">
                <text:p>0.01579421109385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8489265441895">
                <text:p>0.0118489265441895</text:p>
              </table:table-cell>
              <table:table-cell office:value-type="float" office:value="0.0155726792468313">
                <text:p>0.01557267924683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8479728698731">
                <text:p>0.0118479728698731</text:p>
              </table:table-cell>
              <table:table-cell office:value-type="float" office:value="0.0153117661652938">
                <text:p>0.01531176616529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8819942474365">
                <text:p>0.0128819942474365</text:p>
              </table:table-cell>
              <table:table-cell office:value-type="float" office:value="0.0149490292792935">
                <text:p>0.0149490292792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28679275512695">
                <text:p>0.0128679275512695</text:p>
              </table:table-cell>
              <table:table-cell office:value-type="float" office:value="0.0147636600462698">
                <text:p>0.01476366004626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37979984283447">
                <text:p>0.0137979984283447</text:p>
              </table:table-cell>
              <table:table-cell office:value-type="float" office:value="0.0145968526766556">
                <text:p>0.01459685267665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27580165863037">
                <text:p>0.0127580165863037</text:p>
              </table:table-cell>
              <table:table-cell office:value-type="float" office:value="0.0144591200110427">
                <text:p>0.01445912001104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2747049331665">
                <text:p>0.012747049331665</text:p>
              </table:table-cell>
              <table:table-cell office:value-type="float" office:value="0.0141937679694333">
                <text:p>0.0141937679694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27549171447754">
                <text:p>0.0127549171447754</text:p>
              </table:table-cell>
              <table:table-cell office:value-type="float" office:value="0.013983272024446">
                <text:p>0.0139832720244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28250122070313">
                <text:p>0.0128250122070313</text:p>
              </table:table-cell>
              <table:table-cell office:value-type="float" office:value="0.0138856049155963">
                <text:p>0.0138856049155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28087997436523">
                <text:p>0.0128087997436523</text:p>
              </table:table-cell>
              <table:table-cell office:value-type="float" office:value="0.0137701283319697">
                <text:p>0.01377012833196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28109455108643">
                <text:p>0.0128109455108643</text:p>
              </table:table-cell>
              <table:table-cell office:value-type="float" office:value="0.0136667192936932">
                <text:p>0.0136667192936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28111839294434">
                <text:p>0.0128111839294434</text:p>
              </table:table-cell>
              <table:table-cell office:value-type="float" office:value="0.0135723824025124">
                <text:p>0.01357238240251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38461589813232">
                <text:p>0.0138461589813232</text:p>
              </table:table-cell>
              <table:table-cell office:value-type="float" office:value="0.0152983777209032">
                <text:p>0.01529837772090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8059387207031">
                <text:p>0.0128059387207031</text:p>
              </table:table-cell>
              <table:table-cell office:value-type="float" office:value="0.0149751373813715">
                <text:p>0.01497513738137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18739604949951">
                <text:p>0.0118739604949951</text:p>
              </table:table-cell>
              <table:table-cell office:value-type="float" office:value="0.0156606484349545">
                <text:p>0.01566064843495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18811130523682">
                <text:p>0.0118811130523682</text:p>
              </table:table-cell>
              <table:table-cell office:value-type="float" office:value="0.0157737961052256">
                <text:p>0.0157737961052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19400024414063">
                <text:p>0.0119400024414063</text:p>
              </table:table-cell>
              <table:table-cell office:value-type="float" office:value="0.0156748747030309">
                <text:p>0.01567487470303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19469165802002">
                <text:p>0.0119469165802002</text:p>
              </table:table-cell>
              <table:table-cell office:value-type="float" office:value="0.0154871929032201">
                <text:p>0.01548719290322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18279457092285">
                <text:p>0.0118279457092285</text:p>
              </table:table-cell>
              <table:table-cell office:value-type="float" office:value="0.0153574925991001">
                <text:p>0.0153574925991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18098258972168">
                <text:p>0.0118098258972168</text:p>
              </table:table-cell>
              <table:table-cell office:value-type="float" office:value="0.0151779332697232">
                <text:p>0.0151779332697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2847900390625">
                <text:p>0.012847900390625</text:p>
              </table:table-cell>
              <table:table-cell office:value-type="float" office:value="0.0148214720001569">
                <text:p>0.01482147200015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8381252288818">
                <text:p>0.0128381252288818</text:p>
              </table:table-cell>
              <table:table-cell office:value-type="float" office:value="0.0146479579239759">
                <text:p>0.01464795792397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37739181518555">
                <text:p>0.0137739181518555</text:p>
              </table:table-cell>
              <table:table-cell office:value-type="float" office:value="0.014648266170321">
                <text:p>0.0146482661703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273512840271">
                <text:p>0.01273512840271</text:p>
              </table:table-cell>
              <table:table-cell office:value-type="float" office:value="0.0143616606103171">
                <text:p>0.01436166061031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27329826354981">
                <text:p>0.0127329826354981</text:p>
              </table:table-cell>
              <table:table-cell office:value-type="float" office:value="0.0141205348786274">
                <text:p>0.01412053487862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28002166748047">
                <text:p>0.0128002166748047</text:p>
              </table:table-cell>
              <table:table-cell office:value-type="float" office:value="0.0139945734038282">
                <text:p>0.01399457340382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28021240234375">
                <text:p>0.0128021240234375</text:p>
              </table:table-cell>
              <table:table-cell office:value-type="float" office:value="0.0138767333054211">
                <text:p>0.01387673330542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27871036529541">
                <text:p>0.0127871036529541</text:p>
              </table:table-cell>
              <table:table-cell office:value-type="float" office:value="0.0137489212839857">
                <text:p>0.01374892128398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27930641174316">
                <text:p>0.0127930641174316</text:p>
              </table:table-cell>
              <table:table-cell office:value-type="float" office:value="0.0136416933664862">
                <text:p>0.01364169336648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38368606567383">
                <text:p>0.0138368606567383</text:p>
              </table:table-cell>
              <table:table-cell office:value-type="float" office:value="0.0153523165152537">
                <text:p>0.01535231651525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38189792633057">
                <text:p>0.0138189792633057</text:p>
              </table:table-cell>
              <table:table-cell office:value-type="float" office:value="0.0157468749909255">
                <text:p>0.01574687499092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2747049331665">
                <text:p>0.012747049331665</text:p>
              </table:table-cell>
              <table:table-cell office:value-type="float" office:value="0.0144884746135388">
                <text:p>0.0144884746135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27239227294922">
                <text:p>0.0127239227294922</text:p>
              </table:table-cell>
              <table:table-cell office:value-type="float" office:value="0.0153479461388662">
                <text:p>0.0153479461388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27758979797363">
                <text:p>0.0127758979797363</text:p>
              </table:table-cell>
              <table:table-cell office:value-type="float" office:value="0.0149586700041957">
                <text:p>0.01495867000419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27758979797363">
                <text:p>0.0127758979797363</text:p>
              </table:table-cell>
              <table:table-cell office:value-type="float" office:value="0.0146349959150538">
                <text:p>0.01463499591505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27801895141602">
                <text:p>0.0127801895141602</text:p>
              </table:table-cell>
              <table:table-cell office:value-type="float" office:value="0.014360732890955">
                <text:p>0.0143607328909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17700099945068">
                <text:p>0.0117700099945068</text:p>
              </table:table-cell>
              <table:table-cell office:value-type="float" office:value="0.0150152628805619">
                <text:p>0.01501526288056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27921104431152">
                <text:p>0.0127921104431152</text:p>
              </table:table-cell>
              <table:table-cell office:value-type="float" office:value="0.0140764093922039">
                <text:p>0.01407640939220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27968788146973">
                <text:p>0.0127968788146973</text:p>
              </table:table-cell>
              <table:table-cell office:value-type="float" office:value="0.0137712216665736">
                <text:p>0.0137712216665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28030776977539">
                <text:p>0.0128030776977539</text:p>
              </table:table-cell>
              <table:table-cell office:value-type="float" office:value="0.0135474677509463">
                <text:p>0.01354746775094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7599239349365">
                <text:p>0.0127599239349365</text:p>
              </table:table-cell>
              <table:table-cell office:value-type="float" office:value="0.01446597417546">
                <text:p>0.014465974175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728048324585">
                <text:p>0.011728048324585</text:p>
              </table:table-cell>
              <table:table-cell office:value-type="float" office:value="0.0142814536030212">
                <text:p>0.01428145360302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17380619049072">
                <text:p>0.0117380619049072</text:p>
              </table:table-cell>
              <table:table-cell office:value-type="float" office:value="0.0146745760207122">
                <text:p>0.01467457602071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17471218109131">
                <text:p>0.0117471218109131</text:p>
              </table:table-cell>
              <table:table-cell office:value-type="float" office:value="0.014832869123448">
                <text:p>0.0148328691234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180100440979">
                <text:p>0.01180100440979</text:p>
              </table:table-cell>
              <table:table-cell office:value-type="float" office:value="0.0147931720945842">
                <text:p>0.01479317209458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17819309234619">
                <text:p>0.0117819309234619</text:p>
              </table:table-cell>
              <table:table-cell office:value-type="float" office:value="0.0146903049797797">
                <text:p>0.01469030497977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17800235748291">
                <text:p>0.0117800235748291</text:p>
              </table:table-cell>
              <table:table-cell office:value-type="float" office:value="0.014533580676483">
                <text:p>0.014533580676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17800235748291">
                <text:p>0.0117800235748291</text:p>
              </table:table-cell>
              <table:table-cell office:value-type="float" office:value="0.0143446816930179">
                <text:p>0.01434468169301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28061771392822">
                <text:p>0.0128061771392822</text:p>
              </table:table-cell>
              <table:table-cell office:value-type="float" office:value="0.0145442931519352">
                <text:p>0.0145442931519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37259960174561">
                <text:p>0.0137259960174561</text:p>
              </table:table-cell>
              <table:table-cell office:value-type="float" office:value="0.0148890775716406">
                <text:p>0.0148890775716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27201080322266">
                <text:p>0.0127201080322266</text:p>
              </table:table-cell>
              <table:table-cell office:value-type="float" office:value="0.0144445461094141">
                <text:p>0.01444454610941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27160549163818">
                <text:p>0.0127160549163818</text:p>
              </table:table-cell>
              <table:table-cell office:value-type="float" office:value="0.0143206386675221">
                <text:p>0.01432063866752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2782096862793">
                <text:p>0.012782096862793</text:p>
              </table:table-cell>
              <table:table-cell office:value-type="float" office:value="0.0142634783562699">
                <text:p>0.0142634783562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2786865234375">
                <text:p>0.012786865234375</text:p>
              </table:table-cell>
              <table:table-cell office:value-type="float" office:value="0.0141850381483693">
                <text:p>0.01418503814836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27420425415039">
                <text:p>0.0127420425415039</text:p>
              </table:table-cell>
              <table:table-cell office:value-type="float" office:value="0.0140394433288922">
                <text:p>0.01403944332889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27480030059814">
                <text:p>0.0127480030059814</text:p>
              </table:table-cell>
              <table:table-cell office:value-type="float" office:value="0.0139100584765417">
                <text:p>0.01391005847654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37770175933838">
                <text:p>0.0137770175933838</text:p>
              </table:table-cell>
              <table:table-cell office:value-type="float" office:value="0.0155526118271497">
                <text:p>0.01555261182714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3775110244751">
                <text:p>0.013775110244751</text:p>
              </table:table-cell>
              <table:table-cell office:value-type="float" office:value="0.0159304230953105">
                <text:p>0.0159304230953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26848220825195">
                <text:p>0.0126848220825195</text:p>
              </table:table-cell>
              <table:table-cell office:value-type="float" office:value="0.0151450176246215">
                <text:p>0.01514501762462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16889476776123">
                <text:p>0.0116889476776123</text:p>
              </table:table-cell>
              <table:table-cell office:value-type="float" office:value="0.0162920271321865">
                <text:p>0.01629202713218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16798877716064">
                <text:p>0.0116798877716064</text:p>
              </table:table-cell>
              <table:table-cell office:value-type="float" office:value="0.016393410966186">
                <text:p>0.016393410966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17440223693848">
                <text:p>0.0117440223693848</text:p>
              </table:table-cell>
              <table:table-cell office:value-type="float" office:value="0.0162565287343616">
                <text:p>0.01625652873436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17440223693848">
                <text:p>0.0117440223693848</text:p>
              </table:table-cell>
              <table:table-cell office:value-type="float" office:value="0.0160256839458212">
                <text:p>0.0160256839458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17099285125732">
                <text:p>0.0117099285125732</text:p>
              </table:table-cell>
              <table:table-cell office:value-type="float" office:value="0.0157702222537881">
                <text:p>0.01577022225378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17042064666748">
                <text:p>0.0117042064666748</text:p>
              </table:table-cell>
              <table:table-cell office:value-type="float" office:value="0.0154806981291395">
                <text:p>0.01548069812913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27429962158203">
                <text:p>0.0127429962158203</text:p>
              </table:table-cell>
              <table:table-cell office:value-type="float" office:value="0.0149132920828042">
                <text:p>0.01491329208280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27530097961426">
                <text:p>0.0127530097961426</text:p>
              </table:table-cell>
              <table:table-cell office:value-type="float" office:value="0.0147046657280059">
                <text:p>0.01470466572800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3700008392334">
                <text:p>0.013700008392334</text:p>
              </table:table-cell>
              <table:table-cell office:value-type="float" office:value="0.0153402628301781">
                <text:p>0.0153402628301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17290019989014">
                <text:p>0.0117290019989014</text:p>
              </table:table-cell>
              <table:table-cell office:value-type="float" office:value="0.0147398838236506">
                <text:p>0.01473988382365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17330551147461">
                <text:p>0.0117330551147461</text:p>
              </table:table-cell>
              <table:table-cell office:value-type="float" office:value="0.0146653591655299">
                <text:p>0.01466535916552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17299556732178">
                <text:p>0.0117299556732178</text:p>
              </table:table-cell>
              <table:table-cell office:value-type="float" office:value="0.0145275298683885">
                <text:p>0.01452752986838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17321014404297">
                <text:p>0.0117321014404297</text:p>
              </table:table-cell>
              <table:table-cell office:value-type="float" office:value="0.0143477776522299">
                <text:p>0.01434777765222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27320289611816">
                <text:p>0.0127320289611816</text:p>
              </table:table-cell>
              <table:table-cell office:value-type="float" office:value="0.0144654973427546">
                <text:p>0.01446549734275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27341747283936">
                <text:p>0.0127341747283936</text:p>
              </table:table-cell>
              <table:table-cell office:value-type="float" office:value="0.0144909939908507">
                <text:p>0.01449099399085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27220153808594">
                <text:p>0.0127220153808594</text:p>
              </table:table-cell>
              <table:table-cell office:value-type="float" office:value="0.014439146298236">
                <text:p>0.0144391462982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27179622650146">
                <text:p>0.0127179622650146</text:p>
              </table:table-cell>
              <table:table-cell office:value-type="float" office:value="0.0143469011534643">
                <text:p>0.01434690115346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35669708251953">
                <text:p>0.0135669708251953</text:p>
              </table:table-cell>
              <table:table-cell office:value-type="float" office:value="0.0142169991360001">
                <text:p>0.0142169991360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26538276672363">
                <text:p>0.0126538276672363</text:p>
              </table:table-cell>
              <table:table-cell office:value-type="float" office:value="0.014763945163604">
                <text:p>0.0147639451636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26521587371826">
                <text:p>0.0126521587371826</text:p>
              </table:table-cell>
              <table:table-cell office:value-type="float" office:value="0.0143179179768428">
                <text:p>0.01431791797684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27091407775879">
                <text:p>0.0127091407775879</text:p>
              </table:table-cell>
              <table:table-cell office:value-type="float" office:value="0.0140372624547474">
                <text:p>0.01403726245474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27038955688477">
                <text:p>0.0127038955688477</text:p>
              </table:table-cell>
              <table:table-cell office:value-type="float" office:value="0.0138056776061282">
                <text:p>0.01380567760612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25811100006104">
                <text:p>0.0125811100006104</text:p>
              </table:table-cell>
              <table:table-cell office:value-type="float" office:value="0.013523192987053">
                <text:p>0.013523192987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25870704650879">
                <text:p>0.0125870704650879</text:p>
              </table:table-cell>
              <table:table-cell office:value-type="float" office:value="0.0133031569560406">
                <text:p>0.01330315695604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36327743530273">
                <text:p>0.0136327743530273</text:p>
              </table:table-cell>
              <table:table-cell office:value-type="float" office:value="0.0148704236506969">
                <text:p>0.01487042365069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36330127716064">
                <text:p>0.0136330127716064</text:p>
              </table:table-cell>
              <table:table-cell office:value-type="float" office:value="0.015260825168816">
                <text:p>0.015260825168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36640071868896">
                <text:p>0.0136640071868896</text:p>
              </table:table-cell>
              <table:table-cell office:value-type="float" office:value="0.0145547754403539">
                <text:p>0.0145547754403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26540660858154">
                <text:p>0.0126540660858154</text:p>
              </table:table-cell>
              <table:table-cell office:value-type="float" office:value="0.0149232269019526">
                <text:p>0.014923226901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27229690551758">
                <text:p>0.0127229690551758</text:p>
              </table:table-cell>
              <table:table-cell office:value-type="float" office:value="0.0145704766656289">
                <text:p>0.01457047666562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27220153808594">
                <text:p>0.0127220153808594</text:p>
              </table:table-cell>
              <table:table-cell office:value-type="float" office:value="0.0142820841752416">
                <text:p>0.01428208417524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27279758453369">
                <text:p>0.0127279758453369</text:p>
              </table:table-cell>
              <table:table-cell office:value-type="float" office:value="0.0140388590471827">
                <text:p>0.0140388590471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26919746398926">
                <text:p>0.0126919746398926</text:p>
              </table:table-cell>
              <table:table-cell office:value-type="float" office:value="0.0138697785116001">
                <text:p>0.0138697785116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37190818786621">
                <text:p>0.0137190818786621</text:p>
              </table:table-cell>
              <table:table-cell office:value-type="float" office:value="0.0150384271951718">
                <text:p>0.0150384271951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37240886688232">
                <text:p>0.0137240886688232</text:p>
              </table:table-cell>
              <table:table-cell office:value-type="float" office:value="0.0153202267570613">
                <text:p>0.01532022675706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37259960174561">
                <text:p>0.0137259960174561</text:p>
              </table:table-cell>
              <table:table-cell office:value-type="float" office:value="0.0154574241715059">
                <text:p>0.01545742417150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2692928314209">
                <text:p>0.012692928314209</text:p>
              </table:table-cell>
              <table:table-cell office:value-type="float" office:value="0.0148949907179931">
                <text:p>0.01489499071799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6399993896484">
                <text:p>0.0126399993896484</text:p>
              </table:table-cell>
              <table:table-cell office:value-type="float" office:value="0.015372089695561">
                <text:p>0.0153720896955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26950740814209">
                <text:p>0.0126950740814209</text:p>
              </table:table-cell>
              <table:table-cell office:value-type="float" office:value="0.0151825207683615">
                <text:p>0.01518252076836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26919746398926">
                <text:p>0.0126919746398926</text:p>
              </table:table-cell>
              <table:table-cell office:value-type="float" office:value="0.0149830954622573">
                <text:p>0.01498309546225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26891136169434">
                <text:p>0.0126891136169434</text:p>
              </table:table-cell>
              <table:table-cell office:value-type="float" office:value="0.014783128474508">
                <text:p>0.0147831284745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17189884185791">
                <text:p>0.0117189884185791</text:p>
              </table:table-cell>
              <table:table-cell office:value-type="float" office:value="0.0154353217230674">
                <text:p>0.01543532172306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27599239349365">
                <text:p>0.0127599239349365</text:p>
              </table:table-cell>
              <table:table-cell office:value-type="float" office:value="0.0144129628776582">
                <text:p>0.01441296287765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27608776092529">
                <text:p>0.0127608776092529</text:p>
              </table:table-cell>
              <table:table-cell office:value-type="float" office:value="0.0140441401754515">
                <text:p>0.01404414017545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27661228179932">
                <text:p>0.0127661228179932</text:p>
              </table:table-cell>
              <table:table-cell office:value-type="float" office:value="0.013757408764287">
                <text:p>0.0137574087642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25839710235596">
                <text:p>0.0125839710235596</text:p>
              </table:table-cell>
              <table:table-cell office:value-type="float" office:value="0.0143709158941432">
                <text:p>0.0143709158941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15780830383301">
                <text:p>0.0115780830383301</text:p>
              </table:table-cell>
              <table:table-cell office:value-type="float" office:value="0.0145777983970938">
                <text:p>0.0145777983970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1497974395752">
                <text:p>0.011497974395752</text:p>
              </table:table-cell>
              <table:table-cell office:value-type="float" office:value="0.0150925330509177">
                <text:p>0.01509253305091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14791393280029">
                <text:p>0.0114791393280029</text:p>
              </table:table-cell>
              <table:table-cell office:value-type="float" office:value="0.0153344783937962">
                <text:p>0.01533447839379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14791393280029">
                <text:p>0.0114791393280029</text:p>
              </table:table-cell>
              <table:table-cell office:value-type="float" office:value="0.0153727756792541">
                <text:p>0.01537277567925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16770267486572">
                <text:p>0.0116770267486572</text:p>
              </table:table-cell>
              <table:table-cell office:value-type="float" office:value="0.0151030806437868">
                <text:p>0.01510308064378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16820335388184">
                <text:p>0.0116820335388184</text:p>
              </table:table-cell>
              <table:table-cell office:value-type="float" office:value="0.0148146481511475">
                <text:p>0.01481464815114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16951465606689">
                <text:p>0.0116951465606689</text:p>
              </table:table-cell>
              <table:table-cell office:value-type="float" office:value="0.0145159962270985">
                <text:p>0.0145159962270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16169452667236">
                <text:p>0.0116169452667236</text:p>
              </table:table-cell>
              <table:table-cell office:value-type="float" office:value="0.0143002804820675">
                <text:p>0.01430028048206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35879167894999">
                <text:p>0.01358791678949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15468502044678">
                <text:p>0.0115468502044678</text:p>
              </table:table-cell>
              <table:table-cell office:value-type="float" office:value="0.0142694835194121">
                <text:p>0.01426948351941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161789894104">
                <text:p>0.01161789894104</text:p>
              </table:table-cell>
              <table:table-cell office:value-type="float" office:value="0.0140556685879022">
                <text:p>0.01405566858790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16140842437744">
                <text:p>0.0116140842437744</text:p>
              </table:table-cell>
              <table:table-cell office:value-type="float" office:value="0.0138425100977417">
                <text:p>0.01384251009774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135595536082742">
                <text:p>0.01355955360827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16889476776123">
                <text:p>0.0116889476776123</text:p>
              </table:table-cell>
              <table:table-cell office:value-type="float" office:value="0.0133236175165457">
                <text:p>0.01332361751654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16050243377686">
                <text:p>0.0116050243377686</text:p>
              </table:table-cell>
              <table:table-cell office:value-type="float" office:value="0.0131911339462455">
                <text:p>0.0131911339462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6028785705566">
                <text:p>0.0116028785705566</text:p>
              </table:table-cell>
              <table:table-cell office:value-type="float" office:value="0.0130565032242815">
                <text:p>0.0130565032242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25970840454102">
                <text:p>0.0125970840454102</text:p>
              </table:table-cell>
              <table:table-cell office:value-type="float" office:value="0.0139495028323315">
                <text:p>0.01394950283233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35681629180908">
                <text:p>0.0135681629180908</text:p>
              </table:table-cell>
              <table:table-cell office:value-type="float" office:value="0.0150964672833366">
                <text:p>0.01509646728333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25429630279541">
                <text:p>0.0125429630279541</text:p>
              </table:table-cell>
              <table:table-cell office:value-type="float" office:value="0.0140836444412104">
                <text:p>0.01408364444121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26049518585205">
                <text:p>0.0126049518585205</text:p>
              </table:table-cell>
              <table:table-cell office:value-type="float" office:value="0.0141932660122601">
                <text:p>0.0141932660122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26068592071533">
                <text:p>0.0126068592071533</text:p>
              </table:table-cell>
              <table:table-cell office:value-type="float" office:value="0.0142177161181691">
                <text:p>0.01421771611816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26140117645264">
                <text:p>0.0126140117645264</text:p>
              </table:table-cell>
              <table:table-cell office:value-type="float" office:value="0.0141914688487472">
                <text:p>0.0141914688487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41080506275134">
                <text:p>0.0141080506275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36289596557617">
                <text:p>0.0136289596557617</text:p>
              </table:table-cell>
              <table:table-cell office:value-type="float" office:value="0.0157657525321864">
                <text:p>0.01576575253218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36270523071289">
                <text:p>0.0136270523071289</text:p>
              </table:table-cell>
              <table:table-cell office:value-type="float" office:value="0.0161360504321439">
                <text:p>0.01613605043214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36270523071289">
                <text:p>0.0136270523071289</text:p>
              </table:table-cell>
              <table:table-cell office:value-type="float" office:value="0.0163006522375843">
                <text:p>0.01630065223758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4478340148926">
                <text:p>0.0124478340148926</text:p>
              </table:table-cell>
              <table:table-cell office:value-type="float" office:value="0.0145411441357873">
                <text:p>0.01454114413578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5191211700439">
                <text:p>0.0125191211700439</text:p>
              </table:table-cell>
              <table:table-cell office:value-type="float" office:value="0.0157108592461389">
                <text:p>0.01571085924613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25811100006104">
                <text:p>0.0125811100006104</text:p>
              </table:table-cell>
              <table:table-cell office:value-type="float" office:value="0.0151698255538793">
                <text:p>0.01516982555387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25820636749268">
                <text:p>0.0125820636749268</text:p>
              </table:table-cell>
              <table:table-cell office:value-type="float" office:value="0.0147330403672674">
                <text:p>0.01473304036726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25858783721924">
                <text:p>0.0125858783721924</text:p>
              </table:table-cell>
              <table:table-cell office:value-type="float" office:value="0.0143758442068102">
                <text:p>0.0143758442068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14760398864746">
                <text:p>0.0114760398864746</text:p>
              </table:table-cell>
              <table:table-cell office:value-type="float" office:value="0.0150566064691815">
                <text:p>0.01505660646918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25479698181152">
                <text:p>0.0125479698181152</text:p>
              </table:table-cell>
              <table:table-cell office:value-type="float" office:value="0.0140498372103996">
                <text:p>0.01404983721039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25851631164551">
                <text:p>0.0125851631164551</text:p>
              </table:table-cell>
              <table:table-cell office:value-type="float" office:value="0.0137114580167458">
                <text:p>0.01371145801674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2584924697876">
                <text:p>0.012584924697876</text:p>
              </table:table-cell>
              <table:table-cell office:value-type="float" office:value="0.0134539317343749">
                <text:p>0.01345393173437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3512134552002">
                <text:p>0.013512134552002</text:p>
              </table:table-cell>
              <table:table-cell office:value-type="float" office:value="0.0148684744948478">
                <text:p>0.01486847449484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16629600524902">
                <text:p>0.0116629600524902</text:p>
              </table:table-cell>
              <table:table-cell office:value-type="float" office:value="0.0140162786116978">
                <text:p>0.01401627861169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1667013168335">
                <text:p>0.011667013168335</text:p>
              </table:table-cell>
              <table:table-cell office:value-type="float" office:value="0.0143082310686016">
                <text:p>0.01430823106860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16391181945801">
                <text:p>0.0116391181945801</text:p>
              </table:table-cell>
              <table:table-cell office:value-type="float" office:value="0.0144416949110969">
                <text:p>0.0144416949110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16970539093018">
                <text:p>0.0116970539093018</text:p>
              </table:table-cell>
              <table:table-cell office:value-type="float" office:value="0.0143910062849619">
                <text:p>0.0143910062849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26199722290039">
                <text:p>0.0126199722290039</text:p>
              </table:table-cell>
              <table:table-cell office:value-type="float" office:value="0.0143233275563871">
                <text:p>0.01432332755638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25160217285156">
                <text:p>0.0125160217285156</text:p>
              </table:table-cell>
              <table:table-cell office:value-type="float" office:value="0.0141087392237299">
                <text:p>0.01410873922372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25141143798828">
                <text:p>0.0125141143798828</text:p>
              </table:table-cell>
              <table:table-cell office:value-type="float" office:value="0.0139159974414863">
                <text:p>0.01391599744148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35807991027832">
                <text:p>0.0135807991027832</text:p>
              </table:table-cell>
              <table:table-cell office:value-type="float" office:value="0.0155283995575313">
                <text:p>0.01552839955753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35400295257568">
                <text:p>0.0135400295257568</text:p>
              </table:table-cell>
              <table:table-cell office:value-type="float" office:value="0.0140717072208908">
                <text:p>0.01407170722089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48327232506365">
                <text:p>0.01483272325063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5668048858643">
                <text:p>0.0125668048858643</text:p>
              </table:table-cell>
              <table:table-cell office:value-type="float" office:value="0.014296516985008">
                <text:p>0.0142965169850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5939846038818">
                <text:p>0.0125939846038818</text:p>
              </table:table-cell>
              <table:table-cell office:value-type="float" office:value="0.0138740634630937">
                <text:p>0.01387406346309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5970840454102">
                <text:p>0.0125970840454102</text:p>
              </table:table-cell>
              <table:table-cell office:value-type="float" office:value="0.0135603127467065">
                <text:p>0.01356031274670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5899314880371">
                <text:p>0.0125899314880371</text:p>
              </table:table-cell>
              <table:table-cell office:value-type="float" office:value="0.013319583153796">
                <text:p>0.013319583153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25868320465088">
                <text:p>0.0125868320465088</text:p>
              </table:table-cell>
              <table:table-cell office:value-type="float" office:value="0.0131415147552307">
                <text:p>0.01314151475523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36101245880127">
                <text:p>0.0136101245880127</text:p>
              </table:table-cell>
              <table:table-cell office:value-type="float" office:value="0.0147443880435451">
                <text:p>0.01474438804354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36039257049561">
                <text:p>0.0136039257049561</text:p>
              </table:table-cell>
              <table:table-cell office:value-type="float" office:value="0.0151434153569879">
                <text:p>0.01514341535698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25498771667481">
                <text:p>0.0125498771667481</text:p>
              </table:table-cell>
              <table:table-cell office:value-type="float" office:value="0.0143979952273575">
                <text:p>0.01439799522735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25138759613037">
                <text:p>0.0125138759613037</text:p>
              </table:table-cell>
              <table:table-cell office:value-type="float" office:value="0.0149426757093244">
                <text:p>0.01494267570932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25730037689209">
                <text:p>0.0125730037689209</text:p>
              </table:table-cell>
              <table:table-cell office:value-type="float" office:value="0.0146833034917546">
                <text:p>0.01468330349175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25699043273926">
                <text:p>0.0125699043273926</text:p>
              </table:table-cell>
              <table:table-cell office:value-type="float" office:value="0.0144498556189731">
                <text:p>0.01444985561897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25749111175537">
                <text:p>0.0125749111175537</text:p>
              </table:table-cell>
              <table:table-cell office:value-type="float" office:value="0.0142335260332074">
                <text:p>0.01423352603320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5871429443359">
                <text:p>0.0115871429443359</text:p>
              </table:table-cell>
              <table:table-cell office:value-type="float" office:value="0.014904025178">
                <text:p>0.0149040251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26199722290039">
                <text:p>0.0126199722290039</text:p>
              </table:table-cell>
              <table:table-cell office:value-type="float" office:value="0.0139586720245158">
                <text:p>0.01395867202451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26199722290039">
                <text:p>0.0126199722290039</text:p>
              </table:table-cell>
              <table:table-cell office:value-type="float" office:value="0.0136285318040412">
                <text:p>0.0136285318040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26218795776367">
                <text:p>0.0126218795776367</text:p>
              </table:table-cell>
              <table:table-cell office:value-type="float" office:value="0.0133825055648467">
                <text:p>0.0133825055648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25250816345215">
                <text:p>0.0125250816345215</text:p>
              </table:table-cell>
              <table:table-cell office:value-type="float" office:value="0.0140167629033835">
                <text:p>0.01401676290338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23291015625">
                <text:p>0.0123291015625</text:p>
              </table:table-cell>
              <table:table-cell office:value-type="float" office:value="0.0134421884117064">
                <text:p>0.01344218841170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23310089111328">
                <text:p>0.0123310089111328</text:p>
              </table:table-cell>
              <table:table-cell office:value-type="float" office:value="0.0134449023858666">
                <text:p>0.0134449023858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23920440673828">
                <text:p>0.0123920440673828</text:p>
              </table:table-cell>
              <table:table-cell office:value-type="float" office:value="0.0133584684986051">
                <text:p>0.01335846849860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2394905090332">
                <text:p>0.012394905090332</text:p>
              </table:table-cell>
              <table:table-cell office:value-type="float" office:value="0.0132690421015334">
                <text:p>0.0132690421015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15749835968018">
                <text:p>0.0115749835968018</text:p>
              </table:table-cell>
              <table:table-cell office:value-type="float" office:value="0.0139004705536941">
                <text:p>0.01390047055369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5740299224854">
                <text:p>0.0115740299224854</text:p>
              </table:table-cell>
              <table:table-cell office:value-type="float" office:value="0.0142430084730485">
                <text:p>0.01424300847304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25999450683594">
                <text:p>0.0125999450683594</text:p>
              </table:table-cell>
              <table:table-cell office:value-type="float" office:value="0.0139058955717065">
                <text:p>0.01390589557170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26020908355713">
                <text:p>0.0126020908355713</text:p>
              </table:table-cell>
              <table:table-cell office:value-type="float" office:value="0.0137947419201772">
                <text:p>0.01379474192017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24928951263428">
                <text:p>0.0124928951263428</text:p>
              </table:table-cell>
              <table:table-cell office:value-type="float" office:value="0.0141808863693667">
                <text:p>0.0141808863693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13661289215088">
                <text:p>0.0113661289215088</text:p>
              </table:table-cell>
              <table:table-cell office:value-type="float" office:value="0.0143363985997628">
                <text:p>0.01433639859976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1368989944458">
                <text:p>0.011368989944458</text:p>
              </table:table-cell>
              <table:table-cell office:value-type="float" office:value="0.0145965364732148">
                <text:p>0.01459653647321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14278793334961">
                <text:p>0.0114278793334961</text:p>
              </table:table-cell>
              <table:table-cell office:value-type="float" office:value="0.0146148629082357">
                <text:p>0.01461486290823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4290714263916">
                <text:p>0.0114290714263916</text:p>
              </table:table-cell>
              <table:table-cell office:value-type="float" office:value="0.014526253313224">
                <text:p>0.0145262533132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15399360656738">
                <text:p>0.0115399360656738</text:p>
              </table:table-cell>
              <table:table-cell office:value-type="float" office:value="0.0142743097731621">
                <text:p>0.01427430977316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15389823913574">
                <text:p>0.0115389823913574</text:p>
              </table:table-cell>
              <table:table-cell office:value-type="float" office:value="0.0140243571116644">
                <text:p>0.01402435711166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25710964202881">
                <text:p>0.0125710964202881</text:p>
              </table:table-cell>
              <table:table-cell office:value-type="float" office:value="0.0143188354240779">
                <text:p>0.01431883542407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25877857208252">
                <text:p>0.0125877857208252</text:p>
              </table:table-cell>
              <table:table-cell office:value-type="float" office:value="0.0143735231104679">
                <text:p>0.01437352311046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15070343017578">
                <text:p>0.0115070343017578</text:p>
              </table:table-cell>
              <table:table-cell office:value-type="float" office:value="0.0137835328813193">
                <text:p>0.0137835328813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13580226898193">
                <text:p>0.0113580226898193</text:p>
              </table:table-cell>
              <table:table-cell office:value-type="float" office:value="0.0144547500389588">
                <text:p>0.01445475003895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13568305969238">
                <text:p>0.0113568305969238</text:p>
              </table:table-cell>
              <table:table-cell office:value-type="float" office:value="0.0144123255624039">
                <text:p>0.01441232556240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23801231384277">
                <text:p>0.0123801231384277</text:p>
              </table:table-cell>
              <table:table-cell office:value-type="float" office:value="0.0143014515717016">
                <text:p>0.01430145157170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23648643493652">
                <text:p>0.0123648643493652</text:p>
              </table:table-cell>
              <table:table-cell office:value-type="float" office:value="0.0141514828640682">
                <text:p>0.01415148286406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15220546722412">
                <text:p>0.0115220546722412</text:p>
              </table:table-cell>
              <table:table-cell office:value-type="float" office:value="0.0140663363426815">
                <text:p>0.01406633634268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15151405334473">
                <text:p>0.0115151405334473</text:p>
              </table:table-cell>
              <table:table-cell office:value-type="float" office:value="0.0139370000072649">
                <text:p>0.01393700000726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25439167022705">
                <text:p>0.0125439167022705</text:p>
              </table:table-cell>
              <table:table-cell office:value-type="float" office:value="0.0140719121769901">
                <text:p>0.01407191217699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25699043273926">
                <text:p>0.0125699043273926</text:p>
              </table:table-cell>
              <table:table-cell office:value-type="float" office:value="0.0142426473094514">
                <text:p>0.01424264730945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24950408935547">
                <text:p>0.0124950408935547</text:p>
              </table:table-cell>
              <table:table-cell office:value-type="float" office:value="0.0141201632163535">
                <text:p>0.01412016321635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15108489990234">
                <text:p>0.0115108489990234</text:p>
              </table:table-cell>
              <table:table-cell office:value-type="float" office:value="0.0141366182445414">
                <text:p>0.01413661824454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15230083465576">
                <text:p>0.0115230083465576</text:p>
              </table:table-cell>
              <table:table-cell office:value-type="float" office:value="0.0139743419526794">
                <text:p>0.01397434195267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25539302825928">
                <text:p>0.0125539302825928</text:p>
              </table:table-cell>
              <table:table-cell office:value-type="float" office:value="0.0141870570771182">
                <text:p>0.01418705707711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25348567962646">
                <text:p>0.0125348567962646</text:p>
              </table:table-cell>
              <table:table-cell office:value-type="float" office:value="0.0142541584930831">
                <text:p>0.01425415849308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15389823913574">
                <text:p>0.0115389823913574</text:p>
              </table:table-cell>
              <table:table-cell office:value-type="float" office:value="0.0141555527512217">
                <text:p>0.01415555275122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15408897399902">
                <text:p>0.0115408897399902</text:p>
              </table:table-cell>
              <table:table-cell office:value-type="float" office:value="0.0140074059793258">
                <text:p>0.01400740597932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25560760498047">
                <text:p>0.0125560760498047</text:p>
              </table:table-cell>
              <table:table-cell office:value-type="float" office:value="0.0142120396313468">
                <text:p>0.01421203963134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25679969787598">
                <text:p>0.0125679969787598</text:p>
              </table:table-cell>
              <table:table-cell office:value-type="float" office:value="0.0142339957118374">
                <text:p>0.01423399571183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24859809875488">
                <text:p>0.0124859809875488</text:p>
              </table:table-cell>
              <table:table-cell office:value-type="float" office:value="0.0141096524874391">
                <text:p>0.0141096524874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14929676055908">
                <text:p>0.0114929676055908</text:p>
              </table:table-cell>
              <table:table-cell office:value-type="float" office:value="0.0142710591434988">
                <text:p>0.01427105914349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14891529083252">
                <text:p>0.0114891529083252</text:p>
              </table:table-cell>
              <table:table-cell office:value-type="float" office:value="0.0142119045200744">
                <text:p>0.01421190452007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2484073638916">
                <text:p>0.012484073638916</text:p>
              </table:table-cell>
              <table:table-cell office:value-type="float" office:value="0.0142174500108145">
                <text:p>0.01421745001081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24797821044922">
                <text:p>0.0124797821044922</text:p>
              </table:table-cell>
              <table:table-cell office:value-type="float" office:value="0.0141620932512641">
                <text:p>0.01416209325126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15320682525635">
                <text:p>0.0115320682525635</text:p>
              </table:table-cell>
              <table:table-cell office:value-type="float" office:value="0.0141443223408498">
                <text:p>0.01414432234084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15370750427246">
                <text:p>0.0115370750427246</text:p>
              </table:table-cell>
              <table:table-cell office:value-type="float" office:value="0.0140466462992405">
                <text:p>0.01404664629924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25558376312256">
                <text:p>0.0125558376312256</text:p>
              </table:table-cell>
              <table:table-cell office:value-type="float" office:value="0.0141788492882092">
                <text:p>0.01417884928820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25579833984375">
                <text:p>0.0125579833984375</text:p>
              </table:table-cell>
              <table:table-cell office:value-type="float" office:value="0.0141759545625472">
                <text:p>0.01417595456254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25589370727539">
                <text:p>0.0125589370727539</text:p>
              </table:table-cell>
              <table:table-cell office:value-type="float" office:value="0.0141773307895082">
                <text:p>0.01417733078950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14469528198242">
                <text:p>0.0114469528198242</text:p>
              </table:table-cell>
              <table:table-cell office:value-type="float" office:value="0.0142910015626778">
                <text:p>0.01429100156267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14510059356689">
                <text:p>0.0114510059356689</text:p>
              </table:table-cell>
              <table:table-cell office:value-type="float" office:value="0.0142740781569352">
                <text:p>0.01427407815693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25339031219482">
                <text:p>0.0125339031219482</text:p>
              </table:table-cell>
              <table:table-cell office:value-type="float" office:value="0.0143148930535513">
                <text:p>0.01431489305355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25370025634766">
                <text:p>0.0125370025634766</text:p>
              </table:table-cell>
              <table:table-cell office:value-type="float" office:value="0.0142895087658124">
                <text:p>0.0142895087658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15969181060791">
                <text:p>0.0115969181060791</text:p>
              </table:table-cell>
              <table:table-cell office:value-type="float" office:value="0.014202481738824">
                <text:p>0.01420248173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16009712219238">
                <text:p>0.0116009712219238</text:p>
              </table:table-cell>
              <table:table-cell office:value-type="float" office:value="0.0140603999124754">
                <text:p>0.0140603999124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25720500946045">
                <text:p>0.0125720500946045</text:p>
              </table:table-cell>
              <table:table-cell office:value-type="float" office:value="0.0142182440234943">
                <text:p>0.01421824402349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2570858001709">
                <text:p>0.012570858001709</text:p>
              </table:table-cell>
              <table:table-cell office:value-type="float" office:value="0.0141923086685124">
                <text:p>0.0141923086685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41115858216808">
                <text:p>0.01411158582168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14719867706299">
                <text:p>0.0114719867706299</text:p>
              </table:table-cell>
              <table:table-cell office:value-type="float" office:value="0.0143143082847333">
                <text:p>0.0143143082847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14569664001465">
                <text:p>0.0114569664001465</text:p>
              </table:table-cell>
              <table:table-cell office:value-type="float" office:value="0.0143186908097354">
                <text:p>0.01431869080973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24750137329102">
                <text:p>0.0124750137329102</text:p>
              </table:table-cell>
              <table:table-cell office:value-type="float" office:value="0.0142594354315405">
                <text:p>0.01425943543154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24750137329102">
                <text:p>0.0124750137329102</text:p>
              </table:table-cell>
              <table:table-cell office:value-type="float" office:value="0.0141647859115178">
                <text:p>0.01416478591151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15280151367188">
                <text:p>0.0115280151367188</text:p>
              </table:table-cell>
              <table:table-cell office:value-type="float" office:value="0.0141755787458191">
                <text:p>0.01417557874581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15258693695068">
                <text:p>0.0115258693695068</text:p>
              </table:table-cell>
              <table:table-cell office:value-type="float" office:value="0.0141018027268553">
                <text:p>0.0141018027268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25479698181152">
                <text:p>0.0125479698181152</text:p>
              </table:table-cell>
              <table:table-cell office:value-type="float" office:value="0.0141619772117863">
                <text:p>0.01416197721178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25308036804199">
                <text:p>0.0125308036804199</text:p>
              </table:table-cell>
              <table:table-cell office:value-type="float" office:value="0.0141252969255835">
                <text:p>0.01412529692558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24468803405762">
                <text:p>0.0124468803405762</text:p>
              </table:table-cell>
              <table:table-cell office:value-type="float" office:value="0.0141055268126224">
                <text:p>0.01410552681262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4390850067139">
                <text:p>0.0114390850067139</text:p>
              </table:table-cell>
              <table:table-cell office:value-type="float" office:value="0.0142644252200667">
                <text:p>0.01426442522006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14428997039795">
                <text:p>0.0114428997039795</text:p>
              </table:table-cell>
              <table:table-cell office:value-type="float" office:value="0.0142640984215466">
                <text:p>0.01426409842154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24518871307373">
                <text:p>0.0124518871307373</text:p>
              </table:table-cell>
              <table:table-cell office:value-type="float" office:value="0.014214080785527">
                <text:p>0.0142140807855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24490261077881">
                <text:p>0.0124490261077881</text:p>
              </table:table-cell>
              <table:table-cell office:value-type="float" office:value="0.0141229695093592">
                <text:p>0.01412296950935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14901065826416">
                <text:p>0.0114901065826416</text:p>
              </table:table-cell>
              <table:table-cell office:value-type="float" office:value="0.0141496168010444">
                <text:p>0.0141496168010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14881992340088">
                <text:p>0.0114881992340088</text:p>
              </table:table-cell>
              <table:table-cell office:value-type="float" office:value="0.0140856633219414">
                <text:p>0.01408566332194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15690231323242">
                <text:p>0.0115690231323242</text:p>
              </table:table-cell>
              <table:table-cell office:value-type="float" office:value="0.0139757361113062">
                <text:p>0.0139757361113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15549564361572">
                <text:p>0.0115549564361572</text:p>
              </table:table-cell>
              <table:table-cell office:value-type="float" office:value="0.0138276595421204">
                <text:p>0.01382765954212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33509635925293">
                <text:p>0.0133509635925293</text:p>
              </table:table-cell>
              <table:table-cell office:value-type="float" office:value="0.014562885892952">
                <text:p>0.014562885892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23701095581055">
                <text:p>0.0123701095581055</text:p>
              </table:table-cell>
              <table:table-cell office:value-type="float" office:value="0.0138654365954537">
                <text:p>0.01386543659545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3651027679443">
                <text:p>0.0123651027679443</text:p>
              </table:table-cell>
              <table:table-cell office:value-type="float" office:value="0.0138378661778553">
                <text:p>0.01383786617785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24161243438721">
                <text:p>0.0124161243438721</text:p>
              </table:table-cell>
              <table:table-cell office:value-type="float" office:value="0.0138311485076653">
                <text:p>0.01383114850766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24261379241943">
                <text:p>0.0124261379241943</text:p>
              </table:table-cell>
              <table:table-cell office:value-type="float" office:value="0.0137937858093472">
                <text:p>0.01379378580934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24039649963379">
                <text:p>0.0124039649963379</text:p>
              </table:table-cell>
              <table:table-cell office:value-type="float" office:value="0.0137015829983264">
                <text:p>0.01370158299832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24049186706543">
                <text:p>0.0124049186706543</text:p>
              </table:table-cell>
              <table:table-cell office:value-type="float" office:value="0.0136015972246378">
                <text:p>0.01360159722463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5630626678467">
                <text:p>0.0115630626678467</text:p>
              </table:table-cell>
              <table:table-cell office:value-type="float" office:value="0.0146723781660596">
                <text:p>0.01467237816605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15461349487305">
                <text:p>0.0115461349487305</text:p>
              </table:table-cell>
              <table:table-cell office:value-type="float" office:value="0.014661878115194">
                <text:p>0.014661878115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33481025695801">
                <text:p>0.0133481025695801</text:p>
              </table:table-cell>
              <table:table-cell office:value-type="float" office:value="0.0150382813570414">
                <text:p>0.01503828135704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23560428619385">
                <text:p>0.0123560428619385</text:p>
              </table:table-cell>
              <table:table-cell office:value-type="float" office:value="0.0142693390464945">
                <text:p>0.01426933904649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4208927154541">
                <text:p>0.0124208927154541</text:p>
              </table:table-cell>
              <table:table-cell office:value-type="float" office:value="0.0140249008620982">
                <text:p>0.01402490086209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14638805389404">
                <text:p>0.0114638805389404</text:p>
              </table:table-cell>
              <table:table-cell office:value-type="float" office:value="0.0142164019067274">
                <text:p>0.01421640190672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462926864624">
                <text:p>0.011462926864624</text:p>
              </table:table-cell>
              <table:table-cell office:value-type="float" office:value="0.0142568926395488">
                <text:p>0.01425689263954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24011039733887">
                <text:p>0.0124011039733887</text:p>
              </table:table-cell>
              <table:table-cell office:value-type="float" office:value="0.014117821065761">
                <text:p>0.0141178210657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34329795837402">
                <text:p>0.0134329795837402</text:p>
              </table:table-cell>
              <table:table-cell office:value-type="float" office:value="0.0156850019770162">
                <text:p>0.01568500197701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15480422973633">
                <text:p>0.0115480422973633</text:p>
              </table:table-cell>
              <table:table-cell office:value-type="float" office:value="0.0155922646830644">
                <text:p>0.01559226468306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15458965301514">
                <text:p>0.0115458965301514</text:p>
              </table:table-cell>
              <table:table-cell office:value-type="float" office:value="0.0154069014306659">
                <text:p>0.01540690143066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3629570007324">
                <text:p>0.0123629570007324</text:p>
              </table:table-cell>
              <table:table-cell office:value-type="float" office:value="0.0140205260139624">
                <text:p>0.01402052601396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23429298400879">
                <text:p>0.0123429298400879</text:p>
              </table:table-cell>
              <table:table-cell office:value-type="float" office:value="0.0147760180888595">
                <text:p>0.01477601808885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23350620269775">
                <text:p>0.0123350620269775</text:p>
              </table:table-cell>
              <table:table-cell office:value-type="float" office:value="0.0142771155982758">
                <text:p>0.01427711559827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23951435089111">
                <text:p>0.0123951435089111</text:p>
              </table:table-cell>
              <table:table-cell office:value-type="float" office:value="0.0139566133319025">
                <text:p>0.01395661333190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394905090332">
                <text:p>0.012394905090332</text:p>
              </table:table-cell>
              <table:table-cell office:value-type="float" office:value="0.013697219566725">
                <text:p>0.013697219566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14319324493408">
                <text:p>0.0114319324493408</text:p>
              </table:table-cell>
              <table:table-cell office:value-type="float" office:value="0.014066829551377">
                <text:p>0.0140668295513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4290714263916">
                <text:p>0.0114290714263916</text:p>
              </table:table-cell>
              <table:table-cell office:value-type="float" office:value="0.0142295489644469">
                <text:p>0.01422954896444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24549865722656">
                <text:p>0.0124549865722656</text:p>
              </table:table-cell>
              <table:table-cell office:value-type="float" office:value="0.0139350889390184">
                <text:p>0.01393508893901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4580860137939">
                <text:p>0.0124580860137939</text:p>
              </table:table-cell>
              <table:table-cell office:value-type="float" office:value="0.0138362545313447">
                <text:p>0.01383625453134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2899284362793">
                <text:p>0.0132899284362793</text:p>
              </table:table-cell>
              <table:table-cell office:value-type="float" office:value="0.0140069069999175">
                <text:p>0.01400690699991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23410224914551">
                <text:p>0.0123410224914551</text:p>
              </table:table-cell>
              <table:table-cell office:value-type="float" office:value="0.0135966302225042">
                <text:p>0.01359663022250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24011039733887">
                <text:p>0.0124011039733887</text:p>
              </table:table-cell>
              <table:table-cell office:value-type="float" office:value="0.0134677306954076">
                <text:p>0.01346773069540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23848915100098">
                <text:p>0.0123848915100098</text:p>
              </table:table-cell>
              <table:table-cell office:value-type="float" office:value="0.0133315692743861">
                <text:p>0.01333156927438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32059241391668">
                <text:p>0.01320592413916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23488903045654">
                <text:p>0.0123488903045654</text:p>
              </table:table-cell>
              <table:table-cell office:value-type="float" office:value="0.0130638301514153">
                <text:p>0.01306383015141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33800506591797">
                <text:p>0.0133800506591797</text:p>
              </table:table-cell>
              <table:table-cell office:value-type="float" office:value="0.0147047831023963">
                <text:p>0.014704783102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33829116821289">
                <text:p>0.0133829116821289</text:p>
              </table:table-cell>
              <table:table-cell office:value-type="float" office:value="0.0151245850566154">
                <text:p>0.01512458505661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33841037750244">
                <text:p>0.0133841037750244</text:p>
              </table:table-cell>
              <table:table-cell office:value-type="float" office:value="0.0153469939006264">
                <text:p>0.01534699390062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3308048248291">
                <text:p>0.013308048248291</text:p>
              </table:table-cell>
              <table:table-cell office:value-type="float" office:value="0.0144503835221952">
                <text:p>0.01445038352219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23119354248047">
                <text:p>0.0123119354248047</text:p>
              </table:table-cell>
              <table:table-cell office:value-type="float" office:value="0.0150546983657083">
                <text:p>0.01505469836570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2382984161377">
                <text:p>0.012382984161377</text:p>
              </table:table-cell>
              <table:table-cell office:value-type="float" office:value="0.0147150004345144">
                <text:p>0.01471500043451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23889446258545">
                <text:p>0.0123889446258545</text:p>
              </table:table-cell>
              <table:table-cell office:value-type="float" office:value="0.0144139827522149">
                <text:p>0.01441398275221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41619193395392">
                <text:p>0.01416191933953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236891746521">
                <text:p>0.01236891746521</text:p>
              </table:table-cell>
              <table:table-cell office:value-type="float" office:value="0.013949546223565">
                <text:p>0.0139495462235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33941173553467">
                <text:p>0.0133941173553467</text:p>
              </table:table-cell>
              <table:table-cell office:value-type="float" office:value="0.0148401877675494">
                <text:p>0.01484018776754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33957862854004">
                <text:p>0.0133957862854004</text:p>
              </table:table-cell>
              <table:table-cell office:value-type="float" office:value="0.0150526846494922">
                <text:p>0.0150526846494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34010314941406">
                <text:p>0.0134010314941406</text:p>
              </table:table-cell>
              <table:table-cell office:value-type="float" office:value="0.0151462585142221">
                <text:p>0.01514625851422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32720470428467">
                <text:p>0.0132720470428467</text:p>
              </table:table-cell>
              <table:table-cell office:value-type="float" office:value="0.0146314964632886">
                <text:p>0.01463149646328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21488571166992">
                <text:p>0.0121488571166992</text:p>
              </table:table-cell>
              <table:table-cell office:value-type="float" office:value="0.0152358062916992">
                <text:p>0.01523580629169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21541023254395">
                <text:p>0.0121541023254395</text:p>
              </table:table-cell>
              <table:table-cell office:value-type="float" office:value="0.0151935153013021">
                <text:p>0.01519351530130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22091770172119">
                <text:p>0.0122091770172119</text:p>
              </table:table-cell>
              <table:table-cell office:value-type="float" office:value="0.0150225898280574">
                <text:p>0.01502258982805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22110843658447">
                <text:p>0.0122110843658447</text:p>
              </table:table-cell>
              <table:table-cell office:value-type="float" office:value="0.014820831905848">
                <text:p>0.0148208319058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23279094696045">
                <text:p>0.0123279094696045</text:p>
              </table:table-cell>
              <table:table-cell office:value-type="float" office:value="0.0145046516929831">
                <text:p>0.0145046516929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42272576874995">
                <text:p>0.01422725768749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33659839630127">
                <text:p>0.0133659839630127</text:p>
              </table:table-cell>
              <table:table-cell office:value-type="float" office:value="0.014959974400698">
                <text:p>0.0149599744006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33659839630127">
                <text:p>0.0133659839630127</text:p>
              </table:table-cell>
              <table:table-cell office:value-type="float" office:value="0.0151257258459454">
                <text:p>0.01512572584594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23190879821777">
                <text:p>0.0123190879821777</text:p>
              </table:table-cell>
              <table:table-cell office:value-type="float" office:value="0.0145352886343628">
                <text:p>0.01453528863436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22630596160889">
                <text:p>0.0122630596160889</text:p>
              </table:table-cell>
              <table:table-cell office:value-type="float" office:value="0.0150160689922683">
                <text:p>0.01501606899226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22690200805664">
                <text:p>0.0122690200805664</text:p>
              </table:table-cell>
              <table:table-cell office:value-type="float" office:value="0.0148528597326193">
                <text:p>0.01485285973261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46116029051292">
                <text:p>0.01461160290512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23391151428223">
                <text:p>0.0123391151428223</text:p>
              </table:table-cell>
              <table:table-cell office:value-type="float" office:value="0.014374052329699">
                <text:p>0.0143740523296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13980770111084">
                <text:p>0.0113980770111084</text:p>
              </table:table-cell>
              <table:table-cell office:value-type="float" office:value="0.0149779763427326">
                <text:p>0.01497797634273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13909244537354">
                <text:p>0.0113909244537354</text:p>
              </table:table-cell>
              <table:table-cell office:value-type="float" office:value="0.0152686881098741">
                <text:p>0.01526868810987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2408971786499">
                <text:p>0.012408971786499</text:p>
              </table:table-cell>
              <table:table-cell office:value-type="float" office:value="0.0140858582380392">
                <text:p>0.01408585823803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23980045318604">
                <text:p>0.0123980045318604</text:p>
              </table:table-cell>
              <table:table-cell office:value-type="float" office:value="0.0137261786773727">
                <text:p>0.01372617867737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2420063018799">
                <text:p>0.0132420063018799</text:p>
              </table:table-cell>
              <table:table-cell office:value-type="float" office:value="0.0135869186975947">
                <text:p>0.01358691869759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22499465942383">
                <text:p>0.0122499465942383</text:p>
              </table:table-cell>
              <table:table-cell office:value-type="float" office:value="0.0134536164873009">
                <text:p>0.01345361648730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22559070587158">
                <text:p>0.0122559070587158</text:p>
              </table:table-cell>
              <table:table-cell office:value-type="float" office:value="0.0132319174594903">
                <text:p>0.01323191745949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2321949005127">
                <text:p>0.012321949005127</text:p>
              </table:table-cell>
              <table:table-cell office:value-type="float" office:value="0.0130093136026558">
                <text:p>0.01300931360265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23260021209717">
                <text:p>0.0123260021209717</text:p>
              </table:table-cell>
              <table:table-cell office:value-type="float" office:value="0.0128463094332607">
                <text:p>0.01284630943326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23069286346436">
                <text:p>0.0123069286346436</text:p>
              </table:table-cell>
              <table:table-cell office:value-type="float" office:value="0.0127241202420714">
                <text:p>0.01272412024207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23169422149658">
                <text:p>0.0123169422149658</text:p>
              </table:table-cell>
              <table:table-cell office:value-type="float" office:value="0.012622474501205">
                <text:p>0.0126224745012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33330821990967">
                <text:p>0.0133330821990967</text:p>
              </table:table-cell>
              <table:table-cell office:value-type="float" office:value="0.0143115170734783">
                <text:p>0.01431151707347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244301839263633">
                <text:p>0.02443018392636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3111476898193">
                <text:p>0.0133111476898193</text:p>
              </table:table-cell>
              <table:table-cell office:value-type="float" office:value="0.0197692391120449">
                <text:p>0.01976923911204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22919082641602">
                <text:p>0.0122919082641602</text:p>
              </table:table-cell>
              <table:table-cell office:value-type="float" office:value="0.0180423568701859">
                <text:p>0.01804235687018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23682022094727">
                <text:p>0.0123682022094727</text:p>
              </table:table-cell>
              <table:table-cell office:value-type="float" office:value="0.0225800050624901">
                <text:p>0.02258000506249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23701095581055">
                <text:p>0.0123701095581055</text:p>
              </table:table-cell>
              <table:table-cell office:value-type="float" office:value="0.0210488521111285">
                <text:p>0.02104885211112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97827464553705">
                <text:p>0.01978274645537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32620334625244">
                <text:p>0.0132620334625244</text:p>
              </table:table-cell>
              <table:table-cell office:value-type="float" office:value="0.0195033060553362">
                <text:p>0.01950330605533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3910903930664">
                <text:p>0.0123910903930664</text:p>
              </table:table-cell>
              <table:table-cell office:value-type="float" office:value="0.0170154873435122">
                <text:p>0.01701548734351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394905090332">
                <text:p>0.012394905090332</text:p>
              </table:table-cell>
              <table:table-cell office:value-type="float" office:value="0.0162013833463551">
                <text:p>0.01620138334635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3910903930664">
                <text:p>0.0123910903930664</text:p>
              </table:table-cell>
              <table:table-cell office:value-type="float" office:value="0.0155438836182961">
                <text:p>0.01554388361829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32491588592529">
                <text:p>0.0132491588592529</text:p>
              </table:table-cell>
              <table:table-cell office:value-type="float" office:value="0.0142206405824565">
                <text:p>0.0142206405824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19879245758057">
                <text:p>0.0119879245758057</text:p>
              </table:table-cell>
              <table:table-cell office:value-type="float" office:value="0.0147764977030457">
                <text:p>0.01477649770304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0658874511719">
                <text:p>0.0120658874511719</text:p>
              </table:table-cell>
              <table:table-cell office:value-type="float" office:value="0.014117540269991">
                <text:p>0.0141175402699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0780467987061">
                <text:p>0.0120780467987061</text:p>
              </table:table-cell>
              <table:table-cell office:value-type="float" office:value="0.0136103458748683">
                <text:p>0.01361034587486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0880603790283">
                <text:p>0.0120880603790283</text:p>
              </table:table-cell>
              <table:table-cell office:value-type="float" office:value="0.0132367131939371">
                <text:p>0.013236713193937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3200416564941">
                <text:p>0.0123200416564941</text:p>
              </table:table-cell>
              <table:table-cell office:value-type="float" office:value="0.0132166002837592">
                <text:p>0.01321660028375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33371353149414">
                <text:p>0.0133371353149414</text:p>
              </table:table-cell>
              <table:table-cell office:value-type="float" office:value="0.014948156737276">
                <text:p>0.0149481567372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33230686187744">
                <text:p>0.0133230686187744</text:p>
              </table:table-cell>
              <table:table-cell office:value-type="float" office:value="0.0153594197612406">
                <text:p>0.01535941976124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3314962387085">
                <text:p>0.013314962387085</text:p>
              </table:table-cell>
              <table:table-cell office:value-type="float" office:value="0.0155565556368646">
                <text:p>0.01555655563686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32818222045898">
                <text:p>0.0132818222045898</text:p>
              </table:table-cell>
              <table:table-cell office:value-type="float" office:value="0.0143808403026044">
                <text:p>0.01438084030260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22239589691162">
                <text:p>0.0122239589691162</text:p>
              </table:table-cell>
              <table:table-cell office:value-type="float" office:value="0.015154003818584">
                <text:p>0.0151540038185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22940540313721">
                <text:p>0.0122940540313721</text:p>
              </table:table-cell>
              <table:table-cell office:value-type="float" office:value="0.0147369321068177">
                <text:p>0.01473693210681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2300968170166">
                <text:p>0.012300968170166</text:p>
              </table:table-cell>
              <table:table-cell office:value-type="float" office:value="0.0143808389846687">
                <text:p>0.01438083898466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2296199798584">
                <text:p>0.012296199798584</text:p>
              </table:table-cell>
              <table:table-cell office:value-type="float" office:value="0.0140863292354395">
                <text:p>0.01408632923543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354850769043">
                <text:p>0.012354850769043</text:p>
              </table:table-cell>
              <table:table-cell office:value-type="float" office:value="0.0137857960684544">
                <text:p>0.01378579606845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33829116821289">
                <text:p>0.0133829116821289</text:p>
              </table:table-cell>
              <table:table-cell office:value-type="float" office:value="0.0148507194279339">
                <text:p>0.01485071942793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33819580078125">
                <text:p>0.0133819580078125</text:p>
              </table:table-cell>
              <table:table-cell office:value-type="float" office:value="0.0151121357282689">
                <text:p>0.01511213572826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33810043334961">
                <text:p>0.0133810043334961</text:p>
              </table:table-cell>
              <table:table-cell office:value-type="float" office:value="0.0152285492379936">
                <text:p>0.01522854923799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3185977935791">
                <text:p>0.013185977935791</text:p>
              </table:table-cell>
              <table:table-cell office:value-type="float" office:value="0.0145993499557953">
                <text:p>0.01459934995579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21910572052002">
                <text:p>0.0121910572052002</text:p>
              </table:table-cell>
              <table:table-cell office:value-type="float" office:value="0.015190020845908">
                <text:p>0.0151900208459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22799873352051">
                <text:p>0.0122799873352051</text:p>
              </table:table-cell>
              <table:table-cell office:value-type="float" office:value="0.0149932051110755">
                <text:p>0.01499320511107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2293815612793">
                <text:p>0.012293815612793</text:p>
              </table:table-cell>
              <table:table-cell office:value-type="float" office:value="0.0147671569867062">
                <text:p>0.01476715698670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22969150543213">
                <text:p>0.0122969150543213</text:p>
              </table:table-cell>
              <table:table-cell office:value-type="float" office:value="0.0145388089758169">
                <text:p>0.01453880897581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22740268707275">
                <text:p>0.0122740268707275</text:p>
              </table:table-cell>
              <table:table-cell office:value-type="float" office:value="0.0143389235692685">
                <text:p>0.01433892356926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32699012756348">
                <text:p>0.0132699012756348</text:p>
              </table:table-cell>
              <table:table-cell office:value-type="float" office:value="0.0148205006536526">
                <text:p>0.01482050065365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32720470428467">
                <text:p>0.0132720470428467</text:p>
              </table:table-cell>
              <table:table-cell office:value-type="float" office:value="0.0149195885566718">
                <text:p>0.01491958855667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32730007171631">
                <text:p>0.0132730007171631</text:p>
              </table:table-cell>
              <table:table-cell office:value-type="float" office:value="0.0149342022043271">
                <text:p>0.01493420220432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34110450744629">
                <text:p>0.0134110450744629</text:p>
              </table:table-cell>
              <table:table-cell office:value-type="float" office:value="0.0148877421724974">
                <text:p>0.01488774217249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21760368347168">
                <text:p>0.0121760368347168</text:p>
              </table:table-cell>
              <table:table-cell office:value-type="float" office:value="0.0149992020462026">
                <text:p>0.01499920204620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32999420166016">
                <text:p>0.0132999420166016</text:p>
              </table:table-cell>
              <table:table-cell office:value-type="float" office:value="0.0150442968780956">
                <text:p>0.01504429687809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33061408996582">
                <text:p>0.0133061408996582</text:p>
              </table:table-cell>
              <table:table-cell office:value-type="float" office:value="0.0150263530155424">
                <text:p>0.01502635301554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33121013641357">
                <text:p>0.0133121013641357</text:p>
              </table:table-cell>
              <table:table-cell office:value-type="float" office:value="0.0149675262496577">
                <text:p>0.01496752624965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2578010559082">
                <text:p>0.012578010559082</text:p>
              </table:table-cell>
              <table:table-cell office:value-type="float" office:value="0.0147800463173614">
                <text:p>0.01478004631736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33421421051025">
                <text:p>0.0133421421051025</text:p>
              </table:table-cell>
              <table:table-cell office:value-type="float" office:value="0.0148347549525864">
                <text:p>0.01483475495258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3450031280518">
                <text:p>0.0133450031280518</text:p>
              </table:table-cell>
              <table:table-cell office:value-type="float" office:value="0.0147565565888538">
                <text:p>0.0147565565888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33469104766846">
                <text:p>0.0133469104766846</text:p>
              </table:table-cell>
              <table:table-cell office:value-type="float" office:value="0.0146632736342161">
                <text:p>0.01466327363421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22549533843994">
                <text:p>0.0122549533843994</text:p>
              </table:table-cell>
              <table:table-cell office:value-type="float" office:value="0.0152293883310183">
                <text:p>0.01522938833101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2201442718506">
                <text:p>0.0122201442718506</text:p>
              </table:table-cell>
              <table:table-cell office:value-type="float" office:value="0.0150285836289828">
                <text:p>0.01502858362898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51692893052754">
                <text:p>0.01516928930527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22900009155273">
                <text:p>0.0122900009155273</text:p>
              </table:table-cell>
              <table:table-cell office:value-type="float" office:value="0.0151200096690456">
                <text:p>0.01512000966904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22849941253662">
                <text:p>0.0122849941253662</text:p>
              </table:table-cell>
              <table:table-cell office:value-type="float" office:value="0.0150036130756133">
                <text:p>0.01500361307561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13379955291748">
                <text:p>0.0113379955291748</text:p>
              </table:table-cell>
              <table:table-cell office:value-type="float" office:value="0.0156708947406456">
                <text:p>0.01567089474064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13289356231689">
                <text:p>0.0113289356231689</text:p>
              </table:table-cell>
              <table:table-cell office:value-type="float" office:value="0.0159813226507197">
                <text:p>0.01598132265071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3510360717773">
                <text:p>0.0123510360717773</text:p>
              </table:table-cell>
              <table:table-cell office:value-type="float" office:value="0.0145589079901766">
                <text:p>0.01455890799017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23372077941895">
                <text:p>0.0123372077941895</text:p>
              </table:table-cell>
              <table:table-cell office:value-type="float" office:value="0.0140620090119387">
                <text:p>0.01406200901193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31399631500244">
                <text:p>0.0131399631500244</text:p>
              </table:table-cell>
              <table:table-cell office:value-type="float" office:value="0.0136791892103908">
                <text:p>0.01367918921039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21181011199951">
                <text:p>0.0121181011199951</text:p>
              </table:table-cell>
              <table:table-cell office:value-type="float" office:value="0.0138737373593355">
                <text:p>0.01387373735933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21250152587891">
                <text:p>0.0121250152587891</text:p>
              </table:table-cell>
              <table:table-cell office:value-type="float" office:value="0.0136892705833905">
                <text:p>0.01368927058339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21240615844727">
                <text:p>0.0121240615844727</text:p>
              </table:table-cell>
              <table:table-cell office:value-type="float" office:value="0.0135201657478097">
                <text:p>0.01352016574780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21910572052002">
                <text:p>0.0121910572052002</text:p>
              </table:table-cell>
              <table:table-cell office:value-type="float" office:value="0.0133069412762189">
                <text:p>0.01330694127621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22039318084717">
                <text:p>0.0122039318084717</text:p>
              </table:table-cell>
              <table:table-cell office:value-type="float" office:value="0.0131208760616556">
                <text:p>0.01312087606165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22141838073731">
                <text:p>0.0122141838073731</text:p>
              </table:table-cell>
              <table:table-cell office:value-type="float" office:value="0.0129611457576477">
                <text:p>0.01296114575764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22151374816895">
                <text:p>0.0122151374816895</text:p>
              </table:table-cell>
              <table:table-cell office:value-type="float" office:value="0.0128321457196696">
                <text:p>0.01283214571966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32460594177246">
                <text:p>0.0132460594177246</text:p>
              </table:table-cell>
              <table:table-cell office:value-type="float" office:value="0.0143375689879529">
                <text:p>0.01433756898795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30519866943359">
                <text:p>0.0130519866943359</text:p>
              </table:table-cell>
              <table:table-cell office:value-type="float" office:value="0.0147848835668474">
                <text:p>0.01478488356684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12349987030029">
                <text:p>0.0112349987030029</text:p>
              </table:table-cell>
              <table:table-cell office:value-type="float" office:value="0.0149618747168326">
                <text:p>0.01496187471683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12249851226807">
                <text:p>0.0112249851226807</text:p>
              </table:table-cell>
              <table:table-cell office:value-type="float" office:value="0.0152638723587597">
                <text:p>0.01526387235875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12988948822021">
                <text:p>0.0112988948822021</text:p>
              </table:table-cell>
              <table:table-cell office:value-type="float" office:value="0.0152711720455656">
                <text:p>0.01527117204556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12969875335693">
                <text:p>0.0112969875335693</text:p>
              </table:table-cell>
              <table:table-cell office:value-type="float" office:value="0.0151534977337306">
                <text:p>0.01515349773373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1979713439941">
                <text:p>0.0121979713439941</text:p>
              </table:table-cell>
              <table:table-cell office:value-type="float" office:value="0.0146068975399732">
                <text:p>0.01460689753997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21948719024658">
                <text:p>0.0121948719024658</text:p>
              </table:table-cell>
              <table:table-cell office:value-type="float" office:value="0.0141694253474762">
                <text:p>0.01416942534747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30631923675537">
                <text:p>0.0130631923675537</text:p>
              </table:table-cell>
              <table:table-cell office:value-type="float" office:value="0.0151472313784137">
                <text:p>0.01514723137841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30538940429688">
                <text:p>0.0130538940429688</text:p>
              </table:table-cell>
              <table:table-cell office:value-type="float" office:value="0.0153094352955067">
                <text:p>0.01530943529550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31220817565918">
                <text:p>0.0131220817565918</text:p>
              </table:table-cell>
              <table:table-cell office:value-type="float" office:value="0.0138770269917728">
                <text:p>0.01387702699177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19550228118896">
                <text:p>0.0119550228118896</text:p>
              </table:table-cell>
              <table:table-cell office:value-type="float" office:value="0.0149358317772429">
                <text:p>0.01493583177724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21140480041504">
                <text:p>0.0121140480041504</text:p>
              </table:table-cell>
              <table:table-cell office:value-type="float" office:value="0.0144583571449869">
                <text:p>0.01445835714498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22001171112061">
                <text:p>0.0122001171112061</text:p>
              </table:table-cell>
              <table:table-cell office:value-type="float" office:value="0.0139964442882441">
                <text:p>0.01399644428824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21989250183106">
                <text:p>0.0121989250183106</text:p>
              </table:table-cell>
              <table:table-cell office:value-type="float" office:value="0.0136382218330077">
                <text:p>0.01363822183300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22110843658447">
                <text:p>0.0122110843658447</text:p>
              </table:table-cell>
              <table:table-cell office:value-type="float" office:value="0.0133475208922071">
                <text:p>0.01334752089220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22139453887939">
                <text:p>0.0122139453887939</text:p>
              </table:table-cell>
              <table:table-cell office:value-type="float" office:value="0.0131187313632774">
                <text:p>0.01311873136327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32300853729248">
                <text:p>0.0132300853729248</text:p>
              </table:table-cell>
              <table:table-cell office:value-type="float" office:value="0.0144725705277482">
                <text:p>0.01447257052774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32379531860352">
                <text:p>0.0132379531860352</text:p>
              </table:table-cell>
              <table:table-cell office:value-type="float" office:value="0.0148334196018929">
                <text:p>0.01483341960189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39839649200439">
                <text:p>0.0139839649200439</text:p>
              </table:table-cell>
              <table:table-cell office:value-type="float" office:value="0.0155396887128182">
                <text:p>0.01553968871281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21128559112549">
                <text:p>0.0121128559112549</text:p>
              </table:table-cell>
              <table:table-cell office:value-type="float" office:value="0.0146658217775916">
                <text:p>0.01466582177759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22048854827881">
                <text:p>0.0122048854827881</text:p>
              </table:table-cell>
              <table:table-cell office:value-type="float" office:value="0.0143955296469793">
                <text:p>0.01439552964697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21960639953613">
                <text:p>0.0121960639953613</text:p>
              </table:table-cell>
              <table:table-cell office:value-type="float" office:value="0.0141574116076324">
                <text:p>0.01415741160763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21870040893555">
                <text:p>0.0121870040893555</text:p>
              </table:table-cell>
              <table:table-cell office:value-type="float" office:value="0.0139477819491826">
                <text:p>0.01394778194918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30770206451416">
                <text:p>0.0130770206451416</text:p>
              </table:table-cell>
              <table:table-cell office:value-type="float" office:value="0.0143162777923345">
                <text:p>0.01431627779233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40910148620606">
                <text:p>0.0140910148620606</text:p>
              </table:table-cell>
              <table:table-cell office:value-type="float" office:value="0.0164143669456302">
                <text:p>0.01641436694563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4091968536377">
                <text:p>0.014091968536377</text:p>
              </table:table-cell>
              <table:table-cell office:value-type="float" office:value="0.0169168426669074">
                <text:p>0.01691684266690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40929222106934">
                <text:p>0.0140929222106934</text:p>
              </table:table-cell>
              <table:table-cell office:value-type="float" office:value="0.0171593879260225">
                <text:p>0.01715938792602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39541625976563">
                <text:p>0.0139541625976563</text:p>
              </table:table-cell>
              <table:table-cell office:value-type="float" office:value="0.0161558389796425">
                <text:p>0.01615583897964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21078491210938">
                <text:p>0.0121078491210938</text:p>
              </table:table-cell>
              <table:table-cell office:value-type="float" office:value="0.0170626194057752">
                <text:p>0.01706261940577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21169090270996">
                <text:p>0.0121169090270996</text:p>
              </table:table-cell>
              <table:table-cell office:value-type="float" office:value="0.0168363510752115">
                <text:p>0.01683635107521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21841430664063">
                <text:p>0.0121841430664063</text:p>
              </table:table-cell>
              <table:table-cell office:value-type="float" office:value="0.0164815501348823">
                <text:p>0.01648155013488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21860504150391">
                <text:p>0.0121860504150391</text:p>
              </table:table-cell>
              <table:table-cell office:value-type="float" office:value="0.0161127491168476">
                <text:p>0.01611274911684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21390819549561">
                <text:p>0.0121390819549561</text:p>
              </table:table-cell>
              <table:table-cell office:value-type="float" office:value="0.0157891115169035">
                <text:p>0.01578911151690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30410194396973">
                <text:p>0.0130410194396973</text:p>
              </table:table-cell>
              <table:table-cell office:value-type="float" office:value="0.0154354618476406">
                <text:p>0.01543546184764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40650272369385">
                <text:p>0.0140650272369385</text:p>
              </table:table-cell>
              <table:table-cell office:value-type="float" office:value="0.0166845068047742">
                <text:p>0.01668450680477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40628814697266">
                <text:p>0.0140628814697266</text:p>
              </table:table-cell>
              <table:table-cell office:value-type="float" office:value="0.0169471723404086">
                <text:p>0.01694717234040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39601230621338">
                <text:p>0.0139601230621338</text:p>
              </table:table-cell>
              <table:table-cell office:value-type="float" office:value="0.0159540307680713">
                <text:p>0.01595403076807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69423074659563">
                <text:p>0.01694230746595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2066125869751">
                <text:p>0.012066125869751</text:p>
              </table:table-cell>
              <table:table-cell office:value-type="float" office:value="0.0167847896156798">
                <text:p>0.01678478961567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21347904205322">
                <text:p>0.0121347904205322</text:p>
              </table:table-cell>
              <table:table-cell office:value-type="float" office:value="0.016473878802442">
                <text:p>0.0164738788024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21378898620606">
                <text:p>0.0121378898620606</text:p>
              </table:table-cell>
              <table:table-cell office:value-type="float" office:value="0.0161315350579827">
                <text:p>0.01613153505798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30469799041748">
                <text:p>0.0130469799041748</text:p>
              </table:table-cell>
              <table:table-cell office:value-type="float" office:value="0.0156511136530311">
                <text:p>0.01565111365303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30491256713867">
                <text:p>0.0130491256713867</text:p>
              </table:table-cell>
              <table:table-cell office:value-type="float" office:value="0.0152568719144933">
                <text:p>0.01525687191449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40800476074219">
                <text:p>0.0140800476074219</text:p>
              </table:table-cell>
              <table:table-cell office:value-type="float" office:value="0.0164841467633703">
                <text:p>0.01648414676337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40800476074219">
                <text:p>0.0140800476074219</text:p>
              </table:table-cell>
              <table:table-cell office:value-type="float" office:value="0.016756907286662">
                <text:p>0.0167569072866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30100250244141">
                <text:p>0.0130100250244141</text:p>
              </table:table-cell>
              <table:table-cell office:value-type="float" office:value="0.0158417702523356">
                <text:p>0.01584177025233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20658874511719">
                <text:p>0.0120658874511719</text:p>
              </table:table-cell>
              <table:table-cell office:value-type="float" office:value="0.0168670740272571">
                <text:p>0.01686707402725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20668411254883">
                <text:p>0.0120668411254883</text:p>
              </table:table-cell>
              <table:table-cell office:value-type="float" office:value="0.0167884994052432">
                <text:p>0.01678849940524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20561122894287">
                <text:p>0.0120561122894287</text:p>
              </table:table-cell>
              <table:table-cell office:value-type="float" office:value="0.0165987707198563">
                <text:p>0.01659877071985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1209621429443">
                <text:p>0.0121209621429443</text:p>
              </table:table-cell>
              <table:table-cell office:value-type="float" office:value="0.0162755595722941">
                <text:p>0.01627555957229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1839771270752">
                <text:p>0.0111839771270752</text:p>
              </table:table-cell>
              <table:table-cell office:value-type="float" office:value="0.0167534829759248">
                <text:p>0.01675348297592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1877918243408">
                <text:p>0.0111877918243408</text:p>
              </table:table-cell>
              <table:table-cell office:value-type="float" office:value="0.0168897352916734">
                <text:p>0.0168897352916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20971202850342">
                <text:p>0.0120971202850342</text:p>
              </table:table-cell>
              <table:table-cell office:value-type="float" office:value="0.0160053027374226">
                <text:p>0.01600530273742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31328105926514">
                <text:p>0.0131328105926514</text:p>
              </table:table-cell>
              <table:table-cell office:value-type="float" office:value="0.0157840937848917">
                <text:p>0.01578409378489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39360427856445">
                <text:p>0.0139360427856445</text:p>
              </table:table-cell>
              <table:table-cell office:value-type="float" office:value="0.0157186794556422">
                <text:p>0.01571867945564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20542049407959">
                <text:p>0.0120542049407959</text:p>
              </table:table-cell>
              <table:table-cell office:value-type="float" office:value="0.0153680440537934">
                <text:p>0.01536804405379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49829006789536">
                <text:p>0.01498290067895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20620727539063">
                <text:p>0.0120620727539063</text:p>
              </table:table-cell>
              <table:table-cell office:value-type="float" office:value="0.0146406030012558">
                <text:p>0.01464060300125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21119022369385">
                <text:p>0.0121119022369385</text:p>
              </table:table-cell>
              <table:table-cell office:value-type="float" office:value="0.0142917902823838">
                <text:p>0.01429179028238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21028423309326">
                <text:p>0.0121028423309326</text:p>
              </table:table-cell>
              <table:table-cell office:value-type="float" office:value="0.0140026878519589">
                <text:p>0.01400268785195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30250453948975">
                <text:p>0.0130250453948975</text:p>
              </table:table-cell>
              <table:table-cell office:value-type="float" office:value="0.0143895300115175">
                <text:p>0.01438953001151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30300521850586">
                <text:p>0.0130300521850586</text:p>
              </table:table-cell>
              <table:table-cell office:value-type="float" office:value="0.0146063876733898">
                <text:p>0.01460638767338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40621662139893">
                <text:p>0.0140621662139893</text:p>
              </table:table-cell>
              <table:table-cell office:value-type="float" office:value="0.0165348023986958">
                <text:p>0.01653480239869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21510028839111">
                <text:p>0.0121510028839111</text:p>
              </table:table-cell>
              <table:table-cell office:value-type="float" office:value="0.0149334708919487">
                <text:p>0.01493347089194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0868682861328">
                <text:p>0.0120868682861328</text:p>
              </table:table-cell>
              <table:table-cell office:value-type="float" office:value="0.0162609963792434">
                <text:p>0.016260996379243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20840072631836">
                <text:p>0.0120840072631836</text:p>
              </table:table-cell>
              <table:table-cell office:value-type="float" office:value="0.0159533730711486">
                <text:p>0.01595337307114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56297431286856">
                <text:p>0.01562974312868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20899677276611">
                <text:p>0.0120899677276611</text:p>
              </table:table-cell>
              <table:table-cell office:value-type="float" office:value="0.0153022055940788">
                <text:p>0.01530220559407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226806640625">
                <text:p>0.01226806640625</text:p>
              </table:table-cell>
              <table:table-cell office:value-type="float" office:value="0.0145021060363782">
                <text:p>0.01450210603637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2272834777832">
                <text:p>0.012272834777832</text:p>
              </table:table-cell>
              <table:table-cell office:value-type="float" office:value="0.0141450367863342">
                <text:p>0.01414503678633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22718811035156">
                <text:p>0.0122718811035156</text:p>
              </table:table-cell>
              <table:table-cell office:value-type="float" office:value="0.0138530382432541">
                <text:p>0.01385303824325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31661891937256">
                <text:p>0.0131661891937256</text:p>
              </table:table-cell>
              <table:table-cell office:value-type="float" office:value="0.0143438701639223">
                <text:p>0.01434387016392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29659175872803">
                <text:p>0.0129659175872803</text:p>
              </table:table-cell>
              <table:table-cell office:value-type="float" office:value="0.0139128417476158">
                <text:p>0.01391284174761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20170116424561">
                <text:p>0.0120170116424561</text:p>
              </table:table-cell>
              <table:table-cell office:value-type="float" office:value="0.0143096180728023">
                <text:p>0.01430961807280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20120048522949">
                <text:p>0.0120120048522949</text:p>
              </table:table-cell>
              <table:table-cell office:value-type="float" office:value="0.0142198771284474">
                <text:p>0.01421987712844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20048522949219">
                <text:p>0.0120048522949219</text:p>
              </table:table-cell>
              <table:table-cell office:value-type="float" office:value="0.0140982471127862">
                <text:p>0.01409824711278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20689868927002">
                <text:p>0.0120689868927002</text:p>
              </table:table-cell>
              <table:table-cell office:value-type="float" office:value="0.0138968910538942">
                <text:p>0.01389689105389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20699405670166">
                <text:p>0.0120699405670166</text:p>
              </table:table-cell>
              <table:table-cell office:value-type="float" office:value="0.0137067946701822">
                <text:p>0.01370679467018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20720863342285">
                <text:p>0.0120720863342285</text:p>
              </table:table-cell>
              <table:table-cell office:value-type="float" office:value="0.0135290146813368">
                <text:p>0.01352901468133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20699405670166">
                <text:p>0.0120699405670166</text:p>
              </table:table-cell>
              <table:table-cell office:value-type="float" office:value="0.0133686950991204">
                <text:p>0.01336869509912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21800899505615">
                <text:p>0.0121800899505615</text:p>
              </table:table-cell>
              <table:table-cell office:value-type="float" office:value="0.0136382637348984">
                <text:p>0.01363826373489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29802227020264">
                <text:p>0.0129802227020264</text:p>
              </table:table-cell>
              <table:table-cell office:value-type="float" office:value="0.0136966100084466">
                <text:p>0.01369661000844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19781494140625">
                <text:p>0.0119781494140625</text:p>
              </table:table-cell>
              <table:table-cell office:value-type="float" office:value="0.0135892019527287">
                <text:p>0.01358920195272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20611190795898">
                <text:p>0.0120611190795898</text:p>
              </table:table-cell>
              <table:table-cell office:value-type="float" office:value="0.0134340613090101">
                <text:p>0.01343406130901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32868424218198">
                <text:p>0.01328684242181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20668411254883">
                <text:p>0.0120668411254883</text:p>
              </table:table-cell>
              <table:table-cell office:value-type="float" office:value="0.0131495121845431">
                <text:p>0.01314951218454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20890140533447">
                <text:p>0.0120890140533447</text:p>
              </table:table-cell>
              <table:table-cell office:value-type="float" office:value="0.0130061544338604">
                <text:p>0.01300615443386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30989551544189">
                <text:p>0.0130989551544189</text:p>
              </table:table-cell>
              <table:table-cell office:value-type="float" office:value="0.0142609083848847">
                <text:p>0.01426090838488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30989551544189">
                <text:p>0.0130989551544189</text:p>
              </table:table-cell>
              <table:table-cell office:value-type="float" office:value="0.0145949181559702">
                <text:p>0.014594918155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432014465332031">
                <text:p>0.000432014465332031</text:p>
              </table:table-cell>
              <table:table-cell office:value-type="float" office:value="0.0246019401699938">
                <text:p>0.02460194016999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21080875396729">
                <text:p>0.0121080875396729</text:p>
              </table:table-cell>
              <table:table-cell office:value-type="float" office:value="0.0181991950937357">
                <text:p>0.01819919509373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29480361938477">
                <text:p>0.0129480361938477</text:p>
              </table:table-cell>
              <table:table-cell office:value-type="float" office:value="0.0167394106532587">
                <text:p>0.01673941065325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20301246643066">
                <text:p>0.0120301246643066</text:p>
              </table:table-cell>
              <table:table-cell office:value-type="float" office:value="0.0223873375940988">
                <text:p>0.02238733759409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207069012741478">
                <text:p>0.02070690127414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2113094329834">
                <text:p>0.012113094329834</text:p>
              </table:table-cell>
              <table:table-cell office:value-type="float" office:value="0.0193324292283195">
                <text:p>0.01933242922831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20658874511719">
                <text:p>0.0120658874511719</text:p>
              </table:table-cell>
              <table:table-cell office:value-type="float" office:value="0.017217687982287">
                <text:p>0.0172176879822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64104344065896">
                <text:p>0.01641043440658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39701366424561">
                <text:p>0.0139701366424561</text:p>
              </table:table-cell>
              <table:table-cell office:value-type="float" office:value="0.0179866838679632">
                <text:p>0.01798668386796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39760971069336">
                <text:p>0.0139760971069336</text:p>
              </table:table-cell>
              <table:table-cell office:value-type="float" office:value="0.0186863953368531">
                <text:p>0.01868639533685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009859085083">
                <text:p>0.012009859085083</text:p>
              </table:table-cell>
              <table:table-cell office:value-type="float" office:value="0.0142220948800588">
                <text:p>0.01422209488005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20339393615723">
                <text:p>0.0120339393615723</text:p>
              </table:table-cell>
              <table:table-cell office:value-type="float" office:value="0.0172930558775236">
                <text:p>0.01729305587752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20468139648438">
                <text:p>0.0120468139648438</text:p>
              </table:table-cell>
              <table:table-cell office:value-type="float" office:value="0.0162030641883526">
                <text:p>0.01620306418835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20439529418945">
                <text:p>0.0120439529418945</text:p>
              </table:table-cell>
              <table:table-cell office:value-type="float" office:value="0.0153603777179301">
                <text:p>0.01536037771793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20389461517334">
                <text:p>0.0120389461517334</text:p>
              </table:table-cell>
              <table:table-cell office:value-type="float" office:value="0.0147081073888552">
                <text:p>0.01470810738885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1381282806396">
                <text:p>0.0121381282806396</text:p>
              </table:table-cell>
              <table:table-cell office:value-type="float" office:value="0.0137217812564561">
                <text:p>0.01372178125645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21321678161621">
                <text:p>0.0121321678161621</text:p>
              </table:table-cell>
              <table:table-cell office:value-type="float" office:value="0.0133491766918904">
                <text:p>0.01334917669189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12168788909912">
                <text:p>0.0112168788909912</text:p>
              </table:table-cell>
              <table:table-cell office:value-type="float" office:value="0.0138675012285522">
                <text:p>0.01386750122855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12221240997314">
                <text:p>0.0112221240997314</text:p>
              </table:table-cell>
              <table:table-cell office:value-type="float" office:value="0.0141202302000401">
                <text:p>0.01412023020004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19600296020508">
                <text:p>0.0119600296020508</text:p>
              </table:table-cell>
              <table:table-cell office:value-type="float" office:value="0.0126084272940606">
                <text:p>0.01260842729406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0019912719727">
                <text:p>0.0120019912719727</text:p>
              </table:table-cell>
              <table:table-cell office:value-type="float" office:value="0.0136509766127487">
                <text:p>0.01365097661274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20091438293457">
                <text:p>0.0120091438293457</text:p>
              </table:table-cell>
              <table:table-cell office:value-type="float" office:value="0.0132995447812342">
                <text:p>0.01329954478123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0120048522949">
                <text:p>0.0120120048522949</text:p>
              </table:table-cell>
              <table:table-cell office:value-type="float" office:value="0.0130318112628742">
                <text:p>0.01303181126287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20069980621338">
                <text:p>0.0120069980621338</text:p>
              </table:table-cell>
              <table:table-cell office:value-type="float" office:value="0.0128186095521886">
                <text:p>0.01281860955218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20971202850342">
                <text:p>0.0120971202850342</text:p>
              </table:table-cell>
              <table:table-cell office:value-type="float" office:value="0.0125975177541239">
                <text:p>0.01259751775412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0830535888672">
                <text:p>0.0120830535888672</text:p>
              </table:table-cell>
              <table:table-cell office:value-type="float" office:value="0.0125588959144436">
                <text:p>0.0125588959144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20811462402344">
                <text:p>0.0120811462402344</text:p>
              </table:table-cell>
              <table:table-cell office:value-type="float" office:value="0.0125165344922672">
                <text:p>0.01251653449226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29868984222412">
                <text:p>0.0129868984222412</text:p>
              </table:table-cell>
              <table:table-cell office:value-type="float" office:value="0.0134941001308456">
                <text:p>0.0134941001308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20220184326172">
                <text:p>0.0120220184326172</text:p>
              </table:table-cell>
              <table:table-cell office:value-type="float" office:value="0.0125968931172807">
                <text:p>0.01259689311728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2037992477417">
                <text:p>0.012037992477417</text:p>
              </table:table-cell>
              <table:table-cell office:value-type="float" office:value="0.0132301209173202">
                <text:p>0.01323012091732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20577812194824">
                <text:p>0.0120577812194824</text:p>
              </table:table-cell>
              <table:table-cell office:value-type="float" office:value="0.0130023153953899">
                <text:p>0.01300231539538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20589733123779">
                <text:p>0.0120589733123779</text:p>
              </table:table-cell>
              <table:table-cell office:value-type="float" office:value="0.0128222582473425">
                <text:p>0.01282225824734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20649337768555">
                <text:p>0.0120649337768555</text:p>
              </table:table-cell>
              <table:table-cell office:value-type="float" office:value="0.0126750276833009">
                <text:p>0.01267502768330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21269226074219">
                <text:p>0.0121269226074219</text:p>
              </table:table-cell>
              <table:table-cell office:value-type="float" office:value="0.0125132642874106">
                <text:p>0.0125132642874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21228694915771">
                <text:p>0.0121228694915771</text:p>
              </table:table-cell>
              <table:table-cell office:value-type="float" office:value="0.0124417499349834">
                <text:p>0.01244174993498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21290683746338">
                <text:p>0.0121290683746338</text:p>
              </table:table-cell>
              <table:table-cell office:value-type="float" office:value="0.0123918273707853">
                <text:p>0.01239182737078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12171173095703">
                <text:p>0.0112171173095703</text:p>
              </table:table-cell>
              <table:table-cell office:value-type="float" office:value="0.0130923159995525">
                <text:p>0.01309231599955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1821985244751">
                <text:p>0.011821985244751</text:p>
              </table:table-cell>
              <table:table-cell office:value-type="float" office:value="0.0124614640059031">
                <text:p>0.01246146400590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20151042938232">
                <text:p>0.0120151042938232</text:p>
              </table:table-cell>
              <table:table-cell office:value-type="float" office:value="0.0128446663918488">
                <text:p>0.01284466639184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20182037353516">
                <text:p>0.0120182037353516</text:p>
              </table:table-cell>
              <table:table-cell office:value-type="float" office:value="0.0126597093929493">
                <text:p>0.01265970939294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0189189910889">
                <text:p>0.0120189189910889</text:p>
              </table:table-cell>
              <table:table-cell office:value-type="float" office:value="0.012519088973326">
                <text:p>0.0125190889733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20141506195068">
                <text:p>0.0120141506195068</text:p>
              </table:table-cell>
              <table:table-cell office:value-type="float" office:value="0.0124058120929735">
                <text:p>0.01240581209297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19528770446777">
                <text:p>0.0119528770446777</text:p>
              </table:table-cell>
              <table:table-cell office:value-type="float" office:value="0.0123634715375412">
                <text:p>0.0123634715375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19760036468506">
                <text:p>0.0119760036468506</text:p>
              </table:table-cell>
              <table:table-cell office:value-type="float" office:value="0.0122669992400298">
                <text:p>0.01226699924002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28791332244873">
                <text:p>0.0128791332244873</text:p>
              </table:table-cell>
              <table:table-cell office:value-type="float" office:value="0.0132106164573424">
                <text:p>0.01321061645734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427007675170898">
                <text:p>0.000427007675170898</text:p>
              </table:table-cell>
              <table:table-cell office:value-type="float" office:value="0.0231339488184325">
                <text:p>0.02313394881843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9060745239258">
                <text:p>0.0129060745239258</text:p>
              </table:table-cell>
              <table:table-cell office:value-type="float" office:value="0.0191714062371257">
                <text:p>0.01917140623712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19431018829346">
                <text:p>0.0119431018829346</text:p>
              </table:table-cell>
              <table:table-cell office:value-type="float" office:value="0.0175637219186445">
                <text:p>0.01756372191864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20458602905273">
                <text:p>0.0120458602905273</text:p>
              </table:table-cell>
              <table:table-cell office:value-type="float" office:value="0.0216000547627401">
                <text:p>0.02160005476274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20329856872559">
                <text:p>0.0120329856872559</text:p>
              </table:table-cell>
              <table:table-cell office:value-type="float" office:value="0.0202803842827549">
                <text:p>0.02028038428275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20229721069336">
                <text:p>0.0120229721069336</text:p>
              </table:table-cell>
              <table:table-cell office:value-type="float" office:value="0.0191453540462928">
                <text:p>0.01914535404629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28540992736816">
                <text:p>0.0128540992736816</text:p>
              </table:table-cell>
              <table:table-cell office:value-type="float" office:value="0.0189342392147977">
                <text:p>0.0189342392147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20799541473389">
                <text:p>0.0120799541473389</text:p>
              </table:table-cell>
              <table:table-cell office:value-type="float" office:value="0.016642634364383">
                <text:p>0.0166426343643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20859146118164">
                <text:p>0.0120859146118164</text:p>
              </table:table-cell>
              <table:table-cell office:value-type="float" office:value="0.0159022924226534">
                <text:p>0.01590229242265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20909214019775">
                <text:p>0.0120909214019775</text:p>
              </table:table-cell>
              <table:table-cell office:value-type="float" office:value="0.015302813855736">
                <text:p>0.0153028138557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37138366699219">
                <text:p>0.0137138366699219</text:p>
              </table:table-cell>
              <table:table-cell office:value-type="float" office:value="0.0155535824636646">
                <text:p>0.01555358246366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18961334228516">
                <text:p>0.0118961334228516</text:p>
              </table:table-cell>
              <table:table-cell office:value-type="float" office:value="0.0145898979304998">
                <text:p>0.01458989793049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19459629058838">
                <text:p>0.0119459629058838</text:p>
              </table:table-cell>
              <table:table-cell office:value-type="float" office:value="0.0140939248821108">
                <text:p>0.01409392488211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1937141418457">
                <text:p>0.011937141418457</text:p>
              </table:table-cell>
              <table:table-cell office:value-type="float" office:value="0.0136913945839933">
                <text:p>0.01369139458399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19290351867676">
                <text:p>0.0119290351867676</text:p>
              </table:table-cell>
              <table:table-cell office:value-type="float" office:value="0.01336329415378">
                <text:p>0.013363294153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28140449523926">
                <text:p>0.0128140449523926</text:p>
              </table:table-cell>
              <table:table-cell office:value-type="float" office:value="0.0140987936400616">
                <text:p>0.01409879364006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38499736785889">
                <text:p>0.0138499736785889</text:p>
              </table:table-cell>
              <table:table-cell office:value-type="float" office:value="0.01660394970785">
                <text:p>0.016603949707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38640403747559">
                <text:p>0.0138640403747559</text:p>
              </table:table-cell>
              <table:table-cell office:value-type="float" office:value="0.0172230164941202">
                <text:p>0.01722301649412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29718780517578">
                <text:p>0.0129718780517578</text:p>
              </table:table-cell>
              <table:table-cell office:value-type="float" office:value="0.016520628455507">
                <text:p>0.0165206284555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28178596496582">
                <text:p>0.0128178596496582</text:p>
              </table:table-cell>
              <table:table-cell office:value-type="float" office:value="0.0143536045368497">
                <text:p>0.01435360453684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27460956573486">
                <text:p>0.0127460956573486</text:p>
              </table:table-cell>
              <table:table-cell office:value-type="float" office:value="0.0156947826613396">
                <text:p>0.01569478266133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28169059753418">
                <text:p>0.0128169059753418</text:p>
              </table:table-cell>
              <table:table-cell office:value-type="float" office:value="0.0151403364977849">
                <text:p>0.01514033649778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2814998626709">
                <text:p>0.012814998626709</text:p>
              </table:table-cell>
              <table:table-cell office:value-type="float" office:value="0.0147017282319138">
                <text:p>0.01470172823191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28099918365479">
                <text:p>0.0128099918365479</text:p>
              </table:table-cell>
              <table:table-cell office:value-type="float" office:value="0.014349298618342">
                <text:p>0.0143492986183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19240283966064">
                <text:p>0.0119240283966064</text:p>
              </table:table-cell>
              <table:table-cell office:value-type="float" office:value="0.0146041223869138">
                <text:p>0.01460412238691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29520893096924">
                <text:p>0.0129520893096924</text:p>
              </table:table-cell>
              <table:table-cell office:value-type="float" office:value="0.0142922185375588">
                <text:p>0.01429221853755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29470825195313">
                <text:p>0.0129470825195313</text:p>
              </table:table-cell>
              <table:table-cell office:value-type="float" office:value="0.014204422298222">
                <text:p>0.0142044222982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29470825195313">
                <text:p>0.0129470825195313</text:p>
              </table:table-cell>
              <table:table-cell office:value-type="float" office:value="0.0141075141480732">
                <text:p>0.01410751414807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36799812316895">
                <text:p>0.0136799812316895</text:p>
              </table:table-cell>
              <table:table-cell office:value-type="float" office:value="0.0152680315262607">
                <text:p>0.01526803152626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8560791015625">
                <text:p>0.0118560791015625</text:p>
              </table:table-cell>
              <table:table-cell office:value-type="float" office:value="0.014527429087821">
                <text:p>0.0145274290878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18579864501953">
                <text:p>0.0118579864501953</text:p>
              </table:table-cell>
              <table:table-cell office:value-type="float" office:value="0.0147178496499062">
                <text:p>0.01471784964990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19249820709229">
                <text:p>0.0119249820709229</text:p>
              </table:table-cell>
              <table:table-cell office:value-type="float" office:value="0.0146948212506471">
                <text:p>0.01469482125064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19380950927734">
                <text:p>0.0119380950927734</text:p>
              </table:table-cell>
              <table:table-cell office:value-type="float" office:value="0.0145816774951476">
                <text:p>0.01458167749514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28121376037598">
                <text:p>0.0128121376037598</text:p>
              </table:table-cell>
              <table:table-cell office:value-type="float" office:value="0.0145120540053237">
                <text:p>0.01451205400532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28030776977539">
                <text:p>0.0128030776977539</text:p>
              </table:table-cell>
              <table:table-cell office:value-type="float" office:value="0.0144030488083213">
                <text:p>0.01440304880832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38130187988281">
                <text:p>0.0138130187988281</text:p>
              </table:table-cell>
              <table:table-cell office:value-type="float" office:value="0.0159357171262342">
                <text:p>0.01593571712623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38061046600342">
                <text:p>0.0138061046600342</text:p>
              </table:table-cell>
              <table:table-cell office:value-type="float" office:value="0.0162997730723421">
                <text:p>0.01629977307234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27561092376709">
                <text:p>0.0127561092376709</text:p>
              </table:table-cell>
              <table:table-cell office:value-type="float" office:value="0.0148991036676198">
                <text:p>0.01489910366761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18651390075684">
                <text:p>0.0118651390075684</text:p>
              </table:table-cell>
              <table:table-cell office:value-type="float" office:value="0.0163661844696825">
                <text:p>0.0163661844696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18730068206787">
                <text:p>0.0118730068206787</text:p>
              </table:table-cell>
              <table:table-cell office:value-type="float" office:value="0.0162622249420246">
                <text:p>0.01626222494202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951208114624">
                <text:p>0.011951208114624</text:p>
              </table:table-cell>
              <table:table-cell office:value-type="float" office:value="0.0159884123035049">
                <text:p>0.01598841230350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19519233703613">
                <text:p>0.0119519233703613</text:p>
              </table:table-cell>
              <table:table-cell office:value-type="float" office:value="0.0156819342798036">
                <text:p>0.01568193427980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18870735168457">
                <text:p>0.0118870735168457</text:p>
              </table:table-cell>
              <table:table-cell office:value-type="float" office:value="0.0154209888576558">
                <text:p>0.01542098885765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18808746337891">
                <text:p>0.0118808746337891</text:p>
              </table:table-cell>
              <table:table-cell office:value-type="float" office:value="0.0151447325926455">
                <text:p>0.01514473259264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28860473632813">
                <text:p>0.0128860473632813</text:p>
              </table:table-cell>
              <table:table-cell office:value-type="float" office:value="0.0148171215009474">
                <text:p>0.0148171215009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28939151763916">
                <text:p>0.0128939151763916</text:p>
              </table:table-cell>
              <table:table-cell office:value-type="float" office:value="0.0147118259270158">
                <text:p>0.01471182592701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36709213256836">
                <text:p>0.0136709213256836</text:p>
              </table:table-cell>
              <table:table-cell office:value-type="float" office:value="0.0145184351183024">
                <text:p>0.01451843511830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26798152923584">
                <text:p>0.0126798152923584</text:p>
              </table:table-cell>
              <table:table-cell office:value-type="float" office:value="0.0143450536261287">
                <text:p>0.01434505362612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26950740814209">
                <text:p>0.0126950740814209</text:p>
              </table:table-cell>
              <table:table-cell office:value-type="float" office:value="0.0140694867434366">
                <text:p>0.01406948674343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27661228179932">
                <text:p>0.0127661228179932</text:p>
              </table:table-cell>
              <table:table-cell office:value-type="float" office:value="0.0139256254096257">
                <text:p>0.01392562540962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27718448638916">
                <text:p>0.0127718448638916</text:p>
              </table:table-cell>
              <table:table-cell office:value-type="float" office:value="0.0138014192549595">
                <text:p>0.01380141925495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3700341148609">
                <text:p>0.0137003411486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27861499786377">
                <text:p>0.0127861499786377</text:p>
              </table:table-cell>
              <table:table-cell office:value-type="float" office:value="0.0136088301814264">
                <text:p>0.01360883018142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38130187988281">
                <text:p>0.0138130187988281</text:p>
              </table:table-cell>
              <table:table-cell office:value-type="float" office:value="0.0152487382093955">
                <text:p>0.01524873820939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3728141784668">
                <text:p>0.013728141784668</text:p>
              </table:table-cell>
              <table:table-cell office:value-type="float" office:value="0.0155876467404149">
                <text:p>0.01558764674041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27749443054199">
                <text:p>0.0127749443054199</text:p>
              </table:table-cell>
              <table:table-cell office:value-type="float" office:value="0.0142817087960383">
                <text:p>0.01428170879603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26221179962158">
                <text:p>0.0126221179962158</text:p>
              </table:table-cell>
              <table:table-cell office:value-type="float" office:value="0.0152816014745223">
                <text:p>0.01528160147452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27019882202148">
                <text:p>0.0127019882202148</text:p>
              </table:table-cell>
              <table:table-cell office:value-type="float" office:value="0.0149277639640841">
                <text:p>0.01492776396408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27978324890137">
                <text:p>0.0127978324890137</text:p>
              </table:table-cell>
              <table:table-cell office:value-type="float" office:value="0.0145421388706641">
                <text:p>0.01454213887066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27959251403809">
                <text:p>0.0127959251403809</text:p>
              </table:table-cell>
              <table:table-cell office:value-type="float" office:value="0.0142362317587344">
                <text:p>0.01423623175873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18930339813232">
                <text:p>0.0118930339813232</text:p>
              </table:table-cell>
              <table:table-cell office:value-type="float" office:value="0.0147805003988824">
                <text:p>0.01478050039888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28979682922363">
                <text:p>0.0128979682922363</text:p>
              </table:table-cell>
              <table:table-cell office:value-type="float" office:value="0.0140456924015086">
                <text:p>0.01404569240150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28960609436035">
                <text:p>0.0128960609436035</text:p>
              </table:table-cell>
              <table:table-cell office:value-type="float" office:value="0.0138527944969717">
                <text:p>0.01385279449697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28779411315918">
                <text:p>0.0128779411315918</text:p>
              </table:table-cell>
              <table:table-cell office:value-type="float" office:value="0.0136759225350635">
                <text:p>0.01367592253506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35838985443115">
                <text:p>0.0135838985443115</text:p>
              </table:table-cell>
              <table:table-cell office:value-type="float" office:value="0.0149227011121393">
                <text:p>0.01492270111213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18000507354736">
                <text:p>0.0118000507354736</text:p>
              </table:table-cell>
              <table:table-cell office:value-type="float" office:value="0.0143443847289326">
                <text:p>0.01434438472893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18050575256348">
                <text:p>0.0118050575256348</text:p>
              </table:table-cell>
              <table:table-cell office:value-type="float" office:value="0.0146991716649727">
                <text:p>0.01469917166497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18050575256348">
                <text:p>0.0118050575256348</text:p>
              </table:table-cell>
              <table:table-cell office:value-type="float" office:value="0.0148415595248946">
                <text:p>0.01484155952489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1868953704834">
                <text:p>0.011868953704834</text:p>
              </table:table-cell>
              <table:table-cell office:value-type="float" office:value="0.0147842017136922">
                <text:p>0.01478420171369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27120018005371">
                <text:p>0.0127120018005371</text:p>
              </table:table-cell>
              <table:table-cell office:value-type="float" office:value="0.0145370981448822">
                <text:p>0.01453709814488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27079486846924">
                <text:p>0.0127079486846924</text:p>
              </table:table-cell>
              <table:table-cell office:value-type="float" office:value="0.0143133424117645">
                <text:p>0.01431334241176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2700080871582">
                <text:p>0.012700080871582</text:p>
              </table:table-cell>
              <table:table-cell office:value-type="float" office:value="0.0141074828681859">
                <text:p>0.01410748286818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37319564819336">
                <text:p>0.0137319564819336</text:p>
              </table:table-cell>
              <table:table-cell office:value-type="float" office:value="0.0155824156843139">
                <text:p>0.01558241568431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35540962219238">
                <text:p>0.0135540962219238</text:p>
              </table:table-cell>
              <table:table-cell office:value-type="float" office:value="0.0142514636856118">
                <text:p>0.01425146368561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2502908706665">
                <text:p>0.012502908706665</text:p>
              </table:table-cell>
              <table:table-cell office:value-type="float" office:value="0.015118141866137">
                <text:p>0.0151181418661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24959945678711">
                <text:p>0.0124959945678711</text:p>
              </table:table-cell>
              <table:table-cell office:value-type="float" office:value="0.0147377860081697">
                <text:p>0.014737786008169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25560760498047">
                <text:p>0.0125560760498047</text:p>
              </table:table-cell>
              <table:table-cell office:value-type="float" office:value="0.0143655501971774">
                <text:p>0.01436555019717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25589370727539">
                <text:p>0.0125589370727539</text:p>
              </table:table-cell>
              <table:table-cell office:value-type="float" office:value="0.0140622209840277">
                <text:p>0.01406222098402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26769542694092">
                <text:p>0.0126769542694092</text:p>
              </table:table-cell>
              <table:table-cell office:value-type="float" office:value="0.0137182265839763">
                <text:p>0.01371822658397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267409324646">
                <text:p>0.01267409324646</text:p>
              </table:table-cell>
              <table:table-cell office:value-type="float" office:value="0.0134577993369865">
                <text:p>0.01345779933698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36969089508057">
                <text:p>0.0136969089508057</text:p>
              </table:table-cell>
              <table:table-cell office:value-type="float" office:value="0.0149111775011489">
                <text:p>0.01491117750114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36978626251221">
                <text:p>0.0136978626251221</text:p>
              </table:table-cell>
              <table:table-cell office:value-type="float" office:value="0.0153072416840029">
                <text:p>0.01530724168400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35540962219238">
                <text:p>0.0135540962219238</text:p>
              </table:table-cell>
              <table:table-cell office:value-type="float" office:value="0.0145683089295781">
                <text:p>0.01456830892957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26221179962158">
                <text:p>0.0126221179962158</text:p>
              </table:table-cell>
              <table:table-cell office:value-type="float" office:value="0.0150593564549824">
                <text:p>0.01505935645498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26981735229492">
                <text:p>0.0126981735229492</text:p>
              </table:table-cell>
              <table:table-cell office:value-type="float" office:value="0.0147539694857095">
                <text:p>0.01475396948570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27048492431641">
                <text:p>0.0127048492431641</text:p>
              </table:table-cell>
              <table:table-cell office:value-type="float" office:value="0.0144834744080999">
                <text:p>0.01448347440809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27019882202148">
                <text:p>0.0127019882202148</text:p>
              </table:table-cell>
              <table:table-cell office:value-type="float" office:value="0.0142528833720949">
                <text:p>0.01425288337209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26729011535645">
                <text:p>0.0126729011535645</text:p>
              </table:table-cell>
              <table:table-cell office:value-type="float" office:value="0.0140785437145395">
                <text:p>0.01407854371453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36969089508057">
                <text:p>0.0136969089508057</text:p>
              </table:table-cell>
              <table:table-cell office:value-type="float" office:value="0.015018687524825">
                <text:p>0.0150186875248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37090682983398">
                <text:p>0.0137090682983398</text:p>
              </table:table-cell>
              <table:table-cell office:value-type="float" office:value="0.0152866221634936">
                <text:p>0.01528662216349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37259960174561">
                <text:p>0.0137259960174561</text:p>
              </table:table-cell>
              <table:table-cell office:value-type="float" office:value="0.0154321993958396">
                <text:p>0.01543219939583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28040313720703">
                <text:p>0.0128040313720703</text:p>
              </table:table-cell>
              <table:table-cell office:value-type="float" office:value="0.0146860900387163">
                <text:p>0.01468609003871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26330852508545">
                <text:p>0.0126330852508545</text:p>
              </table:table-cell>
              <table:table-cell office:value-type="float" office:value="0.0153592449820578">
                <text:p>0.01535924498205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26931667327881">
                <text:p>0.0126931667327881</text:p>
              </table:table-cell>
              <table:table-cell office:value-type="float" office:value="0.0151736048597215">
                <text:p>0.01517360485972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26798152923584">
                <text:p>0.0126798152923584</text:p>
              </table:table-cell>
              <table:table-cell office:value-type="float" office:value="0.0149859473483476">
                <text:p>0.01498594734834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26919746398926">
                <text:p>0.0126919746398926</text:p>
              </table:table-cell>
              <table:table-cell office:value-type="float" office:value="0.0147800910506664">
                <text:p>0.01478009105066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19261741638184">
                <text:p>0.0119261741638184</text:p>
              </table:table-cell>
              <table:table-cell office:value-type="float" office:value="0.0152498196340414">
                <text:p>0.01524981963404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9520893096924">
                <text:p>0.0129520893096924</text:p>
              </table:table-cell>
              <table:table-cell office:value-type="float" office:value="0.01434966616246">
                <text:p>0.014349666162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29489898681641">
                <text:p>0.0129489898681641</text:p>
              </table:table-cell>
              <table:table-cell office:value-type="float" office:value="0.0140817268452984">
                <text:p>0.01408172684529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29179954528809">
                <text:p>0.0129179954528809</text:p>
              </table:table-cell>
              <table:table-cell office:value-type="float" office:value="0.0138356249206821">
                <text:p>0.01383562492068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26519203186035">
                <text:p>0.0126519203186035</text:p>
              </table:table-cell>
              <table:table-cell office:value-type="float" office:value="0.0144884877628108">
                <text:p>0.01448848776281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17251873016357">
                <text:p>0.0117251873016357</text:p>
              </table:table-cell>
              <table:table-cell office:value-type="float" office:value="0.0145994898971472">
                <text:p>0.01459948989714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17208957672119">
                <text:p>0.0117208957672119</text:p>
              </table:table-cell>
              <table:table-cell office:value-type="float" office:value="0.0150147094244635">
                <text:p>0.01501470942446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17268562316895">
                <text:p>0.0117268562316895</text:p>
              </table:table-cell>
              <table:table-cell office:value-type="float" office:value="0.0151790501560579">
                <text:p>0.01517905015605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17862224578857">
                <text:p>0.0117862224578857</text:p>
              </table:table-cell>
              <table:table-cell office:value-type="float" office:value="0.0151270722531085">
                <text:p>0.01512707225310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17919445037842">
                <text:p>0.0117919445037842</text:p>
              </table:table-cell>
              <table:table-cell office:value-type="float" office:value="0.0149835534080361">
                <text:p>0.01498355340803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17950439453125">
                <text:p>0.0117950439453125</text:p>
              </table:table-cell>
              <table:table-cell office:value-type="float" office:value="0.0147869193763621">
                <text:p>0.01478691937636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17819309234619">
                <text:p>0.0117819309234619</text:p>
              </table:table-cell>
              <table:table-cell office:value-type="float" office:value="0.0145758560799751">
                <text:p>0.01457585607997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8059387207031">
                <text:p>0.0128059387207031</text:p>
              </table:table-cell>
              <table:table-cell office:value-type="float" office:value="0.0145470302744023">
                <text:p>0.01454703027440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35068893432617">
                <text:p>0.0135068893432617</text:p>
              </table:table-cell>
              <table:table-cell office:value-type="float" office:value="0.0144355233382821">
                <text:p>0.01443552333828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25579833984375">
                <text:p>0.0125579833984375</text:p>
              </table:table-cell>
              <table:table-cell office:value-type="float" office:value="0.0142520899490323">
                <text:p>0.01425208994903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25620365142822">
                <text:p>0.0125620365142822</text:p>
              </table:table-cell>
              <table:table-cell office:value-type="float" office:value="0.0140101542861275">
                <text:p>0.01401015428612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26371383666992">
                <text:p>0.0126371383666992</text:p>
              </table:table-cell>
              <table:table-cell office:value-type="float" office:value="0.0138906199109451">
                <text:p>0.01389061991094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26430988311768">
                <text:p>0.0126430988311768</text:p>
              </table:table-cell>
              <table:table-cell office:value-type="float" office:value="0.0137797097015113">
                <text:p>0.01377970970151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2639045715332">
                <text:p>0.012639045715332</text:p>
              </table:table-cell>
              <table:table-cell office:value-type="float" office:value="0.013666846031547">
                <text:p>0.0136668460315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26349925994873">
                <text:p>0.0126349925994873</text:p>
              </table:table-cell>
              <table:table-cell office:value-type="float" office:value="0.0135561007329259">
                <text:p>0.01355610073292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36611461639404">
                <text:p>0.0136611461639404</text:p>
              </table:table-cell>
              <table:table-cell office:value-type="float" office:value="0.0151571635339663">
                <text:p>0.01515716353396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36599540710449">
                <text:p>0.0136599540710449</text:p>
              </table:table-cell>
              <table:table-cell office:value-type="float" office:value="0.0155826482650633">
                <text:p>0.01558264826506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34880542755127">
                <text:p>0.0134880542755127</text:p>
              </table:table-cell>
              <table:table-cell office:value-type="float" office:value="0.014476902771521">
                <text:p>0.0144769027715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25641822814941">
                <text:p>0.0125641822814941</text:p>
              </table:table-cell>
              <table:table-cell office:value-type="float" office:value="0.0151610145484849">
                <text:p>0.01516101454848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2627124786377">
                <text:p>0.012627124786377</text:p>
              </table:table-cell>
              <table:table-cell office:value-type="float" office:value="0.0147480917218644">
                <text:p>0.01474809172186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26230716705322">
                <text:p>0.0126230716705322</text:p>
              </table:table-cell>
              <table:table-cell office:value-type="float" office:value="0.0144143773765249">
                <text:p>0.01441437737652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26190185546875">
                <text:p>0.0126190185546875</text:p>
              </table:table-cell>
              <table:table-cell office:value-type="float" office:value="0.0141429455104477">
                <text:p>0.01414294551044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26030445098877">
                <text:p>0.0126030445098877</text:p>
              </table:table-cell>
              <table:table-cell office:value-type="float" office:value="0.0139311729201668">
                <text:p>0.01393117292016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36380195617676">
                <text:p>0.0136380195617676</text:p>
              </table:table-cell>
              <table:table-cell office:value-type="float" office:value="0.0149728474180087">
                <text:p>0.01497284741800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3638973236084">
                <text:p>0.013638973236084</text:p>
              </table:table-cell>
              <table:table-cell office:value-type="float" office:value="0.0152576706053647">
                <text:p>0.01525767060536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36291980743408">
                <text:p>0.0136291980743408</text:p>
              </table:table-cell>
              <table:table-cell office:value-type="float" office:value="0.0153830044723159">
                <text:p>0.01538300447231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344895362854">
                <text:p>0.01344895362854</text:p>
              </table:table-cell>
              <table:table-cell office:value-type="float" office:value="0.0147709336706275">
                <text:p>0.01477093367062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25370025634766">
                <text:p>0.0125370025634766</text:p>
              </table:table-cell>
              <table:table-cell office:value-type="float" office:value="0.0153012154451577">
                <text:p>0.01530121544515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25892162322998">
                <text:p>0.0125892162322998</text:p>
              </table:table-cell>
              <table:table-cell office:value-type="float" office:value="0.0151154727833123">
                <text:p>0.01511547278331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5961303710938">
                <text:p>0.0125961303710938</text:p>
              </table:table-cell>
              <table:table-cell office:value-type="float" office:value="0.0149085837728124">
                <text:p>0.01490858377281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5949382781982">
                <text:p>0.0125949382781982</text:p>
              </table:table-cell>
              <table:table-cell office:value-type="float" office:value="0.0147015917721517">
                <text:p>0.01470159177215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2584924697876">
                <text:p>0.012584924697876</text:p>
              </table:table-cell>
              <table:table-cell office:value-type="float" office:value="0.0145086822328141">
                <text:p>0.01450868223281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36039257049561">
                <text:p>0.0136039257049561</text:p>
              </table:table-cell>
              <table:table-cell office:value-type="float" office:value="0.0150760678863454">
                <text:p>0.01507606788634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36098861694336">
                <text:p>0.0136098861694336</text:p>
              </table:table-cell>
              <table:table-cell office:value-type="float" office:value="0.0152370132947791">
                <text:p>0.01523701329477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36239528656006">
                <text:p>0.0136239528656006</text:p>
              </table:table-cell>
              <table:table-cell office:value-type="float" office:value="0.0153076110295845">
                <text:p>0.01530761102958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34210586547852">
                <text:p>0.0134210586547852</text:p>
              </table:table-cell>
              <table:table-cell office:value-type="float" office:value="0.0147374661653145">
                <text:p>0.01473746616531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2531042098999">
                <text:p>0.012531042098999</text:p>
              </table:table-cell>
              <table:table-cell office:value-type="float" office:value="0.0153098977120024">
                <text:p>0.01530989771200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25410556793213">
                <text:p>0.0125410556793213</text:p>
              </table:table-cell>
              <table:table-cell office:value-type="float" office:value="0.0152157972266507">
                <text:p>0.01521579722665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25789642333984">
                <text:p>0.0125789642333984</text:p>
              </table:table-cell>
              <table:table-cell office:value-type="float" office:value="0.0150372881249672">
                <text:p>0.01503728812496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5761032104492">
                <text:p>0.0125761032104492</text:p>
              </table:table-cell>
              <table:table-cell office:value-type="float" office:value="0.0148458223004564">
                <text:p>0.01484582230045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2563943862915">
                <text:p>0.012563943862915</text:p>
              </table:table-cell>
              <table:table-cell office:value-type="float" office:value="0.0146598835606508">
                <text:p>0.01465988356065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25548839569092">
                <text:p>0.0125548839569092</text:p>
              </table:table-cell>
              <table:table-cell office:value-type="float" office:value="0.0144802905648544">
                <text:p>0.01448029056485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35788917541504">
                <text:p>0.0135788917541504</text:p>
              </table:table-cell>
              <table:table-cell office:value-type="float" office:value="0.0150426621551984">
                <text:p>0.0150426621551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35841369628906">
                <text:p>0.0135841369628906</text:p>
              </table:table-cell>
              <table:table-cell office:value-type="float" office:value="0.0152031050583597">
                <text:p>0.01520310505835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2423038482666">
                <text:p>0.012423038482666</text:p>
              </table:table-cell>
              <table:table-cell office:value-type="float" office:value="0.0149681521407433">
                <text:p>0.01496815214074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24919414520264">
                <text:p>0.0124919414520264</text:p>
              </table:table-cell>
              <table:table-cell office:value-type="float" office:value="0.0151633256301056">
                <text:p>0.01516332563010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2505054473877">
                <text:p>0.012505054473877</text:p>
              </table:table-cell>
              <table:table-cell office:value-type="float" office:value="0.0150422657306297">
                <text:p>0.01504226573062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25770568847656">
                <text:p>0.0125770568847656</text:p>
              </table:table-cell>
              <table:table-cell office:value-type="float" office:value="0.0148205302102975">
                <text:p>0.01482053021029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2584924697876">
                <text:p>0.012584924697876</text:p>
              </table:table-cell>
              <table:table-cell office:value-type="float" office:value="0.014598023397185">
                <text:p>0.0145980233971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15399360656738">
                <text:p>0.0115399360656738</text:p>
              </table:table-cell>
              <table:table-cell office:value-type="float" office:value="0.0153034590199035">
                <text:p>0.01530345901990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15518569946289">
                <text:p>0.0115518569946289</text:p>
              </table:table-cell>
              <table:table-cell office:value-type="float" office:value="0.0156383602421571">
                <text:p>0.01563836024215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25792026519775">
                <text:p>0.0125792026519775</text:p>
              </table:table-cell>
              <table:table-cell office:value-type="float" office:value="0.0144166209919149">
                <text:p>0.01441662099191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26051902770996">
                <text:p>0.0126051902770996</text:p>
              </table:table-cell>
              <table:table-cell office:value-type="float" office:value="0.0140264954306355">
                <text:p>0.01402649543063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33228302001953">
                <text:p>0.0133228302001953</text:p>
              </table:table-cell>
              <table:table-cell office:value-type="float" office:value="0.0146061914867372">
                <text:p>0.01460619148673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1674165725708">
                <text:p>0.011674165725708</text:p>
              </table:table-cell>
              <table:table-cell office:value-type="float" office:value="0.0144152419926167">
                <text:p>0.01441524199261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16689205169678">
                <text:p>0.0116689205169678</text:p>
              </table:table-cell>
              <table:table-cell office:value-type="float" office:value="0.0145892878482236">
                <text:p>0.01458928784822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16829872131348">
                <text:p>0.0116829872131348</text:p>
              </table:table-cell>
              <table:table-cell office:value-type="float" office:value="0.0145999356027178">
                <text:p>0.01459993560271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17270946502686">
                <text:p>0.0117270946502686</text:p>
              </table:table-cell>
              <table:table-cell office:value-type="float" office:value="0.0144771745469381">
                <text:p>0.01447717454693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24890804290771">
                <text:p>0.0124890804290771</text:p>
              </table:table-cell>
              <table:table-cell office:value-type="float" office:value="0.0142416523248429">
                <text:p>0.0142416523248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24850273132324">
                <text:p>0.0124850273132324</text:p>
              </table:table-cell>
              <table:table-cell office:value-type="float" office:value="0.014027763239525">
                <text:p>0.0140277632395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24721527099609">
                <text:p>0.0124721527099609</text:p>
              </table:table-cell>
              <table:table-cell office:value-type="float" office:value="0.013824704100908">
                <text:p>0.0138247041009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34768486022949">
                <text:p>0.0134768486022949</text:p>
              </table:table-cell>
              <table:table-cell office:value-type="float" office:value="0.0152522082458452">
                <text:p>0.01525220824584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34007930755615">
                <text:p>0.0134007930755615</text:p>
              </table:table-cell>
              <table:table-cell office:value-type="float" office:value="0.0151570384625637">
                <text:p>0.01515703846256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16081237792969">
                <text:p>0.0116081237792969</text:p>
              </table:table-cell>
              <table:table-cell office:value-type="float" office:value="0.015399106014835">
                <text:p>0.0153991060148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16169452667236">
                <text:p>0.0116169452667236</text:p>
              </table:table-cell>
              <table:table-cell office:value-type="float" office:value="0.0153693206793756">
                <text:p>0.01536932067937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16660594940186">
                <text:p>0.0116660594940186</text:p>
              </table:table-cell>
              <table:table-cell office:value-type="float" office:value="0.0151895373724519">
                <text:p>0.01518953737245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16679668426514">
                <text:p>0.0116679668426514</text:p>
              </table:table-cell>
              <table:table-cell office:value-type="float" office:value="0.0149597769635285">
                <text:p>0.01495977696352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5341415405273">
                <text:p>0.0125341415405273</text:p>
              </table:table-cell>
              <table:table-cell office:value-type="float" office:value="0.0146684795940751">
                <text:p>0.01466847959407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25331878662109">
                <text:p>0.0125331878662109</text:p>
              </table:table-cell>
              <table:table-cell office:value-type="float" office:value="0.014409544747592">
                <text:p>0.0144095447475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35560035705566">
                <text:p>0.0135560035705566</text:p>
              </table:table-cell>
              <table:table-cell office:value-type="float" office:value="0.0157673103515396">
                <text:p>0.01576731035153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35579109191895">
                <text:p>0.0135579109191895</text:p>
              </table:table-cell>
              <table:table-cell office:value-type="float" office:value="0.0161008437089862">
                <text:p>0.01610084370898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25250816345215">
                <text:p>0.0125250816345215</text:p>
              </table:table-cell>
              <table:table-cell office:value-type="float" office:value="0.0143047524650143">
                <text:p>0.01430475246501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24571323394775">
                <text:p>0.0124571323394775</text:p>
              </table:table-cell>
              <table:table-cell office:value-type="float" office:value="0.015431673151309">
                <text:p>0.015431673151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24590396881104">
                <text:p>0.0124590396881104</text:p>
              </table:table-cell>
              <table:table-cell office:value-type="float" office:value="0.0148979066424099">
                <text:p>0.01489790664240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25188827514648">
                <text:p>0.0125188827514648</text:p>
              </table:table-cell>
              <table:table-cell office:value-type="float" office:value="0.0144190450981879">
                <text:p>0.01441904509818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25229358673096">
                <text:p>0.0125229358673096</text:p>
              </table:table-cell>
              <table:table-cell office:value-type="float" office:value="0.0140418656600929">
                <text:p>0.01404186566009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1652946472168">
                <text:p>0.011652946472168</text:p>
              </table:table-cell>
              <table:table-cell office:value-type="float" office:value="0.0145081158185675">
                <text:p>0.01450811581856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1652946472168">
                <text:p>0.011652946472168</text:p>
              </table:table-cell>
              <table:table-cell office:value-type="float" office:value="0.0147248684429915">
                <text:p>0.01472486844299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26838684082031">
                <text:p>0.0126838684082031</text:p>
              </table:table-cell>
              <table:table-cell office:value-type="float" office:value="0.0141520717614057">
                <text:p>0.01415207176140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26810073852539">
                <text:p>0.0126810073852539</text:p>
              </table:table-cell>
              <table:table-cell office:value-type="float" office:value="0.0140027750440571">
                <text:p>0.01400277504405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24659538269043">
                <text:p>0.0124659538269043</text:p>
              </table:table-cell>
              <table:table-cell office:value-type="float" office:value="0.0137724131791291">
                <text:p>0.01377241317912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24239921569824">
                <text:p>0.0124239921569824</text:p>
              </table:table-cell>
              <table:table-cell office:value-type="float" office:value="0.0136514434053183">
                <text:p>0.01365144340531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2423038482666">
                <text:p>0.012423038482666</text:p>
              </table:table-cell>
              <table:table-cell office:value-type="float" office:value="0.0133833586309124">
                <text:p>0.01338335863091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24859809875488">
                <text:p>0.0124859809875488</text:p>
              </table:table-cell>
              <table:table-cell office:value-type="float" office:value="0.0131875360457801">
                <text:p>0.01318753604578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24859809875488">
                <text:p>0.0124859809875488</text:p>
              </table:table-cell>
              <table:table-cell office:value-type="float" office:value="0.0130371038787173">
                <text:p>0.013037103878717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16100311279297">
                <text:p>0.0116100311279297</text:p>
              </table:table-cell>
              <table:table-cell office:value-type="float" office:value="0.01363770311091">
                <text:p>0.013637703110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16090774536133">
                <text:p>0.0116090774536133</text:p>
              </table:table-cell>
              <table:table-cell office:value-type="float" office:value="0.0139693160725952">
                <text:p>0.01396931607259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26299858093262">
                <text:p>0.0126299858093262</text:p>
              </table:table-cell>
              <table:table-cell office:value-type="float" office:value="0.0137869047807595">
                <text:p>0.0137869047807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26290321350098">
                <text:p>0.0126290321350098</text:p>
              </table:table-cell>
              <table:table-cell office:value-type="float" office:value="0.0137591882928662">
                <text:p>0.01375918829286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24590396881104">
                <text:p>0.0124590396881104</text:p>
              </table:table-cell>
              <table:table-cell office:value-type="float" office:value="0.0139192221867926">
                <text:p>0.01391922218679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15489959716797">
                <text:p>0.0115489959716797</text:p>
              </table:table-cell>
              <table:table-cell office:value-type="float" office:value="0.0141272102635788">
                <text:p>0.01412721026357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15540027618408">
                <text:p>0.0115540027618408</text:p>
              </table:table-cell>
              <table:table-cell office:value-type="float" office:value="0.014283774543846">
                <text:p>0.0142837745438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16260051727295">
                <text:p>0.0116260051727295</text:p>
              </table:table-cell>
              <table:table-cell office:value-type="float" office:value="0.0142382123750562">
                <text:p>0.01423821237505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16310119628906">
                <text:p>0.0116310119628906</text:p>
              </table:table-cell>
              <table:table-cell office:value-type="float" office:value="0.0141222997853241">
                <text:p>0.01412229978532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16190910339356">
                <text:p>0.0116190910339356</text:p>
              </table:table-cell>
              <table:table-cell office:value-type="float" office:value="0.0139788102166971">
                <text:p>0.01397881021669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16209983825684">
                <text:p>0.0116209983825684</text:p>
              </table:table-cell>
              <table:table-cell office:value-type="float" office:value="0.0138092350327706">
                <text:p>0.01380923503277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26309394836426">
                <text:p>0.0126309394836426</text:p>
              </table:table-cell>
              <table:table-cell office:value-type="float" office:value="0.0141391578235094">
                <text:p>0.01413915782350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26221179962158">
                <text:p>0.0126221179962158</text:p>
              </table:table-cell>
              <table:table-cell office:value-type="float" office:value="0.0142264345886289">
                <text:p>0.01422643458862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24280452728271">
                <text:p>0.0124280452728271</text:p>
              </table:table-cell>
              <table:table-cell office:value-type="float" office:value="0.0137201655417776">
                <text:p>0.01372016554177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24058723449707">
                <text:p>0.0124058723449707</text:p>
              </table:table-cell>
              <table:table-cell office:value-type="float" office:value="0.0139902987145749">
                <text:p>0.01399029871457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24609470367432">
                <text:p>0.0124609470367432</text:p>
              </table:table-cell>
              <table:table-cell office:value-type="float" office:value="0.0138477802514209">
                <text:p>0.01384778025142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24678611755371">
                <text:p>0.0124678611755371</text:p>
              </table:table-cell>
              <table:table-cell office:value-type="float" office:value="0.0137186923781605">
                <text:p>0.01371869237816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24638080596924">
                <text:p>0.0124638080596924</text:p>
              </table:table-cell>
              <table:table-cell office:value-type="float" office:value="0.0135903302309261">
                <text:p>0.01359033023092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15790367126465">
                <text:p>0.0115790367126465</text:p>
              </table:table-cell>
              <table:table-cell office:value-type="float" office:value="0.0138743458178524">
                <text:p>0.01387434581785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26039981842041">
                <text:p>0.0126039981842041</text:p>
              </table:table-cell>
              <table:table-cell office:value-type="float" office:value="0.0137765530024979">
                <text:p>0.01377655300249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25908851623535">
                <text:p>0.0125908851623535</text:p>
              </table:table-cell>
              <table:table-cell office:value-type="float" office:value="0.013762162785942">
                <text:p>0.0137621627859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25970840454102">
                <text:p>0.0125970840454102</text:p>
              </table:table-cell>
              <table:table-cell office:value-type="float" office:value="0.0137230905240288">
                <text:p>0.01372309052402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24189853668213">
                <text:p>0.0124189853668213</text:p>
              </table:table-cell>
              <table:table-cell office:value-type="float" office:value="0.013909729383539">
                <text:p>0.0139097293835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1516809463501">
                <text:p>0.011516809463501</text:p>
              </table:table-cell>
              <table:table-cell office:value-type="float" office:value="0.0141031070624225">
                <text:p>0.01410310706242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15330219268799">
                <text:p>0.0115330219268799</text:p>
              </table:table-cell>
              <table:table-cell office:value-type="float" office:value="0.0142574852103205">
                <text:p>0.01425748521032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15959644317627">
                <text:p>0.0115959644317627</text:p>
              </table:table-cell>
              <table:table-cell office:value-type="float" office:value="0.0142185817004986">
                <text:p>0.0142185817004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16000175476074">
                <text:p>0.0116000175476074</text:p>
              </table:table-cell>
              <table:table-cell office:value-type="float" office:value="0.0141075480061658">
                <text:p>0.01410754800616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15752220153809">
                <text:p>0.0115752220153809</text:p>
              </table:table-cell>
              <table:table-cell office:value-type="float" office:value="0.0139780179081282">
                <text:p>0.01397801790812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15711688995361">
                <text:p>0.0115711688995361</text:p>
              </table:table-cell>
              <table:table-cell office:value-type="float" office:value="0.0138214728860068">
                <text:p>0.01382147288600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2584924697876">
                <text:p>0.012584924697876</text:p>
              </table:table-cell>
              <table:table-cell office:value-type="float" office:value="0.0141077437069587">
                <text:p>0.01410774370695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25927925109863">
                <text:p>0.0125927925109863</text:p>
              </table:table-cell>
              <table:table-cell office:value-type="float" office:value="0.0141989538024181">
                <text:p>0.01419895380241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23729705810547">
                <text:p>0.0123729705810547</text:p>
              </table:table-cell>
              <table:table-cell office:value-type="float" office:value="0.0137575278957003">
                <text:p>0.01375752789570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24101638793945">
                <text:p>0.0124101638793945</text:p>
              </table:table-cell>
              <table:table-cell office:value-type="float" office:value="0.0140031606766653">
                <text:p>0.01400316067666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24938488006592">
                <text:p>0.0124938488006592</text:p>
              </table:table-cell>
              <table:table-cell office:value-type="float" office:value="0.0139190358243981">
                <text:p>0.01391903582439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24919414520264">
                <text:p>0.0124919414520264</text:p>
              </table:table-cell>
              <table:table-cell office:value-type="float" office:value="0.013817146028394">
                <text:p>0.0138171460283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24950408935547">
                <text:p>0.0124950408935547</text:p>
              </table:table-cell>
              <table:table-cell office:value-type="float" office:value="0.0137123550784741">
                <text:p>0.01371235507847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1538028717041">
                <text:p>0.011538028717041</text:p>
              </table:table-cell>
              <table:table-cell office:value-type="float" office:value="0.01399145993618">
                <text:p>0.013991459936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25408172607422">
                <text:p>0.0125408172607422</text:p>
              </table:table-cell>
              <table:table-cell office:value-type="float" office:value="0.0137495700927013">
                <text:p>0.01374957009270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25529766082764">
                <text:p>0.0125529766082764</text:p>
              </table:table-cell>
              <table:table-cell office:value-type="float" office:value="0.0137202535244604">
                <text:p>0.01372025352446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25541687011719">
                <text:p>0.0125541687011719</text:p>
              </table:table-cell>
              <table:table-cell office:value-type="float" office:value="0.013665878227429">
                <text:p>0.0136658782274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22251510620117">
                <text:p>0.0122251510620117</text:p>
              </table:table-cell>
              <table:table-cell office:value-type="float" office:value="0.0139626661779428">
                <text:p>0.01396266617794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14760398864746">
                <text:p>0.0114760398864746</text:p>
              </table:table-cell>
              <table:table-cell office:value-type="float" office:value="0.0140645244113352">
                <text:p>0.01406452441133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1476993560791">
                <text:p>0.011476993560791</text:p>
              </table:table-cell>
              <table:table-cell office:value-type="float" office:value="0.014244411363095">
                <text:p>0.0142444113630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14808082580566">
                <text:p>0.0114808082580566</text:p>
              </table:table-cell>
              <table:table-cell office:value-type="float" office:value="0.0142726425087579">
                <text:p>0.01427264250875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14021301269531">
                <text:p>0.0114021301269531</text:p>
              </table:table-cell>
              <table:table-cell office:value-type="float" office:value="0.0142727677424803">
                <text:p>0.01427276774248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13770961761475">
                <text:p>0.0113770961761475</text:p>
              </table:table-cell>
              <table:table-cell office:value-type="float" office:value="0.0142050472085804">
                <text:p>0.014205047208580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1375904083252">
                <text:p>0.011375904083252</text:p>
              </table:table-cell>
              <table:table-cell office:value-type="float" office:value="0.0140732752197286">
                <text:p>0.01407327521972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25629901885986">
                <text:p>0.0125629901885986</text:p>
              </table:table-cell>
              <table:table-cell office:value-type="float" office:value="0.0142158506643084">
                <text:p>0.01421585066430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25541687011719">
                <text:p>0.0125541687011719</text:p>
              </table:table-cell>
              <table:table-cell office:value-type="float" office:value="0.0143204269202647">
                <text:p>0.01432042692026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23610496520996">
                <text:p>0.0123610496520996</text:p>
              </table:table-cell>
              <table:table-cell office:value-type="float" office:value="0.0135892756046148">
                <text:p>0.01358927560461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14600658416748">
                <text:p>0.0114600658416748</text:p>
              </table:table-cell>
              <table:table-cell office:value-type="float" office:value="0.0142512060274684">
                <text:p>0.01425120602746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14600658416748">
                <text:p>0.0114600658416748</text:p>
              </table:table-cell>
              <table:table-cell office:value-type="float" office:value="0.0141185566857648">
                <text:p>0.01411855668576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15208625793457">
                <text:p>0.0115208625793457</text:p>
              </table:table-cell>
              <table:table-cell office:value-type="float" office:value="0.0138952305709319">
                <text:p>0.01389523057093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1523962020874">
                <text:p>0.011523962020874</text:p>
              </table:table-cell>
              <table:table-cell office:value-type="float" office:value="0.0136717617969985">
                <text:p>0.01367176179699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15129947662354">
                <text:p>0.0115129947662354</text:p>
              </table:table-cell>
              <table:table-cell office:value-type="float" office:value="0.0134675880189097">
                <text:p>0.01346758801890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1509895324707">
                <text:p>0.011509895324707</text:p>
              </table:table-cell>
              <table:table-cell office:value-type="float" office:value="0.0132752299492301">
                <text:p>0.013275229949230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25460624694824">
                <text:p>0.0125460624694824</text:p>
              </table:table-cell>
              <table:table-cell office:value-type="float" office:value="0.0139651254245006">
                <text:p>0.01396512542450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25331878662109">
                <text:p>0.0125331878662109</text:p>
              </table:table-cell>
              <table:table-cell office:value-type="float" office:value="0.014152947222776">
                <text:p>0.0141529472227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30200386047363">
                <text:p>0.0130200386047363</text:p>
              </table:table-cell>
              <table:table-cell office:value-type="float" office:value="0.0144037870751209">
                <text:p>0.01440378707512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14288330078125">
                <text:p>0.0114288330078125</text:p>
              </table:table-cell>
              <table:table-cell office:value-type="float" office:value="0.0141002859234046">
                <text:p>0.01410028592340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14378929138184">
                <text:p>0.0114378929138184</text:p>
              </table:table-cell>
              <table:table-cell office:value-type="float" office:value="0.0139743166243248">
                <text:p>0.01397431662432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15020275115967">
                <text:p>0.0115020275115967</text:p>
              </table:table-cell>
              <table:table-cell office:value-type="float" office:value="0.0137562682577943">
                <text:p>0.01375626825779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14998817443848">
                <text:p>0.0114998817443848</text:p>
              </table:table-cell>
              <table:table-cell office:value-type="float" office:value="0.0135446065402504">
                <text:p>0.01354460654025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21791362762451">
                <text:p>0.0121791362762451</text:p>
              </table:table-cell>
              <table:table-cell office:value-type="float" office:value="0.0135577351531045">
                <text:p>0.013557735153104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21779441833496">
                <text:p>0.0121779441833496</text:p>
              </table:table-cell>
              <table:table-cell office:value-type="float" office:value="0.0135219284858806">
                <text:p>0.013521928485880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31921768188477">
                <text:p>0.0131921768188477</text:p>
              </table:table-cell>
              <table:table-cell office:value-type="float" office:value="0.0151329201254856">
                <text:p>0.01513292012548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3185977935791">
                <text:p>0.013185977935791</text:p>
              </table:table-cell>
              <table:table-cell office:value-type="float" office:value="0.0155437917180163">
                <text:p>0.015543791718016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31640434265137">
                <text:p>0.0131640434265137</text:p>
              </table:table-cell>
              <table:table-cell office:value-type="float" office:value="0.0139249073327012">
                <text:p>0.01392490733270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22449398040771">
                <text:p>0.0122449398040771</text:p>
              </table:table-cell>
              <table:table-cell office:value-type="float" office:value="0.014767938605261">
                <text:p>0.0147679386052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23109817504883">
                <text:p>0.0123109817504883</text:p>
              </table:table-cell>
              <table:table-cell office:value-type="float" office:value="0.0141782342416117">
                <text:p>0.01417823424161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23140811920166">
                <text:p>0.0123140811920166</text:p>
              </table:table-cell>
              <table:table-cell office:value-type="float" office:value="0.0137363759843385">
                <text:p>0.01373637598433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23260021209717">
                <text:p>0.0123260021209717</text:p>
              </table:table-cell>
              <table:table-cell office:value-type="float" office:value="0.0134153708358174">
                <text:p>0.013415370835817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23238563537598">
                <text:p>0.0123238563537598</text:p>
              </table:table-cell>
              <table:table-cell office:value-type="float" office:value="0.0131682544466481">
                <text:p>0.01316825444664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33490562438965">
                <text:p>0.0133490562438965</text:p>
              </table:table-cell>
              <table:table-cell office:value-type="float" office:value="0.0146058232116608">
                <text:p>0.01460582321166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33450031280518">
                <text:p>0.0133450031280518</text:p>
              </table:table-cell>
              <table:table-cell office:value-type="float" office:value="0.0150088405341601">
                <text:p>0.01500884053416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33380889892578">
                <text:p>0.0133380889892578</text:p>
              </table:table-cell>
              <table:table-cell office:value-type="float" office:value="0.0152135473269662">
                <text:p>0.015213547326966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31559371948242">
                <text:p>0.0131559371948242</text:p>
              </table:table-cell>
              <table:table-cell office:value-type="float" office:value="0.0158029308895305">
                <text:p>0.01580293088953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113980770111084">
                <text:p>0.0113980770111084</text:p>
              </table:table-cell>
              <table:table-cell office:value-type="float" office:value="0.0157419992095092">
                <text:p>0.015741999209509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14419460296631">
                <text:p>0.0114419460296631</text:p>
              </table:table-cell>
              <table:table-cell office:value-type="float" office:value="0.0159146627974927">
                <text:p>0.01591466279749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14519596099854">
                <text:p>0.0114519596099854</text:p>
              </table:table-cell>
              <table:table-cell office:value-type="float" office:value="0.0158794389953302">
                <text:p>0.01587943899533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14600658416748">
                <text:p>0.0114600658416748</text:p>
              </table:table-cell>
              <table:table-cell office:value-type="float" office:value="0.0157108716916408">
                <text:p>0.01571087169164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1476993560791">
                <text:p>0.011476993560791</text:p>
              </table:table-cell>
              <table:table-cell office:value-type="float" office:value="0.0154525999615565">
                <text:p>0.01545259996155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33380889892578">
                <text:p>0.0133380889892578</text:p>
              </table:table-cell>
              <table:table-cell office:value-type="float" office:value="0.0161550377767917">
                <text:p>0.016155037776791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33318901062012">
                <text:p>0.0133318901062012</text:p>
              </table:table-cell>
              <table:table-cell office:value-type="float" office:value="0.0162911045285078">
                <text:p>0.016291104528507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332688331604">
                <text:p>0.01332688331604</text:p>
              </table:table-cell>
              <table:table-cell office:value-type="float" office:value="0.016282290244693">
                <text:p>0.0162822902446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37970447540283">
                <text:p>0.0137970447540283</text:p>
              </table:table-cell>
              <table:table-cell office:value-type="float" office:value="0.0151652823224801">
                <text:p>0.01516528232248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22289657592773">
                <text:p>0.0122289657592773</text:p>
              </table:table-cell>
              <table:table-cell office:value-type="float" office:value="0.0156803452279822">
                <text:p>0.01568034522798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122458934783936">
                <text:p>0.0122458934783936</text:p>
              </table:table-cell>
              <table:table-cell office:value-type="float" office:value="0.0151626514481419">
                <text:p>0.01516265144814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23050212860107">
                <text:p>0.0123050212860107</text:p>
              </table:table-cell>
              <table:table-cell office:value-type="float" office:value="0.0146800293869021">
                <text:p>0.014680029386902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22919082641602">
                <text:p>0.0122919082641602</text:p>
              </table:table-cell>
              <table:table-cell office:value-type="float" office:value="0.0143005635501799">
                <text:p>0.014300563550179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21240615844727">
                <text:p>0.0121240615844727</text:p>
              </table:table-cell>
              <table:table-cell office:value-type="float" office:value="0.0141356344618694">
                <text:p>0.014135634461869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21181011199951">
                <text:p>0.0121181011199951</text:p>
              </table:table-cell>
              <table:table-cell office:value-type="float" office:value="0.0139697535016648">
                <text:p>0.01396975350166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39780044555664">
                <text:p>0.0139780044555664</text:p>
              </table:table-cell>
              <table:table-cell office:value-type="float" office:value="0.0161106703513563">
                <text:p>0.01611067035135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39801502227783">
                <text:p>0.0139801502227783</text:p>
              </table:table-cell>
              <table:table-cell office:value-type="float" office:value="0.0166668494241763">
                <text:p>0.01666684942417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22928619384766">
                <text:p>0.0122928619384766</text:p>
              </table:table-cell>
              <table:table-cell office:value-type="float" office:value="0.0145226647116865">
                <text:p>0.01452266471168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22139453887939">
                <text:p>0.0122139453887939</text:p>
              </table:table-cell>
              <table:table-cell office:value-type="float" office:value="0.0163156936104781">
                <text:p>0.016315693610478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122730731964111">
                <text:p>0.0122730731964111</text:p>
              </table:table-cell>
              <table:table-cell office:value-type="float" office:value="0.0159053311441459">
                <text:p>0.01590533114414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122749805450439">
                <text:p>0.0122749805450439</text:p>
              </table:table-cell>
              <table:table-cell office:value-type="float" office:value="0.0155208537846951">
                <text:p>0.01552085378469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51591795610612">
                <text:p>0.01515917956106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122981071472168">
                <text:p>0.0122981071472168</text:p>
              </table:table-cell>
              <table:table-cell office:value-type="float" office:value="0.0148196743954675">
                <text:p>0.01481967439546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24800205230713">
                <text:p>0.0124800205230713</text:p>
              </table:table-cell>
              <table:table-cell office:value-type="float" office:value="0.014094307008522">
                <text:p>0.0140943070085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124680995941162">
                <text:p>0.0124680995941162</text:p>
              </table:table-cell>
              <table:table-cell office:value-type="float" office:value="0.0137731816259857">
                <text:p>0.01377318162598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124671459197998">
                <text:p>0.0124671459197998</text:p>
              </table:table-cell>
              <table:table-cell office:value-type="float" office:value="0.0135224937452271">
                <text:p>0.01352249374522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38068307518779">
                <text:p>0.013806830751877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22640132904053">
                <text:p>0.0122640132904053</text:p>
              </table:table-cell>
              <table:table-cell office:value-type="float" office:value="0.013502741254655">
                <text:p>0.0135027412546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22721195220947">
                <text:p>0.0122721195220947</text:p>
              </table:table-cell>
              <table:table-cell office:value-type="float" office:value="0.0134439754811059">
                <text:p>0.013443975481105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123329162597656">
                <text:p>0.0123329162597656</text:p>
              </table:table-cell>
              <table:table-cell office:value-type="float" office:value="0.0133155927980332">
                <text:p>0.013315592798033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123331546783447">
                <text:p>0.0123331546783447</text:p>
              </table:table-cell>
              <table:table-cell office:value-type="float" office:value="0.0132004244041892">
                <text:p>0.01320042440418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114219188690186">
                <text:p>0.0114219188690186</text:p>
              </table:table-cell>
              <table:table-cell office:value-type="float" office:value="0.0138950742999568">
                <text:p>0.01389507429995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14061832427979">
                <text:p>0.0114061832427979</text:p>
              </table:table-cell>
              <table:table-cell office:value-type="float" office:value="0.0142874208597806">
                <text:p>0.014287420859780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32589340209961">
                <text:p>0.0132589340209961</text:p>
              </table:table-cell>
              <table:table-cell office:value-type="float" office:value="0.0145964164115265">
                <text:p>0.01459641641152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32579803466797">
                <text:p>0.0132579803466797</text:p>
              </table:table-cell>
              <table:table-cell office:value-type="float" office:value="0.0150717127923608">
                <text:p>0.015071712792360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31189823150635">
                <text:p>0.0131189823150635</text:p>
              </table:table-cell>
              <table:table-cell office:value-type="float" office:value="0.013991677377041">
                <text:p>0.01399167737704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21688842773438">
                <text:p>0.0121688842773438</text:p>
              </table:table-cell>
              <table:table-cell office:value-type="float" office:value="0.0146600951699327">
                <text:p>0.014660095169932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22301578521729">
                <text:p>0.0122301578521729</text:p>
              </table:table-cell>
              <table:table-cell office:value-type="float" office:value="0.0142585063868454">
                <text:p>0.01425850638684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22530460357666">
                <text:p>0.0122530460357666</text:p>
              </table:table-cell>
              <table:table-cell office:value-type="float" office:value="0.0139115506955913">
                <text:p>0.01391155069559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122520923614502">
                <text:p>0.0122520923614502</text:p>
              </table:table-cell>
              <table:table-cell office:value-type="float" office:value="0.0136328672176131">
                <text:p>0.01363286721761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122790336608887">
                <text:p>0.0122790336608887</text:p>
              </table:table-cell>
              <table:table-cell office:value-type="float" office:value="0.0133832583339262">
                <text:p>0.01338325833392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33111476898193">
                <text:p>0.0133111476898193</text:p>
              </table:table-cell>
              <table:table-cell office:value-type="float" office:value="0.0145798666999987">
                <text:p>0.014579866699998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12437105178833">
                <text:p>0.012437105178833</text:p>
              </table:table-cell>
              <table:table-cell office:value-type="float" office:value="0.0141743621817084">
                <text:p>0.014174362181708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24471187591553">
                <text:p>0.0124471187591553</text:p>
              </table:table-cell>
              <table:table-cell office:value-type="float" office:value="0.0138451986774586">
                <text:p>0.01384519867745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30360126495361">
                <text:p>0.0130360126495361</text:p>
              </table:table-cell>
              <table:table-cell office:value-type="float" office:value="0.0141846416169967">
                <text:p>0.01418464161699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21572017669678">
                <text:p>0.0121572017669678</text:p>
              </table:table-cell>
              <table:table-cell office:value-type="float" office:value="0.0138391724985117">
                <text:p>0.01383917249851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122230052947998">
                <text:p>0.0122230052947998</text:p>
              </table:table-cell>
              <table:table-cell office:value-type="float" office:value="0.0137250781463641">
                <text:p>0.01372507814636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122289657592773">
                <text:p>0.0122289657592773</text:p>
              </table:table-cell>
              <table:table-cell office:value-type="float" office:value="0.0135980485447379">
                <text:p>0.013598048544737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130600929260254">
                <text:p>0.0130600929260254</text:p>
              </table:table-cell>
              <table:table-cell office:value-type="float" office:value="0.0140226997128792">
                <text:p>0.01402269971287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122060775756836">
                <text:p>0.0122060775756836</text:p>
              </table:table-cell>
              <table:table-cell office:value-type="float" office:value="0.013900278865793">
                <text:p>0.0139002788657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132308006286621">
                <text:p>0.0132308006286621</text:p>
              </table:table-cell>
              <table:table-cell office:value-type="float" office:value="0.0145544964937576">
                <text:p>0.014554496493757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3232946395874">
                <text:p>0.013232946395874</text:p>
              </table:table-cell>
              <table:table-cell office:value-type="float" office:value="0.0147582622489612">
                <text:p>0.014758262248961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123920440673828">
                <text:p>0.0123920440673828</text:p>
              </table:table-cell>
              <table:table-cell office:value-type="float" office:value="0.0145118003834854">
                <text:p>0.014511800383485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121879577636719">
                <text:p>0.0121879577636719</text:p>
              </table:table-cell>
              <table:table-cell office:value-type="float" office:value="0.0141780282378648">
                <text:p>0.01417802823786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44963973649802">
                <text:p>0.01449639736498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122020244598389">
                <text:p>0.0122020244598389</text:p>
              </table:table-cell>
              <table:table-cell office:value-type="float" office:value="0.0143666231429175">
                <text:p>0.014366623142917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22039318084717">
                <text:p>0.0122039318084717</text:p>
              </table:table-cell>
              <table:table-cell office:value-type="float" office:value="0.0142121461707889">
                <text:p>0.014212146170788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122001171112061">
                <text:p>0.0122001171112061</text:p>
              </table:table-cell>
              <table:table-cell office:value-type="float" office:value="0.0140513518191145">
                <text:p>0.014051351819114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113480091094971">
                <text:p>0.0113480091094971</text:p>
              </table:table-cell>
              <table:table-cell office:value-type="float" office:value="0.0146335739427014">
                <text:p>0.01463357394270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123970508575439">
                <text:p>0.0123970508575439</text:p>
              </table:table-cell>
              <table:table-cell office:value-type="float" office:value="0.0138096700908099">
                <text:p>0.01380967009080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24149322509766">
                <text:p>0.0124149322509766</text:p>
              </table:table-cell>
              <table:table-cell office:value-type="float" office:value="0.0135439072733773">
                <text:p>0.01354390727337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24130249023438">
                <text:p>0.0124130249023438</text:p>
              </table:table-cell>
              <table:table-cell office:value-type="float" office:value="0.0133320741877752">
                <text:p>0.013332074187775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131471157073975">
                <text:p>0.0131471157073975</text:p>
              </table:table-cell>
              <table:table-cell office:value-type="float" office:value="0.0134716318349747">
                <text:p>0.01347163183497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121791362762451">
                <text:p>0.0121791362762451</text:p>
              </table:table-cell>
              <table:table-cell office:value-type="float" office:value="0.0132272159687028">
                <text:p>0.01322721596870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21831893920898">
                <text:p>0.0121831893920898</text:p>
              </table:table-cell>
              <table:table-cell office:value-type="float" office:value="0.0131221037956831">
                <text:p>0.01312210379568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22909545898438">
                <text:p>0.0122909545898438</text:p>
              </table:table-cell>
              <table:table-cell office:value-type="float" office:value="0.012929488308992">
                <text:p>0.0129294883089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23109817504883">
                <text:p>0.0123109817504883</text:p>
              </table:table-cell>
              <table:table-cell office:value-type="float" office:value="0.0127820601721013">
                <text:p>0.01278206017210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23140811920166">
                <text:p>0.0123140811920166</text:p>
              </table:table-cell>
              <table:table-cell office:value-type="float" office:value="0.0126740761283108">
                <text:p>0.012674076128310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23209953308106">
                <text:p>0.0123209953308106</text:p>
              </table:table-cell>
              <table:table-cell office:value-type="float" office:value="0.0125997401639572">
                <text:p>0.01259974016395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365972518920898">
                <text:p>0.000365972518920898</text:p>
              </table:table-cell>
              <table:table-cell office:value-type="float" office:value="0.0237470743346953">
                <text:p>0.02374707433469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131549835205078">
                <text:p>0.0131549835205078</text:p>
              </table:table-cell>
              <table:table-cell office:value-type="float" office:value="0.0253770129653276">
                <text:p>0.025377012965327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360965728759766">
                <text:p>0.000360965728759766</text:p>
              </table:table-cell>
              <table:table-cell office:value-type="float" office:value="0.029764054984785">
                <text:p>0.0297640549847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47609710693359">
                <text:p>0.0147609710693359</text:p>
              </table:table-cell>
              <table:table-cell office:value-type="float" office:value="0.0260439140398117">
                <text:p>0.02604391403981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22079849243164">
                <text:p>0.0122079849243164</text:p>
              </table:table-cell>
              <table:table-cell office:value-type="float" office:value="0.0228697637260707">
                <text:p>0.022869763726070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23322010040283">
                <text:p>0.0123322010040283</text:p>
              </table:table-cell>
              <table:table-cell office:value-type="float" office:value="0.0278071462127182">
                <text:p>0.02780714621271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23329162597656">
                <text:p>0.0123329162597656</text:p>
              </table:table-cell>
              <table:table-cell office:value-type="float" office:value="0.0260401374559823">
                <text:p>0.026040137455982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139310359954834">
                <text:p>0.0139310359954834</text:p>
              </table:table-cell>
              <table:table-cell office:value-type="float" office:value="0.0254329581325323">
                <text:p>0.02543295813253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147228240966797">
                <text:p>0.0147228240966797</text:p>
              </table:table-cell>
              <table:table-cell office:value-type="float" office:value="0.0260493465418982">
                <text:p>0.026049346541898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124051570892334">
                <text:p>0.0124051570892334</text:p>
              </table:table-cell>
              <table:table-cell office:value-type="float" office:value="0.0206718006011607">
                <text:p>0.02067180060116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124051570892334">
                <text:p>0.0124051570892334</text:p>
              </table:table-cell>
              <table:table-cell office:value-type="float" office:value="0.0189710546906908">
                <text:p>0.01897105469069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21638774871826">
                <text:p>0.0121638774871826</text:p>
              </table:table-cell>
              <table:table-cell office:value-type="float" office:value="0.0129020559244822">
                <text:p>0.012902055924482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173244039333929">
                <text:p>0.017324403933392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60676143106976">
                <text:p>0.016067614310697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21011734008789">
                <text:p>0.0121011734008789</text:p>
              </table:table-cell>
              <table:table-cell office:value-type="float" office:value="0.0151157655985213">
                <text:p>0.015115765598521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21068954467773">
                <text:p>0.0121068954467773</text:p>
              </table:table-cell>
              <table:table-cell office:value-type="float" office:value="0.014403346176615">
                <text:p>0.0144033461766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21631622314453">
                <text:p>0.0121631622314453</text:p>
              </table:table-cell>
              <table:table-cell office:value-type="float" office:value="0.013927356978433">
                <text:p>0.01392735697843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21769905090332">
                <text:p>0.0121769905090332</text:p>
              </table:table-cell>
              <table:table-cell office:value-type="float" office:value="0.0135754147935691">
                <text:p>0.01357541479356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21760368347168">
                <text:p>0.0121760368347168</text:p>
              </table:table-cell>
              <table:table-cell office:value-type="float" office:value="0.0132996790922545">
                <text:p>0.013299679092254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121791362762451">
                <text:p>0.0121791362762451</text:p>
              </table:table-cell>
              <table:table-cell office:value-type="float" office:value="0.0130871005894381">
                <text:p>0.01308710058943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121481418609619">
                <text:p>0.0121481418609619</text:p>
              </table:table-cell>
              <table:table-cell office:value-type="float" office:value="0.0134669763974465">
                <text:p>0.013466976397446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13258361816406">
                <text:p>0.0113258361816406</text:p>
              </table:table-cell>
              <table:table-cell office:value-type="float" office:value="0.0133993162080726">
                <text:p>0.01339931620807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13320350646973">
                <text:p>0.0113320350646973</text:p>
              </table:table-cell>
              <table:table-cell office:value-type="float" office:value="0.0136554229956782">
                <text:p>0.01365542299567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13389492034912">
                <text:p>0.0113389492034912</text:p>
              </table:table-cell>
              <table:table-cell office:value-type="float" office:value="0.0137448373307565">
                <text:p>0.01374483733075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21610164642334">
                <text:p>0.0121610164642334</text:p>
              </table:table-cell>
              <table:table-cell office:value-type="float" office:value="0.0136132172676484">
                <text:p>0.01361321726764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1505126953125">
                <text:p>0.011505126953125</text:p>
              </table:table-cell>
              <table:table-cell office:value-type="float" office:value="0.0134523743285292">
                <text:p>0.01345237432852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15010738372803">
                <text:p>0.0115010738372803</text:p>
              </table:table-cell>
              <table:table-cell office:value-type="float" office:value="0.0133854867166849">
                <text:p>0.01338548671668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15010738372803">
                <text:p>0.0115010738372803</text:p>
              </table:table-cell>
              <table:table-cell office:value-type="float" office:value="0.0132827038189308">
                <text:p>0.013282703818930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23460292816162">
                <text:p>0.0123460292816162</text:p>
              </table:table-cell>
              <table:table-cell office:value-type="float" office:value="0.013537208756969">
                <text:p>0.0135372087569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13019943237305">
                <text:p>0.0113019943237305</text:p>
              </table:table-cell>
              <table:table-cell office:value-type="float" office:value="0.013443786944912">
                <text:p>0.0134437869449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21431350708008">
                <text:p>0.0121431350708008</text:p>
              </table:table-cell>
              <table:table-cell office:value-type="float" office:value="0.0134387472767844">
                <text:p>0.013438747276784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21550559997559">
                <text:p>0.0121550559997559</text:p>
              </table:table-cell>
              <table:table-cell office:value-type="float" office:value="0.0133470550940507">
                <text:p>0.01334705509405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21598243713379">
                <text:p>0.0121598243713379</text:p>
              </table:table-cell>
              <table:table-cell office:value-type="float" office:value="0.0132549965454648">
                <text:p>0.013254996545464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121440887451172">
                <text:p>0.0121440887451172</text:p>
              </table:table-cell>
              <table:table-cell office:value-type="float" office:value="0.0131426564130156">
                <text:p>0.01314265641301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123450756072998">
                <text:p>0.0123450756072998</text:p>
              </table:table-cell>
              <table:table-cell office:value-type="float" office:value="0.0135637009745118">
                <text:p>0.01356370097451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23391151428223">
                <text:p>0.0123391151428223</text:p>
              </table:table-cell>
              <table:table-cell office:value-type="float" office:value="0.013597606991174">
                <text:p>0.01359760699117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23319625854492">
                <text:p>0.0123319625854492</text:p>
              </table:table-cell>
              <table:table-cell office:value-type="float" office:value="0.0135724833173029">
                <text:p>0.013572483317302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35150838662427">
                <text:p>0.01351508386624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21629238128662">
                <text:p>0.0121629238128662</text:p>
              </table:table-cell>
              <table:table-cell office:value-type="float" office:value="0.0126764175057326">
                <text:p>0.012676417505732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21669769287109">
                <text:p>0.0121669769287109</text:p>
              </table:table-cell>
              <table:table-cell office:value-type="float" office:value="0.0132569202351962">
                <text:p>0.01325692023519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21750831604004">
                <text:p>0.0121750831604004</text:p>
              </table:table-cell>
              <table:table-cell office:value-type="float" office:value="0.0130625591346449">
                <text:p>0.01306255913464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21729373931885">
                <text:p>0.0121729373931885</text:p>
              </table:table-cell>
              <table:table-cell office:value-type="float" office:value="0.0129048620500995">
                <text:p>0.01290486205009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21879577636719">
                <text:p>0.0121879577636719</text:p>
              </table:table-cell>
              <table:table-cell office:value-type="float" office:value="0.012795398609632">
                <text:p>0.0127953986096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15211009979248">
                <text:p>0.0115211009979248</text:p>
              </table:table-cell>
              <table:table-cell office:value-type="float" office:value="0.0130656092508862">
                <text:p>0.01306560925088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15158557891846">
                <text:p>0.0115158557891846</text:p>
              </table:table-cell>
              <table:table-cell office:value-type="float" office:value="0.0132773400083859">
                <text:p>0.01327734000838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15008354187012">
                <text:p>0.0115008354187012</text:p>
              </table:table-cell>
              <table:table-cell office:value-type="float" office:value="0.0133743847603181">
                <text:p>0.01337438476031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15070343017578">
                <text:p>0.0115070343017578</text:p>
              </table:table-cell>
              <table:table-cell office:value-type="float" office:value="0.0133740979391734">
                <text:p>0.01337409793917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19400024414063">
                <text:p>0.0119400024414063</text:p>
              </table:table-cell>
              <table:table-cell office:value-type="float" office:value="0.012746235627444">
                <text:p>0.01274623562744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132748544777609">
                <text:p>0.01327485447776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21128559112549">
                <text:p>0.0121128559112549</text:p>
              </table:table-cell>
              <table:table-cell office:value-type="float" office:value="0.013170023486834">
                <text:p>0.0131700234868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21228694915771">
                <text:p>0.0121228694915771</text:p>
              </table:table-cell>
              <table:table-cell office:value-type="float" office:value="0.013079456940164">
                <text:p>0.01307945694016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29689398349258">
                <text:p>0.012968939834925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121579170227051">
                <text:p>0.0121579170227051</text:p>
              </table:table-cell>
              <table:table-cell office:value-type="float" office:value="0.0127663315556734">
                <text:p>0.01276633155567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21479034423828">
                <text:p>0.0121479034423828</text:p>
              </table:table-cell>
              <table:table-cell office:value-type="float" office:value="0.0127492412765562">
                <text:p>0.012749241276556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21428966522217">
                <text:p>0.0121428966522217</text:p>
              </table:table-cell>
              <table:table-cell office:value-type="float" office:value="0.0127136013346362">
                <text:p>0.012713601334636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21350288391113">
                <text:p>0.0121350288391113</text:p>
              </table:table-cell>
              <table:table-cell office:value-type="float" office:value="0.0126635268116767">
                <text:p>0.01266352681167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20358467102051">
                <text:p>0.0120358467102051</text:p>
              </table:table-cell>
              <table:table-cell office:value-type="float" office:value="0.0142266980440192">
                <text:p>0.014226698044019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28951072692871">
                <text:p>0.0128951072692871</text:p>
              </table:table-cell>
              <table:table-cell office:value-type="float" office:value="0.0134692380782896">
                <text:p>0.01346923807828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128910541534424">
                <text:p>0.0128910541534424</text:p>
              </table:table-cell>
              <table:table-cell office:value-type="float" office:value="0.0139754847538977">
                <text:p>0.01397548475389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28920078277588">
                <text:p>0.0128920078277588</text:p>
              </table:table-cell>
              <table:table-cell office:value-type="float" office:value="0.0142748935621072">
                <text:p>0.01427489356210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12431049346924">
                <text:p>0.0112431049346924</text:p>
              </table:table-cell>
              <table:table-cell office:value-type="float" office:value="0.0147303993652409">
                <text:p>0.01473039936524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22449398040771">
                <text:p>0.0122449398040771</text:p>
              </table:table-cell>
              <table:table-cell office:value-type="float" office:value="0.0137985634788895">
                <text:p>0.01379856347888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22489929199219">
                <text:p>0.0122489929199219</text:p>
              </table:table-cell>
              <table:table-cell office:value-type="float" office:value="0.0134736091860105">
                <text:p>0.01347360918601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22518539428711">
                <text:p>0.0122518539428711</text:p>
              </table:table-cell>
              <table:table-cell office:value-type="float" office:value="0.0132253073238113">
                <text:p>0.01322530732381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15630626678467">
                <text:p>0.0115630626678467</text:p>
              </table:table-cell>
              <table:table-cell office:value-type="float" office:value="0.0135203572770638">
                <text:p>0.013520357277063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27131938934326">
                <text:p>0.0127131938934326</text:p>
              </table:table-cell>
              <table:table-cell office:value-type="float" office:value="0.0137797261148511">
                <text:p>0.01377972611485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12950801849365">
                <text:p>0.0112950801849365</text:p>
              </table:table-cell>
              <table:table-cell office:value-type="float" office:value="0.013887303024894">
                <text:p>0.01388730302489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12988948822021">
                <text:p>0.0112988948822021</text:p>
              </table:table-cell>
              <table:table-cell office:value-type="float" office:value="0.0140437663480516">
                <text:p>0.01404376634805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28798484802246">
                <text:p>0.0128798484802246</text:p>
              </table:table-cell>
              <table:table-cell office:value-type="float" office:value="0.0145892504101604">
                <text:p>0.01458925041016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20480060577393">
                <text:p>0.0120480060577393</text:p>
              </table:table-cell>
              <table:table-cell office:value-type="float" office:value="0.0139579827903128">
                <text:p>0.013957982790312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19059085845947">
                <text:p>0.0119059085845947</text:p>
              </table:table-cell>
              <table:table-cell office:value-type="float" office:value="0.013600274994381">
                <text:p>0.01360027499438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190185546875">
                <text:p>0.01190185546875</text:p>
              </table:table-cell>
              <table:table-cell office:value-type="float" office:value="0.013316126779359">
                <text:p>0.01331612677935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20980739593506">
                <text:p>0.0120980739593506</text:p>
              </table:table-cell>
              <table:table-cell office:value-type="float" office:value="0.0133601988752229">
                <text:p>0.01336019887522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20978355407715">
                <text:p>0.0120978355407715</text:p>
              </table:table-cell>
              <table:table-cell office:value-type="float" office:value="0.0130456513368526">
                <text:p>0.013045651336852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28130912780762">
                <text:p>0.0128130912780762</text:p>
              </table:table-cell>
              <table:table-cell office:value-type="float" office:value="0.0138094409506808">
                <text:p>0.01380944095068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3578854238339">
                <text:p>0.01357885423833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28540992736816">
                <text:p>0.0128540992736816</text:p>
              </table:table-cell>
              <table:table-cell office:value-type="float" office:value="0.0139838296054199">
                <text:p>0.01398382960541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20329856872559">
                <text:p>0.0120329856872559</text:p>
              </table:table-cell>
              <table:table-cell office:value-type="float" office:value="0.013760436788832">
                <text:p>0.01376043678883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20329856872559">
                <text:p>0.0120329856872559</text:p>
              </table:table-cell>
              <table:table-cell office:value-type="float" office:value="0.013559852406022">
                <text:p>0.01355985240602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19991302490234">
                <text:p>0.0119991302490234</text:p>
              </table:table-cell>
              <table:table-cell office:value-type="float" office:value="0.0134101278282949">
                <text:p>0.013410127828294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30240917205811">
                <text:p>0.0130240917205811</text:p>
              </table:table-cell>
              <table:table-cell office:value-type="float" office:value="0.0142777297577956">
                <text:p>0.01427772975779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30250453948975">
                <text:p>0.0130250453948975</text:p>
              </table:table-cell>
              <table:table-cell office:value-type="float" office:value="0.0145469409824077">
                <text:p>0.014546940982407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30228996276856">
                <text:p>0.0130228996276856</text:p>
              </table:table-cell>
              <table:table-cell office:value-type="float" office:value="0.0146736376233363">
                <text:p>0.014673637623336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28159523010254">
                <text:p>0.0128159523010254</text:p>
              </table:table-cell>
              <table:table-cell office:value-type="float" office:value="0.0141192842125532">
                <text:p>0.01411928421255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1937141418457">
                <text:p>0.011937141418457</text:p>
              </table:table-cell>
              <table:table-cell office:value-type="float" office:value="0.0146398212054383">
                <text:p>0.014639821205438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19969844818115">
                <text:p>0.0119969844818115</text:p>
              </table:table-cell>
              <table:table-cell office:value-type="float" office:value="0.0144808077574144">
                <text:p>0.01448080775741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20010375976563">
                <text:p>0.0120010375976563</text:p>
              </table:table-cell>
              <table:table-cell office:value-type="float" office:value="0.0142952892284219">
                <text:p>0.01429528922842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20079517364502">
                <text:p>0.0120079517364502</text:p>
              </table:table-cell>
              <table:table-cell office:value-type="float" office:value="0.0140957974588645">
                <text:p>0.01409579745886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20010375976563">
                <text:p>0.0120010375976563</text:p>
              </table:table-cell>
              <table:table-cell office:value-type="float" office:value="0.0139056856777117">
                <text:p>0.01390568567771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30228996276856">
                <text:p>0.0130228996276856</text:p>
              </table:table-cell>
              <table:table-cell office:value-type="float" office:value="0.0144515448713004">
                <text:p>0.014451544871300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38380527496338">
                <text:p>0.0138380527496338</text:p>
              </table:table-cell>
              <table:table-cell office:value-type="float" office:value="0.015541993026932">
                <text:p>0.0155419930269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38311386108398">
                <text:p>0.0138311386108398</text:p>
              </table:table-cell>
              <table:table-cell office:value-type="float" office:value="0.0161965730892565">
                <text:p>0.016196573089256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36079788208008">
                <text:p>0.0136079788208008</text:p>
              </table:table-cell>
              <table:table-cell office:value-type="float" office:value="0.0153633697209184">
                <text:p>0.01536336972091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19249820709229">
                <text:p>0.0119249820709229</text:p>
              </table:table-cell>
              <table:table-cell office:value-type="float" office:value="0.0160555210674387">
                <text:p>0.01605552106743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19259357452393">
                <text:p>0.0119259357452393</text:p>
              </table:table-cell>
              <table:table-cell office:value-type="float" office:value="0.0158330418694528">
                <text:p>0.01583304186945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5503609649919">
                <text:p>0.0155036096499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51778079170242">
                <text:p>0.01517780791702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27990245819092">
                <text:p>0.0127990245819092</text:p>
              </table:table-cell>
              <table:table-cell office:value-type="float" office:value="0.0149106822482488">
                <text:p>0.01491068224824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27999782562256">
                <text:p>0.0127999782562256</text:p>
              </table:table-cell>
              <table:table-cell office:value-type="float" office:value="0.0146704646096477">
                <text:p>0.01467046460964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29950046539307">
                <text:p>0.0129950046539307</text:p>
              </table:table-cell>
              <table:table-cell office:value-type="float" office:value="0.0150736367968323">
                <text:p>0.01507363679683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29909515380859">
                <text:p>0.0129909515380859</text:p>
              </table:table-cell>
              <table:table-cell office:value-type="float" office:value="0.0148139825556098">
                <text:p>0.014813982555609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2822151184082">
                <text:p>0.012822151184082</text:p>
              </table:table-cell>
              <table:table-cell office:value-type="float" office:value="0.0142066528821371">
                <text:p>0.014206652882137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19040012359619">
                <text:p>0.0119040012359619</text:p>
              </table:table-cell>
              <table:table-cell office:value-type="float" office:value="0.0150156621079403">
                <text:p>0.015015662107940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19278430938721">
                <text:p>0.0119278430938721</text:p>
              </table:table-cell>
              <table:table-cell office:value-type="float" office:value="0.0150299132862364">
                <text:p>0.01502991328623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19330883026123">
                <text:p>0.0119330883026123</text:p>
              </table:table-cell>
              <table:table-cell office:value-type="float" office:value="0.0149377363708342">
                <text:p>0.014937736370834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20048522949219">
                <text:p>0.0120048522949219</text:p>
              </table:table-cell>
              <table:table-cell office:value-type="float" office:value="0.0147205565246987">
                <text:p>0.014720556524698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120251178741455">
                <text:p>0.0120251178741455</text:p>
              </table:table-cell>
              <table:table-cell office:value-type="float" office:value="0.0144754341116711">
                <text:p>0.01447543411167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120160579681396">
                <text:p>0.0120160579681396</text:p>
              </table:table-cell>
              <table:table-cell office:value-type="float" office:value="0.0142459275634541">
                <text:p>0.01424592756345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120081901550293">
                <text:p>0.0120081901550293</text:p>
              </table:table-cell>
              <table:table-cell office:value-type="float" office:value="0.0140325148028047">
                <text:p>0.014032514802804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130269527435303">
                <text:p>0.0130269527435303</text:p>
              </table:table-cell>
              <table:table-cell office:value-type="float" office:value="0.014508067073014">
                <text:p>0.0145080670730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127499103546143">
                <text:p>0.0127499103546143</text:p>
              </table:table-cell>
              <table:table-cell office:value-type="float" office:value="0.0140156649960588">
                <text:p>0.014015664996058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127038955688477">
                <text:p>0.0127038955688477</text:p>
              </table:table-cell>
              <table:table-cell office:value-type="float" office:value="0.0142961459914627">
                <text:p>0.014296145991462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127618312835693">
                <text:p>0.0127618312835693</text:p>
              </table:table-cell>
              <table:table-cell office:value-type="float" office:value="0.0141724926350498">
                <text:p>0.01417249263504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40507488243894">
                <text:p>0.014050748824389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127658843994141">
                <text:p>0.0127658843994141</text:p>
              </table:table-cell>
              <table:table-cell office:value-type="float" office:value="0.0139317455166466">
                <text:p>0.01393174551664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119459629058838">
                <text:p>0.0119459629058838</text:p>
              </table:table-cell>
              <table:table-cell office:value-type="float" office:value="0.0141302221458638">
                <text:p>0.014130222145863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37729644775391">
                <text:p>0.0137729644775391</text:p>
              </table:table-cell>
              <table:table-cell office:value-type="float" office:value="0.0150518679222446">
                <text:p>0.01505186792224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137770175933838">
                <text:p>0.0137770175933838</text:p>
              </table:table-cell>
              <table:table-cell office:value-type="float" office:value="0.0156964701152322">
                <text:p>0.015696470115232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13779878616333">
                <text:p>0.013779878616333</text:p>
              </table:table-cell>
              <table:table-cell office:value-type="float" office:value="0.0160627260638905">
                <text:p>0.01606272606389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127139091491699">
                <text:p>0.0127139091491699</text:p>
              </table:table-cell>
              <table:table-cell office:value-type="float" office:value="0.0146241285638298">
                <text:p>0.014624128563829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118930339813232">
                <text:p>0.0118930339813232</text:p>
              </table:table-cell>
              <table:table-cell office:value-type="float" office:value="0.0161919239563287">
                <text:p>0.01619192395632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119600296020508">
                <text:p>0.0119600296020508</text:p>
              </table:table-cell>
              <table:table-cell office:value-type="float" office:value="0.0160837485933858">
                <text:p>0.016083748593385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119678974151611">
                <text:p>0.0119678974151611</text:p>
              </table:table-cell>
              <table:table-cell office:value-type="float" office:value="0.0158770079565037">
                <text:p>0.01587700795650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119659900665283">
                <text:p>0.0119659900665283</text:p>
              </table:table-cell>
              <table:table-cell office:value-type="float" office:value="0.0156208436391866">
                <text:p>0.015620843639186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127270221710205">
                <text:p>0.0127270221710205</text:p>
              </table:table-cell>
              <table:table-cell office:value-type="float" office:value="0.015072209174636">
                <text:p>0.0150722091746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129168033599854">
                <text:p>0.0129168033599854</text:p>
              </table:table-cell>
              <table:table-cell office:value-type="float" office:value="0.0144986372934475">
                <text:p>0.014498637293447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129151344299316">
                <text:p>0.0129151344299316</text:p>
              </table:table-cell>
              <table:table-cell office:value-type="float" office:value="0.0143649737905279">
                <text:p>0.014364973790527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29201412200928">
                <text:p>0.0129201412200928</text:p>
              </table:table-cell>
              <table:table-cell office:value-type="float" office:value="0.0142375822756496">
                <text:p>0.014237582275649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135209560394287">
                <text:p>0.0135209560394287</text:p>
              </table:table-cell>
              <table:table-cell office:value-type="float" office:value="0.0139041521014371">
                <text:p>0.013904152101437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126597881317139">
                <text:p>0.0126597881317139</text:p>
              </table:table-cell>
              <table:table-cell office:value-type="float" office:value="0.0138729872578952">
                <text:p>0.013872987257895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126659870147705">
                <text:p>0.0126659870147705</text:p>
              </table:table-cell>
              <table:table-cell office:value-type="float" office:value="0.0135903852821261">
                <text:p>0.013590385282126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127260684967041">
                <text:p>0.0127260684967041</text:p>
              </table:table-cell>
              <table:table-cell office:value-type="float" office:value="0.0134138460468293">
                <text:p>0.013413846046829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127279758453369">
                <text:p>0.0127279758453369</text:p>
              </table:table-cell>
              <table:table-cell office:value-type="float" office:value="0.0132786448924362">
                <text:p>0.013278644892436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127179622650146">
                <text:p>0.0127179622650146</text:p>
              </table:table-cell>
              <table:table-cell office:value-type="float" office:value="0.0131614454492814">
                <text:p>0.01316144544928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127189159393311">
                <text:p>0.0127189159393311</text:p>
              </table:table-cell>
              <table:table-cell office:value-type="float" office:value="0.0130717473488087">
                <text:p>0.013071747348808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33116340637207">
                <text:p>0.00033116340637207</text:p>
              </table:table-cell>
              <table:table-cell office:value-type="float" office:value="0.0245393062373895">
                <text:p>0.02453930623738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128550529479981">
                <text:p>0.0128550529479981</text:p>
              </table:table-cell>
              <table:table-cell office:value-type="float" office:value="0.0245895057287946">
                <text:p>0.02458950572879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341892242431641">
                <text:p>0.000341892242431641</text:p>
              </table:table-cell>
              <table:table-cell office:value-type="float" office:value="0.0307527339440868">
                <text:p>0.030752733944086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144059658050537">
                <text:p>0.0144059658050537</text:p>
              </table:table-cell>
              <table:table-cell office:value-type="float" office:value="0.0248257054458202">
                <text:p>0.024825705445820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127289295196533">
                <text:p>0.0127289295196533</text:p>
              </table:table-cell>
              <table:table-cell office:value-type="float" office:value="0.0201595024119422">
                <text:p>0.020159502411942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119888782501221">
                <text:p>0.0119888782501221</text:p>
              </table:table-cell>
              <table:table-cell office:value-type="float" office:value="0.0279073789014025">
                <text:p>0.02790737890140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120539665222168">
                <text:p>0.0120539665222168</text:p>
              </table:table-cell>
              <table:table-cell office:value-type="float" office:value="0.025615885815395">
                <text:p>0.0256158858153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136020183563232">
                <text:p>0.0136020183563232</text:p>
              </table:table-cell>
              <table:table-cell office:value-type="float" office:value="0.0243895782319291">
                <text:p>0.024389578231929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14354944229126">
                <text:p>0.014354944229126</text:p>
              </table:table-cell>
              <table:table-cell office:value-type="float" office:value="0.0247288977932436">
                <text:p>0.02472889779324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192307472229">
                <text:p>0.01192307472229</text:p>
              </table:table-cell>
              <table:table-cell office:value-type="float" office:value="0.0216053285271711">
                <text:p>0.02160532852717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129489898681641">
                <text:p>0.0129489898681641</text:p>
              </table:table-cell>
              <table:table-cell office:value-type="float" office:value="0.0192260415130137">
                <text:p>0.019226041513013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126879215240479">
                <text:p>0.0126879215240479</text:p>
              </table:table-cell>
              <table:table-cell office:value-type="float" office:value="0.014278091611479">
                <text:p>0.0142780916114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118510723114014">
                <text:p>0.0118510723114014</text:p>
              </table:table-cell>
              <table:table-cell office:value-type="float" office:value="0.0176396433223256">
                <text:p>0.017639643322325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126719474792481">
                <text:p>0.0126719474792481</text:p>
              </table:table-cell>
              <table:table-cell office:value-type="float" office:value="0.016940848169866">
                <text:p>0.0169408481698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126628875732422">
                <text:p>0.0126628875732422</text:p>
              </table:table-cell>
              <table:table-cell office:value-type="float" office:value="0.0163386683102261">
                <text:p>0.016338668310226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126528739929199">
                <text:p>0.0126528739929199</text:p>
              </table:table-cell>
              <table:table-cell office:value-type="float" office:value="0.015817354351444">
                <text:p>0.01581735435144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127120018005371">
                <text:p>0.0127120018005371</text:p>
              </table:table-cell>
              <table:table-cell office:value-type="float" office:value="0.0154428708383588">
                <text:p>0.015442870838358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126879215240479">
                <text:p>0.0126879215240479</text:p>
              </table:table-cell>
              <table:table-cell office:value-type="float" office:value="0.0150846860644143">
                <text:p>0.01508468606441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126910209655762">
                <text:p>0.0126910209655762</text:p>
              </table:table-cell>
              <table:table-cell office:value-type="float" office:value="0.0147782152863461">
                <text:p>0.01477821528634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2692928314209">
                <text:p>0.012692928314209</text:p>
              </table:table-cell>
              <table:table-cell office:value-type="float" office:value="0.0145140147829267">
                <text:p>0.014514014782926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117859840393066">
                <text:p>0.0117859840393066</text:p>
              </table:table-cell>
              <table:table-cell office:value-type="float" office:value="0.0140175289269815">
                <text:p>0.01401752892698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126910209655762">
                <text:p>0.0126910209655762</text:p>
              </table:table-cell>
              <table:table-cell office:value-type="float" office:value="0.0140770610867036">
                <text:p>0.014077061086703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126960277557373">
                <text:p>0.0126960277557373</text:p>
              </table:table-cell>
              <table:table-cell office:value-type="float" office:value="0.0139074536899658">
                <text:p>0.013907453689965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126841068267822">
                <text:p>0.0126841068267822</text:p>
              </table:table-cell>
              <table:table-cell office:value-type="float" office:value="0.0137448807303375">
                <text:p>0.01374488073033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126819610595703">
                <text:p>0.0126819610595703</text:p>
              </table:table-cell>
              <table:table-cell office:value-type="float" office:value="0.0136026290529819">
                <text:p>0.01360262905298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120179653167725">
                <text:p>0.0120179653167725</text:p>
              </table:table-cell>
              <table:table-cell office:value-type="float" office:value="0.0140170875737713">
                <text:p>0.01401708757377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120270252227783">
                <text:p>0.0120270252227783</text:p>
              </table:table-cell>
              <table:table-cell office:value-type="float" office:value="0.0139463979474407">
                <text:p>0.013946397947440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120320320129395">
                <text:p>0.0120320320129395</text:p>
              </table:table-cell>
              <table:table-cell office:value-type="float" office:value="0.0138356465411246">
                <text:p>0.01383564654112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120511054992676">
                <text:p>0.0120511054992676</text:p>
              </table:table-cell>
              <table:table-cell office:value-type="float" office:value="0.0136899136761868">
                <text:p>0.013689913676186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125398635864258">
                <text:p>0.0125398635864258</text:p>
              </table:table-cell>
              <table:table-cell office:value-type="float" office:value="0.0134627837079383">
                <text:p>0.01346278370793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119478702545166">
                <text:p>0.0119478702545166</text:p>
              </table:table-cell>
              <table:table-cell office:value-type="float" office:value="0.0136333945671997">
                <text:p>0.013633394567199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119631290435791">
                <text:p>0.0119631290435791</text:p>
              </table:table-cell>
              <table:table-cell office:value-type="float" office:value="0.0135302798267259">
                <text:p>0.013530279826725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119481086730957">
                <text:p>0.0119481086730957</text:p>
              </table:table-cell>
              <table:table-cell office:value-type="float" office:value="0.0134267801404896">
                <text:p>0.013426780140489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11948823928833">
                <text:p>0.011948823928833</text:p>
              </table:table-cell>
              <table:table-cell office:value-type="float" office:value="0.0133120241392708">
                <text:p>0.013312024139270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27410888671875">
                <text:p>0.0127410888671875</text:p>
              </table:table-cell>
              <table:table-cell office:value-type="float" office:value="0.013759256861936">
                <text:p>0.0137592568619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127308368682861">
                <text:p>0.0127308368682861</text:p>
              </table:table-cell>
              <table:table-cell office:value-type="float" office:value="0.0139104661206471">
                <text:p>0.01391046612064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127310752868652">
                <text:p>0.0127310752868652</text:p>
              </table:table-cell>
              <table:table-cell office:value-type="float" office:value="0.0139731020034415">
                <text:p>0.01397310200344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127229690551758">
                <text:p>0.0127229690551758</text:p>
              </table:table-cell>
              <table:table-cell office:value-type="float" office:value="0.0139662739559816">
                <text:p>0.01396627395598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126101970672607">
                <text:p>0.0126101970672607</text:p>
              </table:table-cell>
              <table:table-cell office:value-type="float" office:value="0.0138335017222077">
                <text:p>0.013833501722207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18288993835449">
                <text:p>0.0118288993835449</text:p>
              </table:table-cell>
              <table:table-cell office:value-type="float" office:value="0.0140938403551498">
                <text:p>0.014093840355149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18341445922852">
                <text:p>0.0118341445922852</text:p>
              </table:table-cell>
              <table:table-cell office:value-type="float" office:value="0.0141021868415935">
                <text:p>0.01410218684159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126311779022217">
                <text:p>0.0126311779022217</text:p>
              </table:table-cell>
              <table:table-cell office:value-type="float" office:value="0.0140416963789056">
                <text:p>0.014041696378905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126252174377441">
                <text:p>0.0126252174377441</text:p>
              </table:table-cell>
              <table:table-cell office:value-type="float" office:value="0.0139512152878331">
                <text:p>0.013951215287833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120408535003662">
                <text:p>0.0120408535003662</text:p>
              </table:table-cell>
              <table:table-cell office:value-type="float" office:value="0.0137811175662963">
                <text:p>0.013781117566296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120401382446289">
                <text:p>0.0120401382446289</text:p>
              </table:table-cell>
              <table:table-cell office:value-type="float" office:value="0.0136929830606893">
                <text:p>0.013692983060689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120530128479004">
                <text:p>0.0120530128479004</text:p>
              </table:table-cell>
              <table:table-cell office:value-type="float" office:value="0.0135722281130203">
                <text:p>0.013572228113020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120551586151123">
                <text:p>0.0120551586151123</text:p>
              </table:table-cell>
              <table:table-cell office:value-type="float" office:value="0.013443629655267">
                <text:p>0.01344362965526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134460926055908">
                <text:p>0.0134460926055908</text:p>
              </table:table-cell>
              <table:table-cell office:value-type="float" office:value="0.0147403148129079">
                <text:p>0.014740314812907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125689506530762">
                <text:p>0.0125689506530762</text:p>
              </table:table-cell>
              <table:table-cell office:value-type="float" office:value="0.0135039338140562">
                <text:p>0.01350393381405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26440525054932">
                <text:p>0.0126440525054932</text:p>
              </table:table-cell>
              <table:table-cell office:value-type="float" office:value="0.0135987797784502">
                <text:p>0.013598779778450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118608474731445">
                <text:p>0.0118608474731445</text:p>
              </table:table-cell>
              <table:table-cell office:value-type="float" office:value="0.0136968590355394">
                <text:p>0.01369685903553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118539333343506">
                <text:p>0.0118539333343506</text:p>
              </table:table-cell>
              <table:table-cell office:value-type="float" office:value="0.0137098980581242">
                <text:p>0.013709898058124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126371383666992">
                <text:p>0.0126371383666992</text:p>
              </table:table-cell>
              <table:table-cell office:value-type="float" office:value="0.0138045854282089">
                <text:p>0.013804585428208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136570930480957">
                <text:p>0.0136570930480957</text:p>
              </table:table-cell>
              <table:table-cell office:value-type="float" office:value="0.0155513182754559">
                <text:p>0.015551318275455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136780738830566">
                <text:p>0.0136780738830566</text:p>
              </table:table-cell>
              <table:table-cell office:value-type="float" office:value="0.0160479481987291">
                <text:p>0.01604794819872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136690139770508">
                <text:p>0.0136690139770508</text:p>
              </table:table-cell>
              <table:table-cell office:value-type="float" office:value="0.0162896106192558">
                <text:p>0.01628961061925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132458209991455">
                <text:p>0.0132458209991455</text:p>
              </table:table-cell>
              <table:table-cell office:value-type="float" office:value="0.0144184864857255">
                <text:p>0.01441848648572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125501155853271">
                <text:p>0.0125501155853271</text:p>
              </table:table-cell>
              <table:table-cell office:value-type="float" office:value="0.0156725520785232">
                <text:p>0.01567255207852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126011371612549">
                <text:p>0.0126011371612549</text:p>
              </table:table-cell>
              <table:table-cell office:value-type="float" office:value="0.0151253873918182">
                <text:p>0.015125387391818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126090049743652">
                <text:p>0.0126090049743652</text:p>
              </table:table-cell>
              <table:table-cell office:value-type="float" office:value="0.0146805434099915">
                <text:p>0.01468054340999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126090049743652">
                <text:p>0.0126090049743652</text:p>
              </table:table-cell>
              <table:table-cell office:value-type="float" office:value="0.0143238789708043">
                <text:p>0.01432387897080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124540328979492">
                <text:p>0.0124540328979492</text:p>
              </table:table-cell>
              <table:table-cell office:value-type="float" office:value="0.0141718286870631">
                <text:p>0.014171828687063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34758949279785">
                <text:p>0.0134758949279785</text:p>
              </table:table-cell>
              <table:table-cell office:value-type="float" office:value="0.0148025430395793">
                <text:p>0.01480254303957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134689807891846">
                <text:p>0.0134689807891846</text:p>
              </table:table-cell>
              <table:table-cell office:value-type="float" office:value="0.0150053439934151">
                <text:p>0.015005343993415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13477087020874">
                <text:p>0.013477087020874</text:p>
              </table:table-cell>
              <table:table-cell office:value-type="float" office:value="0.0150995402798883">
                <text:p>0.01509954027988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44566208367912">
                <text:p>0.014456620836791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51190203477493">
                <text:p>0.01511902034774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124478340148926">
                <text:p>0.0124478340148926</text:p>
              </table:table-cell>
              <table:table-cell office:value-type="float" office:value="0.0149858862533985">
                <text:p>0.014985886253398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124590396881104">
                <text:p>0.0124590396881104</text:p>
              </table:table-cell>
              <table:table-cell office:value-type="float" office:value="0.0148093979074619">
                <text:p>0.01480939790746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124599933624268">
                <text:p>0.0124599933624268</text:p>
              </table:table-cell>
              <table:table-cell office:value-type="float" office:value="0.0146192942710594">
                <text:p>0.014619294271059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118029117584229">
                <text:p>0.0118029117584229</text:p>
              </table:table-cell>
              <table:table-cell office:value-type="float" office:value="0.015002007009779">
                <text:p>0.0150020070097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128319263458252">
                <text:p>0.0128319263458252</text:p>
              </table:table-cell>
              <table:table-cell office:value-type="float" office:value="0.0142165844799652">
                <text:p>0.014216584479965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128400325775146">
                <text:p>0.0128400325775146</text:p>
              </table:table-cell>
              <table:table-cell office:value-type="float" office:value="0.0140249095647569">
                <text:p>0.01402490956475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128381252288818">
                <text:p>0.0128381252288818</text:p>
              </table:table-cell>
              <table:table-cell office:value-type="float" office:value="0.0138599497285882">
                <text:p>0.013859949728588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13646125793457">
                <text:p>0.013646125793457</text:p>
              </table:table-cell>
              <table:table-cell office:value-type="float" office:value="0.0144280194092546">
                <text:p>0.01442801940925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125401020050049">
                <text:p>0.0125401020050049</text:p>
              </table:table-cell>
              <table:table-cell office:value-type="float" office:value="0.0137170606457789">
                <text:p>0.013717060645778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125360488891602">
                <text:p>0.0125360488891602</text:p>
              </table:table-cell>
              <table:table-cell office:value-type="float" office:value="0.0135900562040252">
                <text:p>0.013590056204025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125689506530762">
                <text:p>0.0125689506530762</text:p>
              </table:table-cell>
              <table:table-cell office:value-type="float" office:value="0.0134449827671083">
                <text:p>0.013444982767108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125160217285156">
                <text:p>0.0125160217285156</text:p>
              </table:table-cell>
              <table:table-cell office:value-type="float" office:value="0.0133687151295585">
                <text:p>0.013368715129558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129590034484863">
                <text:p>0.0129590034484863</text:p>
              </table:table-cell>
              <table:table-cell office:value-type="float" office:value="0.0135477481797812">
                <text:p>0.013547748179781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129108428955078">
                <text:p>0.0129108428955078</text:p>
              </table:table-cell>
              <table:table-cell office:value-type="float" office:value="0.013592659724036">
                <text:p>0.013592659724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